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5cm"/>
    </style:style>
    <style:style style:name="co2" style:family="table-column">
      <style:table-column-properties fo:break-before="auto" style:column-width="10.351cm"/>
    </style:style>
    <style:style style:name="co3" style:family="table-column">
      <style:table-column-properties fo:break-before="auto" style:column-width="7.519cm"/>
    </style:style>
    <style:style style:name="co4" style:family="table-column">
      <style:table-column-properties fo:break-before="auto" style:column-width="3.773cm"/>
    </style:style>
    <style:style style:name="co5" style:family="table-column">
      <style:table-column-properties fo:break-before="auto" style:column-width="6.964cm"/>
    </style:style>
    <style:style style:name="co6" style:family="table-column">
      <style:table-column-properties fo:break-before="auto" style:column-width="11.238cm"/>
    </style:style>
    <style:style style:name="co7" style:family="table-column">
      <style:table-column-properties fo:break-before="auto" style:column-width="5.05cm"/>
    </style:style>
    <style:style style:name="co8" style:family="table-column">
      <style:table-column-properties fo:break-before="auto" style:column-width="6.604cm"/>
    </style:style>
    <style:style style:name="co9" style:family="table-column">
      <style:table-column-properties fo:break-before="auto" style:column-width="2.501cm"/>
    </style:style>
    <style:style style:name="co10" style:family="table-column">
      <style:table-column-properties fo:break-before="auto" style:column-width="1.78cm"/>
    </style:style>
    <style:style style:name="co11" style:family="table-column">
      <style:table-column-properties fo:break-before="auto" style:column-width="1.642cm"/>
    </style:style>
    <style:style style:name="co12" style:family="table-column">
      <style:table-column-properties fo:break-before="auto" style:column-width="6.548cm"/>
    </style:style>
    <style:style style:name="co13" style:family="table-column">
      <style:table-column-properties fo:break-before="auto" style:column-width="2.252cm"/>
    </style:style>
    <style:style style:name="co14" style:family="table-column">
      <style:table-column-properties fo:break-before="auto" style:column-width="3.607cm"/>
    </style:style>
    <style:style style:name="co1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4.68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text:p>terme</text:p>
          </table:table-cell>
          <table:table-cell table:style-name="ce1" office:value-type="string">
            <text:p>Definition 1</text:p>
          </table:table-cell>
          <table:table-cell table:style-name="ce1" office:value-type="string">
            <text:p>Definition 2</text:p>
          </table:table-cell>
          <table:table-cell table:style-name="ce1" office:value-type="string">
            <text:p>Catégorie</text:p>
          </table:table-cell>
          <table:table-cell table:style-name="ce1" office:value-type="string">
            <text:p>Exemple #1</text:p>
          </table:table-cell>
          <table:table-cell table:style-name="ce1" office:value-type="string">
            <text:p>Traduction de l'exemple 1</text:p>
          </table:table-cell>
          <table:table-cell table:style-name="ce1" office:value-type="string">
            <text:p>Variations </text:p>
          </table:table-cell>
          <table:table-cell table:style-name="ce1" office:value-type="string">
            <text:p>Prononciation</text:p>
          </table:table-cell>
          <table:table-cell table:style-name="ce1" office:value-type="string">
            <text:p>nature</text:p>
          </table:table-cell>
          <table:table-cell table:style-name="ce1" office:value-type="string">
            <text:p>genre</text:p>
          </table:table-cell>
          <table:table-cell table:style-name="ce1" office:value-type="string">
            <text:p>nombre</text:p>
          </table:table-cell>
          <table:table-cell table:style-name="ce1" office:value-type="string">
            <text:p>Origine</text:p>
          </table:table-cell>
          <table:table-cell table:style-name="ce1" office:value-type="string">
            <text:p>Date de création</text:p>
          </table:table-cell>
          <table:table-cell table:style-name="ce1" office:value-type="string">
            <text:p>Dernière modification</text:p>
          </table:table-cell>
          <table:table-cell table:style-name="ce1" office:value-type="string">
            <text:p>Nombre de votes</text:p>
          </table:table-cell>
          <table:table-cell table:style-name="ce1" table:number-columns-repeated="1009"/>
        </table:table-row>
        <table:table-row table:style-name="ro2">
          <table:table-cell office:value-type="string">
            <text:p>Tal'heure</text:p>
          </table:table-cell>
          <table:table-cell office:value-type="string">
            <text:p>Tout à l'heure, un peu plus tard</text:p>
          </table:table-cell>
          <table:table-cell/>
          <table:table-cell office:value-type="string">
            <text:p>v</text:p>
          </table:table-cell>
          <table:table-cell office:value-type="string">
            <text:p>Je l'f'rai tal'heure! </text:p>
          </table:table-cell>
          <table:table-cell office:value-type="string">
            <text:p>Je le ferai un peu plus tard</text:p>
          </table:table-cell>
          <table:table-cell office:value-type="string">
            <text:p>Voir tantôt</text:p>
          </table:table-cell>
          <table:table-cell office:value-type="string">
            <text:p>taleur</text:p>
          </table:table-cell>
          <table:table-cell office:value-type="string">
            <text:p>abréviation</text:p>
          </table:table-cell>
          <table:table-cell table:number-columns-repeated="2"/>
          <table:table-cell office:value-type="string">
            <text:p>Abréviation phonétique de "tout à l'heure" : </text:p>
            <text:p>[tutalœʁ] devient [talœʁ]</text:p>
          </table:table-cell>
          <table:table-cell office:value-type="float" office:value="1358458344">
            <text:p>1358458344</text:p>
          </table:table-cell>
          <table:table-cell office:value-type="float" office:value="1358625509">
            <text:p>1358625509</text:p>
          </table:table-cell>
          <table:table-cell office:value-type="float" office:value="1">
            <text:p>1</text:p>
          </table:table-cell>
          <table:table-cell table:number-columns-repeated="1009"/>
        </table:table-row>
        <table:table-row table:style-name="ro1">
          <table:table-cell office:value-type="string">
            <text:p>Wavy</text:p>
          </table:table-cell>
          <table:table-cell office:value-type="string">
            <text:p>Adjectif pour signifier un individu qui est un peu chaud dû à l'alcool. Synonymes: dipsy (anglais), chaud. </text:p>
          </table:table-cell>
          <table:table-cell/>
          <table:table-cell office:value-type="string">
            <text:p>e</text:p>
          </table:table-cell>
          <table:table-cell office:value-type="string">
            <text:p>Je suis wavy après un verre de vin.</text:p>
          </table:table-cell>
          <table:table-cell office:value-type="string">
            <text:p>Je suis chaud (dipsy) après un verre de vin.</text:p>
          </table:table-cell>
          <table:table-cell/>
          <table:table-cell office:value-type="string">
            <text:p>wé-vi</text:p>
          </table:table-cell>
          <table:table-cell table:number-columns-repeated="3"/>
          <table:table-cell office:value-type="string">
            <text:p>De l'anglais "wave", signifiant vague. Lorsqu'on est chaud, on a tendance à voir flou et tourbillonner à la façon d'une vague, comme si on se balançait de droite à gauche.</text:p>
          </table:table-cell>
          <table:table-cell table:number-columns-repeated="2" office:value-type="float" office:value="1304831334">
            <text:p>1304831334</text:p>
          </table:table-cell>
          <table:table-cell office:value-type="float" office:value="0">
            <text:p>0</text:p>
          </table:table-cell>
          <table:table-cell table:number-columns-repeated="1009"/>
        </table:table-row>
        <table:table-row table:style-name="ro1">
          <table:table-cell office:value-type="string">
            <text:p>sceau de marde</text:p>
          </table:table-cell>
          <table:table-cell office:value-type="string">
            <text:p>Poisse, paquet d'emmerdes</text:p>
          </table:table-cell>
          <table:table-cell/>
          <table:table-cell office:value-type="string">
            <text:p>e</text:p>
          </table:table-cell>
          <table:table-cell office:value-type="string">
            <text:p>Pourquoi c'est toujours sur moé que le scieau de marde y tombe ! (Michel Tremblay, Les belles soeurs)</text:p>
          </table:table-cell>
          <table:table-cell office:value-type="string">
            <text:p>Pourquoi c'est toujours sur moi que ça tombe, les emmerdes ?</text:p>
          </table:table-cell>
          <table:table-cell office:value-type="string">
            <text:p>char de marde, paquet de troubles</text:p>
          </table:table-cell>
          <table:table-cell office:value-type="string">
            <text:p>Sïo d'marde</text:p>
          </table:table-cell>
          <table:table-cell table:number-columns-repeated="3"/>
          <table:table-cell office:value-type="string">
            <text:p>Théâtre québécois</text:p>
          </table:table-cell>
          <table:table-cell office:value-type="float" office:value="1364216350">
            <text:p>1364216350</text:p>
          </table:table-cell>
          <table:table-cell office:value-type="float" office:value="1364219730">
            <text:p>1364219730</text:p>
          </table:table-cell>
          <table:table-cell office:value-type="float" office:value="0">
            <text:p>0</text:p>
          </table:table-cell>
          <table:table-cell table:number-columns-repeated="1009"/>
        </table:table-row>
        <table:table-row table:style-name="ro1">
          <table:table-cell office:value-type="string">
            <text:p>à mandné</text:p>
          </table:table-cell>
          <table:table-cell office:value-type="string">
            <text:p>Contraction de "à un moment donné". </text:p>
          </table:table-cell>
          <table:table-cell office:value-type="string">
            <text:p>NULL</text:p>
          </table:table-cell>
          <table:table-cell office:value-type="string">
            <text:p>d</text:p>
          </table:table-cell>
          <table:table-cell office:value-type="string">
            <text:p>Ma sortir les vidanges à mandné, mais pas aujourd'hui.</text:p>
          </table:table-cell>
          <table:table-cell office:value-type="string">
            <text:p>NULL</text:p>
          </table:table-cell>
          <table:table-cell office:value-type="string">
            <text:p>A man'né, Un mandné, etc.</text:p>
          </table:table-cell>
          <table:table-cell/>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398518820">
            <text:p>1398518820</text:p>
          </table:table-cell>
          <table:table-cell office:value-type="float" office:value="49">
            <text:p>49</text:p>
          </table:table-cell>
          <table:table-cell table:number-columns-repeated="1009"/>
        </table:table-row>
        <table:table-row table:style-name="ro1">
          <table:table-cell office:value-type="string">
            <text:p>à pleine épouvante</text:p>
          </table:table-cell>
          <table:table-cell office:value-type="string">
            <text:p>À toute vitesse.</text:p>
          </table:table-cell>
          <table:table-cell office:value-type="string">
            <text:p>NULL</text:p>
          </table:table-cell>
          <table:table-cell office:value-type="string">
            <text:p>e</text:p>
          </table:table-cell>
          <table:table-cell office:value-type="string">
            <text:p>Pis là, y'a ramené son film au vidéo à pleine épouvante.</text:p>
          </table:table-cell>
          <table:table-cell office:value-type="string">
            <text:p>Ensuite, il est allé reporter sa cassette au club vidéo à toute vitesse.</text:p>
          </table:table-cell>
          <table:table-cell office:value-type="string">
            <text:p>À belle épouvante</text:p>
          </table:table-cell>
          <table:table-cell/>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422410426">
            <text:p>1422410426</text:p>
          </table:table-cell>
          <table:table-cell office:value-type="float" office:value="14">
            <text:p>14</text:p>
          </table:table-cell>
          <table:table-cell table:number-columns-repeated="1009"/>
        </table:table-row>
        <table:table-row table:style-name="ro1">
          <table:table-cell office:value-type="string">
            <text:p>accrocher ses patins</text:p>
          </table:table-cell>
          <table:table-cell office:value-type="string">
            <text:p>Jeter l'éponge. Abandonner. Renoncer à une activité.</text:p>
          </table:table-cell>
          <table:table-cell office:value-type="string">
            <text:p>NULL</text:p>
          </table:table-cell>
          <table:table-cell office:value-type="string">
            <text:p>v</text:p>
          </table:table-cell>
          <table:table-cell office:value-type="string">
            <text:p>Il a accroché ses patins après avoir tout perdu à la bourse.</text:p>
          </table:table-cell>
          <table:table-cell office:value-type="string">
            <text:p>Il a renoncé après avoir tout perdu à la bourse.</text:p>
          </table:table-cell>
          <table:table-cell table:number-columns-repeated="3" office:value-type="string">
            <text:p>NULL</text:p>
          </table:table-cell>
          <table:table-cell table:number-columns-repeated="2" office:value-type="string">
            <text:p>NA</text:p>
          </table:table-cell>
          <table:table-cell office:value-type="string">
            <text:p>"Jeter l'éponge" est un terme de boxe. Les Québécois font plutôt référence au patinage et au hockey...</text:p>
          </table:table-cell>
          <table:table-cell/>
          <table:table-cell office:value-type="float" office:value="1346580024">
            <text:p>1346580024</text:p>
          </table:table-cell>
          <table:table-cell office:value-type="float" office:value="10">
            <text:p>10</text:p>
          </table:table-cell>
          <table:table-cell table:number-columns-repeated="1009"/>
        </table:table-row>
        <table:table-row table:style-name="ro1">
          <table:table-cell office:value-type="string">
            <text:p>achaler</text:p>
          </table:table-cell>
          <table:table-cell office:value-type="string">
            <text:p>Embêter, énerver, agacer, asticoter</text:p>
          </table:table-cell>
          <table:table-cell office:value-type="string">
            <text:p>NULL</text:p>
          </table:table-cell>
          <table:table-cell office:value-type="string">
            <text:p>e</text:p>
          </table:table-cell>
          <table:table-cell office:value-type="string">
            <text:p>Achale-moi pas avec tes niaisages!</text:p>
          </table:table-cell>
          <table:table-cell office:value-type="string">
            <text:p>Ne m'embête pas avec tes bêtises!</text:p>
          </table:table-cell>
          <table:table-cell table:number-columns-repeated="2"/>
          <table:table-cell office:value-type="string">
            <text:p>verbe</text:p>
          </table:table-cell>
          <table:table-cell table:number-columns-repeated="2" office:value-type="string">
            <text:p>NA</text:p>
          </table:table-cell>
          <table:table-cell office:value-type="string">
            <text:p>Provient du vieux français achabler (abattre à terre, frapper, blesser, accabler).</text:p>
          </table:table-cell>
          <table:table-cell office:value-type="float" office:value="1222222222">
            <text:p>1222222222</text:p>
          </table:table-cell>
          <table:table-cell office:value-type="float" office:value="1399467707">
            <text:p>1399467707</text:p>
          </table:table-cell>
          <table:table-cell office:value-type="float" office:value="17">
            <text:p>17</text:p>
          </table:table-cell>
          <table:table-cell table:number-columns-repeated="1009"/>
        </table:table-row>
        <table:table-row table:style-name="ro1">
          <table:table-cell office:value-type="string">
            <text:p>affaire</text:p>
          </table:table-cell>
          <table:table-cell office:value-type="string">
            <text:p>Chose.</text:p>
          </table:table-cell>
          <table:table-cell office:value-type="string">
            <text:p>Concept, idée</text:p>
          </table:table-cell>
          <table:table-cell office:value-type="string">
            <text:p>v</text:p>
          </table:table-cell>
          <table:table-cell office:value-type="string">
            <text:p>C'est quoi c't'affaire-là qui est posée sur la table ?</text:p>
          </table:table-cell>
          <table:table-cell office:value-type="string">
            <text:p>Qu'est-ce que c'est que cette chose-là posée sur la table ?</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222222222">
            <text:p>1222222222</text:p>
          </table:table-cell>
          <table:table-cell office:value-type="float" office:value="1366177614">
            <text:p>1366177614</text:p>
          </table:table-cell>
          <table:table-cell office:value-type="float" office:value="1">
            <text:p>1</text:p>
          </table:table-cell>
          <table:table-cell table:number-columns-repeated="1009"/>
        </table:table-row>
        <table:table-row table:style-name="ro1">
          <table:table-cell office:value-type="string">
            <text:p>agace-pissette</text:p>
          </table:table-cell>
          <table:table-cell office:value-type="string">
            <text:p>Allumeuse (femme aguichante).</text:p>
          </table:table-cell>
          <table:table-cell office:value-type="string">
            <text:p>NULL</text:p>
          </table:table-cell>
          <table:table-cell office:value-type="string">
            <text:p>v</text:p>
          </table:table-cell>
          <table:table-cell office:value-type="string">
            <text:p>R'gard' l'agace-pissette qui est en train d'le cruiser.</text:p>
          </table:table-cell>
          <table:table-cell office:value-type="string">
            <text:p>Regarde l'allumeuse qui est en train de le draguer.</text:p>
          </table:table-cell>
          <table:table-cell office:value-type="string">
            <text:p>Agace</text:p>
          </table:table-cell>
          <table:table-cell/>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222222222">
            <text:p>1222222222</text:p>
          </table:table-cell>
          <table:table-cell office:value-type="float" office:value="1363166957">
            <text:p>1363166957</text:p>
          </table:table-cell>
          <table:table-cell office:value-type="float" office:value="36">
            <text:p>36</text:p>
          </table:table-cell>
          <table:table-cell table:number-columns-repeated="1009"/>
        </table:table-row>
        <table:table-row table:style-name="ro2">
          <table:table-cell office:value-type="string">
            <text:p>agrais</text:p>
          </table:table-cell>
          <table:table-cell office:value-type="string">
            <text:p>Personne stupide, gênante, sans savoir-vivre</text:p>
          </table:table-cell>
          <table:table-cell office:value-type="string">
            <text:p>NULL</text:p>
          </table:table-cell>
          <table:table-cell office:value-type="string">
            <text:p>v</text:p>
          </table:table-cell>
          <table:table-cell office:value-type="string">
            <text:p>'Sti d'agrais! </text:p>
            <text:p/>
          </table:table-cell>
          <table:table-cell office:value-type="string">
            <text:p>Foutu connard!</text:p>
            <text:p/>
          </table:table-cell>
          <table:table-cell/>
          <table:table-cell office:value-type="string">
            <text:p>agrès</text:p>
          </table:table-cell>
          <table:table-cell office:value-type="string">
            <text:p>nom commun</text:p>
          </table:table-cell>
          <table:table-cell office:value-type="string">
            <text:p>invariable</text:p>
          </table:table-cell>
          <table:table-cell office:value-type="string">
            <text:p>singulier</text:p>
          </table:table-cell>
          <table:table-cell office:value-type="string">
            <text:p>Adaptation québécoise du terme marin englobant tous les objets qui tiennent à la mâture d'un bâtiment, qui servent à la garnir, tels que vergues, voiles, cordages, etc.</text:p>
          </table:table-cell>
          <table:table-cell office:value-type="float" office:value="1222222222">
            <text:p>1222222222</text:p>
          </table:table-cell>
          <table:table-cell office:value-type="float" office:value="1427121965">
            <text:p>1427121965</text:p>
          </table:table-cell>
          <table:table-cell office:value-type="float" office:value="30">
            <text:p>30</text:p>
          </table:table-cell>
          <table:table-cell table:number-columns-repeated="1009"/>
        </table:table-row>
        <table:table-row table:style-name="ro2">
          <table:table-cell office:value-type="string">
            <text:p>all dresse</text:p>
          </table:table-cell>
          <table:table-cell office:value-type="string">
            <text:p>Pizza avec garniture complète : tomate, fromage, rondelles de pepperoni, poivron vert, champignons de Paris. Toute garnie.</text:p>
            <text:p>Se dit aussi d'un sandwich/burger : pour signifier que vous prenez toute la garniture à disposition (salade, tomates, pickle etc).</text:p>
          </table:table-cell>
          <table:table-cell office:value-type="string">
            <text:p>NULL</text:p>
          </table:table-cell>
          <table:table-cell office:value-type="string">
            <text:p>v</text:p>
          </table:table-cell>
          <table:table-cell office:value-type="string">
            <text:p>M'a prendre une all dresse s'il-vous-plaît.</text:p>
          </table:table-cell>
          <table:table-cell office:value-type="string">
            <text:p>Je prendrais une pizza toute garnie, s'il-vous-plaît.</text:p>
          </table:table-cell>
          <table:table-cell office:value-type="string">
            <text:p>All dress, All dressed</text:p>
          </table:table-cell>
          <table:table-cell office:value-type="string">
            <text:p>âle dress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All dressed (toute garnie).</text:p>
          </table:table-cell>
          <table:table-cell office:value-type="float" office:value="1222222222">
            <text:p>1222222222</text:p>
          </table:table-cell>
          <table:table-cell office:value-type="float" office:value="1360938283">
            <text:p>1360938283</text:p>
          </table:table-cell>
          <table:table-cell office:value-type="float" office:value="2">
            <text:p>2</text:p>
          </table:table-cell>
          <table:table-cell table:number-columns-repeated="1009"/>
        </table:table-row>
        <table:table-row table:style-name="ro1">
          <table:table-cell office:value-type="string">
            <text:p>allophone</text:p>
          </table:table-cell>
          <table:table-cell office:value-type="string">
            <text:p>Personne qui parle une autre langue que le français et l'anglais.</text:p>
          </table:table-cell>
          <table:table-cell office:value-type="string">
            <text:p>NULL</text:p>
          </table:table-cell>
          <table:table-cell office:value-type="string">
            <text:p>v</text:p>
          </table:table-cell>
          <table:table-cell/>
          <table:table-cell office:value-type="string">
            <text:p>NULL</text:p>
          </table:table-cell>
          <table:table-cell table:number-columns-repeated="2"/>
          <table:table-cell office:value-type="string">
            <text:p>nom commun</text:p>
          </table:table-cell>
          <table:table-cell office:value-type="string">
            <text:p>masculin</text:p>
          </table:table-cell>
          <table:table-cell office:value-type="string">
            <text:p>singulier</text:p>
          </table:table-cell>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allure (avoir de l')</text:p>
          </table:table-cell>
          <table:table-cell office:value-type="string">
            <text:p>Être correct, acceptable.</text:p>
          </table:table-cell>
          <table:table-cell office:value-type="string">
            <text:p>NULL</text:p>
          </table:table-cell>
          <table:table-cell office:value-type="string">
            <text:p>e</text:p>
          </table:table-cell>
          <table:table-cell office:value-type="string">
            <text:p>Elle a ben d'l'allure, c'te fille-là.</text:p>
          </table:table-cell>
          <table:table-cell office:value-type="string">
            <text:p>Elle est très bien, cette fille-là.</text:p>
          </table:table-cell>
          <table:table-cell table:number-columns-repeated="2"/>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405931508">
            <text:p>1405931508</text:p>
          </table:table-cell>
          <table:table-cell office:value-type="float" office:value="1">
            <text:p>1</text:p>
          </table:table-cell>
          <table:table-cell table:number-columns-repeated="1009"/>
        </table:table-row>
        <table:table-row table:style-name="ro1">
          <table:table-cell office:value-type="string">
            <text:p>amancher</text:p>
          </table:table-cell>
          <table:table-cell office:value-type="string">
            <text:p>Arranger, régler.</text:p>
          </table:table-cell>
          <table:table-cell office:value-type="string">
            <text:p>NULL</text:p>
          </table:table-cell>
          <table:table-cell office:value-type="string">
            <text:p>v</text:p>
          </table:table-cell>
          <table:table-cell office:value-type="string">
            <text:p>M'a te l'amancher ton kodak, maudit fatiguant..</text:p>
          </table:table-cell>
          <table:table-cell office:value-type="string">
            <text:p>Je vais te le réparer, ton appareil photo, t'es vraiment un emmerdeur.</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érivé de la prononciation d'emmancher.</text:p>
          </table:table-cell>
          <table:table-cell office:value-type="float" office:value="1222222222">
            <text:p>1222222222</text:p>
          </table:table-cell>
          <table:table-cell office:value-type="float" office:value="1366599121">
            <text:p>1366599121</text:p>
          </table:table-cell>
          <table:table-cell office:value-type="float" office:value="3">
            <text:p>3</text:p>
          </table:table-cell>
          <table:table-cell table:number-columns-repeated="1009"/>
        </table:table-row>
        <table:table-row table:style-name="ro1">
          <table:table-cell office:value-type="string">
            <text:p>amie de fille</text:p>
          </table:table-cell>
          <table:table-cell office:value-type="string">
            <text:p>Une amie de sexe féminin.</text:p>
          </table:table-cell>
          <table:table-cell office:value-type="string">
            <text:p>NULL</text:p>
          </table:table-cell>
          <table:table-cell office:value-type="string">
            <text:p>e</text:p>
          </table:table-cell>
          <table:table-cell office:value-type="string">
            <text:p>On est allé magasiner avec mes amies de filles.</text:p>
          </table:table-cell>
          <table:table-cell office:value-type="string">
            <text:p>NULL</text:p>
          </table:table-cell>
          <table:table-cell/>
          <table:table-cell office:value-type="string">
            <text:p>ami de fille</text:p>
          </table:table-cell>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Anglais d'angleterre</text:p>
          </table:table-cell>
          <table:table-cell office:value-type="string">
            <text:p>Anglophone d'Angleterre, par opposition aux autres anglophones.</text:p>
          </table:table-cell>
          <table:table-cell office:value-type="string">
            <text:p>Anglais (langue) d'Angleterre, par opposition à l'anglais du Canada, des Etats-Unis ou autre</text:p>
          </table:table-cell>
          <table:table-cell office:value-type="string">
            <text:p>v</text:p>
          </table:table-cell>
          <table:table-cell office:value-type="string">
            <text:p>Les Anglais d'Angleterre parlent bizarre, cé po comme l'accent d'Montréal.</text:p>
          </table:table-cell>
          <table:table-cell office:value-type="string">
            <text:p>Les Anglais parlent bizarrement, c'est pas comme l'accent anglais de Montréal</text:p>
          </table:table-cell>
          <table:table-cell table:number-columns-repeated="2"/>
          <table:table-cell office:value-type="string">
            <text:p>nom propre</text:p>
          </table:table-cell>
          <table:table-cell office:value-type="string">
            <text:p>NA</text:p>
          </table:table-cell>
          <table:table-cell office:value-type="string">
            <text:p>singulier</text:p>
          </table:table-cell>
          <table:table-cell/>
          <table:table-cell office:value-type="float" office:value="1222222222">
            <text:p>1222222222</text:p>
          </table:table-cell>
          <table:table-cell office:value-type="float" office:value="1368870942">
            <text:p>1368870942</text:p>
          </table:table-cell>
          <table:table-cell office:value-type="float" office:value="0">
            <text:p>0</text:p>
          </table:table-cell>
          <table:table-cell table:number-columns-repeated="1009"/>
        </table:table-row>
        <table:table-row table:style-name="ro1">
          <table:table-cell office:value-type="string">
            <text:p>annonce</text:p>
          </table:table-cell>
          <table:table-cell office:value-type="string">
            <text:p>Une publicité à la télé ou la radio.</text:p>
          </table:table-cell>
          <table:table-cell office:value-type="string">
            <text:p>NULL</text:p>
          </table:table-cell>
          <table:table-cell office:value-type="string">
            <text:p>v</text:p>
          </table:table-cell>
          <table:table-cell office:value-type="string">
            <text:p>J'va toujours grignoter pendant les annonces.</text:p>
          </table:table-cell>
          <table:table-cell office:value-type="string">
            <text:p>Je vais toujours grignoter pendant la pub.</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appel à frais virés</text:p>
          </table:table-cell>
          <table:table-cell office:value-type="string">
            <text:p>Appel en PCV (payable contre vérification). Appel téléphonique où la personne appelée paye la communication, après avoir donné son accord à l'opérateur(-trice).</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appliquer</text:p>
          </table:table-cell>
          <table:table-cell office:value-type="string">
            <text:p>Postuler (pour un travail) ou plus généralement, faire une demande. </text:p>
          </table:table-cell>
          <table:table-cell office:value-type="string">
            <text:p>NULL</text:p>
          </table:table-cell>
          <table:table-cell office:value-type="string">
            <text:p>v</text:p>
          </table:table-cell>
          <table:table-cell office:value-type="string">
            <text:p>J'ai appliqué pour la job que je te parlais hier.</text:p>
          </table:table-cell>
          <table:table-cell office:value-type="string">
            <text:p>J'ai fait ma demande pour l'emploi dont je te parlais hier.</text:p>
          </table:table-cell>
          <table:table-cell table:number-columns-repeated="2"/>
          <table:table-cell office:value-type="string">
            <text:p>verbe</text:p>
          </table:table-cell>
          <table:table-cell table:number-columns-repeated="2" office:value-type="string">
            <text:p>NA</text:p>
          </table:table-cell>
          <table:table-cell office:value-type="string">
            <text:p>De l'anglais "to apply".</text:p>
          </table:table-cell>
          <table:table-cell office:value-type="float" office:value="1222222222">
            <text:p>1222222222</text:p>
          </table:table-cell>
          <table:table-cell office:value-type="float" office:value="1368869753">
            <text:p>1368869753</text:p>
          </table:table-cell>
          <table:table-cell office:value-type="float" office:value="2">
            <text:p>2</text:p>
          </table:table-cell>
          <table:table-cell table:number-columns-repeated="1009"/>
        </table:table-row>
        <table:table-row table:style-name="ro1">
          <table:table-cell office:value-type="string">
            <text:p>après-midi</text:p>
          </table:table-cell>
          <table:table-cell office:value-type="string">
            <text:p>Cet après-midi. L'article est facultatif.</text:p>
          </table:table-cell>
          <table:table-cell office:value-type="string">
            <text:p>NULL</text:p>
          </table:table-cell>
          <table:table-cell office:value-type="string">
            <text:p>v</text:p>
          </table:table-cell>
          <table:table-cell office:value-type="string">
            <text:p>Qu'est-ce tu vas faire après-midi ?</text:p>
          </table:table-cell>
          <table:table-cell office:value-type="string">
            <text:p>Que feras-tu cet après-midi ?</text:p>
          </table:table-cell>
          <table:table-cell table:number-columns-repeated="2"/>
          <table:table-cell office:value-type="string">
            <text:p>nom commun</text:p>
          </table:table-cell>
          <table:table-cell office:value-type="string">
            <text:p>masculin</text:p>
          </table:table-cell>
          <table:table-cell office:value-type="string">
            <text:p>singulier</text:p>
          </table:table-cell>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agoule</text:p>
          </table:table-cell>
          <table:table-cell office:value-type="string">
            <text:p>Sweat à capuche.</text:p>
          </table:table-cell>
          <table:table-cell/>
          <table:table-cell office:value-type="string">
            <text:p>v</text:p>
          </table:table-cell>
          <table:table-cell office:value-type="string">
            <text:p>Il fait frette! Je vais aller mettre ma cagoule.</text:p>
          </table:table-cell>
          <table:table-cell office:value-type="string">
            <text:p>Il fait froid! Je vais mettre mon sweat.</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402580521">
            <text:p>1402580521</text:p>
          </table:table-cell>
          <table:table-cell office:value-type="float" office:value="1405935105">
            <text:p>1405935105</text:p>
          </table:table-cell>
          <table:table-cell office:value-type="float" office:value="0">
            <text:p>0</text:p>
          </table:table-cell>
          <table:table-cell table:number-columns-repeated="1009"/>
        </table:table-row>
        <table:table-row table:style-name="ro1">
          <table:table-cell office:value-type="string">
            <text:p>arracher (en) </text:p>
          </table:table-cell>
          <table:table-cell office:value-type="string">
            <text:p>Avoir de la difficulté.</text:p>
          </table:table-cell>
          <table:table-cell office:value-type="string">
            <text:p>NULL</text:p>
          </table:table-cell>
          <table:table-cell office:value-type="string">
            <text:p>e</text:p>
          </table:table-cell>
          <table:table-cell office:value-type="string">
            <text:p>J'en arrache avec ma tondeuse, elle veut pas partir.</text:p>
          </table:table-cell>
          <table:table-cell office:value-type="string">
            <text:p>J'ai des difficultés avec ma tondeuse à gazon, elle ne veut pas démarrer.</text:p>
          </table:table-cell>
          <table:table-cell table:number-columns-repeated="2"/>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assis sur son steak</text:p>
          </table:table-cell>
          <table:table-cell office:value-type="string">
            <text:p>Assis sur ses fesses (à ne rien faire).</text:p>
          </table:table-cell>
          <table:table-cell office:value-type="string">
            <text:p>NULL</text:p>
          </table:table-cell>
          <table:table-cell office:value-type="string">
            <text:p>e</text:p>
          </table:table-cell>
          <table:table-cell office:value-type="string">
            <text:p>C'est un vedge, il passe ses journées assis sur son steak.</text:p>
          </table:table-cell>
          <table:table-cell office:value-type="string">
            <text:p>C'est un flemmard, il passe ses journées à rien faire.</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2">
            <text:p>22</text:p>
          </table:table-cell>
          <table:table-cell table:number-columns-repeated="1009"/>
        </table:table-row>
        <table:table-row table:style-name="ro1">
          <table:table-cell office:value-type="string">
            <text:p>atocas</text:p>
          </table:table-cell>
          <table:table-cell office:value-type="string">
            <text:p>Airelles. Se dit aussi "canneberges". </text:p>
          </table:table-cell>
          <table:table-cell office:value-type="string">
            <text:p>NULL</text:p>
          </table:table-cell>
          <table:table-cell office:value-type="string">
            <text:p>v</text:p>
          </table:table-cell>
          <table:table-cell/>
          <table:table-cell office:value-type="string">
            <text:p>NULL</text:p>
          </table:table-cell>
          <table:table-cell office:value-type="string">
            <text:p>Atacas</text:p>
          </table:table-cell>
          <table:table-cell/>
          <table:table-cell office:value-type="string">
            <text:p>nom commun</text:p>
          </table:table-cell>
          <table:table-cell office:value-type="string">
            <text:p>NA</text:p>
          </table:table-cell>
          <table:table-cell office:value-type="string">
            <text:p>singulier</text:p>
          </table:table-cell>
          <table:table-cell office:value-type="string">
            <text:p>Mot amérindien (groupe linguistique iroquois).</text:p>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attaboy (mon gars)</text:p>
          </table:table-cell>
          <table:table-cell office:value-type="string">
            <text:p>Bravo, félicitations, c'est bien mon gars.</text:p>
          </table:table-cell>
          <table:table-cell office:value-type="string">
            <text:p>NULL</text:p>
          </table:table-cell>
          <table:table-cell office:value-type="string">
            <text:p>e</text:p>
          </table:table-cell>
          <table:table-cell/>
          <table:table-cell office:value-type="string">
            <text:p>NULL</text:p>
          </table:table-cell>
          <table:table-cell table:number-columns-repeated="2"/>
          <table:table-cell office:value-type="string">
            <text:p>NULL</text:p>
          </table:table-cell>
          <table:table-cell table:number-columns-repeated="2" office:value-type="string">
            <text:p>NA</text:p>
          </table:table-cell>
          <table:table-cell office:value-type="string">
            <text:p>De l'anglais "that's a boy" ou "that's my boy".</text:p>
          </table:table-cell>
          <table:table-cell office:value-type="float" office:value="1222222222">
            <text:p>1222222222</text:p>
          </table:table-cell>
          <table:table-cell office:value-type="float" office:value="1288769494">
            <text:p>1288769494</text:p>
          </table:table-cell>
          <table:table-cell office:value-type="float" office:value="7">
            <text:p>7</text:p>
          </table:table-cell>
          <table:table-cell table:number-columns-repeated="1009"/>
        </table:table-row>
        <table:table-row table:style-name="ro1">
          <table:table-cell office:value-type="string">
            <text:p>avan' hier</text:p>
          </table:table-cell>
          <table:table-cell office:value-type="string">
            <text:p>Avant-hier (sans la liaison).</text:p>
          </table:table-cell>
          <table:table-cell office:value-type="string">
            <text:p>NULL</text:p>
          </table:table-cell>
          <table:table-cell office:value-type="string">
            <text:p>d</text:p>
          </table:table-cell>
          <table:table-cell/>
          <table:table-cell office:value-type="string">
            <text:p>NULL</text:p>
          </table:table-cell>
          <table:table-cell table:number-columns-repeated="2"/>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avoir de la broue dans le toupet</text:p>
          </table:table-cell>
          <table:table-cell office:value-type="string">
            <text:p>Connaître une émotion forte, grisante.</text:p>
          </table:table-cell>
          <table:table-cell office:value-type="string">
            <text:p>Être débordé, avoir beaucoup de choses à faire.</text:p>
          </table:table-cell>
          <table:table-cell office:value-type="string">
            <text:p>e</text:p>
          </table:table-cell>
          <table:table-cell table:number-columns-repeated="2" office:value-type="string">
            <text:p>NULL</text:p>
          </table:table-cell>
          <table:table-cell/>
          <table:table-cell office:value-type="string">
            <text:p>Avoir d'la broue dans l'toupette</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411281830">
            <text:p>1411281830</text:p>
          </table:table-cell>
          <table:table-cell office:value-type="float" office:value="25">
            <text:p>25</text:p>
          </table:table-cell>
          <table:table-cell table:number-columns-repeated="1009"/>
        </table:table-row>
        <table:table-row table:style-name="ro1">
          <table:table-cell office:value-type="string">
            <text:p>avoir la chienne</text:p>
          </table:table-cell>
          <table:table-cell office:value-type="string">
            <text:p>Avoir très peur.</text:p>
          </table:table-cell>
          <table:table-cell office:value-type="string">
            <text:p>NULL</text:p>
          </table:table-cell>
          <table:table-cell office:value-type="string">
            <text:p>e</text:p>
          </table:table-cell>
          <table:table-cell office:value-type="string">
            <text:p>J'ai tellement eu la chienne, mon gars, j'te dis pas.</text:p>
          </table:table-cell>
          <table:table-cell office:value-type="string">
            <text:p>J'ai tellement eu peur, Émile, je te dis pas.</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59432460">
            <text:p>1359432460</text:p>
          </table:table-cell>
          <table:table-cell office:value-type="float" office:value="9">
            <text:p>9</text:p>
          </table:table-cell>
          <table:table-cell table:number-columns-repeated="1009"/>
        </table:table-row>
        <table:table-row table:style-name="ro1">
          <table:table-cell office:value-type="string">
            <text:p>avoir la guédille au nez</text:p>
          </table:table-cell>
          <table:table-cell office:value-type="string">
            <text:p>Avoir le nez qui coule, ou la morve au nez</text:p>
          </table:table-cell>
          <table:table-cell office:value-type="string">
            <text:p>NULL</text:p>
          </table:table-cell>
          <table:table-cell office:value-type="string">
            <text:p>e</text:p>
          </table:table-cell>
          <table:table-cell office:value-type="string">
            <text:p>Il avait du givre dans la barbe, les lunettes buées et la guédille au nez.</text:p>
          </table:table-cell>
          <table:table-cell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07319029">
            <text:p>1307319029</text:p>
          </table:table-cell>
          <table:table-cell office:value-type="float" office:value="29">
            <text:p>29</text:p>
          </table:table-cell>
          <table:table-cell table:number-columns-repeated="1009"/>
        </table:table-row>
        <table:table-row table:style-name="ro2">
          <table:table-cell office:value-type="string">
            <text:p>avoir le piton collé</text:p>
          </table:table-cell>
          <table:table-cell office:value-type="string">
            <text:p>Radoter. </text:p>
            <text:p>Dire de la merde.</text:p>
          </table:table-cell>
          <table:table-cell office:value-type="string">
            <text:p>Être pris d'une crise de fou rire.</text:p>
          </table:table-cell>
          <table:table-cell office:value-type="string">
            <text:p>e</text:p>
          </table:table-cell>
          <table:table-cell office:value-type="string">
            <text:p>Ton grand-père ya le piton collé un peu.</text:p>
          </table:table-cell>
          <table:table-cell office:value-type="string">
            <text:p>Ton grand-père radote légèrement.</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47827615">
            <text:p>1347827615</text:p>
          </table:table-cell>
          <table:table-cell office:value-type="float" office:value="6">
            <text:p>6</text:p>
          </table:table-cell>
          <table:table-cell table:number-columns-repeated="1009"/>
        </table:table-row>
        <table:table-row table:style-name="ro1">
          <table:table-cell office:value-type="string">
            <text:p>avoir soif comme un trou à sing</text:p>
          </table:table-cell>
          <table:table-cell office:value-type="string">
            <text:p>Avoir soif comme un trou d'évier, autrement dit, avoir très soif.</text:p>
          </table:table-cell>
          <table:table-cell office:value-type="string">
            <text:p>NULL</text:p>
          </table:table-cell>
          <table:table-cell office:value-type="string">
            <text:p>e</text:p>
          </table:table-cell>
          <table:table-cell table:number-columns-repeated="2" office:value-type="string">
            <text:p>NULL</text:p>
          </table:table-cell>
          <table:table-cell office:value-type="string">
            <text:p>sink</text:p>
          </table:table-cell>
          <table:table-cell office:value-type="string">
            <text:p>sink' ou signe</text:p>
          </table:table-cell>
          <table:table-cell office:value-type="string">
            <text:p>NULL</text:p>
          </table:table-cell>
          <table:table-cell table:number-columns-repeated="2" office:value-type="string">
            <text:p>NA</text:p>
          </table:table-cell>
          <table:table-cell office:value-type="string">
            <text:p>de l'anglais "sink", évier.</text:p>
          </table:table-cell>
          <table:table-cell office:value-type="float" office:value="1222222222">
            <text:p>1222222222</text:p>
          </table:table-cell>
          <table:table-cell office:value-type="float" office:value="1363313239">
            <text:p>1363313239</text:p>
          </table:table-cell>
          <table:table-cell office:value-type="float" office:value="0">
            <text:p>0</text:p>
          </table:table-cell>
          <table:table-cell table:number-columns-repeated="1009"/>
        </table:table-row>
        <table:table-row table:style-name="ro1">
          <table:table-cell office:value-type="string">
            <text:p>avoir une petite crotte sur le coeur</text:p>
          </table:table-cell>
          <table:table-cell office:value-type="string">
            <text:p>Avoir un petit souci, un tracas.</text:p>
          </table:table-cell>
          <table:table-cell office:value-type="string">
            <text:p>NULL</text:p>
          </table:table-cell>
          <table:table-cell office:value-type="string">
            <text:p>e</text:p>
          </table:table-cell>
          <table:table-cell table:number-columns-repeated="2" office:value-type="string">
            <text:p>NULL</text:p>
          </table:table-cell>
          <table:table-cell/>
          <table:table-cell office:value-type="string">
            <text:p>p'tite crotte su'l coeur</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8">
            <text:p>18</text:p>
          </table:table-cell>
          <table:table-cell table:number-columns-repeated="1009"/>
        </table:table-row>
        <table:table-row table:style-name="ro1">
          <table:table-cell office:value-type="string">
            <text:p>babaille</text:p>
          </table:table-cell>
          <table:table-cell office:value-type="string">
            <text:p>Bye-bye.</text:p>
          </table:table-cell>
          <table:table-cell office:value-type="string">
            <text:p>NULL</text:p>
          </table:table-cell>
          <table:table-cell office:value-type="string">
            <text:p>d</text:p>
          </table:table-cell>
          <table:table-cell/>
          <table:table-cell office:value-type="string">
            <text:p>NULL</text:p>
          </table:table-cell>
          <table:table-cell office:value-type="string">
            <text:p>Beubaille</text:p>
          </table:table-cell>
          <table:table-cell office:value-type="string">
            <text:p>Babaille</text:p>
          </table:table-cell>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11">
            <text:p>11</text:p>
          </table:table-cell>
          <table:table-cell table:number-columns-repeated="1009"/>
        </table:table-row>
        <table:table-row table:style-name="ro1">
          <table:table-cell office:value-type="string">
            <text:p>babillard</text:p>
          </table:table-cell>
          <table:table-cell office:value-type="string">
            <text:p>Tableau d'affichage.</text:p>
          </table:table-cell>
          <table:table-cell office:value-type="string">
            <text:p>NULL</text:p>
          </table:table-cell>
          <table:table-cell office:value-type="string">
            <text:p>v</text:p>
          </table:table-cell>
          <table:table-cell office:value-type="string">
            <text:p>J'ai mis mon affiche sur le babillard.</text:p>
          </table:table-cell>
          <table:table-cell office:value-type="string">
            <text:p>J'ai mis mon affiche sur le tableau d'affichage.</text:p>
          </table:table-cell>
          <table:table-cell table:number-columns-repeated="2"/>
          <table:table-cell office:value-type="string">
            <text:p>nom commun</text:p>
          </table:table-cell>
          <table:table-cell office:value-type="string">
            <text:p>masculin</text:p>
          </table:table-cell>
          <table:table-cell office:value-type="string">
            <text:p>singulier</text:p>
          </table:table-cell>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babouches</text:p>
          </table:table-cell>
          <table:table-cell office:value-type="string">
            <text:p>Pantoufles, patins (ces chaussons en feutre, pour protéger un plancher bien ciré)</text:p>
          </table:table-cell>
          <table:table-cell office:value-type="string">
            <text:p>Charentaise, patin, mule...</text:p>
          </table:table-cell>
          <table:table-cell office:value-type="string">
            <text:p>v</text:p>
          </table:table-cell>
          <table:table-cell office:value-type="string">
            <text:p>Mets don' tes babouches pour pas t'brûler les pieds sa gallerie.</text:p>
          </table:table-cell>
          <table:table-cell office:value-type="string">
            <text:p>Enfile donc tes charentaises pour ne pas te brûler les pieds sur le patio.</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65462601">
            <text:p>1365462601</text:p>
          </table:table-cell>
          <table:table-cell office:value-type="float" office:value="0">
            <text:p>0</text:p>
          </table:table-cell>
          <table:table-cell table:number-columns-repeated="1009"/>
        </table:table-row>
        <table:table-row table:style-name="ro1">
          <table:table-cell office:value-type="string">
            <text:p>bachelor</text:p>
          </table:table-cell>
          <table:table-cell office:value-type="string">
            <text:p>Studio, garçonnière (appartement d'une pièce).</text:p>
          </table:table-cell>
          <table:table-cell office:value-type="string">
            <text:p>Enterrement de vie de garçon.</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3">
          <table:table-cell office:value-type="string">
            <text:p>bacon</text:p>
          </table:table-cell>
          <table:table-cell office:value-type="string">
            <text:p>Tranches longues et rectangulaires de lard, qu'on fait frire en même temps que l'oeuf au plat, au petit déjeuner. Il est fréquemment fumé au bois d'érable.</text:p>
            <text:p/>
            <text:p/>
          </table:table-cell>
          <table:table-cell office:value-type="string">
            <text:p>Puisque le bacon est tiré des fesses du porc, par extension, fesses.</text:p>
          </table:table-cell>
          <table:table-cell office:value-type="string">
            <text:p>v</text:p>
          </table:table-cell>
          <table:table-cell office:value-type="string">
            <text:p>Tu le prends crunchy ou graisseux, ton bacon? </text:p>
          </table:table-cell>
          <table:table-cell office:value-type="string">
            <text:p>Tu préfères ton bacon croustillant ou peu cuit?</text:p>
          </table:table-cell>
          <table:table-cell/>
          <table:table-cell office:value-type="string">
            <text:p>Béqueun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badloque</text:p>
          </table:table-cell>
          <table:table-cell office:value-type="string">
            <text:p>Malchance.</text:p>
          </table:table-cell>
          <table:table-cell/>
          <table:table-cell office:value-type="string">
            <text:p>v</text:p>
          </table:table-cell>
          <table:table-cell office:value-type="string">
            <text:p>C'était une esti de badloque.</text:p>
          </table:table-cell>
          <table:table-cell office:value-type="string">
            <text:p>C'était vraiment de la malchanc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bad luck".</text:p>
          </table:table-cell>
          <table:table-cell office:value-type="float" office:value="1222222222">
            <text:p>1222222222</text:p>
          </table:table-cell>
          <table:table-cell office:value-type="float" office:value="1405931422">
            <text:p>1405931422</text:p>
          </table:table-cell>
          <table:table-cell office:value-type="float" office:value="4">
            <text:p>4</text:p>
          </table:table-cell>
          <table:table-cell table:number-columns-repeated="1009"/>
        </table:table-row>
        <table:table-row table:style-name="ro1">
          <table:table-cell office:value-type="string">
            <text:p>bain</text:p>
          </table:table-cell>
          <table:table-cell office:value-type="string">
            <text:p>Baignoire</text:p>
          </table:table-cell>
          <table:table-cell office:value-type="string">
            <text:p>NULL</text:p>
          </table:table-cell>
          <table:table-cell office:value-type="string">
            <text:p>v</text:p>
          </table:table-cell>
          <table:table-cell office:value-type="string">
            <text:p>Ya un beau bain sur pattes dans mon appart'.</text:p>
          </table:table-cell>
          <table:table-cell office:value-type="string">
            <text:p>Il y a une belle baignoire (sur pied) dans mon logement.</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2">
          <table:table-cell office:value-type="string">
            <text:p>balance</text:p>
          </table:table-cell>
          <table:table-cell office:value-type="string">
            <text:p>Solde, reste à payer.</text:p>
          </table:table-cell>
          <table:table-cell office:value-type="string">
            <text:p>Balance française :</text:p>
            <text:p>Celui qui "stool", qui dénonce quelqu'un. Délateur.</text:p>
          </table:table-cell>
          <table:table-cell office:value-type="string">
            <text:p>v</text:p>
          </table:table-cell>
          <table:table-cell office:value-type="string">
            <text:p>Fack la balance, c'est combien?</text:p>
          </table:table-cell>
          <table:table-cell office:value-type="string">
            <text:p>Alors, ce qu'il reste, c'est combien?</text:p>
          </table:table-cell>
          <table:table-cell table:number-columns-repeated="2"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Anglicisme qui provient de « balance », qui signifie exactement « solde » en Anglais.</text:p>
          </table:table-cell>
          <table:table-cell office:value-type="string">
            <text:p>NULL</text:p>
          </table:table-cell>
          <table:table-cell office:value-type="float" office:value="1305318748">
            <text:p>1305318748</text:p>
          </table:table-cell>
          <table:table-cell office:value-type="float" office:value="0">
            <text:p>0</text:p>
          </table:table-cell>
          <table:table-cell table:number-columns-repeated="1009"/>
        </table:table-row>
        <table:table-row table:style-name="ro1">
          <table:table-cell office:value-type="string">
            <text:p>balançoire</text:p>
          </table:table-cell>
          <table:table-cell office:value-type="string">
            <text:p>Balancelle (le canapé qui se balance, qui est au jardin)</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aliyer</text:p>
          </table:table-cell>
          <table:table-cell office:value-type="string">
            <text:p>Balayer.</text:p>
          </table:table-cell>
          <table:table-cell office:value-type="string">
            <text:p>NULL</text:p>
          </table:table-cell>
          <table:table-cell office:value-type="string">
            <text:p>d</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baloney</text:p>
          </table:table-cell>
          <table:table-cell office:value-type="string">
            <text:p>Type de charcuterie, très bon marché.</text:p>
          </table:table-cell>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Vient du "saucisson de Bologne", ou "Bologna Sausage", qui est la "Mortadelle" en France.</text:p>
          </table:table-cell>
          <table:table-cell office:value-type="float" office:value="1222222222">
            <text:p>1222222222</text:p>
          </table:table-cell>
          <table:table-cell office:value-type="float" office:value="1397278085">
            <text:p>1397278085</text:p>
          </table:table-cell>
          <table:table-cell office:value-type="float" office:value="0">
            <text:p>0</text:p>
          </table:table-cell>
          <table:table-cell table:number-columns-repeated="1009"/>
        </table:table-row>
        <table:table-row table:style-name="ro1">
          <table:table-cell office:value-type="string">
            <text:p>baptême !</text:p>
          </table:table-cell>
          <table:table-cell office:value-type="string">
            <text:p>Putain !</text:p>
          </table:table-cell>
          <table:table-cell office:value-type="string">
            <text:p>NULL</text:p>
          </table:table-cell>
          <table:table-cell office:value-type="string">
            <text:p>s</text:p>
          </table:table-cell>
          <table:table-cell table:number-columns-repeated="2" office:value-type="string">
            <text:p>NULL</text:p>
          </table:table-cell>
          <table:table-cell/>
          <table:table-cell office:value-type="string">
            <text:p>NULL</text:p>
          </table:table-cell>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97278234">
            <text:p>1397278234</text:p>
          </table:table-cell>
          <table:table-cell office:value-type="float" office:value="9">
            <text:p>9</text:p>
          </table:table-cell>
          <table:table-cell table:number-columns-repeated="1009"/>
        </table:table-row>
        <table:table-row table:style-name="ro1">
          <table:table-cell office:value-type="string">
            <text:p>baraudage</text:p>
          </table:table-cell>
          <table:table-cell office:value-type="string">
            <text:p>Flâneri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argainer, barguiner</text:p>
          </table:table-cell>
          <table:table-cell office:value-type="string">
            <text:p>Marchander.</text:p>
          </table:table-cell>
          <table:table-cell office:value-type="string">
            <text:p>NULL</text:p>
          </table:table-cell>
          <table:table-cell office:value-type="string">
            <text:p>v</text:p>
          </table:table-cell>
          <table:table-cell office:value-type="string">
            <text:p>J'ai ben barguiné, je l'ai eue pour des pinottes.</text:p>
          </table:table-cell>
          <table:table-cell office:value-type="string">
            <text:p>J'ai bien marchandé, je l'ai eue pour des broutilles.</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l'anglais (to bargain). Mais le verbe anglais vient lui-même du vieux français "barguigner", qui signifie hésiter.</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barrouette</text:p>
          </table:table-cell>
          <table:table-cell office:value-type="string">
            <text:p>Brouette.</text:p>
          </table:table-cell>
          <table:table-cell office:value-type="string">
            <text:p>NULL</text:p>
          </table:table-cell>
          <table:table-cell office:value-type="string">
            <text:p>e</text:p>
          </table:table-cell>
          <table:table-cell office:value-type="string">
            <text:p>Mets-ça dans barouette pis va le porter au chemin.</text:p>
          </table:table-cell>
          <table:table-cell office:value-type="string">
            <text:p>Mets-ça dans la brouette et va le porter au bord de la route.</text:p>
          </table:table-cell>
          <table:table-cell/>
          <table:table-cell office:value-type="string">
            <text:p>barouette ou bèrouette</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2">
            <text:p>12</text:p>
          </table:table-cell>
          <table:table-cell table:number-columns-repeated="1009"/>
        </table:table-row>
        <table:table-row table:style-name="ro1">
          <table:table-cell office:value-type="string">
            <text:p>bass</text:p>
          </table:table-cell>
          <table:table-cell office:value-type="string">
            <text:p>(Guitare) basse.</text:p>
          </table:table-cell>
          <table:table-cell office:value-type="string">
            <text:p>NULL</text:p>
          </table:table-cell>
          <table:table-cell office:value-type="string">
            <text:p>v</text:p>
          </table:table-cell>
          <table:table-cell office:value-type="string">
            <text:p>Charles Mingus joue de la bass.</text:p>
          </table:table-cell>
          <table:table-cell office:value-type="string">
            <text:p>Charles Mingus joue de la basse.</text:p>
          </table:table-cell>
          <table:table-cell/>
          <table:table-cell office:value-type="string">
            <text:p>Pronocer à l'anglais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baveux</text:p>
          </table:table-cell>
          <table:table-cell office:value-type="string">
            <text:p>Taquin, arrogant.</text:p>
          </table:table-cell>
          <table:table-cell office:value-type="string">
            <text:p>NULL</text:p>
          </table:table-cell>
          <table:table-cell office:value-type="string">
            <text:p>v</text:p>
          </table:table-cell>
          <table:table-cell office:value-type="string">
            <text:p>T'es un ptit maudit baveux toé!</text:p>
          </table:table-cell>
          <table:table-cell office:value-type="string">
            <text:p>Tu es un vrai petit arrogant, toi!</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3">
          <table:table-cell office:value-type="string">
            <text:p>bébé lala</text:p>
          </table:table-cell>
          <table:table-cell office:value-type="string">
            <text:p>Bébé Cadum. </text:p>
            <text:p>Moquerie utilisée entre enfants.</text:p>
            <text:p/>
          </table:table-cell>
          <table:table-cell office:value-type="string">
            <text:p>NULL</text:p>
          </table:table-cell>
          <table:table-cell office:value-type="string">
            <text:p>e</text:p>
          </table:table-cell>
          <table:table-cell office:value-type="string">
            <text:p>Arrête de faire ton bébé lala pis mange tes carottes.</text:p>
          </table:table-cell>
          <table:table-cell office:value-type="string">
            <text:p>Arrête de faire ton bébé et mange tes carottes.</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88758685">
            <text:p>1388758685</text:p>
          </table:table-cell>
          <table:table-cell office:value-type="float" office:value="36">
            <text:p>36</text:p>
          </table:table-cell>
          <table:table-cell table:number-columns-repeated="1009"/>
        </table:table-row>
        <table:table-row table:style-name="ro1">
          <table:table-cell office:value-type="string">
            <text:p>bec</text:p>
          </table:table-cell>
          <table:table-cell office:value-type="string">
            <text:p>Bisou</text:p>
          </table:table-cell>
          <table:table-cell office:value-type="string">
            <text:p>Bouche</text:p>
          </table:table-cell>
          <table:table-cell office:value-type="string">
            <text:p>v</text:p>
          </table:table-cell>
          <table:table-cell office:value-type="string">
            <text:p>Elle lui a donné un bec, pis ya virer toute rouge.</text:p>
          </table:table-cell>
          <table:table-cell office:value-type="string">
            <text:p>Elle lui a donné un bisou, puis il est devenu tout roug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426182413">
            <text:p>1426182413</text:p>
          </table:table-cell>
          <table:table-cell office:value-type="float" office:value="3">
            <text:p>3</text:p>
          </table:table-cell>
          <table:table-cell table:number-columns-repeated="1009"/>
        </table:table-row>
        <table:table-row table:style-name="ro1">
          <table:table-cell office:value-type="string">
            <text:p>bédaine</text:p>
          </table:table-cell>
          <table:table-cell office:value-type="string">
            <text:p>Ventre, bide.</text:p>
          </table:table-cell>
          <table:table-cell office:value-type="string">
            <text:p>NULL</text:p>
          </table:table-cell>
          <table:table-cell office:value-type="string">
            <text:p>v</text:p>
          </table:table-cell>
          <table:table-cell office:value-type="string">
            <text:p>T'as la bedaine à l'air, Gilles.</text:p>
          </table:table-cell>
          <table:table-cell office:value-type="string">
            <text:p>On voit ton ventre, Gilles.</text:p>
          </table:table-cell>
          <table:table-cell/>
          <table:table-cell office:value-type="string">
            <text:p>Bédaine, beudain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5">
            <text:p>15</text:p>
          </table:table-cell>
          <table:table-cell table:number-columns-repeated="1009"/>
        </table:table-row>
        <table:table-row table:style-name="ro1">
          <table:table-cell office:value-type="string">
            <text:p>Bell</text:p>
          </table:table-cell>
          <table:table-cell office:value-type="string">
            <text:p>La principale compagnie de téléphone au Québec.</text:p>
          </table:table-cell>
          <table:table-cell office:value-type="string">
            <text:p>NULL</text:p>
          </table:table-cell>
          <table:table-cell office:value-type="string">
            <text:p>v</text:p>
          </table:table-cell>
          <table:table-cell office:value-type="string">
            <text:p>J'ai pas le téléphone dans mon nouvel apparte, j'ai pas encore contacté Bell.</text:p>
          </table:table-cell>
          <table:table-cell office:value-type="string">
            <text:p>Je n'ai pas encore le téléphone dans mon nouvel appartement, je n'ai pas encore contacté France Télécom.</text:p>
          </table:table-cell>
          <table:table-cell/>
          <table:table-cell office:value-type="string">
            <text:p>NULL</text:p>
          </table:table-cell>
          <table:table-cell office:value-type="string">
            <text:p>nom propre</text:p>
          </table:table-cell>
          <table:table-cell table:number-columns-repeated="2" office:value-type="string">
            <text:p>NA</text:p>
          </table:table-cell>
          <table:table-cell office:value-type="string">
            <text:p>Du nom de l'inventeur officiel du téléphone, Graham Be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en aller</text:p>
          </table:table-cell>
          <table:table-cell office:value-type="string">
            <text:p>Bien fonctionner.</text:p>
          </table:table-cell>
          <table:table-cell office:value-type="string">
            <text:p>NULL</text:p>
          </table:table-cell>
          <table:table-cell office:value-type="string">
            <text:p>e</text:p>
          </table:table-cell>
          <table:table-cell office:value-type="string">
            <text:p>Mon ordinateur va ben en toryeu.</text:p>
          </table:table-cell>
          <table:table-cell office:value-type="string">
            <text:p>Mon ordinateur fonctionne très bien.</text:p>
          </table:table-cell>
          <table:table-cell table:number-columns-repeated="2"/>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en raide</text:p>
          </table:table-cell>
          <table:table-cell office:value-type="string">
            <text:p>Très. Se place à la suite d'un adjectif décrivant l'état d'une personne, afin d'accentuer.</text:p>
          </table:table-cell>
          <table:table-cell office:value-type="string">
            <text:p>NULL</text:p>
          </table:table-cell>
          <table:table-cell office:value-type="string">
            <text:p>e</text:p>
          </table:table-cell>
          <table:table-cell office:value-type="string">
            <text:p>Chus paqueté ben raide.</text:p>
          </table:table-cell>
          <table:table-cell office:value-type="string">
            <text:p>Je suis archi saoû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bête</text:p>
          </table:table-cell>
          <table:table-cell office:value-type="string">
            <text:p>Déplaisant, désagréable (pour une personne), voire même méchant, mais ponctuellement.</text:p>
          </table:table-cell>
          <table:table-cell office:value-type="string">
            <text:p>NULL</text:p>
          </table:table-cell>
          <table:table-cell office:value-type="string">
            <text:p>v</text:p>
          </table:table-cell>
          <table:table-cell office:value-type="string">
            <text:p>Esti qu'était bête la fille.</text:p>
          </table:table-cell>
          <table:table-cell office:value-type="string">
            <text:p>Oh là là, ce qu'elle était désagréable cette femm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bézouigne</text:p>
          </table:table-cell>
          <table:table-cell office:value-type="string">
            <text:p>Truc indéfinissable. Machin.</text:p>
          </table:table-cell>
          <table:table-cell office:value-type="string">
            <text:p>NULL</text:p>
          </table:table-cell>
          <table:table-cell office:value-type="string">
            <text:p>v</text:p>
          </table:table-cell>
          <table:table-cell office:value-type="string">
            <text:p>C'est quoi c'te bézouigne là ?</text:p>
          </table:table-cell>
          <table:table-cell office:value-type="string">
            <text:p>C'est quoi, ce truc là?</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icycle à gaz</text:p>
          </table:table-cell>
          <table:table-cell office:value-type="string">
            <text:p>Moto (voir gaz).</text:p>
          </table:table-cell>
          <table:table-cell office:value-type="string">
            <text:p>NULL</text:p>
          </table:table-cell>
          <table:table-cell office:value-type="string">
            <text:p>v</text:p>
          </table:table-cell>
          <table:table-cell office:value-type="string">
            <text:p>J'ai faite une ride de bicycle à gaz.</text:p>
          </table:table-cell>
          <table:table-cell office:value-type="string">
            <text:p>Je me suis baladé en moto.</text:p>
          </table:table-cell>
          <table:table-cell/>
          <table:table-cell office:value-type="string">
            <text:p>Béciqu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bicyclette. "À gaz" y ajoute la notion de moteur...</text:p>
          </table:table-cell>
          <table:table-cell office:value-type="float" office:value="1222222222">
            <text:p>1222222222</text:p>
          </table:table-cell>
          <table:table-cell office:value-type="float" office:value="1288777938">
            <text:p>1288777938</text:p>
          </table:table-cell>
          <table:table-cell office:value-type="float" office:value="7">
            <text:p>7</text:p>
          </table:table-cell>
          <table:table-cell table:number-columns-repeated="1009"/>
        </table:table-row>
        <table:table-row table:style-name="ro1">
          <table:table-cell office:value-type="string">
            <text:p>bienvenue</text:p>
          </table:table-cell>
          <table:table-cell office:value-type="string">
            <text:p>De rien, Il n'y a pas de quoi (en réponse à merci).</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autre</text:p>
          </table:table-cell>
          <table:table-cell office:value-type="string">
            <text:p>NA</text:p>
          </table:table-cell>
          <table:table-cell office:value-type="string">
            <text:p>singulier</text:p>
          </table:table-cell>
          <table:table-cell office:value-type="string">
            <text:p>De l'anglais "you are welcome".</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bines (au lard)</text:p>
          </table:table-cell>
          <table:table-cell office:value-type="string">
            <text:p>Haricots en sauce, habituellement au lard.</text:p>
          </table:table-cell>
          <table:table-cell office:value-type="string">
            <text:p>Coup de poing amical mais douloureux donné sur l'épaule.</text:p>
          </table:table-cell>
          <table:table-cell office:value-type="string">
            <text:p>v</text:p>
          </table:table-cell>
          <table:table-cell office:value-type="string">
            <text:p>C'est donc bon le déjeuner du trucker : du bacon, des saucisses, des patates, des bines, des oeufs pis des toasts noyées dans le beurre.</text:p>
          </table:table-cell>
          <table:table-cell office:value-type="string">
            <text:p>C'est très bon le petit déjeuner du camionneur : du bacon, des saucisses, des pommes de terres, des haricots au lard, des oeufs et des toasts noyés dans le beurre.</text:p>
          </table:table-cell>
          <table:table-cell office:value-type="string">
            <text:p>NULL</text:p>
          </table:table-cell>
          <table:table-cell office:value-type="string">
            <text:p>Bine (sans "s")</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beans".</text:p>
          </table:table-cell>
          <table:table-cell office:value-type="string">
            <text:p>NULL</text:p>
          </table:table-cell>
          <table:table-cell office:value-type="float" office:value="1270662600">
            <text:p>1270662600</text:p>
          </table:table-cell>
          <table:table-cell office:value-type="float" office:value="0">
            <text:p>0</text:p>
          </table:table-cell>
          <table:table-cell table:number-columns-repeated="1009"/>
        </table:table-row>
        <table:table-row table:style-name="ro1">
          <table:table-cell office:value-type="string">
            <text:p>bizoune</text:p>
          </table:table-cell>
          <table:table-cell office:value-type="string">
            <text:p>Zizi</text:p>
          </table:table-cell>
          <table:table-cell office:value-type="string">
            <text:p>NULL</text:p>
          </table:table-cell>
          <table:table-cell office:value-type="string">
            <text:p>v</text:p>
          </table:table-cell>
          <table:table-cell office:value-type="string">
            <text:p>Le ptit gars a la bizoune à l'air.</text:p>
          </table:table-cell>
          <table:table-cell office:value-type="string">
            <text:p>On voit le zizi du petit garçon.</text:p>
          </table:table-cell>
          <table:table-cell office:value-type="string">
            <text:p>Zoune</text:p>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62558963">
            <text:p>1362558963</text:p>
          </table:table-cell>
          <table:table-cell office:value-type="float" office:value="16">
            <text:p>16</text:p>
          </table:table-cell>
          <table:table-cell table:number-columns-repeated="1009"/>
        </table:table-row>
        <table:table-row table:style-name="ro1">
          <table:table-cell office:value-type="string">
            <text:p>blaster</text:p>
          </table:table-cell>
          <table:table-cell office:value-type="string">
            <text:p>Engueuler.</text:p>
          </table:table-cell>
          <table:table-cell office:value-type="string">
            <text:p>Se moquer de quelqu'un, en dire du mal.</text:p>
          </table:table-cell>
          <table:table-cell office:value-type="string">
            <text:p>e</text:p>
          </table:table-cell>
          <table:table-cell office:value-type="string">
            <text:p>Je me suis faite blaster par mon boss à matin !</text:p>
          </table:table-cell>
          <table:table-cell office:value-type="string">
            <text:p>Je me suis fait engueuler par mon patron ce matin !</text:p>
          </table:table-cell>
          <table:table-cell/>
          <table:table-cell office:value-type="string">
            <text:p>blasté</text:p>
          </table:table-cell>
          <table:table-cell office:value-type="string">
            <text:p>verbe</text:p>
          </table:table-cell>
          <table:table-cell office:value-type="string">
            <text:p>masculin</text:p>
          </table:table-cell>
          <table:table-cell office:value-type="string">
            <text:p>singulier</text:p>
          </table:table-cell>
          <table:table-cell office:value-type="string">
            <text:p>De l'anglais "blast" (souffle violent)</text:p>
          </table:table-cell>
          <table:table-cell office:value-type="float" office:value="1222222222">
            <text:p>1222222222</text:p>
          </table:table-cell>
          <table:table-cell office:value-type="float" office:value="1425768366">
            <text:p>1425768366</text:p>
          </table:table-cell>
          <table:table-cell office:value-type="float" office:value="10">
            <text:p>10</text:p>
          </table:table-cell>
          <table:table-cell table:number-columns-repeated="1009"/>
        </table:table-row>
        <table:table-row table:style-name="ro1">
          <table:table-cell office:value-type="string">
            <text:p>blendeur</text:p>
          </table:table-cell>
          <table:table-cell office:value-type="string">
            <text:p>Robot-Mixeur, pour broyer les aliments.</text:p>
          </table:table-cell>
          <table:table-cell office:value-type="string">
            <text:p>NULL</text:p>
          </table:table-cell>
          <table:table-cell office:value-type="string">
            <text:p>v</text:p>
          </table:table-cell>
          <table:table-cell office:value-type="string">
            <text:p>Mets ta crème à glace dans le blender pour te faire ton milshake.</text:p>
          </table:table-cell>
          <table:table-cell office:value-type="string">
            <text:p>Mets ta crème-glacée dans le robot-mixeur pour faire ton lait-frappé.</text:p>
          </table:table-cell>
          <table:table-cell/>
          <table:table-cell office:value-type="string">
            <text:p>Blèndeur</text:p>
          </table:table-cell>
          <table:table-cell office:value-type="string">
            <text:p>nom commun</text:p>
          </table:table-cell>
          <table:table-cell office:value-type="string">
            <text:p>mascul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398460945">
            <text:p>1398460945</text:p>
          </table:table-cell>
          <table:table-cell office:value-type="float" office:value="1">
            <text:p>1</text:p>
          </table:table-cell>
          <table:table-cell table:number-columns-repeated="1009"/>
        </table:table-row>
        <table:table-row table:style-name="ro1">
          <table:table-cell office:value-type="string">
            <text:p>bloc-appartements (ou bloc)</text:p>
          </table:table-cell>
          <table:table-cell office:value-type="string">
            <text:p>Immeuble d'habitation, composé de plusieurs logements indépendants.</text:p>
          </table:table-cell>
          <table:table-cell office:value-type="string">
            <text:p>NULL</text:p>
          </table:table-cell>
          <table:table-cell office:value-type="string">
            <text:p>v</text:p>
          </table:table-cell>
          <table:table-cell office:value-type="string">
            <text:p>Mon appart est dans un bloc.</text:p>
          </table:table-cell>
          <table:table-cell office:value-type="string">
            <text:p>Mon appartement est dans un immeuble composé de plusieurs logements.</text:p>
          </table:table-cell>
          <table:table-cell office:value-type="string">
            <text:p>bloc</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table:table-cell office:value-type="float" office:value="1238420810">
            <text:p>1238420810</text:p>
          </table:table-cell>
          <table:table-cell office:value-type="float" office:value="5">
            <text:p>5</text:p>
          </table:table-cell>
          <table:table-cell table:number-columns-repeated="1009"/>
        </table:table-row>
        <table:table-row table:style-name="ro1">
          <table:table-cell office:value-type="string">
            <text:p>blonde</text:p>
          </table:table-cell>
          <table:table-cell office:value-type="string">
            <text:p>Amoureuse, copine, fiancée, compagne. Une blonde n'est pas mariée : elle devient alors la "femme" (de qqn).</text:p>
          </table:table-cell>
          <table:table-cell/>
          <table:table-cell office:value-type="string">
            <text:p>v</text:p>
          </table:table-cell>
          <table:table-cell office:value-type="string">
            <text:p>Est pas pire, ma blonde.</text:p>
          </table:table-cell>
          <table:table-cell office:value-type="string">
            <text:p>Elle est pas mal, ma copin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94249686">
            <text:p>1394249686</text:p>
          </table:table-cell>
          <table:table-cell office:value-type="float" office:value="17">
            <text:p>17</text:p>
          </table:table-cell>
          <table:table-cell table:number-columns-repeated="1009"/>
        </table:table-row>
        <table:table-row table:style-name="ro1">
          <table:table-cell office:value-type="string">
            <text:p>bobettes</text:p>
          </table:table-cell>
          <table:table-cell office:value-type="string">
            <text:p>Slip, culotte.</text:p>
          </table:table-cell>
          <table:table-cell office:value-type="string">
            <text:p>NULL</text:p>
          </table:table-cell>
          <table:table-cell office:value-type="string">
            <text:p>v</text:p>
          </table:table-cell>
          <table:table-cell office:value-type="string">
            <text:p>J'ai oublié de mettre des bobettes à matin.</text:p>
          </table:table-cell>
          <table:table-cell office:value-type="string">
            <text:p>J'ai oublié de mettre mon slip ce matin.</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pluriel</text:p>
          </table:table-cell>
          <table:table-cell office:value-type="string">
            <text:p>NULL</text:p>
          </table:table-cell>
          <table:table-cell office:value-type="float" office:value="1222222222">
            <text:p>1222222222</text:p>
          </table:table-cell>
          <table:table-cell office:value-type="float" office:value="1394249741">
            <text:p>1394249741</text:p>
          </table:table-cell>
          <table:table-cell office:value-type="float" office:value="18">
            <text:p>18</text:p>
          </table:table-cell>
          <table:table-cell table:number-columns-repeated="1009"/>
        </table:table-row>
        <table:table-row table:style-name="ro1">
          <table:table-cell office:value-type="string">
            <text:p>bolé</text:p>
          </table:table-cell>
          <table:table-cell office:value-type="string">
            <text:p>Personne intelligente, brillante.</text:p>
          </table:table-cell>
          <table:table-cell office:value-type="string">
            <text:p>NULL</text:p>
          </table:table-cell>
          <table:table-cell office:value-type="string">
            <text:p>v</text:p>
          </table:table-cell>
          <table:table-cell office:value-type="string">
            <text:p>Elle est bolée!!</text:p>
          </table:table-cell>
          <table:table-cell office:value-type="string">
            <text:p>Elle est super intelligente.</text:p>
          </table:table-cell>
          <table:table-cell office:value-type="string">
            <text:p>bollé(e), bolle, bole</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Transformation de "avoir du bol". Le bol étant la tête, le cerveau...</text:p>
          </table:table-cell>
          <table:table-cell office:value-type="float" office:value="1222222222">
            <text:p>1222222222</text:p>
          </table:table-cell>
          <table:table-cell office:value-type="float" office:value="1355749893">
            <text:p>1355749893</text:p>
          </table:table-cell>
          <table:table-cell office:value-type="float" office:value="9">
            <text:p>9</text:p>
          </table:table-cell>
          <table:table-cell table:number-columns-repeated="1009"/>
        </table:table-row>
        <table:table-row table:style-name="ro1">
          <table:table-cell office:value-type="string">
            <text:p>bonyenne !</text:p>
          </table:table-cell>
          <table:table-cell office:value-type="string">
            <text:p>Putain !</text:p>
          </table:table-cell>
          <table:table-cell office:value-type="string">
            <text:p>NULL</text:p>
          </table:table-cell>
          <table:table-cell office:value-type="string">
            <text:p>s</text:p>
          </table:table-cell>
          <table:table-cell office:value-type="string">
            <text:p>Putain !</text:p>
          </table:table-cell>
          <table:table-cell office:value-type="string">
            <text:p>bon rien (ne)</text:p>
          </table:table-cell>
          <table:table-cell/>
          <table:table-cell office:value-type="string">
            <text:p>bon - iène</text:p>
          </table:table-cell>
          <table:table-cell/>
          <table:table-cell table:number-columns-repeated="2" office:value-type="string">
            <text:p>NA</text:p>
          </table:table-cell>
          <table:table-cell office:value-type="string">
            <text:p>Bon dieu</text:p>
          </table:table-cell>
          <table:table-cell office:value-type="float" office:value="1222222222">
            <text:p>1222222222</text:p>
          </table:table-cell>
          <table:table-cell office:value-type="float" office:value="1355239633">
            <text:p>1355239633</text:p>
          </table:table-cell>
          <table:table-cell office:value-type="float" office:value="16">
            <text:p>16</text:p>
          </table:table-cell>
          <table:table-cell table:number-columns-repeated="1009"/>
        </table:table-row>
        <table:table-row table:style-name="ro1">
          <table:table-cell office:value-type="string">
            <text:p>Bordeaux</text:p>
          </table:table-cell>
          <table:table-cell office:value-type="string">
            <text:p>La prison de Montréal.</text:p>
          </table:table-cell>
          <table:table-cell office:value-type="string">
            <text:p>NULL</text:p>
          </table:table-cell>
          <table:table-cell office:value-type="string">
            <text:p>v</text:p>
          </table:table-cell>
          <table:table-cell office:value-type="string">
            <text:p>Il a passé 2 ans à Bordeaux.</text:p>
          </table:table-cell>
          <table:table-cell office:value-type="string">
            <text:p>Il a passé 2 ans dans la prison de Montréal.</text:p>
          </table:table-cell>
          <table:table-cell/>
          <table:table-cell office:value-type="string">
            <text:p>NULL</text:p>
          </table:table-cell>
          <table:table-cell office:value-type="string">
            <text:p>nom propre</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2">
          <table:table-cell office:value-type="string">
            <text:p>boss des bécosses</text:p>
          </table:table-cell>
          <table:table-cell office:value-type="string">
            <text:p>Se dit d'une personne qui se prend pour le patron d'un groupe qui ne veut pas de chef.</text:p>
          </table:table-cell>
          <table:table-cell office:value-type="string">
            <text:p>Se dit d'une personne qui se prend pour un patron important dans une petite affaire de moindre importance.</text:p>
          </table:table-cell>
          <table:table-cell office:value-type="string">
            <text:p>e</text:p>
          </table:table-cell>
          <table:table-cell office:value-type="string">
            <text:p>Fais pas ton boss des bécosses, Lortie.</text:p>
          </table:table-cell>
          <table:table-cell office:value-type="string">
            <text:p>N'essaie pas de décider pour nous, Roger.</text:p>
          </table:table-cell>
          <table:table-cell/>
          <table:table-cell office:value-type="string">
            <text:p>bosse des bécosses</text:p>
          </table:table-cell>
          <table:table-cell office:value-type="string">
            <text:p>NULL</text:p>
          </table:table-cell>
          <table:table-cell office:value-type="string">
            <text:p>masculin</text:p>
          </table:table-cell>
          <table:table-cell office:value-type="string">
            <text:p>singulier</text:p>
          </table:table-cell>
          <table:table-cell office:value-type="string">
            <text:p>De l'anglais "boss", patron;</text:p>
            <text:p>De l'anglais "back-house", petite cabane à l'arrière des maisons de campagne servant de toilettes (bécosse).</text:p>
          </table:table-cell>
          <table:table-cell office:value-type="float" office:value="1222222222">
            <text:p>1222222222</text:p>
          </table:table-cell>
          <table:table-cell office:value-type="float" office:value="1411282300">
            <text:p>1411282300</text:p>
          </table:table-cell>
          <table:table-cell office:value-type="float" office:value="11">
            <text:p>11</text:p>
          </table:table-cell>
          <table:table-cell table:number-columns-repeated="1009"/>
        </table:table-row>
        <table:table-row table:style-name="ro1">
          <table:table-cell office:value-type="string">
            <text:p>botche, butche</text:p>
          </table:table-cell>
          <table:table-cell office:value-type="string">
            <text:p>Mégot (de cigarette)</text:p>
          </table:table-cell>
          <table:table-cell office:value-type="string">
            <text:p>NULL</text:p>
          </table:table-cell>
          <table:table-cell office:value-type="string">
            <text:p>v</text:p>
          </table:table-cell>
          <table:table-cell office:value-type="string">
            <text:p>Oussé que tu veux que je mette mon botche ?</text:p>
          </table:table-cell>
          <table:table-cell office:value-type="string">
            <text:p>Où veux-tu que je mette mon mégot ?</text:p>
          </table:table-cell>
          <table:table-cell/>
          <table:table-cell office:value-type="string">
            <text:p>bot'ch, à l'anglais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cigarette) Butt", un mégot.</text:p>
          </table:table-cell>
          <table:table-cell office:value-type="float" office:value="1222222222">
            <text:p>1222222222</text:p>
          </table:table-cell>
          <table:table-cell office:value-type="float" office:value="1410649682">
            <text:p>1410649682</text:p>
          </table:table-cell>
          <table:table-cell office:value-type="float" office:value="1">
            <text:p>1</text:p>
          </table:table-cell>
          <table:table-cell table:number-columns-repeated="1009"/>
        </table:table-row>
        <table:table-row table:style-name="ro1">
          <table:table-cell office:value-type="string">
            <text:p>botté</text:p>
          </table:table-cell>
          <table:table-cell office:value-type="string">
            <text:p>Coup de pied, au sport.</text:p>
          </table:table-cell>
          <table:table-cell office:value-type="string">
            <text:p>NULL</text:p>
          </table:table-cell>
          <table:table-cell office:value-type="string">
            <text:p>v</text:p>
          </table:table-cell>
          <table:table-cell office:value-type="string">
            <text:p>Ya faite un botté de 50 verges, drette entre les poteaux.</text:p>
          </table:table-cell>
          <table:table-cell office:value-type="string">
            <text:p>Il a réalisé un coup de pied d'une distance de 50 verges, en plein entre les poteaux (Football américain).</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422208562">
            <text:p>1422208562</text:p>
          </table:table-cell>
          <table:table-cell office:value-type="float" office:value="0">
            <text:p>0</text:p>
          </table:table-cell>
          <table:table-cell table:number-columns-repeated="1009"/>
        </table:table-row>
        <table:table-row table:style-name="ro1">
          <table:table-cell office:value-type="string">
            <text:p>boules</text:p>
          </table:table-cell>
          <table:table-cell office:value-type="string">
            <text:p>Seins.</text:p>
          </table:table-cell>
          <table:table-cell office:value-type="string">
            <text:p>NULL</text:p>
          </table:table-cell>
          <table:table-cell office:value-type="string">
            <text:p>v</text:p>
          </table:table-cell>
          <table:table-cell office:value-type="string">
            <text:p>Méchante paire de boules.</text:p>
          </table:table-cell>
          <table:table-cell office:value-type="string">
            <text:p>Gros nichons.</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pluriel</text:p>
          </table:table-cell>
          <table:table-cell office:value-type="string">
            <text:p>NULL</text:p>
          </table:table-cell>
          <table:table-cell office:value-type="float" office:value="1222222222">
            <text:p>1222222222</text:p>
          </table:table-cell>
          <table:table-cell office:value-type="float" office:value="1386450006">
            <text:p>1386450006</text:p>
          </table:table-cell>
          <table:table-cell office:value-type="float" office:value="3">
            <text:p>3</text:p>
          </table:table-cell>
          <table:table-cell table:number-columns-repeated="1009"/>
        </table:table-row>
        <table:table-row table:style-name="ro1">
          <table:table-cell office:value-type="string">
            <text:p>bourré</text:p>
          </table:table-cell>
          <table:table-cell office:value-type="string">
            <text:p>Repu (de nourriture).</text:p>
          </table:table-cell>
          <table:table-cell office:value-type="string">
            <text:p>NULL</text:p>
          </table:table-cell>
          <table:table-cell office:value-type="string">
            <text:p>v</text:p>
          </table:table-cell>
          <table:table-cell office:value-type="string">
            <text:p>J'ai déjà trop mangé, merci, je suis vraiment bourré.</text:p>
          </table:table-cell>
          <table:table-cell office:value-type="string">
            <text:p>NULL</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bourse</text:p>
          </table:table-cell>
          <table:table-cell office:value-type="string">
            <text:p>Sac à main</text:p>
          </table:table-cell>
          <table:table-cell office:value-type="string">
            <text:p>NULL</text:p>
          </table:table-cell>
          <table:table-cell office:value-type="string">
            <text:p>v</text:p>
          </table:table-cell>
          <table:table-cell office:value-type="string">
            <text:p>J'ai oublié ma bourse au restaurant.</text:p>
          </table:table-cell>
          <table:table-cell office:value-type="string">
            <text:p>J'ai oublié mon sac à main au restaurant.</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ozo (faire le)</text:p>
          </table:table-cell>
          <table:table-cell office:value-type="string">
            <text:p>Faire le clown, faire l'idiot.</text:p>
          </table:table-cell>
          <table:table-cell office:value-type="string">
            <text:p>NULL</text:p>
          </table:table-cell>
          <table:table-cell office:value-type="string">
            <text:p>e</text:p>
          </table:table-cell>
          <table:table-cell office:value-type="string">
            <text:p>Arrête de faire le bozo, Marc !</text:p>
          </table:table-cell>
          <table:table-cell office:value-type="string">
            <text:p>Arrête de faire l'idiot, Marc !</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brailler</text:p>
          </table:table-cell>
          <table:table-cell office:value-type="string">
            <text:p>Pleurer abondamment.</text:p>
          </table:table-cell>
          <table:table-cell office:value-type="string">
            <text:p>Pleurer sans bonne raison.</text:p>
          </table:table-cell>
          <table:table-cell office:value-type="string">
            <text:p>v</text:p>
          </table:table-cell>
          <table:table-cell office:value-type="string">
            <text:p>La ptite s'est pêté la gueule, pis elle braillait, elle braillait !</text:p>
          </table:table-cell>
          <table:table-cell office:value-type="string">
            <text:p>La môme s'est pété la gueule, et elle pleurait, elle pleurait !</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5151337">
            <text:p>1365151337</text:p>
          </table:table-cell>
          <table:table-cell office:value-type="float" office:value="3">
            <text:p>3</text:p>
          </table:table-cell>
          <table:table-cell table:number-columns-repeated="1009"/>
        </table:table-row>
        <table:table-row table:style-name="ro1">
          <table:table-cell office:value-type="string">
            <text:p>branler</text:p>
          </table:table-cell>
          <table:table-cell office:value-type="string">
            <text:p>Bouger, remuer. </text:p>
          </table:table-cell>
          <table:table-cell office:value-type="string">
            <text:p>NULL</text:p>
          </table:table-cell>
          <table:table-cell office:value-type="string">
            <text:p>e</text:p>
          </table:table-cell>
          <table:table-cell office:value-type="string">
            <text:p>Branlez-vous!</text:p>
          </table:table-cell>
          <table:table-cell office:value-type="string">
            <text:p>Remuez-vous!</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brassière</text:p>
          </table:table-cell>
          <table:table-cell office:value-type="string">
            <text:p>Soutien-gorge</text:p>
          </table:table-cell>
          <table:table-cell office:value-type="string">
            <text:p>NULL</text:p>
          </table:table-cell>
          <table:table-cell office:value-type="string">
            <text:p>v</text:p>
          </table:table-cell>
          <table:table-cell office:value-type="string">
            <text:p>Elle a lancé sa brassière dans la foule.</text:p>
          </table:table-cell>
          <table:table-cell office:value-type="string">
            <text:p>Elle a lancé son soutien-gorge dans la foul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Revenir</text:p>
          </table:table-cell>
          <table:table-cell office:value-type="string">
            <text:p>Tenir au courant.</text:p>
          </table:table-cell>
          <table:table-cell/>
          <table:table-cell office:value-type="string">
            <text:p>v</text:p>
          </table:table-cell>
          <table:table-cell office:value-type="string">
            <text:p>Concernant ce dossier-là, je te reviens.</text:p>
          </table:table-cell>
          <table:table-cell office:value-type="string">
            <text:p>Concernant ce dossier-là, je t'en reparle bientôt.</text:p>
          </table:table-cell>
          <table:table-cell table:number-columns-repeated="2"/>
          <table:table-cell office:value-type="string">
            <text:p>verbe</text:p>
          </table:table-cell>
          <table:table-cell table:number-columns-repeated="2" office:value-type="string">
            <text:p>NA</text:p>
          </table:table-cell>
          <table:table-cell/>
          <table:table-cell table:number-columns-repeated="2" office:value-type="float" office:value="1353521431">
            <text:p>1353521431</text:p>
          </table:table-cell>
          <table:table-cell office:value-type="float" office:value="0">
            <text:p>0</text:p>
          </table:table-cell>
          <table:table-cell table:number-columns-repeated="1009"/>
        </table:table-row>
        <table:table-row table:style-name="ro1">
          <table:table-cell office:value-type="string">
            <text:p>bretter</text:p>
          </table:table-cell>
          <table:table-cell office:value-type="string">
            <text:p>Perdre son temps à une activité inutile. <text:s/></text:p>
          </table:table-cell>
          <table:table-cell office:value-type="string">
            <text:p>NULL</text:p>
          </table:table-cell>
          <table:table-cell office:value-type="string">
            <text:p>v</text:p>
          </table:table-cell>
          <table:table-cell office:value-type="string">
            <text:p>Arrête de bretter.</text:p>
          </table:table-cell>
          <table:table-cell office:value-type="string">
            <text:p>Arrête de glander.</text:p>
          </table:table-cell>
          <table:table-cell/>
          <table:table-cell office:value-type="string">
            <text:p>brèter</text:p>
          </table:table-cell>
          <table:table-cell office:value-type="string">
            <text:p>verbe</text:p>
          </table:table-cell>
          <table:table-cell table:number-columns-repeated="2" office:value-type="string">
            <text:p>NA</text:p>
          </table:table-cell>
          <table:table-cell office:value-type="string">
            <text:p>Un bretteur en vieux français est une personne qui cherche les ennuis, à l'époque où on se battait à l'épée. La brette est une sorte d'épée.</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briser</text:p>
          </table:table-cell>
          <table:table-cell office:value-type="string">
            <text:p>Casser</text:p>
          </table:table-cell>
          <table:table-cell office:value-type="string">
            <text:p>NULL</text:p>
          </table:table-cell>
          <table:table-cell office:value-type="string">
            <text:p>v</text:p>
          </table:table-cell>
          <table:table-cell office:value-type="string">
            <text:p>J'ai brisé le vase.</text:p>
          </table:table-cell>
          <table:table-cell office:value-type="string">
            <text:p>J'ai cassé le vas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broches</text:p>
          </table:table-cell>
          <table:table-cell office:value-type="string">
            <text:p>Appareil dentaire.</text:p>
          </table:table-cell>
          <table:table-cell office:value-type="string">
            <text:p>NULL</text:p>
          </table:table-cell>
          <table:table-cell office:value-type="string">
            <text:p>v</text:p>
          </table:table-cell>
          <table:table-cell office:value-type="string">
            <text:p>Je me suis fait poser des broches, pis j'ai l'air d'une antenne de télé.</text:p>
          </table:table-cell>
          <table:table-cell office:value-type="string">
            <text:p>Je me suis fait posé un appareil dentaire et j'ai l'air d'une antenne de télé</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pluriel</text:p>
          </table:table-cell>
          <table:table-cell office:value-type="string">
            <text:p>NULL</text:p>
          </table:table-cell>
          <table:table-cell office:value-type="float" office:value="1222222222">
            <text:p>1222222222</text:p>
          </table:table-cell>
          <table:table-cell office:value-type="float" office:value="1308320592">
            <text:p>1308320592</text:p>
          </table:table-cell>
          <table:table-cell office:value-type="float" office:value="0">
            <text:p>0</text:p>
          </table:table-cell>
          <table:table-cell table:number-columns-repeated="1009"/>
        </table:table-row>
        <table:table-row table:style-name="ro1">
          <table:table-cell office:value-type="string">
            <text:p>broue</text:p>
          </table:table-cell>
          <table:table-cell office:value-type="string">
            <text:p>Mousse, écume (principalement celle de la bière).</text:p>
          </table:table-cell>
          <table:table-cell office:value-type="string">
            <text:p>Une bière (de la même manière qu'une "mousse" en France est une bière)</text:p>
          </table:table-cell>
          <table:table-cell office:value-type="string">
            <text:p>v</text:p>
          </table:table-cell>
          <table:table-cell office:value-type="string">
            <text:p>Ben voyons-donc, tu sais pas verser d'la bière toé, t'as tu vu la broue!?</text:p>
          </table:table-cell>
          <table:table-cell office:value-type="string">
            <text:p>Allons-donc, tu ne sais pas servir la bière, t'as vu la quantité de mousse !?</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run</text:p>
          </table:table-cell>
          <table:table-cell office:value-type="string">
            <text:p>En France on emploie souvent le mot "marron" à la place de "brun". Au Québec, on dit toujours "brun".</text:p>
          </table:table-cell>
          <table:table-cell office:value-type="string">
            <text:p>Billet de 100 dollars (qui est de couleur brune)</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bs</text:p>
          </table:table-cell>
          <table:table-cell office:value-type="string">
            <text:p>Ancien système d'aide sociale québécois, initiale de Bien-être Social, équivalent du RMI français.</text:p>
          </table:table-cell>
          <table:table-cell office:value-type="string">
            <text:p>Par extension, personne qui ne vaut pas grand-chose.</text:p>
          </table:table-cell>
          <table:table-cell office:value-type="string">
            <text:p>v</text:p>
          </table:table-cell>
          <table:table-cell office:value-type="string">
            <text:p>Ti-jean est su'l' bs.</text:p>
          </table:table-cell>
          <table:table-cell office:value-type="string">
            <text:p>Ti-jean est pris en charge par l'aide sociale de l'état.</text:p>
          </table:table-cell>
          <table:table-cell/>
          <table:table-cell office:value-type="string">
            <text:p>bé esse</text:p>
          </table:table-cell>
          <table:table-cell office:value-type="string">
            <text:p>autre</text:p>
          </table:table-cell>
          <table:table-cell office:value-type="string">
            <text:p>NA</text:p>
          </table:table-cell>
          <table:table-cell office:value-type="string">
            <text:p>singulier</text:p>
          </table:table-cell>
          <table:table-cell office:value-type="string">
            <text:p>De Bien-être Social, l'ancien système d'aide sociale québécois.</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bumpeur</text:p>
          </table:table-cell>
          <table:table-cell office:value-type="string">
            <text:p>Pare-choc de voiture.</text:p>
          </table:table-cell>
          <table:table-cell office:value-type="string">
            <text:p>NULL</text:p>
          </table:table-cell>
          <table:table-cell office:value-type="string">
            <text:p>v</text:p>
          </table:table-cell>
          <table:table-cell office:value-type="string">
            <text:p>On était bumpeur à bumpeur su l'autoroute jusqu'à St-Jérôme.</text:p>
          </table:table-cell>
          <table:table-cell office:value-type="string">
            <text:p>Nous étions à la queue-leu-leu sur l'autoroute jusqu'à Lille.</text:p>
          </table:table-cell>
          <table:table-cell/>
          <table:table-cell office:value-type="string">
            <text:p>bomme-peur, bumper (à l'anglais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boeufs (les)</text:p>
          </table:table-cell>
          <table:table-cell office:value-type="string">
            <text:p>Les policiers (seulement au pluriel ).</text:p>
          </table:table-cell>
          <table:table-cell office:value-type="string">
            <text:p>Surnom du mode 4-roues motrices à basse vitesse sur les véhicules sport-utilitaires.</text:p>
          </table:table-cell>
          <table:table-cell office:value-type="string">
            <text:p>v</text:p>
          </table:table-cell>
          <table:table-cell office:value-type="string">
            <text:p>Y'avait trois autobus rempli de boeufs.</text:p>
          </table:table-cell>
          <table:table-cell office:value-type="string">
            <text:p>Il y avait trois autobus rempli de policiers.</text:p>
          </table:table-cell>
          <table:table-cell/>
          <table:table-cell office:value-type="string">
            <text:p>lè beu</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87293585">
            <text:p>1387293585</text:p>
          </table:table-cell>
          <table:table-cell office:value-type="float" office:value="3">
            <text:p>3</text:p>
          </table:table-cell>
          <table:table-cell table:number-columns-repeated="1009"/>
        </table:table-row>
        <table:table-row table:style-name="ro2">
          <table:table-cell office:value-type="string">
            <text:p>c'est beau</text:p>
          </table:table-cell>
          <table:table-cell office:value-type="string">
            <text:p>C'est bon, c'est prêt.</text:p>
            <text:p/>
          </table:table-cell>
          <table:table-cell office:value-type="string">
            <text:p>C'est normal</text:p>
          </table:table-cell>
          <table:table-cell office:value-type="string">
            <text:p>v</text:p>
          </table:table-cell>
          <table:table-cell office:value-type="string">
            <text:p>C'est beau, tu peux y aller, ya pas de char.</text:p>
            <text:p/>
          </table:table-cell>
          <table:table-cell office:value-type="string">
            <text:p>C'est bon, tu peux y aller, il n'y a pas de voiture.</text:p>
            <text:p/>
          </table:table-cell>
          <table:table-cell office:value-type="string">
            <text:p>C'est ben beau. : C'est correct.</text:p>
          </table:table-cell>
          <table:table-cell office:value-type="string">
            <text:p>NULL</text:p>
          </table:table-cell>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94347436">
            <text:p>1294347436</text:p>
          </table:table-cell>
          <table:table-cell office:value-type="float" office:value="6">
            <text:p>6</text:p>
          </table:table-cell>
          <table:table-cell table:number-columns-repeated="1009"/>
        </table:table-row>
        <table:table-row table:style-name="ro1">
          <table:table-cell office:value-type="string">
            <text:p>Caquiste</text:p>
          </table:table-cell>
          <table:table-cell office:value-type="string">
            <text:p>Partisan de la Coalition Avenir Québec (CAQ)</text:p>
          </table:table-cell>
          <table:table-cell/>
          <table:table-cell office:value-type="string">
            <text:p>v</text:p>
          </table:table-cell>
          <table:table-cell table:number-columns-repeated="4"/>
          <table:table-cell office:value-type="string">
            <text:p>nom propre</text:p>
          </table:table-cell>
          <table:table-cell office:value-type="string">
            <text:p>invariable</text:p>
          </table:table-cell>
          <table:table-cell office:value-type="string">
            <text:p>singulier</text:p>
          </table:table-cell>
          <table:table-cell office:value-type="string">
            <text:p>De la prononciation du sigle CAQ, avec le suffixe -iste</text:p>
          </table:table-cell>
          <table:table-cell table:number-columns-repeated="2" office:value-type="float" office:value="1375755961">
            <text:p>1375755961</text:p>
          </table:table-cell>
          <table:table-cell office:value-type="float" office:value="0">
            <text:p>0</text:p>
          </table:table-cell>
          <table:table-cell table:number-columns-repeated="1009"/>
        </table:table-row>
        <table:table-row table:style-name="ro1">
          <table:table-cell office:value-type="string">
            <text:p>c'est correc'</text:p>
          </table:table-cell>
          <table:table-cell office:value-type="string">
            <text:p>C'est bon</text:p>
          </table:table-cell>
          <table:table-cell office:value-type="string">
            <text:p>C'est juste</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c'est mon bag</text:p>
          </table:table-cell>
          <table:table-cell office:value-type="string">
            <text:p>C'est ma passion.</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ça prend</text:p>
          </table:table-cell>
          <table:table-cell office:value-type="string">
            <text:p>Il est nécessaire d'avoir.</text:p>
          </table:table-cell>
          <table:table-cell office:value-type="string">
            <text:p>NULL</text:p>
          </table:table-cell>
          <table:table-cell office:value-type="string">
            <text:p>e</text:p>
          </table:table-cell>
          <table:table-cell office:value-type="string">
            <text:p>Ça prend un permis pour chauffer un char.</text:p>
          </table:table-cell>
          <table:table-cell office:value-type="string">
            <text:p>Il est nécessaire d'avoir un permis pour conduire une voiture.</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abane à sucre</text:p>
          </table:table-cell>
          <table:table-cell office:value-type="string">
            <text:p>Maison en bois, dans l'érablière, où l'on fête au printemps la récolte du sirop d'érabl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cadran</text:p>
          </table:table-cell>
          <table:table-cell office:value-type="string">
            <text:p>Réveil-Matin</text:p>
          </table:table-cell>
          <table:table-cell office:value-type="string">
            <text:p>NULL</text:p>
          </table:table-cell>
          <table:table-cell office:value-type="string">
            <text:p>v</text:p>
          </table:table-cell>
          <table:table-cell office:value-type="string">
            <text:p>T'as-tu mis le cadran pour demain matin ?</text:p>
          </table:table-cell>
          <table:table-cell office:value-type="string">
            <text:p>As-tu réglé le réveil pour demain matin ?</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31757135">
            <text:p>1331757135</text:p>
          </table:table-cell>
          <table:table-cell office:value-type="float" office:value="0">
            <text:p>0</text:p>
          </table:table-cell>
          <table:table-cell table:number-columns-repeated="1009"/>
        </table:table-row>
        <table:table-row table:style-name="ro1">
          <table:table-cell office:value-type="string">
            <text:p>caler</text:p>
          </table:table-cell>
          <table:table-cell office:value-type="string">
            <text:p>Boire cul-sec un verre de quelque chose.</text:p>
          </table:table-cell>
          <table:table-cell office:value-type="string">
            <text:p>Enfoncer (sens propre).</text:p>
          </table:table-cell>
          <table:table-cell office:value-type="string">
            <text:p>v</text:p>
          </table:table-cell>
          <table:table-cell office:value-type="string">
            <text:p>Enwoye, et glou et glou, cale ta bière !</text:p>
          </table:table-cell>
          <table:table-cell office:value-type="string">
            <text:p>Allez, bois ta bière cul-sec !</text:p>
          </table:table-cell>
          <table:table-cell/>
          <table:table-cell office:value-type="string">
            <text:p>caler, sans accent sur le a, comme dans « matin »</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70929147">
            <text:p>1370929147</text:p>
          </table:table-cell>
          <table:table-cell office:value-type="float" office:value="1">
            <text:p>1</text:p>
          </table:table-cell>
          <table:table-cell table:number-columns-repeated="1009"/>
        </table:table-row>
        <table:table-row table:style-name="ro1">
          <table:table-cell office:value-type="string">
            <text:p>caller</text:p>
          </table:table-cell>
          <table:table-cell office:value-type="string">
            <text:p>Commander.</text:p>
          </table:table-cell>
          <table:table-cell office:value-type="string">
            <text:p>Appeler un animal avec un appeau ou en imitant le bruit.</text:p>
          </table:table-cell>
          <table:table-cell office:value-type="string">
            <text:p>v</text:p>
          </table:table-cell>
          <table:table-cell office:value-type="string">
            <text:p>Caller une pizza.</text:p>
          </table:table-cell>
          <table:table-cell office:value-type="string">
            <text:p>Commander une pizza.</text:p>
          </table:table-cell>
          <table:table-cell/>
          <table:table-cell office:value-type="string">
            <text:p>câler, "a" très près du "o"</text:p>
          </table:table-cell>
          <table:table-cell office:value-type="string">
            <text:p>verbe</text:p>
          </table:table-cell>
          <table:table-cell table:number-columns-repeated="2" office:value-type="string">
            <text:p>NA</text:p>
          </table:table-cell>
          <table:table-cell office:value-type="string">
            <text:p>De l'anglais "to call", appeler.</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aller malade</text:p>
          </table:table-cell>
          <table:table-cell office:value-type="string">
            <text:p>Se déclarer malade, se faire porter pâle.</text:p>
          </table:table-cell>
          <table:table-cell office:value-type="string">
            <text:p>NULL</text:p>
          </table:table-cell>
          <table:table-cell office:value-type="string">
            <text:p>e</text:p>
          </table:table-cell>
          <table:table-cell office:value-type="string">
            <text:p>J'avais tellement pas le goût de travailler hier que j'ai calé malade.</text:p>
          </table:table-cell>
          <table:table-cell office:value-type="string">
            <text:p>Je n'avais tellement pas envie de bosser hier que je me suis fait porté pâle.</text:p>
          </table:table-cell>
          <table:table-cell/>
          <table:table-cell office:value-type="string">
            <text:p>Cawler</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77201995">
            <text:p>1377201995</text:p>
          </table:table-cell>
          <table:table-cell office:value-type="float" office:value="1">
            <text:p>1</text:p>
          </table:table-cell>
          <table:table-cell table:number-columns-repeated="1009"/>
        </table:table-row>
        <table:table-row table:style-name="ro1">
          <table:table-cell office:value-type="string">
            <text:p>calvaire !</text:p>
          </table:table-cell>
          <table:table-cell office:value-type="string">
            <text:p>Putain !</text:p>
          </table:table-cell>
          <table:table-cell office:value-type="string">
            <text:p>NULL</text:p>
          </table:table-cell>
          <table:table-cell office:value-type="string">
            <text:p>s</text:p>
          </table:table-cell>
          <table:table-cell office:value-type="string">
            <text:p>Calvaire! J'chré jamais capabe de sortir mon char!</text:p>
          </table:table-cell>
          <table:table-cell office:value-type="string">
            <text:p>Putain, je ne pourrai jamais sortir ma voiture !</text:p>
          </table:table-cell>
          <table:table-cell/>
          <table:table-cell office:value-type="string">
            <text:p>NULL</text:p>
          </table:table-cell>
          <table:table-cell/>
          <table:table-cell table:number-columns-repeated="2" office:value-type="string">
            <text:p>NA</text:p>
          </table:table-cell>
          <table:table-cell office:value-type="string">
            <text:p>Calvaire : La souffrance du Christ</text:p>
          </table:table-cell>
          <table:table-cell office:value-type="float" office:value="1222222222">
            <text:p>1222222222</text:p>
          </table:table-cell>
          <table:table-cell office:value-type="float" office:value="1394097895">
            <text:p>1394097895</text:p>
          </table:table-cell>
          <table:table-cell office:value-type="float" office:value="3">
            <text:p>3</text:p>
          </table:table-cell>
          <table:table-cell table:number-columns-repeated="1009"/>
        </table:table-row>
        <table:table-row table:style-name="ro1">
          <table:table-cell office:value-type="string">
            <text:p>camisole</text:p>
          </table:table-cell>
          <table:table-cell office:value-type="string">
            <text:p>Débardeur, pour homme et femm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an(-ne)</text:p>
          </table:table-cell>
          <table:table-cell office:value-type="string">
            <text:p>Boîte de conserve.</text:p>
          </table:table-cell>
          <table:table-cell office:value-type="string">
            <text:p>Cannette</text:p>
          </table:table-cell>
          <table:table-cell office:value-type="string">
            <text:p>e</text:p>
          </table:table-cell>
          <table:table-cell office:value-type="string">
            <text:p>Y'a rien comme une canne de bine au lard sur le feu!</text:p>
          </table:table-cell>
          <table:table-cell office:value-type="string">
            <text:p>Il n'y a rien tel qu'une boîte de haricots au lard sur le feu!</text:p>
          </table:table-cell>
          <table:table-cell/>
          <table:table-cell office:value-type="string">
            <text:p>canne</text:p>
          </table:table-cell>
          <table:table-cell office:value-type="string">
            <text:p>nom commun</text:p>
          </table:table-cell>
          <table:table-cell office:value-type="string">
            <text:p>féminin</text:p>
          </table:table-cell>
          <table:table-cell office:value-type="string">
            <text:p>NA</text:p>
          </table:table-cell>
          <table:table-cell office:value-type="string">
            <text:p>De l'anglais, "can"</text:p>
          </table:table-cell>
          <table:table-cell office:value-type="float" office:value="1222222222">
            <text:p>1222222222</text:p>
          </table:table-cell>
          <table:table-cell office:value-type="float" office:value="1305899099">
            <text:p>1305899099</text:p>
          </table:table-cell>
          <table:table-cell office:value-type="float" office:value="0">
            <text:p>0</text:p>
          </table:table-cell>
          <table:table-cell table:number-columns-repeated="1009"/>
        </table:table-row>
        <table:table-row table:style-name="ro1">
          <table:table-cell office:value-type="string">
            <text:p>canal</text:p>
          </table:table-cell>
          <table:table-cell office:value-type="string">
            <text:p>Chaîne (de télé).</text:p>
          </table:table-cell>
          <table:table-cell office:value-type="string">
            <text:p>NULL</text:p>
          </table:table-cell>
          <table:table-cell office:value-type="string">
            <text:p>v</text:p>
          </table:table-cell>
          <table:table-cell office:value-type="string">
            <text:p>Change de canal, c'est plate à mort.</text:p>
          </table:table-cell>
          <table:table-cell office:value-type="string">
            <text:p>Change de chaîne, c'est ennuyant à mourir.</text:p>
          </table:table-cell>
          <table:table-cell/>
          <table:table-cell office:value-type="string">
            <text:p>cana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anceller</text:p>
          </table:table-cell>
          <table:table-cell office:value-type="string">
            <text:p>Annuler</text:p>
          </table:table-cell>
          <table:table-cell office:value-type="string">
            <text:p>NULL</text:p>
          </table:table-cell>
          <table:table-cell office:value-type="string">
            <text:p>v</text:p>
          </table:table-cell>
          <table:table-cell office:value-type="string">
            <text:p>J'ai cancelé mon rendez-vous à soir, fack je peux venir.</text:p>
          </table:table-cell>
          <table:table-cell office:value-type="string">
            <text:p>J'ai annulé mon rendez-vous de ce soir, je peux donc venir.</text:p>
          </table:table-cell>
          <table:table-cell/>
          <table:table-cell office:value-type="string">
            <text:p>cancélé ou cancèlé</text:p>
          </table:table-cell>
          <table:table-cell office:value-type="string">
            <text:p>verbe</text:p>
          </table:table-cell>
          <table:table-cell table:number-columns-repeated="2" office:value-type="string">
            <text:p>NA</text:p>
          </table:table-cell>
          <table:table-cell office:value-type="string">
            <text:p>De l'anglais "to cancel", annuler.</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anter (se) </text:p>
          </table:table-cell>
          <table:table-cell office:value-type="string">
            <text:p>Se poser, s'installer.</text:p>
          </table:table-cell>
          <table:table-cell office:value-type="string">
            <text:p>Se coucher.</text:p>
          </table:table-cell>
          <table:table-cell office:value-type="string">
            <text:p>v</text:p>
          </table:table-cell>
          <table:table-cell office:value-type="string">
            <text:p>Bon ben yé tard, j'va aller me canter.</text:p>
          </table:table-cell>
          <table:table-cell office:value-type="string">
            <text:p>Ouais... il se fait tard, je vais aller me coucher.</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apot</text:p>
          </table:table-cell>
          <table:table-cell office:value-type="string">
            <text:p>Manteau.</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ardinal</text:p>
          </table:table-cell>
          <table:table-cell office:value-type="string">
            <text:p>Oiseau nord-américain au plumage rouge vif.</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arreauté</text:p>
          </table:table-cell>
          <table:table-cell office:value-type="string">
            <text:p>À carreaux, en parlant d'un tissu ou d'une feuille de papier.</text:p>
          </table:table-cell>
          <table:table-cell office:value-type="string">
            <text:p>NULL</text:p>
          </table:table-cell>
          <table:table-cell office:value-type="string">
            <text:p>v</text:p>
          </table:table-cell>
          <table:table-cell office:value-type="string">
            <text:p>À ' cabane à sucre, ils ont des maudites belles nappes carreautés.</text:p>
          </table:table-cell>
          <table:table-cell office:value-type="string">
            <text:p>À la cabane à sucre, ils ont de fort belles nappes à carreaux.</text:p>
          </table:table-cell>
          <table:table-cell/>
          <table:table-cell office:value-type="string">
            <text:p>Carotté</text:p>
          </table:table-cell>
          <table:table-cell office:value-type="string">
            <text:p>adjectif</text:p>
          </table:table-cell>
          <table:table-cell office:value-type="string">
            <text:p>masculin</text:p>
          </table:table-cell>
          <table:table-cell office:value-type="string">
            <text:p>singulier</text:p>
          </table:table-cell>
          <table:table-cell office:value-type="string">
            <text:p>De carreau.</text:p>
          </table:table-cell>
          <table:table-cell office:value-type="float" office:value="1222222222">
            <text:p>1222222222</text:p>
          </table:table-cell>
          <table:table-cell office:value-type="float" office:value="1305899293">
            <text:p>1305899293</text:p>
          </table:table-cell>
          <table:table-cell office:value-type="float" office:value="2">
            <text:p>2</text:p>
          </table:table-cell>
          <table:table-cell table:number-columns-repeated="1009"/>
        </table:table-row>
        <table:table-row table:style-name="ro1">
          <table:table-cell office:value-type="string">
            <text:p>carte-soleil</text:p>
          </table:table-cell>
          <table:table-cell office:value-type="string">
            <text:p>Carte d'assurance maladie ("carte vitale" en France). Il y a une photo de soleil couchant sur cette carte.</text:p>
          </table:table-cell>
          <table:table-cell office:value-type="string">
            <text:p>NULL</text:p>
          </table:table-cell>
          <table:table-cell office:value-type="string">
            <text:p>v</text:p>
          </table:table-cell>
          <table:table-cell office:value-type="string">
            <text:p>Il faut toujours avoir sa carte-soleil quand on va à 'pital.</text:p>
          </table:table-cell>
          <table:table-cell office:value-type="string">
            <text:p>Il faut toujours avoir sa carte vitale sur soi lorsqu'on se rend à l'hôpita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2">
          <table:table-cell office:value-type="string">
            <text:p>cassé</text:p>
          </table:table-cell>
          <table:table-cell office:value-type="string">
            <text:p>Fauché, sans le sou.</text:p>
          </table:table-cell>
          <table:table-cell office:value-type="string">
            <text:p>Je t'ai bouché, je t'ai eu.</text:p>
          </table:table-cell>
          <table:table-cell office:value-type="string">
            <text:p>v</text:p>
          </table:table-cell>
          <table:table-cell office:value-type="string">
            <text:p>Chu cassé, je peux pas sortir à soère.</text:p>
          </table:table-cell>
          <table:table-cell office:value-type="string">
            <text:p>Je suis fauché, je ne peux pas sortir ce soir.</text:p>
          </table:table-cell>
          <table:table-cell/>
          <table:table-cell office:value-type="string">
            <text:p>NULL</text:p>
          </table:table-cell>
          <table:table-cell office:value-type="string">
            <text:p>adjectif</text:p>
          </table:table-cell>
          <table:table-cell office:value-type="string">
            <text:p>NA</text:p>
          </table:table-cell>
          <table:table-cell office:value-type="string">
            <text:p>singulier</text:p>
          </table:table-cell>
          <table:table-cell office:value-type="string">
            <text:p>Définition 1 : De l'anglais "broke", cassé.</text:p>
            <text:p>Définition 2 : Coup de coeur des ados Québécois tiré de "Brice de Nice" avec Jean DuJardin.</text:p>
          </table:table-cell>
          <table:table-cell office:value-type="float" office:value="1222222222">
            <text:p>1222222222</text:p>
          </table:table-cell>
          <table:table-cell office:value-type="float" office:value="1368943392">
            <text:p>1368943392</text:p>
          </table:table-cell>
          <table:table-cell office:value-type="float" office:value="0">
            <text:p>0</text:p>
          </table:table-cell>
          <table:table-cell table:number-columns-repeated="1009"/>
        </table:table-row>
        <table:table-row table:style-name="ro1">
          <table:table-cell office:value-type="string">
            <text:p>casse-tête</text:p>
          </table:table-cell>
          <table:table-cell office:value-type="string">
            <text:p>Puzzle</text:p>
          </table:table-cell>
          <table:table-cell office:value-type="string">
            <text:p>NULL</text:p>
          </table:table-cell>
          <table:table-cell office:value-type="string">
            <text:p>v</text:p>
          </table:table-cell>
          <table:table-cell office:value-type="string">
            <text:p>Le ti-gars fait un casse-tête, pis il lui manque une pièce.</text:p>
          </table:table-cell>
          <table:table-cell office:value-type="string">
            <text:p>Le gamin fait un puzzle, et il lui manque une pièce.</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table:number-columns-repeated="2" office:value-type="string">
            <text:p>NULL</text:p>
          </table:table-cell>
          <table:table-cell office:value-type="float" office:value="1305899382">
            <text:p>1305899382</text:p>
          </table:table-cell>
          <table:table-cell office:value-type="float" office:value="1">
            <text:p>1</text:p>
          </table:table-cell>
          <table:table-cell table:number-columns-repeated="1009"/>
        </table:table-row>
        <table:table-row table:style-name="ro1">
          <table:table-cell office:value-type="string">
            <text:p>casser un moteur</text:p>
          </table:table-cell>
          <table:table-cell office:value-type="string">
            <text:p>Roder un moteur/une voiture, c'est-à-dire ne pas rouler trop vite au début quand la voiture est neuve.</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ave</text:p>
          </table:table-cell>
          <table:table-cell office:value-type="string">
            <text:p>Idiot. Stupide.</text:p>
          </table:table-cell>
          <table:table-cell office:value-type="string">
            <text:p>Sous-sol (même habitable).</text:p>
          </table:table-cell>
          <table:table-cell office:value-type="string">
            <text:p>v</text:p>
          </table:table-cell>
          <table:table-cell office:value-type="string">
            <text:p>Yé cave ton frère.</text:p>
          </table:table-cell>
          <table:table-cell office:value-type="string">
            <text:p>Il est idiot ton frèr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94463060">
            <text:p>1294463060</text:p>
          </table:table-cell>
          <table:table-cell office:value-type="float" office:value="0">
            <text:p>0</text:p>
          </table:table-cell>
          <table:table-cell table:number-columns-repeated="1009"/>
        </table:table-row>
        <table:table-row table:style-name="ro1">
          <table:table-cell office:value-type="string">
            <text:p>cédule</text:p>
          </table:table-cell>
          <table:table-cell office:value-type="string">
            <text:p>Emploi du temps, planning.</text:p>
          </table:table-cell>
          <table:table-cell office:value-type="string">
            <text:p>NULL</text:p>
          </table:table-cell>
          <table:table-cell office:value-type="string">
            <text:p>v</text:p>
          </table:table-cell>
          <table:table-cell office:value-type="string">
            <text:p>J'ai eu ma cédule du cégep, c'est pas pire pantoute.</text:p>
          </table:table-cell>
          <table:table-cell office:value-type="string">
            <text:p>J'ai reçu mon emploi du temps du lycée, c'est pas mal du tout.</text:p>
          </table:table-cell>
          <table:table-cell/>
          <table:table-cell office:value-type="string">
            <text:p>cédul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Anglais "schedule", calendrier</text:p>
          </table:table-cell>
          <table:table-cell office:value-type="float" office:value="1222222222">
            <text:p>1222222222</text:p>
          </table:table-cell>
          <table:table-cell office:value-type="float" office:value="1358527392">
            <text:p>1358527392</text:p>
          </table:table-cell>
          <table:table-cell office:value-type="float" office:value="0">
            <text:p>0</text:p>
          </table:table-cell>
          <table:table-cell table:number-columns-repeated="1009"/>
        </table:table-row>
        <table:table-row table:style-name="ro1">
          <table:table-cell office:value-type="string">
            <text:p>hamburger</text:p>
          </table:table-cell>
          <table:table-cell office:value-type="string">
            <text:p>Bifteck haché grillé et assaisonné, servi dans un pain rond.</text:p>
          </table:table-cell>
          <table:table-cell/>
          <table:table-cell office:value-type="string">
            <text:p>v</text:p>
          </table:table-cell>
          <table:table-cell table:number-columns-repeated="3"/>
          <table:table-cell office:value-type="string">
            <text:p>amme-beur-gaeur ou amme-beu-gueu</text:p>
          </table:table-cell>
          <table:table-cell office:value-type="string">
            <text:p>nom commun</text:p>
          </table:table-cell>
          <table:table-cell office:value-type="string">
            <text:p>masculin</text:p>
          </table:table-cell>
          <table:table-cell table:number-columns-repeated="2"/>
          <table:table-cell office:value-type="float" office:value="1318793346">
            <text:p>1318793346</text:p>
          </table:table-cell>
          <table:table-cell office:value-type="float" office:value="1360713526">
            <text:p>1360713526</text:p>
          </table:table-cell>
          <table:table-cell office:value-type="float" office:value="1">
            <text:p>1</text:p>
          </table:table-cell>
          <table:table-cell table:number-columns-repeated="1009"/>
        </table:table-row>
        <table:table-row table:style-name="ro1">
          <table:table-cell office:value-type="string">
            <text:p>cenne</text:p>
          </table:table-cell>
          <table:table-cell office:value-type="string">
            <text:p>Pièce de monnaie.</text:p>
          </table:table-cell>
          <table:table-cell office:value-type="string">
            <text:p>anus</text:p>
          </table:table-cell>
          <table:table-cell office:value-type="string">
            <text:p>v</text:p>
          </table:table-cell>
          <table:table-cell office:value-type="string">
            <text:p>J'ai pu 'inque des cennes noires dans mes poches.</text:p>
          </table:table-cell>
          <table:table-cell office:value-type="string">
            <text:p>Je n'ai plus que des pièces d'un cent dans mes poches.</text:p>
          </table:table-cell>
          <table:table-cell/>
          <table:table-cell office:value-type="string">
            <text:p>sain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cent.</text:p>
          </table:table-cell>
          <table:table-cell office:value-type="float" office:value="1222222222">
            <text:p>1222222222</text:p>
          </table:table-cell>
          <table:table-cell office:value-type="float" office:value="1358744627">
            <text:p>1358744627</text:p>
          </table:table-cell>
          <table:table-cell office:value-type="float" office:value="4">
            <text:p>4</text:p>
          </table:table-cell>
          <table:table-cell table:number-columns-repeated="1009"/>
        </table:table-row>
        <table:table-row table:style-name="ro1">
          <table:table-cell office:value-type="string">
            <text:p>cent watt</text:p>
          </table:table-cell>
          <table:table-cell office:value-type="string">
            <text:p>Se dit de quelqu'un de peu intelligent.</text:p>
          </table:table-cell>
          <table:table-cell office:value-type="string">
            <text:p>NULL</text:p>
          </table:table-cell>
          <table:table-cell office:value-type="string">
            <text:p>e</text:p>
          </table:table-cell>
          <table:table-cell office:value-type="string">
            <text:p>C'est pas un(e) 100 watt.</text:p>
          </table:table-cell>
          <table:table-cell office:value-type="string">
            <text:p>C'est pas une lumière. </text:p>
          </table:table-cell>
          <table:table-cell/>
          <table:table-cell table:number-columns-repeated="2" office:value-type="string">
            <text:p>NULL</text:p>
          </table:table-cell>
          <table:table-cell table:number-columns-repeated="2" office:value-type="string">
            <text:p>NA</text:p>
          </table:table-cell>
          <table:table-cell office:value-type="string">
            <text:p>100 watt = lumièr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Acheter</text:p>
          </table:table-cell>
          <table:table-cell office:value-type="string">
            <text:p>Croire complètement</text:p>
          </table:table-cell>
          <table:table-cell/>
          <table:table-cell office:value-type="string">
            <text:p>e</text:p>
          </table:table-cell>
          <table:table-cell office:value-type="string">
            <text:p>J'achète cette idée</text:p>
          </table:table-cell>
          <table:table-cell office:value-type="string">
            <text:p>Vient de l'anglais "I buy into this idea"</text:p>
          </table:table-cell>
          <table:table-cell table:number-columns-repeated="6"/>
          <table:table-cell table:number-columns-repeated="2" office:value-type="float" office:value="1381949532">
            <text:p>1381949532</text:p>
          </table:table-cell>
          <table:table-cell office:value-type="float" office:value="3">
            <text:p>3</text:p>
          </table:table-cell>
          <table:table-cell table:number-columns-repeated="1009"/>
        </table:table-row>
        <table:table-row table:style-name="ro1">
          <table:table-cell office:value-type="string">
            <text:p>chaise berçante</text:p>
          </table:table-cell>
          <table:table-cell office:value-type="string">
            <text:p>Chaise à bascul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handail</text:p>
          </table:table-cell>
          <table:table-cell office:value-type="string">
            <text:p>Pull.</text:p>
          </table:table-cell>
          <table:table-cell office:value-type="string">
            <text:p>Tee Shirt, tunique</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62641330">
            <text:p>1362641330</text:p>
          </table:table-cell>
          <table:table-cell office:value-type="float" office:value="2">
            <text:p>2</text:p>
          </table:table-cell>
          <table:table-cell table:number-columns-repeated="1009"/>
        </table:table-row>
        <table:table-row table:style-name="ro1">
          <table:table-cell office:value-type="string">
            <text:p>char</text:p>
          </table:table-cell>
          <table:table-cell office:value-type="string">
            <text:p>Voiture</text:p>
          </table:table-cell>
          <table:table-cell office:value-type="string">
            <text:p>chars (comme dans expression: Mange un char de marde)insulte</text:p>
          </table:table-cell>
          <table:table-cell office:value-type="string">
            <text:p>v</text:p>
          </table:table-cell>
          <table:table-cell office:value-type="string">
            <text:p>Mon char est resté pogné dans ' slotche.</text:p>
          </table:table-cell>
          <table:table-cell office:value-type="string">
            <text:p>Ma voiture est restée embourbée dans la gadoue.</text:p>
          </table:table-cell>
          <table:table-cell office:value-type="string">
            <text:p>NULL</text:p>
          </table:table-cell>
          <table:table-cell office:value-type="string">
            <text:p>Châr</text:p>
          </table:table-cell>
          <table:table-cell office:value-type="string">
            <text:p>nom commun</text:p>
          </table:table-cell>
          <table:table-cell office:value-type="string">
            <text:p>masculin</text:p>
          </table:table-cell>
          <table:table-cell office:value-type="string">
            <text:p>singulier</text:p>
          </table:table-cell>
          <table:table-cell table:number-columns-repeated="2" office:value-type="string">
            <text:p>NULL</text:p>
          </table:table-cell>
          <table:table-cell office:value-type="float" office:value="1332257694">
            <text:p>1332257694</text:p>
          </table:table-cell>
          <table:table-cell office:value-type="float" office:value="2">
            <text:p>2</text:p>
          </table:table-cell>
          <table:table-cell table:number-columns-repeated="1009"/>
        </table:table-row>
        <table:table-row table:style-name="ro1">
          <table:table-cell office:value-type="string">
            <text:p>charger</text:p>
          </table:table-cell>
          <table:table-cell office:value-type="string">
            <text:p>Facturer. Demander de payer le prix de...</text:p>
          </table:table-cell>
          <table:table-cell office:value-type="string">
            <text:p>NULL</text:p>
          </table:table-cell>
          <table:table-cell office:value-type="string">
            <text:p>v</text:p>
          </table:table-cell>
          <table:table-cell office:value-type="string">
            <text:p>Combien tu charges pour peinturer mes murs?</text:p>
          </table:table-cell>
          <table:table-cell office:value-type="string">
            <text:p>Combien demandez-vous pour peindre mes murs?</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l'anglais "to charge", facturer.</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haud</text:p>
          </table:table-cell>
          <table:table-cell office:value-type="string">
            <text:p>Ivre.</text:p>
          </table:table-cell>
          <table:table-cell office:value-type="string">
            <text:p>NULL</text:p>
          </table:table-cell>
          <table:table-cell office:value-type="string">
            <text:p>v</text:p>
          </table:table-cell>
          <table:table-cell office:value-type="string">
            <text:p>J'étais chaud comme une botte.</text:p>
          </table:table-cell>
          <table:table-cell office:value-type="string">
            <text:p>J'étais très ivre.</text:p>
          </table:table-cell>
          <table:table-cell office:value-type="string">
            <text:p>chaudasse (un peu chaud)</text:p>
          </table:table-cell>
          <table:table-cell office:value-type="string">
            <text:p>NULL</text:p>
          </table:table-cell>
          <table:table-cell office:value-type="string">
            <text:p>adjectif</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hauffer</text:p>
          </table:table-cell>
          <table:table-cell office:value-type="string">
            <text:p>Conduire (un véhicule).</text:p>
          </table:table-cell>
          <table:table-cell office:value-type="string">
            <text:p>NULL</text:p>
          </table:table-cell>
          <table:table-cell office:value-type="string">
            <text:p>v</text:p>
          </table:table-cell>
          <table:table-cell office:value-type="string">
            <text:p>J'ai chauffé toute la nuite, je suis à boutte.</text:p>
          </table:table-cell>
          <table:table-cell office:value-type="string">
            <text:p>J'ai conduit toute la nuit, je suis crevé.</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Vient du fait qu'autrefois les conducteurs de locomotives à vapeur devaient chauffer les chaudières avec du charbon.</text:p>
          </table:table-cell>
          <table:table-cell office:value-type="float" office:value="1222222222">
            <text:p>1222222222</text:p>
          </table:table-cell>
          <table:table-cell office:value-type="float" office:value="1354948352">
            <text:p>1354948352</text:p>
          </table:table-cell>
          <table:table-cell office:value-type="float" office:value="0">
            <text:p>0</text:p>
          </table:table-cell>
          <table:table-cell table:number-columns-repeated="1009"/>
        </table:table-row>
        <table:table-row table:style-name="ro1">
          <table:table-cell office:value-type="string">
            <text:p>cheap</text:p>
          </table:table-cell>
          <table:table-cell office:value-type="string">
            <text:p>De mauvaise qualité, de bas niveau.</text:p>
          </table:table-cell>
          <table:table-cell office:value-type="string">
            <text:p>Avare, radin.</text:p>
          </table:table-cell>
          <table:table-cell office:value-type="string">
            <text:p>v</text:p>
          </table:table-cell>
          <table:table-cell office:value-type="string">
            <text:p>Au Dollarama, toute est cheap.</text:p>
          </table:table-cell>
          <table:table-cell office:value-type="string">
            <text:p>Au bazar, tout est de mauvaise qualité.</text:p>
          </table:table-cell>
          <table:table-cell/>
          <table:table-cell office:value-type="string">
            <text:p>tchéip'</text:p>
          </table:table-cell>
          <table:table-cell office:value-type="string">
            <text:p>adjectif</text:p>
          </table:table-cell>
          <table:table-cell office:value-type="string">
            <text:p>NA</text:p>
          </table:table-cell>
          <table:table-cell office:value-type="string">
            <text:p>singulier</text:p>
          </table:table-cell>
          <table:table-cell office:value-type="string">
            <text:p>Anglais "cheap", bon marché.</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chesterfield</text:p>
          </table:table-cell>
          <table:table-cell office:value-type="string">
            <text:p>Canapé, sofa, divan.</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u nom d'un fabricant de meuble.</text:p>
          </table:table-cell>
          <table:table-cell office:value-type="float" office:value="1222222222">
            <text:p>1222222222</text:p>
          </table:table-cell>
          <table:table-cell office:value-type="float" office:value="1358457039">
            <text:p>1358457039</text:p>
          </table:table-cell>
          <table:table-cell office:value-type="float" office:value="1">
            <text:p>1</text:p>
          </table:table-cell>
          <table:table-cell table:number-columns-repeated="1009"/>
        </table:table-row>
        <table:table-row table:style-name="ro1">
          <table:table-cell office:value-type="string">
            <text:p>chez-nous</text:p>
          </table:table-cell>
          <table:table-cell office:value-type="string">
            <text:p>Chez nous ou chez moi (même si la personne habite seule).</text:p>
          </table:table-cell>
          <table:table-cell office:value-type="string">
            <text:p>NULL</text:p>
          </table:table-cell>
          <table:table-cell office:value-type="string">
            <text:p>v</text:p>
          </table:table-cell>
          <table:table-cell office:value-type="string">
            <text:p>Viens-tu manger chez-nous? je suis tout seul.</text:p>
          </table:table-cell>
          <table:table-cell office:value-type="string">
            <text:p>Viens-tu manger chez-moi? je suis seul.</text:p>
          </table:table-cell>
          <table:table-cell/>
          <table:table-cell office:value-type="string">
            <text:p>NULL</text:p>
          </table:table-cell>
          <table:table-cell office:value-type="string">
            <text:p>adverbe</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chiâler</text:p>
          </table:table-cell>
          <table:table-cell office:value-type="string">
            <text:p>Se plaindre , se lamenter, c'est un ensemble de plaintes plus ou moins justifiées, de récriminations à répétition.</text:p>
            <text:p/>
          </table:table-cell>
          <table:table-cell office:value-type="string">
            <text:p>NULL</text:p>
          </table:table-cell>
          <table:table-cell office:value-type="string">
            <text:p>v</text:p>
          </table:table-cell>
          <table:table-cell office:value-type="string">
            <text:p>Arrête-donc de chiâler, il fait même pas frette!</text:p>
          </table:table-cell>
          <table:table-cell office:value-type="string">
            <text:p>Arrête de te plaindre, il ne fait même pas froid!</text:p>
          </table:table-cell>
          <table:table-cell/>
          <table:table-cell office:value-type="string">
            <text:p>NULL</text:p>
          </table:table-cell>
          <table:table-cell/>
          <table:table-cell office:value-type="string">
            <text:p>masculin</text:p>
          </table:table-cell>
          <table:table-cell office:value-type="string">
            <text:p>NA</text:p>
          </table:table-cell>
          <table:table-cell office:value-type="string">
            <text:p>NULL</text:p>
          </table:table-cell>
          <table:table-cell office:value-type="float" office:value="1222222222">
            <text:p>1222222222</text:p>
          </table:table-cell>
          <table:table-cell office:value-type="float" office:value="1354286581">
            <text:p>1354286581</text:p>
          </table:table-cell>
          <table:table-cell office:value-type="float" office:value="2">
            <text:p>2</text:p>
          </table:table-cell>
          <table:table-cell table:number-columns-repeated="1009"/>
        </table:table-row>
        <table:table-row table:style-name="ro1">
          <table:table-cell office:value-type="string">
            <text:p>chicaner</text:p>
          </table:table-cell>
          <table:table-cell office:value-type="string">
            <text:p>Se disputer.</text:p>
          </table:table-cell>
          <table:table-cell office:value-type="string">
            <text:p>Gronder.</text:p>
          </table:table-cell>
          <table:table-cell office:value-type="string">
            <text:p>e</text:p>
          </table:table-cell>
          <table:table-cell office:value-type="string">
            <text:p>Ils se chicanent tout le temps à force de se chamailler.</text:p>
          </table:table-cell>
          <table:table-cell office:value-type="string">
            <text:p>Ils se disputent tout le temps à force de se chamailler</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hien</text:p>
          </table:table-cell>
          <table:table-cell office:value-type="string">
            <text:p>Policier (nom commun).</text:p>
          </table:table-cell>
          <table:table-cell office:value-type="string">
            <text:p>Méchant (adjectif).</text:p>
          </table:table-cell>
          <table:table-cell office:value-type="string">
            <text:p>v</text:p>
          </table:table-cell>
          <table:table-cell office:value-type="string">
            <text:p>Attention, les chiens arrivent.</text:p>
          </table:table-cell>
          <table:table-cell office:value-type="string">
            <text:p>22, vlà les flic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chier</text:p>
          </table:table-cell>
          <table:table-cell office:value-type="string">
            <text:p>Planter, laisser tomber.</text:p>
          </table:table-cell>
          <table:table-cell office:value-type="string">
            <text:p>NULL</text:p>
          </table:table-cell>
          <table:table-cell office:value-type="string">
            <text:p>e</text:p>
          </table:table-cell>
          <table:table-cell office:value-type="string">
            <text:p>Mon ordi m'a chié dans les mains en saévant.</text:p>
          </table:table-cell>
          <table:table-cell office:value-type="string">
            <text:p>Mon ordinateur m'a laissé tomber en pleine sauvegarde.</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chier un os</text:p>
          </table:table-cell>
          <table:table-cell office:value-type="string">
            <text:p>Aller très mal.</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chiquer la guenille</text:p>
          </table:table-cell>
          <table:table-cell office:value-type="string">
            <text:p>Maugréer, chercher des petits défauts sans importance, contester inutilement.</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9">
            <text:p>9</text:p>
          </table:table-cell>
          <table:table-cell table:number-columns-repeated="1009"/>
        </table:table-row>
        <table:table-row table:style-name="ro1">
          <table:table-cell office:value-type="string">
            <text:p>chocolatine</text:p>
          </table:table-cell>
          <table:table-cell office:value-type="string">
            <text:p>Pain au chocolat.</text:p>
          </table:table-cell>
          <table:table-cell office:value-type="string">
            <text:p>NULL</text:p>
          </table:table-cell>
          <table:table-cell office:value-type="string">
            <text:p>v</text:p>
          </table:table-cell>
          <table:table-cell office:value-type="string">
            <text:p>Je vais prendre deux chocolatines svp.</text:p>
          </table:table-cell>
          <table:table-cell office:value-type="string">
            <text:p>Je prendrais deux pains au chocolat svp.</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ans le sud de la France, on dit aussi chocolatin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rainerie</text:p>
          </table:table-cell>
          <table:table-cell office:value-type="string">
            <text:p>Chose qui traîne, qui n'est pas rangée.</text:p>
          </table:table-cell>
          <table:table-cell/>
          <table:table-cell office:value-type="string">
            <text:p>v</text:p>
          </table:table-cell>
          <table:table-cell office:value-type="string">
            <text:p>Ramasse tes traîneries, on voit pu le prélard !</text:p>
          </table:table-cell>
          <table:table-cell office:value-type="string">
            <text:p>Range tes affaires, on ne voit plus le lino !</text:p>
          </table:table-cell>
          <table:table-cell table:number-columns-repeated="2"/>
          <table:table-cell office:value-type="string">
            <text:p>nom commun</text:p>
          </table:table-cell>
          <table:table-cell office:value-type="string">
            <text:p>féminin</text:p>
          </table:table-cell>
          <table:table-cell office:value-type="string">
            <text:p>NA</text:p>
          </table:table-cell>
          <table:table-cell office:value-type="string">
            <text:p>De traîner</text:p>
          </table:table-cell>
          <table:table-cell table:number-columns-repeated="2" office:value-type="float" office:value="1305130308">
            <text:p>1305130308</text:p>
          </table:table-cell>
          <table:table-cell office:value-type="float" office:value="1">
            <text:p>1</text:p>
          </table:table-cell>
          <table:table-cell table:number-columns-repeated="1009"/>
        </table:table-row>
        <table:table-row table:style-name="ro1">
          <table:table-cell office:value-type="string">
            <text:p>choquer (se)</text:p>
          </table:table-cell>
          <table:table-cell office:value-type="string">
            <text:p>Se fâcher.</text:p>
          </table:table-cell>
          <table:table-cell office:value-type="string">
            <text:p>NULL</text:p>
          </table:table-cell>
          <table:table-cell office:value-type="string">
            <text:p>v</text:p>
          </table:table-cell>
          <table:table-cell office:value-type="string">
            <text:p>Choque-toi pas, y'a rien là.</text:p>
          </table:table-cell>
          <table:table-cell office:value-type="string">
            <text:p>Ne te fache pas, c'est pas grave.</text:p>
          </table:table-cell>
          <table:table-cell/>
          <table:table-cell office:value-type="string">
            <text:p>choquer</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hum</text:p>
          </table:table-cell>
          <table:table-cell office:value-type="string">
            <text:p>Petit copain, amoureux.</text:p>
          </table:table-cell>
          <table:table-cell office:value-type="string">
            <text:p>Bon Ami.</text:p>
          </table:table-cell>
          <table:table-cell office:value-type="string">
            <text:p>v</text:p>
          </table:table-cell>
          <table:table-cell office:value-type="string">
            <text:p>Mon chum veut m'épouser.</text:p>
          </table:table-cell>
          <table:table-cell office:value-type="string">
            <text:p>Mon copain veut m'épouser.</text:p>
          </table:table-cell>
          <table:table-cell/>
          <table:table-cell office:value-type="string">
            <text:p>tchom' / tcheum</text:p>
          </table:table-cell>
          <table:table-cell office:value-type="string">
            <text:p>nom commun</text:p>
          </table:table-cell>
          <table:table-cell office:value-type="string">
            <text:p>mascul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406476696">
            <text:p>1406476696</text:p>
          </table:table-cell>
          <table:table-cell office:value-type="float" office:value="9">
            <text:p>9</text:p>
          </table:table-cell>
          <table:table-cell table:number-columns-repeated="1009"/>
        </table:table-row>
        <table:table-row table:style-name="ro1">
          <table:table-cell office:value-type="string">
            <text:p>circulaire</text:p>
          </table:table-cell>
          <table:table-cell office:value-type="string">
            <text:p>Dépliant publicitaire distribué dans les boîtes aux lettres.</text:p>
          </table:table-cell>
          <table:table-cell office:value-type="string">
            <text:p>NULL</text:p>
          </table:table-cell>
          <table:table-cell office:value-type="string">
            <text:p>v</text:p>
          </table:table-cell>
          <table:table-cell office:value-type="string">
            <text:p>T'as-tu tchequé dans ' boîte à malle si on avait reçu les circulaires de Maxi?</text:p>
          </table:table-cell>
          <table:table-cell office:value-type="string">
            <text:p>As-tu regardé dans la boîte aux lettres si nous avions reçu les publicités de Champion ?</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Ce nom vient du fait que certaines publicités importantes sont présentées enroulées formant un cylindre pour épargner l'espace de rangement, d'où la "forme circulaire".</text:p>
          </table:table-cell>
          <table:table-cell office:value-type="float" office:value="1222222222">
            <text:p>1222222222</text:p>
          </table:table-cell>
          <table:table-cell office:value-type="float" office:value="1362559992">
            <text:p>1362559992</text:p>
          </table:table-cell>
          <table:table-cell office:value-type="float" office:value="0">
            <text:p>0</text:p>
          </table:table-cell>
          <table:table-cell table:number-columns-repeated="1009"/>
        </table:table-row>
        <table:table-row table:style-name="ro1">
          <table:table-cell office:value-type="string">
            <text:p>clancher</text:p>
          </table:table-cell>
          <table:table-cell office:value-type="string">
            <text:p>Accélérer.</text:p>
          </table:table-cell>
          <table:table-cell office:value-type="string">
            <text:p>Faire passer un mauvais moment à quelqu'un.</text:p>
          </table:table-cell>
          <table:table-cell office:value-type="string">
            <text:p>v</text:p>
          </table:table-cell>
          <table:table-cell office:value-type="string">
            <text:p>Il faut vraiment que je me mette à clancher si je veux finir dans le temps.</text:p>
          </table:table-cell>
          <table:table-cell office:value-type="string">
            <text:p>Il faut vraiment que j'accélèr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7">
            <text:p>7</text:p>
          </table:table-cell>
          <table:table-cell table:number-columns-repeated="1009"/>
        </table:table-row>
        <table:table-row table:style-name="ro1">
          <table:table-cell office:value-type="string">
            <text:p>claquer</text:p>
          </table:table-cell>
          <table:table-cell office:value-type="string">
            <text:p>Donner une claque.</text:p>
          </table:table-cell>
          <table:table-cell office:value-type="string">
            <text:p>Mourir.</text:p>
          </table:table-cell>
          <table:table-cell office:value-type="string">
            <text:p>v</text:p>
          </table:table-cell>
          <table:table-cell office:value-type="string">
            <text:p>Y'me faisait assez chié que je l'ai claqué.</text:p>
          </table:table-cell>
          <table:table-cell office:value-type="string">
            <text:p>Il me fatiguait tellement que je lui ai donné une claqu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lavarder</text:p>
          </table:table-cell>
          <table:table-cell office:value-type="string">
            <text:p>Chater ou Tchater sur Internet.</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73942086">
            <text:p>1373942086</text:p>
          </table:table-cell>
          <table:table-cell office:value-type="float" office:value="2">
            <text:p>2</text:p>
          </table:table-cell>
          <table:table-cell table:number-columns-repeated="1009"/>
        </table:table-row>
        <table:table-row table:style-name="ro1">
          <table:table-cell office:value-type="string">
            <text:p>clock (la) </text:p>
          </table:table-cell>
          <table:table-cell office:value-type="string">
            <text:p>La pointeuse.</text:p>
          </table:table-cell>
          <table:table-cell office:value-type="string">
            <text:p>NULL</text:p>
          </table:table-cell>
          <table:table-cell office:value-type="string">
            <text:p>v</text:p>
          </table:table-cell>
          <table:table-cell office:value-type="string">
            <text:p>T'as tu punché dans slot d'la clock (Charlebois)?</text:p>
          </table:table-cell>
          <table:table-cell office:value-type="string">
            <text:p>As-tu insérer ta fiche de temps dans la pointeuse ?</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lutch (la)</text:p>
          </table:table-cell>
          <table:table-cell office:value-type="string">
            <text:p>L'embrayage (dans une auto).</text:p>
          </table:table-cell>
          <table:table-cell office:value-type="string">
            <text:p>NULL</text:p>
          </table:table-cell>
          <table:table-cell office:value-type="string">
            <text:p>e</text:p>
          </table:table-cell>
          <table:table-cell office:value-type="string">
            <text:p>Enwoye, pèse sua clutche, sinon tu vas caler.</text:p>
          </table:table-cell>
          <table:table-cell office:value-type="string">
            <text:p>Allez, appûie sur l'embrayage, sinon tu vas étouffer le moteur.</text:p>
          </table:table-cell>
          <table:table-cell/>
          <table:table-cell office:value-type="string">
            <text:p>clotche</text:p>
          </table:table-cell>
          <table:table-cell office:value-type="string">
            <text:p>NULL</text:p>
          </table:table-cell>
          <table:table-cell table:number-columns-repeated="2" office:value-type="string">
            <text:p>NA</text:p>
          </table:table-cell>
          <table:table-cell office:value-type="string">
            <text:p>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ocotte</text:p>
          </table:table-cell>
          <table:table-cell office:value-type="string">
            <text:p>Pomme de pin.</text:p>
          </table:table-cell>
          <table:table-cell office:value-type="string">
            <text:p>Fleur du cannabis.</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coffre à gants</text:p>
          </table:table-cell>
          <table:table-cell office:value-type="string">
            <text:p>Boîte à gant (dans la voitur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ollation</text:p>
          </table:table-cell>
          <table:table-cell office:value-type="string">
            <text:p>Le goûter.</text:p>
          </table:table-cell>
          <table:table-cell office:value-type="string">
            <text:p>NULL</text:p>
          </table:table-cell>
          <table:table-cell office:value-type="string">
            <text:p>v</text:p>
          </table:table-cell>
          <table:table-cell office:value-type="string">
            <text:p>Mes flos prennent une collation vers 4h, à toué jours.</text:p>
          </table:table-cell>
          <table:table-cell office:value-type="string">
            <text:p>Mes enfants prennent un goûter vers 16h, à tous les jours.</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colon</text:p>
          </table:table-cell>
          <table:table-cell office:value-type="string">
            <text:p>Quelqu'un sans classe, un beauf.</text:p>
          </table:table-cell>
          <table:table-cell office:value-type="string">
            <text:p>NULL</text:p>
          </table:table-cell>
          <table:table-cell office:value-type="string">
            <text:p>v</text:p>
          </table:table-cell>
          <table:table-cell office:value-type="string">
            <text:p>En région, c'est toute des estis de colons.</text:p>
          </table:table-cell>
          <table:table-cell office:value-type="string">
            <text:p>En province, ce sont tous des beauf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3448642">
            <text:p>1353448642</text:p>
          </table:table-cell>
          <table:table-cell office:value-type="float" office:value="1">
            <text:p>1</text:p>
          </table:table-cell>
          <table:table-cell table:number-columns-repeated="1009"/>
        </table:table-row>
        <table:table-row table:style-name="ro1">
          <table:table-cell office:value-type="string">
            <text:p>commanditaire</text:p>
          </table:table-cell>
          <table:table-cell office:value-type="string">
            <text:p>Sponsor</text:p>
          </table:table-cell>
          <table:table-cell office:value-type="string">
            <text:p>NULL</text:p>
          </table:table-cell>
          <table:table-cell office:value-type="string">
            <text:p>v</text:p>
          </table:table-cell>
          <table:table-cell office:value-type="string">
            <text:p>Mon cousin s'est pogné un gros criss de commanditaire pour les olympiques.</text:p>
          </table:table-cell>
          <table:table-cell office:value-type="string">
            <text:p>Mon cousin s'est trouvé un putain de bon sponsor pour les jeux olympique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ommercial</text:p>
          </table:table-cell>
          <table:table-cell office:value-type="string">
            <text:p>Publicité à la télévision.</text:p>
          </table:table-cell>
          <table:table-cell office:value-type="string">
            <text:p>NULL</text:p>
          </table:table-cell>
          <table:table-cell office:value-type="string">
            <text:p>v</text:p>
          </table:table-cell>
          <table:table-cell office:value-type="string">
            <text:p>C'est les commercials, je peux aller aux toilettes.</text:p>
          </table:table-cell>
          <table:table-cell office:value-type="string">
            <text:p>Ce sont les publicités, je peux aller à la toilett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ompter (un but)</text:p>
          </table:table-cell>
          <table:table-cell office:value-type="string">
            <text:p>Marquer un but.</text:p>
          </table:table-cell>
          <table:table-cell office:value-type="string">
            <text:p>NULL</text:p>
          </table:table-cell>
          <table:table-cell office:value-type="string">
            <text:p>v</text:p>
          </table:table-cell>
          <table:table-cell office:value-type="string">
            <text:p>Il lance......et cooooooompte !!</text:p>
          </table:table-cell>
          <table:table-cell office:value-type="string">
            <text:p>Il tire....... et maaaaaarqueeeee !!</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onter</text:p>
          </table:table-cell>
          <table:table-cell office:value-type="string">
            <text:p>Raconter (une histoire, un conte).</text:p>
          </table:table-cell>
          <table:table-cell office:value-type="string">
            <text:p>NULL</text:p>
          </table:table-cell>
          <table:table-cell office:value-type="string">
            <text:p>v</text:p>
          </table:table-cell>
          <table:table-cell office:value-type="string">
            <text:p>Ma te conter une histoire pour t'endormir.</text:p>
          </table:table-cell>
          <table:table-cell office:value-type="string">
            <text:p>Je vais te raconter une histoire pour t'endormir.</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oquerelle</text:p>
          </table:table-cell>
          <table:table-cell office:value-type="string">
            <text:p>Blatte, cafard.</text:p>
          </table:table-cell>
          <table:table-cell office:value-type="string">
            <text:p>NULL</text:p>
          </table:table-cell>
          <table:table-cell office:value-type="string">
            <text:p>v</text:p>
          </table:table-cell>
          <table:table-cell office:value-type="string">
            <text:p>Y'a full de coquerelles icite, je décolisse.</text:p>
          </table:table-cell>
          <table:table-cell office:value-type="string">
            <text:p>Il y a plein de cafards ici, je m'en vais.</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Ressemble à cucaracha en espagnol, et cockroach en 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ostume de bain</text:p>
          </table:table-cell>
          <table:table-cell office:value-type="string">
            <text:p>Maillot de bain</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couch</text:p>
          </table:table-cell>
          <table:table-cell office:value-type="string">
            <text:p>Canapé, sofa.</text:p>
          </table:table-cell>
          <table:table-cell office:value-type="string">
            <text:p>NULL</text:p>
          </table:table-cell>
          <table:table-cell office:value-type="string">
            <text:p>v</text:p>
          </table:table-cell>
          <table:table-cell office:value-type="string">
            <text:p>Tire-toé une bûche sur le coach mon chum.</text:p>
          </table:table-cell>
          <table:table-cell office:value-type="string">
            <text:p>Assieds-toi sur le canapé, mon ami.</text:p>
          </table:table-cell>
          <table:table-cell/>
          <table:table-cell office:value-type="string">
            <text:p>caoutch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oudonc !</text:p>
          </table:table-cell>
          <table:table-cell office:value-type="string">
            <text:p>Exprime l'étonnement, tel que "Eh ben!" ou "Voyons!"</text:p>
          </table:table-cell>
          <table:table-cell office:value-type="string">
            <text:p>NULL</text:p>
          </table:table-cell>
          <table:table-cell office:value-type="string">
            <text:p>v</text:p>
          </table:table-cell>
          <table:table-cell office:value-type="string">
            <text:p>Coudonc, y'a bin du bruit ici! </text:p>
          </table:table-cell>
          <table:table-cell office:value-type="string">
            <text:p>Eh ben, il a beaucoup de bruit ici!</text:p>
          </table:table-cell>
          <table:table-cell/>
          <table:table-cell office:value-type="string">
            <text:p>Coudon</text:p>
          </table:table-cell>
          <table:table-cell office:value-type="string">
            <text:p>adverbe</text:p>
          </table:table-cell>
          <table:table-cell table:number-columns-repeated="2" office:value-type="string">
            <text:p>NA</text:p>
          </table:table-cell>
          <table:table-cell office:value-type="string">
            <text:p>Contraction de "écoute donc".</text:p>
          </table:table-cell>
          <table:table-cell office:value-type="float" office:value="1222222222">
            <text:p>1222222222</text:p>
          </table:table-cell>
          <table:table-cell office:value-type="float" office:value="1384411249">
            <text:p>1384411249</text:p>
          </table:table-cell>
          <table:table-cell office:value-type="float" office:value="24">
            <text:p>24</text:p>
          </table:table-cell>
          <table:table-cell table:number-columns-repeated="1009"/>
        </table:table-row>
        <table:table-row table:style-name="ro1">
          <table:table-cell office:value-type="string">
            <text:p>couette</text:p>
          </table:table-cell>
          <table:table-cell office:value-type="string">
            <text:p>Épi (dans les cheveux), tresse, mèche.</text:p>
          </table:table-cell>
          <table:table-cell office:value-type="string">
            <text:p>NULL</text:p>
          </table:table-cell>
          <table:table-cell office:value-type="string">
            <text:p>v</text:p>
          </table:table-cell>
          <table:table-cell office:value-type="string">
            <text:p>Tu devrais te peigner, t'es plein de couette qui r'trousse.</text:p>
          </table:table-cell>
          <table:table-cell office:value-type="string">
            <text:p>Tu devrais te coiffer, tu as plein d'épis dans les cheveux.</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ouette &amp; café</text:p>
          </table:table-cell>
          <table:table-cell office:value-type="string">
            <text:p>Auberge qui propose nuitées avec petit déjeuner.</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Francisation proposée de "Bed &amp; Breakfast"</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ouple (une)</text:p>
          </table:table-cell>
          <table:table-cell office:value-type="string">
            <text:p>Quelques.</text:p>
          </table:table-cell>
          <table:table-cell/>
          <table:table-cell office:value-type="string">
            <text:p>e</text:p>
          </table:table-cell>
          <table:table-cell office:value-type="string">
            <text:p>Une couple de minutes.</text:p>
          </table:table-cell>
          <table:table-cell office:value-type="string">
            <text:p>Quelques minutes.</text:p>
          </table:table-cell>
          <table:table-cell office:value-type="string">
            <text:p>Coupeul, coupe</text:p>
          </table:table-cell>
          <table:table-cell office:value-type="string">
            <text:p>Couple, coupe, coupeul</text:p>
          </table:table-cell>
          <table:table-cell office:value-type="string">
            <text:p>NULL</text:p>
          </table:table-cell>
          <table:table-cell table:number-columns-repeated="2" office:value-type="string">
            <text:p>NA</text:p>
          </table:table-cell>
          <table:table-cell office:value-type="string">
            <text:p>De l'anglais "a couple of...", qui signifie "deux".</text:p>
          </table:table-cell>
          <table:table-cell office:value-type="string">
            <text:p>NULL</text:p>
          </table:table-cell>
          <table:table-cell office:value-type="float" office:value="1373956201">
            <text:p>1373956201</text:p>
          </table:table-cell>
          <table:table-cell office:value-type="float" office:value="0">
            <text:p>0</text:p>
          </table:table-cell>
          <table:table-cell table:number-columns-repeated="1009"/>
        </table:table-row>
        <table:table-row table:style-name="ro1">
          <table:table-cell office:value-type="string">
            <text:p>cour à bois</text:p>
          </table:table-cell>
          <table:table-cell office:value-type="string">
            <text:p>Lieu où l'on vend le bois (matériau).</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ourriel</text:p>
          </table:table-cell>
          <table:table-cell office:value-type="string">
            <text:p>E-mail, courrier électronique.</text:p>
          </table:table-cell>
          <table:table-cell office:value-type="string">
            <text:p>NULL</text:p>
          </table:table-cell>
          <table:table-cell office:value-type="string">
            <text:p>v</text:p>
          </table:table-cell>
          <table:table-cell office:value-type="string">
            <text:p>Il m'a envoyé deux-trois courriels de suite.</text:p>
          </table:table-cell>
          <table:table-cell office:value-type="string">
            <text:p>Il m'a envoyé deux ou trois emails de suite.</text:p>
          </table:table-cell>
          <table:table-cell/>
          <table:table-cell office:value-type="string">
            <text:p>courie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Proposé par l'Office de la Langue Française du Québec et relativement bien intégré par la population. Adopté depuis peu par l'Académie Française.</text:p>
          </table:table-cell>
          <table:table-cell office:value-type="float" office:value="1222222222">
            <text:p>1222222222</text:p>
          </table:table-cell>
          <table:table-cell office:value-type="float" office:value="1358530882">
            <text:p>1358530882</text:p>
          </table:table-cell>
          <table:table-cell office:value-type="float" office:value="1">
            <text:p>1</text:p>
          </table:table-cell>
          <table:table-cell table:number-columns-repeated="1009"/>
        </table:table-row>
        <table:table-row table:style-name="ro1">
          <table:table-cell office:value-type="string">
            <text:p>couverte</text:p>
          </table:table-cell>
          <table:table-cell office:value-type="string">
            <text:p>Couverture.</text:p>
          </table:table-cell>
          <table:table-cell office:value-type="string">
            <text:p>NULL</text:p>
          </table:table-cell>
          <table:table-cell office:value-type="string">
            <text:p>v</text:p>
          </table:table-cell>
          <table:table-cell office:value-type="string">
            <text:p>Kin, vlà une couvarte chaude.</text:p>
          </table:table-cell>
          <table:table-cell office:value-type="string">
            <text:p>Tiens, voilà une couverture chaude</text:p>
          </table:table-cell>
          <table:table-cell/>
          <table:table-cell office:value-type="string">
            <text:p>couverte ou couvart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rayon</text:p>
          </table:table-cell>
          <table:table-cell office:value-type="string">
            <text:p>Terme général englobant stylos, plumes et crayon de bois.</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table:table-cell office:value-type="float" office:value="1222222222">
            <text:p>1222222222</text:p>
          </table:table-cell>
          <table:table-cell office:value-type="float" office:value="1363532595">
            <text:p>1363532595</text:p>
          </table:table-cell>
          <table:table-cell office:value-type="float" office:value="1">
            <text:p>1</text:p>
          </table:table-cell>
          <table:table-cell table:number-columns-repeated="1009"/>
        </table:table-row>
        <table:table-row table:style-name="ro1">
          <table:table-cell office:value-type="string">
            <text:p>crème glacée</text:p>
          </table:table-cell>
          <table:table-cell office:value-type="string">
            <text:p>Glace au lait et à la crèm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Les premières glaces qui ont été introduites en France au XVIe siècle n'étaient pas à base de crème ou de lait; elles étaient à base de fruits, de fleurs ou de jus de fruits refroidis par la glace. On utilisait alors le terme « glace» <text:s/>pour nommer ce type de boissons glacées ou de sorbets liquides (et plus tard, les autres catégories de glaces) et aussi certaines autres expressions comme « boire à la glace » , « frappé de glace » (pour une boisson refroidie dans la glace), « cerises à la glace », « framboises à la glace », etc. C'est ce qui explique que le terme « glace » s'est généralisé en français d'Europe pour nommer toutes les catégories de glaces alimentaires (glace à l'eau, glace au lait, glace au tofu, glace au yaourt, etc.) et particulièrement la très populaire crème glacée.</text:p>
          </table:table-cell>
          <table:table-cell office:value-type="float" office:value="1222222222">
            <text:p>1222222222</text:p>
          </table:table-cell>
          <table:table-cell office:value-type="float" office:value="1359751399">
            <text:p>1359751399</text:p>
          </table:table-cell>
          <table:table-cell office:value-type="float" office:value="0">
            <text:p>0</text:p>
          </table:table-cell>
          <table:table-cell table:number-columns-repeated="1009"/>
        </table:table-row>
        <table:table-row table:style-name="ro1">
          <table:table-cell office:value-type="string">
            <text:p>crémone</text:p>
          </table:table-cell>
          <table:table-cell office:value-type="string">
            <text:p>Foulard</text:p>
          </table:table-cell>
          <table:table-cell office:value-type="string">
            <text:p>NULL</text:p>
          </table:table-cell>
          <table:table-cell office:value-type="string">
            <text:p>v</text:p>
          </table:table-cell>
          <table:table-cell office:value-type="string">
            <text:p>J'ai mis ma crémone pis ma tuque.</text:p>
          </table:table-cell>
          <table:table-cell office:value-type="string">
            <text:p>J'ai enfilé mon foulard et mon bonnet.</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410172681">
            <text:p>1410172681</text:p>
          </table:table-cell>
          <table:table-cell office:value-type="float" office:value="28">
            <text:p>28</text:p>
          </table:table-cell>
          <table:table-cell table:number-columns-repeated="1009"/>
        </table:table-row>
        <table:table-row table:style-name="ro1">
          <table:table-cell office:value-type="string">
            <text:p>creu, creuseur</text:p>
          </table:table-cell>
          <table:table-cell office:value-type="string">
            <text:p>Profond, profondeur.</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crisse !</text:p>
          </table:table-cell>
          <table:table-cell office:value-type="string">
            <text:p>Putain !</text:p>
          </table:table-cell>
          <table:table-cell office:value-type="string">
            <text:p>NULL</text:p>
          </table:table-cell>
          <table:table-cell office:value-type="string">
            <text:p>s</text:p>
          </table:table-cell>
          <table:table-cell/>
          <table:table-cell office:value-type="string">
            <text:p>NULL</text:p>
          </table:table-cell>
          <table:table-cell/>
          <table:table-cell office:value-type="string">
            <text:p>crisse</text:p>
          </table:table-cell>
          <table:table-cell/>
          <table:table-cell table:number-columns-repeated="2" office:value-type="string">
            <text:p>NA</text:p>
          </table:table-cell>
          <table:table-cell office:value-type="string">
            <text:p>Christ : Jésus</text:p>
          </table:table-cell>
          <table:table-cell office:value-type="float" office:value="1222222222">
            <text:p>1222222222</text:p>
          </table:table-cell>
          <table:table-cell office:value-type="float" office:value="1386587391">
            <text:p>1386587391</text:p>
          </table:table-cell>
          <table:table-cell office:value-type="float" office:value="18">
            <text:p>18</text:p>
          </table:table-cell>
          <table:table-cell table:number-columns-repeated="1009"/>
        </table:table-row>
        <table:table-row table:style-name="ro1">
          <table:table-cell office:value-type="string">
            <text:p>croche</text:p>
          </table:table-cell>
          <table:table-cell office:value-type="string">
            <text:p>Tordu, de travers</text:p>
          </table:table-cell>
          <table:table-cell office:value-type="string">
            <text:p>Louche, bizarre (pour une personne)</text:p>
          </table:table-cell>
          <table:table-cell office:value-type="string">
            <text:p>v</text:p>
          </table:table-cell>
          <table:table-cell office:value-type="string">
            <text:p>Ton clou yé tout croche, tu y arriveras pas.</text:p>
          </table:table-cell>
          <table:table-cell office:value-type="string">
            <text:p>Ton clou est tout tordu, tu n'y arriveras pas.</text:p>
          </table:table-cell>
          <table:table-cell/>
          <table:table-cell office:value-type="string">
            <text:p>NULL</text:p>
          </table:table-cell>
          <table:table-cell office:value-type="string">
            <text:p>autre</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crosse</text:p>
          </table:table-cell>
          <table:table-cell office:value-type="string">
            <text:p>Arnaque.</text:p>
          </table:table-cell>
          <table:table-cell office:value-type="string">
            <text:p>Jeu d'origine iroquoise, semblable au handball. Les joueurs sont par contre équipés d'une "crosse", un baton avec un petit panier au bout avec lequel on manipule une balle. Les contacts physiques y sont autorisés.</text:p>
          </table:table-cell>
          <table:table-cell office:value-type="string">
            <text:p>v</text:p>
          </table:table-cell>
          <table:table-cell office:value-type="string">
            <text:p>Je me suis fait faire une belle crosse au magazin.</text:p>
          </table:table-cell>
          <table:table-cell office:value-type="string">
            <text:p>Je me suis fait arnaqué à la boutiqu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Pour l'arnaque : de "crosser", se masturber</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crosseur</text:p>
          </table:table-cell>
          <table:table-cell office:value-type="string">
            <text:p>Arnaqueur</text:p>
          </table:table-cell>
          <table:table-cell office:value-type="string">
            <text:p>NULL</text:p>
          </table:table-cell>
          <table:table-cell office:value-type="string">
            <text:p>v</text:p>
          </table:table-cell>
          <table:table-cell office:value-type="string">
            <text:p>C'est un maudit crosseur, ce criss-là.</text:p>
          </table:table-cell>
          <table:table-cell office:value-type="string">
            <text:p>C'est un putain d'arnaqueur, ce connard-là.</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crosser</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culottes</text:p>
          </table:table-cell>
          <table:table-cell office:value-type="string">
            <text:p>Pantalon.</text:p>
          </table:table-cell>
          <table:table-cell/>
          <table:table-cell office:value-type="string">
            <text:p>v</text:p>
          </table:table-cell>
          <table:table-cell office:value-type="string">
            <text:p>Enfile tes culottes pis vient-en au marché.</text:p>
          </table:table-cell>
          <table:table-cell office:value-type="string">
            <text:p>Enfile tes pantalons et vient au marché.</text:p>
          </table:table-cell>
          <table:table-cell office:value-type="string">
            <text:p>Paire de culottes</text:p>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Vieux français</text:p>
          </table:table-cell>
          <table:table-cell office:value-type="float" office:value="1222222222">
            <text:p>1222222222</text:p>
          </table:table-cell>
          <table:table-cell office:value-type="float" office:value="1369486190">
            <text:p>1369486190</text:p>
          </table:table-cell>
          <table:table-cell office:value-type="float" office:value="0">
            <text:p>0</text:p>
          </table:table-cell>
          <table:table-cell table:number-columns-repeated="1009"/>
        </table:table-row>
        <table:table-row table:style-name="ro1">
          <table:table-cell office:value-type="string">
            <text:p>d'une shot</text:p>
          </table:table-cell>
          <table:table-cell office:value-type="string">
            <text:p>D'un seul coup.</text:p>
          </table:table-cell>
          <table:table-cell office:value-type="string">
            <text:p>NULL</text:p>
          </table:table-cell>
          <table:table-cell office:value-type="string">
            <text:p>e</text:p>
          </table:table-cell>
          <table:table-cell office:value-type="string">
            <text:p>Ya bu sa bié d'une shot.</text:p>
          </table:table-cell>
          <table:table-cell office:value-type="string">
            <text:p>Il a bu sa bière d'une seule traite.</text:p>
          </table:table-cell>
          <table:table-cell/>
          <table:table-cell office:value-type="string">
            <text:p>chotte</text:p>
          </table:table-cell>
          <table:table-cell office:value-type="string">
            <text:p>NULL</text:p>
          </table:table-cell>
          <table:table-cell table:number-columns-repeated="2" office:value-type="string">
            <text:p>NA</text:p>
          </table:table-cell>
          <table:table-cell office:value-type="string">
            <text:p>Anglais</text:p>
          </table:table-cell>
          <table:table-cell office:value-type="float" office:value="1222222222">
            <text:p>1222222222</text:p>
          </table:table-cell>
          <table:table-cell office:value-type="float" office:value="1373883534">
            <text:p>1373883534</text:p>
          </table:table-cell>
          <table:table-cell office:value-type="float" office:value="0">
            <text:p>0</text:p>
          </table:table-cell>
          <table:table-cell table:number-columns-repeated="1009"/>
        </table:table-row>
        <table:table-row table:style-name="ro1">
          <table:table-cell office:value-type="string">
            <text:p>dash</text:p>
          </table:table-cell>
          <table:table-cell office:value-type="string">
            <text:p>Tableau de bord d'une voiture.</text:p>
          </table:table-cell>
          <table:table-cell office:value-type="string">
            <text:p>NULL</text:p>
          </table:table-cell>
          <table:table-cell office:value-type="string">
            <text:p>v</text:p>
          </table:table-cell>
          <table:table-cell office:value-type="string">
            <text:p>Mets-pas tes pieds su'l dash.</text:p>
          </table:table-cell>
          <table:table-cell office:value-type="string">
            <text:p>Ne mets pas tes pieds sur le tableau de bord.</text:p>
          </table:table-cell>
          <table:table-cell/>
          <table:table-cell office:value-type="string">
            <text:p>dach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dashboard", tableau de bord.</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de la scrap</text:p>
          </table:table-cell>
          <table:table-cell office:value-type="string">
            <text:p>De la camelote, de la merde.</text:p>
          </table:table-cell>
          <table:table-cell office:value-type="string">
            <text:p>NULL</text:p>
          </table:table-cell>
          <table:table-cell office:value-type="string">
            <text:p>e</text:p>
          </table:table-cell>
          <table:table-cell office:value-type="string">
            <text:p>C'est d'la scrap cet esti de gogosse-là.</text:p>
          </table:table-cell>
          <table:table-cell office:value-type="string">
            <text:p>C'est de la camelote, ce machin-là.</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to scrap".</text:p>
          </table:table-cell>
          <table:table-cell office:value-type="float" office:value="1222222222">
            <text:p>1222222222</text:p>
          </table:table-cell>
          <table:table-cell office:value-type="float" office:value="1364125352">
            <text:p>1364125352</text:p>
          </table:table-cell>
          <table:table-cell office:value-type="float" office:value="2">
            <text:p>2</text:p>
          </table:table-cell>
          <table:table-cell table:number-columns-repeated="1009"/>
        </table:table-row>
        <table:table-row table:style-name="ro1">
          <table:table-cell office:value-type="string">
            <text:p>de quoi</text:p>
          </table:table-cell>
          <table:table-cell office:value-type="string">
            <text:p>Quelque chose.</text:p>
          </table:table-cell>
          <table:table-cell office:value-type="string">
            <text:p>NULL</text:p>
          </table:table-cell>
          <table:table-cell office:value-type="string">
            <text:p>e</text:p>
          </table:table-cell>
          <table:table-cell office:value-type="string">
            <text:p>Y a-tu de quoi qui va pas ?</text:p>
          </table:table-cell>
          <table:table-cell office:value-type="string">
            <text:p>Y a quelque chose qui va pas ?</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débarque</text:p>
          </table:table-cell>
          <table:table-cell office:value-type="string">
            <text:p>Chute, accident.</text:p>
          </table:table-cell>
          <table:table-cell office:value-type="string">
            <text:p>NULL</text:p>
          </table:table-cell>
          <table:table-cell office:value-type="string">
            <text:p>v</text:p>
          </table:table-cell>
          <table:table-cell office:value-type="string">
            <text:p>Il s'est pris une méchante débarque de bicyk.</text:p>
          </table:table-cell>
          <table:table-cell office:value-type="string">
            <text:p>Il a fait une vilaine chute à vélo.</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Changer 4 trente-sous pour une piasse</text:p>
          </table:table-cell>
          <table:table-cell office:value-type="string">
            <text:p>Du pareil au même.</text:p>
          </table:table-cell>
          <table:table-cell/>
          <table:table-cell office:value-type="string">
            <text:p>e</text:p>
          </table:table-cell>
          <table:table-cell office:value-type="string">
            <text:p>Passer par la 20 ou la 40, c'est changer 4 trente-sous pour une piasse.</text:p>
          </table:table-cell>
          <table:table-cell office:value-type="string">
            <text:p>Prendre l'A20 ou l'A40, c'est du pareil au même.</text:p>
          </table:table-cell>
          <table:table-cell table:number-columns-repeated="5"/>
          <table:table-cell office:value-type="string">
            <text:p>4 X 0,25 cents = 1 dollar = 1 piasse.</text:p>
            <text:p>Ça vient en partie du fait qu'il avait fallu, à l'arrivée du dollar canadien (vers 1860), changer ses sous dans la nouvelle monnaie.</text:p>
          </table:table-cell>
          <table:table-cell table:number-columns-repeated="2" office:value-type="float" office:value="1374487567">
            <text:p>1374487567</text:p>
          </table:table-cell>
          <table:table-cell office:value-type="float" office:value="2">
            <text:p>2</text:p>
          </table:table-cell>
          <table:table-cell table:number-columns-repeated="1009"/>
        </table:table-row>
        <table:table-row table:style-name="ro1">
          <table:table-cell office:value-type="string">
            <text:p>décalissé</text:p>
          </table:table-cell>
          <table:table-cell office:value-type="string">
            <text:p>Magané, en mauvais état (pour une chose aussi bien qu'une personne)</text:p>
          </table:table-cell>
          <table:table-cell office:value-type="string">
            <text:p>NULL</text:p>
          </table:table-cell>
          <table:table-cell office:value-type="string">
            <text:p>v</text:p>
          </table:table-cell>
          <table:table-cell office:value-type="string">
            <text:p>Je suis vraiment décalissé, j'ai trop bu hier au soir .</text:p>
          </table:table-cell>
          <table:table-cell office:value-type="string">
            <text:p>Je suis vraiment mal, j'ai trop bu hier soir.</text:p>
          </table:table-cell>
          <table:table-cell office:value-type="string">
            <text:p>décrissé</text:p>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De câlisse !, le sacre.</text:p>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dèche, décher</text:p>
          </table:table-cell>
          <table:table-cell office:value-type="string">
            <text:p>Sperme, éjaculer.</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dèche, décher</text:p>
          </table:table-cell>
          <table:table-cell office:value-type="string">
            <text:p>autre</text:p>
          </table:table-cell>
          <table:table-cell office:value-type="string">
            <text:p>NA</text:p>
          </table:table-cell>
          <table:table-cell office:value-type="string">
            <text:p>singulier</text:p>
          </table:table-cell>
          <table:table-cell office:value-type="string">
            <text:p>Serait une abbréviation de "décharger".</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décrisser</text:p>
          </table:table-cell>
          <table:table-cell office:value-type="string">
            <text:p>Foutre le camp.</text:p>
          </table:table-cell>
          <table:table-cell office:value-type="string">
            <text:p>Démolir.</text:p>
          </table:table-cell>
          <table:table-cell office:value-type="string">
            <text:p>v</text:p>
          </table:table-cell>
          <table:table-cell office:value-type="string">
            <text:p>Il faut que je décrisse, je suis en retard.</text:p>
          </table:table-cell>
          <table:table-cell office:value-type="string">
            <text:p>Il faut que je foute le camp, je suis en retard.</text:p>
          </table:table-cell>
          <table:table-cell table:number-columns-repeated="2" office:value-type="string">
            <text:p>NULL</text:p>
          </table:table-cell>
          <table:table-cell office:value-type="string">
            <text:p>verbe</text:p>
          </table:table-cell>
          <table:table-cell table:number-columns-repeated="2" office:value-type="string">
            <text:p>NA</text:p>
          </table:table-cell>
          <table:table-cell office:value-type="string">
            <text:p>Du sacre "crisse".</text:p>
          </table:table-cell>
          <table:table-cell office:value-type="string">
            <text:p>NULL</text:p>
          </table:table-cell>
          <table:table-cell office:value-type="float" office:value="1405932727">
            <text:p>1405932727</text:p>
          </table:table-cell>
          <table:table-cell office:value-type="float" office:value="9">
            <text:p>9</text:p>
          </table:table-cell>
          <table:table-cell table:number-columns-repeated="1009"/>
        </table:table-row>
        <table:table-row table:style-name="ro2">
          <table:table-cell office:value-type="string">
            <text:p>déguédine !</text:p>
          </table:table-cell>
          <table:table-cell office:value-type="string">
            <text:p>depêche-toi</text:p>
            <text:p/>
          </table:table-cell>
          <table:table-cell office:value-type="string">
            <text:p>NULL</text:p>
          </table:table-cell>
          <table:table-cell office:value-type="string">
            <text:p>v</text:p>
          </table:table-cell>
          <table:table-cell office:value-type="string">
            <text:p>Enwoye, déguédine, on est en retard!</text:p>
          </table:table-cell>
          <table:table-cell office:value-type="string">
            <text:p>Allez, dépêche-toi, on est en retard!</text:p>
          </table:table-cell>
          <table:table-cell/>
          <table:table-cell office:value-type="string">
            <text:p>déguédzine</text:p>
          </table:table-cell>
          <table:table-cell office:value-type="string">
            <text:p>verbe</text:p>
          </table:table-cell>
          <table:table-cell table:number-columns-repeated="2" office:value-type="string">
            <text:p>NA</text:p>
          </table:table-cell>
          <table:table-cell office:value-type="string">
            <text:p>Anglicisme dig it in</text:p>
          </table:table-cell>
          <table:table-cell office:value-type="float" office:value="1222222222">
            <text:p>1222222222</text:p>
          </table:table-cell>
          <table:table-cell office:value-type="float" office:value="1408091505">
            <text:p>1408091505</text:p>
          </table:table-cell>
          <table:table-cell office:value-type="float" office:value="14">
            <text:p>14</text:p>
          </table:table-cell>
          <table:table-cell table:number-columns-repeated="1009"/>
        </table:table-row>
        <table:table-row table:style-name="ro1">
          <table:table-cell office:value-type="string">
            <text:p>déjeuner</text:p>
          </table:table-cell>
          <table:table-cell office:value-type="string">
            <text:p>Petit déjeuner.</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dépanneur</text:p>
          </table:table-cell>
          <table:table-cell office:value-type="string">
            <text:p>L'épicerie française. On y achète tabac, bière, chips et un peu n'importe quoi qui dépanne, près de chez-soi.</text:p>
          </table:table-cell>
          <table:table-cell office:value-type="string">
            <text:p>NULL</text:p>
          </table:table-cell>
          <table:table-cell office:value-type="string">
            <text:p>v</text:p>
          </table:table-cell>
          <table:table-cell office:value-type="string">
            <text:p>Kin, vlà cin' piasses, va donc me prendre des chip au katchup au dépanneur.</text:p>
          </table:table-cell>
          <table:table-cell office:value-type="string">
            <text:p>Tiens, voilà cinq dollars, va donc m'acheter des croustilles au ketchup à l'épicerie.</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dépanner.</text:p>
          </table:table-cell>
          <table:table-cell/>
          <table:table-cell office:value-type="float" office:value="1288781114">
            <text:p>1288781114</text:p>
          </table:table-cell>
          <table:table-cell office:value-type="float" office:value="6">
            <text:p>6</text:p>
          </table:table-cell>
          <table:table-cell table:number-columns-repeated="1009"/>
        </table:table-row>
        <table:table-row table:style-name="ro1">
          <table:table-cell office:value-type="string">
            <text:p>dess</text:p>
          </table:table-cell>
          <table:table-cell office:value-type="string">
            <text:p>Cool.</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détour</text:p>
          </table:table-cell>
          <table:table-cell office:value-type="string">
            <text:p>Déviation (sur la rout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dézipper</text:p>
          </table:table-cell>
          <table:table-cell office:value-type="string">
            <text:p>Ouvrir la fermeture-éclair.</text:p>
          </table:table-cell>
          <table:table-cell office:value-type="string">
            <text:p>NULL</text:p>
          </table:table-cell>
          <table:table-cell office:value-type="string">
            <text:p>v</text:p>
          </table:table-cell>
          <table:table-cell office:value-type="string">
            <text:p>Dézippe ton coat, il faut chaud.</text:p>
          </table:table-cell>
          <table:table-cell office:value-type="string">
            <text:p>Ouvre la fermeture-éclair de ton manteau, il faut chaud.</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zip, "fermeture éclair".</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dîner</text:p>
          </table:table-cell>
          <table:table-cell office:value-type="string">
            <text:p>Déjeuner (le midi).</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dix-roues</text:p>
          </table:table-cell>
          <table:table-cell office:value-type="string">
            <text:p>Semi-remorque, gros camion.</text:p>
          </table:table-cell>
          <table:table-cell office:value-type="string">
            <text:p>NULL</text:p>
          </table:table-cell>
          <table:table-cell office:value-type="string">
            <text:p>v</text:p>
          </table:table-cell>
          <table:table-cell office:value-type="string">
            <text:p>Je me suis faite dépassé par un dix-roues qui clenchait en esti.</text:p>
          </table:table-cell>
          <table:table-cell office:value-type="string">
            <text:p>Je me suis fait dépassé par un semi-remorque qui foncait à toute vitess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05921177">
            <text:p>1305921177</text:p>
          </table:table-cell>
          <table:table-cell office:value-type="float" office:value="1">
            <text:p>1</text:p>
          </table:table-cell>
          <table:table-cell table:number-columns-repeated="1009"/>
        </table:table-row>
        <table:table-row table:style-name="ro1">
          <table:table-cell office:value-type="string">
            <text:p>dôpe</text:p>
          </table:table-cell>
          <table:table-cell office:value-type="string">
            <text:p>Drogue</text:p>
          </table:table-cell>
          <table:table-cell office:value-type="string">
            <text:p>NULL</text:p>
          </table:table-cell>
          <table:table-cell office:value-type="string">
            <text:p>v</text:p>
          </table:table-cell>
          <table:table-cell office:value-type="string">
            <text:p>Je prends de la dôpe.</text:p>
          </table:table-cell>
          <table:table-cell office:value-type="string">
            <text:p>Je prends de la drogue.</text:p>
          </table:table-cell>
          <table:table-cell/>
          <table:table-cell office:value-type="string">
            <text:p>dôpe ("o" comme dans château)</text:p>
          </table:table-cell>
          <table:table-cell office:value-type="string">
            <text:p>nom commun</text:p>
          </table:table-cell>
          <table:table-cell office:value-type="string">
            <text:p>féminin</text:p>
          </table:table-cell>
          <table:table-cell office:value-type="string">
            <text:p>NA</text:p>
          </table:table-cell>
          <table:table-cell office:value-type="string">
            <text:p>De l'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draffe</text:p>
          </table:table-cell>
          <table:table-cell office:value-type="string">
            <text:p>Bière pression.</text:p>
          </table:table-cell>
          <table:table-cell office:value-type="string">
            <text:p>Courant d'air.</text:p>
          </table:table-cell>
          <table:table-cell office:value-type="string">
            <text:p>v</text:p>
          </table:table-cell>
          <table:table-cell office:value-type="string">
            <text:p>M'a te prendre une draffe ben frette, ma belle Ginette.</text:p>
          </table:table-cell>
          <table:table-cell office:value-type="string">
            <text:p>Je vais prendre une bière pression bien froide, ma belle Ginette.</text:p>
          </table:table-cell>
          <table:table-cell/>
          <table:table-cell office:value-type="string">
            <text:p>draffe ou draft'</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draught"</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drill</text:p>
          </table:table-cell>
          <table:table-cell office:value-type="string">
            <text:p>Perceuse.</text:p>
          </table:table-cell>
          <table:table-cell office:value-type="string">
            <text:p>NULL</text:p>
          </table:table-cell>
          <table:table-cell office:value-type="string">
            <text:p>v</text:p>
          </table:table-cell>
          <table:table-cell office:value-type="string">
            <text:p>Passe-moé la drill.</text:p>
          </table:table-cell>
          <table:table-cell office:value-type="string">
            <text:p>Passe-moi la perceuse.</text:p>
          </table:table-cell>
          <table:table-cell/>
          <table:table-cell office:value-type="string">
            <text:p>dril, à la français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341439476">
            <text:p>1341439476</text:p>
          </table:table-cell>
          <table:table-cell office:value-type="float" office:value="1">
            <text:p>1</text:p>
          </table:table-cell>
          <table:table-cell table:number-columns-repeated="1009"/>
        </table:table-row>
        <table:table-row table:style-name="ro1">
          <table:table-cell office:value-type="string">
            <text:p>drummeur</text:p>
          </table:table-cell>
          <table:table-cell office:value-type="string">
            <text:p>Batteur (musicien).</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drommeur</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duplex</text:p>
          </table:table-cell>
          <table:table-cell office:value-type="string">
            <text:p>Maison composée de deux appartements, l'un au-dessus de l'autre, ou côte à côte, pouvant être loués ou vendus séparément.</text:p>
          </table:table-cell>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9795647">
            <text:p>1359795647</text:p>
          </table:table-cell>
          <table:table-cell office:value-type="float" office:value="1">
            <text:p>1</text:p>
          </table:table-cell>
          <table:table-cell table:number-columns-repeated="1009"/>
        </table:table-row>
        <table:table-row table:style-name="ro1">
          <table:table-cell office:value-type="string">
            <text:p>écarter (s') </text:p>
          </table:table-cell>
          <table:table-cell office:value-type="string">
            <text:p>Se perdre</text:p>
          </table:table-cell>
          <table:table-cell office:value-type="string">
            <text:p>NULL</text:p>
          </table:table-cell>
          <table:table-cell office:value-type="string">
            <text:p>v</text:p>
          </table:table-cell>
          <table:table-cell office:value-type="string">
            <text:p>Attention à pas t'écarter dans le bois.</text:p>
          </table:table-cell>
          <table:table-cell office:value-type="string">
            <text:p>Fais attention de ne pas te perdre dans la forêt.</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échevelé</text:p>
          </table:table-cell>
          <table:table-cell office:value-type="string">
            <text:p>Décoiffé.</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ecouter la télé</text:p>
          </table:table-cell>
          <table:table-cell office:value-type="string">
            <text:p>Regarder la télé.</text:p>
          </table:table-cell>
          <table:table-cell office:value-type="string">
            <text:p>NULL</text:p>
          </table:table-cell>
          <table:table-cell office:value-type="string">
            <text:p>e</text:p>
          </table:table-cell>
          <table:table-cell office:value-type="string">
            <text:p>J'écoute la télé à toué soèrs.</text:p>
          </table:table-cell>
          <table:table-cell office:value-type="string">
            <text:p>Je regarde la télévision tous les soirs.</text:p>
          </table:table-cell>
          <table:table-cell/>
          <table:table-cell table:number-columns-repeated="2" office:value-type="string">
            <text:p>NULL</text:p>
          </table:table-cell>
          <table:table-cell table:number-columns-repeated="2" office:value-type="string">
            <text:p>NA</text:p>
          </table:table-cell>
          <table:table-cell table:number-columns-repeated="2" office:value-type="string">
            <text:p>NULL</text:p>
          </table:table-cell>
          <table:table-cell office:value-type="float" office:value="1370927069">
            <text:p>1370927069</text:p>
          </table:table-cell>
          <table:table-cell office:value-type="float" office:value="2">
            <text:p>2</text:p>
          </table:table-cell>
          <table:table-cell table:number-columns-repeated="1009"/>
        </table:table-row>
        <table:table-row table:style-name="ro1">
          <table:table-cell office:value-type="string">
            <text:p>écraser (s')</text:p>
          </table:table-cell>
          <table:table-cell office:value-type="string">
            <text:p>S'affaler.</text:p>
          </table:table-cell>
          <table:table-cell office:value-type="string">
            <text:p>NULL</text:p>
          </table:table-cell>
          <table:table-cell office:value-type="string">
            <text:p>v</text:p>
          </table:table-cell>
          <table:table-cell office:value-type="string">
            <text:p>J'ai juste envie de m'écraser devant la télé après la job.</text:p>
          </table:table-cell>
          <table:table-cell office:value-type="string">
            <text:p>J'ai seulement envie de m'affaler devant la télévision après le boulot.</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efface</text:p>
          </table:table-cell>
          <table:table-cell office:value-type="string">
            <text:p>Gomme (à effacer).</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effrayant</text:p>
          </table:table-cell>
          <table:table-cell office:value-type="string">
            <text:p>Pour marquer l'exagération.</text:p>
          </table:table-cell>
          <table:table-cell office:value-type="string">
            <text:p>NULL</text:p>
          </table:table-cell>
          <table:table-cell office:value-type="string">
            <text:p>v</text:p>
          </table:table-cell>
          <table:table-cell office:value-type="string">
            <text:p>c't'effrayant comme y a du monde ici.</text:p>
          </table:table-cell>
          <table:table-cell office:value-type="string">
            <text:p>il y a vraiment beaucoup de monde ici.</text:p>
          </table:table-cell>
          <table:table-cell/>
          <table:table-cell office:value-type="string">
            <text:p>NULL</text:p>
          </table:table-cell>
          <table:table-cell office:value-type="string">
            <text:p>adjectif</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aire embarquer (se)</text:p>
          </table:table-cell>
          <table:table-cell office:value-type="string">
            <text:p>Se faire avoir, se faire arnaquer.</text:p>
          </table:table-cell>
          <table:table-cell office:value-type="string">
            <text:p>Par la police : se faire emmener par la police.</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en avoir plein le casque</text:p>
          </table:table-cell>
          <table:table-cell office:value-type="string">
            <text:p>En avoir ras le bol.</text:p>
          </table:table-cell>
          <table:table-cell office:value-type="string">
            <text:p>NULL</text:p>
          </table:table-cell>
          <table:table-cell office:value-type="string">
            <text:p>e</text:p>
          </table:table-cell>
          <table:table-cell office:value-type="string">
            <text:p>J'en ai plein le casque de t'entendre.</text:p>
          </table:table-cell>
          <table:table-cell office:value-type="string">
            <text:p>J'en ai ras le bol de t'entendre.</text:p>
          </table:table-cell>
          <table:table-cell office:value-type="string">
            <text:p>En avoir plein son casque</text:p>
          </table:table-cell>
          <table:table-cell office:value-type="string">
            <text:p>casque ou cass'</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en avoir plein son truck</text:p>
          </table:table-cell>
          <table:table-cell office:value-type="string">
            <text:p>En avoir ras-le-bol, en avoir assez</text:p>
          </table:table-cell>
          <table:table-cell office:value-type="string">
            <text:p>NULL</text:p>
          </table:table-cell>
          <table:table-cell office:value-type="string">
            <text:p>e</text:p>
          </table:table-cell>
          <table:table-cell office:value-type="string">
            <text:p>J'en ai plein mon truck de conduire, ça fait 11 heures en ligne : J'en ai ras-le-bol de conduire, ça fait 11 heures de suite</text:p>
          </table:table-cell>
          <table:table-cell office:value-type="string">
            <text:p>NULL</text:p>
          </table:table-cell>
          <table:table-cell office:value-type="string">
            <text:p>En avoir son truck</text:p>
          </table:table-cell>
          <table:table-cell office:value-type="string">
            <text:p>troque</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en dedans</text:p>
          </table:table-cell>
          <table:table-cell office:value-type="string">
            <text:p>À l 'intérieur, dedans.</text:p>
          </table:table-cell>
          <table:table-cell office:value-type="string">
            <text:p>NULL</text:p>
          </table:table-cell>
          <table:table-cell office:value-type="string">
            <text:p>e</text:p>
          </table:table-cell>
          <table:table-cell office:value-type="string">
            <text:p>On mange en dedans ou déhors?</text:p>
          </table:table-cell>
          <table:table-cell office:value-type="string">
            <text:p>On mange à l'intérieur ou à l'extérieur?</text:p>
          </table:table-cell>
          <table:table-cell/>
          <table:table-cell office:value-type="string">
            <text:p>En d'dans</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en masse</text:p>
          </table:table-cell>
          <table:table-cell office:value-type="string">
            <text:p>En quantité suffisante.</text:p>
          </table:table-cell>
          <table:table-cell office:value-type="string">
            <text:p>NULL</text:p>
          </table:table-cell>
          <table:table-cell office:value-type="string">
            <text:p>e</text:p>
          </table:table-cell>
          <table:table-cell office:value-type="string">
            <text:p>J'en ai en masse, de l'argent.</text:p>
          </table:table-cell>
          <table:table-cell office:value-type="string">
            <text:p>J'en ai assez, de l'argent.</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en spécial</text:p>
          </table:table-cell>
          <table:table-cell office:value-type="string">
            <text:p>En promotion, vendu à un prix réduit.</text:p>
          </table:table-cell>
          <table:table-cell office:value-type="string">
            <text:p>NULL</text:p>
          </table:table-cell>
          <table:table-cell office:value-type="string">
            <text:p>e</text:p>
          </table:table-cell>
          <table:table-cell office:value-type="string">
            <text:p>J'ai acheté mes carottes en spécial.</text:p>
          </table:table-cell>
          <table:table-cell office:value-type="string">
            <text:p>J'ai acheté mes carottes en promotion.</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en té cas</text:p>
          </table:table-cell>
          <table:table-cell office:value-type="string">
            <text:p>En tous cas. Contraction phonétique de "En t[ous l]es cas".</text:p>
          </table:table-cell>
          <table:table-cell office:value-type="string">
            <text:p>NULL</text:p>
          </table:table-cell>
          <table:table-cell office:value-type="string">
            <text:p>d</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En tout(tous) cas"</text:p>
          </table:table-cell>
          <table:table-cell office:value-type="float" office:value="1222222222">
            <text:p>1222222222</text:p>
          </table:table-cell>
          <table:table-cell office:value-type="float" office:value="1377200356">
            <text:p>1377200356</text:p>
          </table:table-cell>
          <table:table-cell office:value-type="float" office:value="3">
            <text:p>3</text:p>
          </table:table-cell>
          <table:table-cell table:number-columns-repeated="1009"/>
        </table:table-row>
        <table:table-row table:style-name="ro1">
          <table:table-cell office:value-type="string">
            <text:p>encan</text:p>
          </table:table-cell>
          <table:table-cell office:value-type="string">
            <text:p>Vente aux d'enchères.</text:p>
          </table:table-cell>
          <table:table-cell office:value-type="string">
            <text:p>NULL</text:p>
          </table:table-cell>
          <table:table-cell office:value-type="string">
            <text:p>v</text:p>
          </table:table-cell>
          <table:table-cell office:value-type="string">
            <text:p>Les cossins de la vieille seront vendus à l'encan.</text:p>
          </table:table-cell>
          <table:table-cell office:value-type="string">
            <text:p>Les machins de la vieille dame seront vendus dans une vente aux enchères.</text:p>
          </table:table-cell>
          <table:table-cell/>
          <table:table-cell office:value-type="string">
            <text:p>inkin</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enfarger (s')</text:p>
          </table:table-cell>
          <table:table-cell office:value-type="string">
            <text:p>Trébucher.</text:p>
          </table:table-cell>
          <table:table-cell office:value-type="string">
            <text:p>NULL</text:p>
          </table:table-cell>
          <table:table-cell office:value-type="string">
            <text:p>v</text:p>
          </table:table-cell>
          <table:table-cell office:value-type="string">
            <text:p>S'enfarger dans les fleurs du tapis.</text:p>
          </table:table-cell>
          <table:table-cell office:value-type="string">
            <text:p>Se perdre dans les détails (littéralement : Trébucher dans les motifs de la moquette)</text:p>
          </table:table-cell>
          <table:table-cell table:number-columns-repeated="2"/>
          <table:table-cell office:value-type="string">
            <text:p>verbe</text:p>
          </table:table-cell>
          <table:table-cell table:number-columns-repeated="2" office:value-type="string">
            <text:p>NA</text:p>
          </table:table-cell>
          <table:table-cell office:value-type="string">
            <text:p>Provient du vieux français enfergier (entraver en plaçant des chaînes ou des fers, généralement à un animal). </text:p>
          </table:table-cell>
          <table:table-cell office:value-type="float" office:value="1222222222">
            <text:p>1222222222</text:p>
          </table:table-cell>
          <table:table-cell office:value-type="float" office:value="1366599670">
            <text:p>1366599670</text:p>
          </table:table-cell>
          <table:table-cell office:value-type="float" office:value="7">
            <text:p>7</text:p>
          </table:table-cell>
          <table:table-cell table:number-columns-repeated="1009"/>
        </table:table-row>
        <table:table-row table:style-name="ro1">
          <table:table-cell office:value-type="string">
            <text:p>mailloche</text:p>
          </table:table-cell>
          <table:table-cell office:value-type="string">
            <text:p>Très gros pénis.</text:p>
          </table:table-cell>
          <table:table-cell/>
          <table:table-cell office:value-type="string">
            <text:p>e</text:p>
          </table:table-cell>
          <table:table-cell office:value-type="string">
            <text:p>Y'a-tu vu la mailloche?</text:p>
          </table:table-cell>
          <table:table-cell office:value-type="string">
            <text:p>As-tu vu son énorme pénis?</text:p>
          </table:table-cell>
          <table:table-cell table:number-columns-repeated="5"/>
          <table:table-cell office:value-type="string">
            <text:p>De mailloche, sorte de gros marteau.</text:p>
          </table:table-cell>
          <table:table-cell table:number-columns-repeated="2" office:value-type="float" office:value="1428034429">
            <text:p>1428034429</text:p>
          </table:table-cell>
          <table:table-cell office:value-type="float" office:value="0">
            <text:p>0</text:p>
          </table:table-cell>
          <table:table-cell table:number-columns-repeated="1009"/>
        </table:table-row>
        <table:table-row table:style-name="ro1">
          <table:table-cell office:value-type="string">
            <text:p>envoyer la main</text:p>
          </table:table-cell>
          <table:table-cell office:value-type="string">
            <text:p>Saluer de la main.</text:p>
          </table:table-cell>
          <table:table-cell office:value-type="string">
            <text:p>NULL</text:p>
          </table:table-cell>
          <table:table-cell office:value-type="string">
            <text:p>e</text:p>
          </table:table-cell>
          <table:table-cell office:value-type="string">
            <text:p>Envoies y la main, au monsieur qui te fait babaille.</text:p>
          </table:table-cell>
          <table:table-cell office:value-type="string">
            <text:p>Salue-le de la main, le monsieur qui te (salue de la main).</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épicerie (faire son) </text:p>
          </table:table-cell>
          <table:table-cell office:value-type="string">
            <text:p>Faire les courses (alimentaires) au super-marché.</text:p>
          </table:table-cell>
          <table:table-cell office:value-type="string">
            <text:p>NULL</text:p>
          </table:table-cell>
          <table:table-cell office:value-type="string">
            <text:p>e</text:p>
          </table:table-cell>
          <table:table-cell office:value-type="string">
            <text:p>Je fais mon épicerie toutes les fins-de-semaine.</text:p>
          </table:table-cell>
          <table:table-cell office:value-type="string">
            <text:p>Je fais mes courses tous les week-end.</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épingle à linge</text:p>
          </table:table-cell>
          <table:table-cell office:value-type="string">
            <text:p>Pince à ling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épluchette (de blé d'inde)</text:p>
          </table:table-cell>
          <table:table-cell office:value-type="string">
            <text:p>Vers la fin de l'été, fête et repas ou l'on mange du blé d'inde (épi de maïs), qu'on épluche avant de le faire bouillir.</text:p>
          </table:table-cell>
          <table:table-cell office:value-type="string">
            <text:p>NULL</text:p>
          </table:table-cell>
          <table:table-cell office:value-type="string">
            <text:p>v</text:p>
          </table:table-cell>
          <table:table-cell office:value-type="string">
            <text:p>On s'est faite une maudite belle épluchette hier avec la famille.</text:p>
          </table:table-cell>
          <table:table-cell office:value-type="string">
            <text:p>Nous avons fait une belle (fête du maïs) hier avec la famill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éplucher"</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er'virer de bord</text:p>
          </table:table-cell>
          <table:table-cell office:value-type="string">
            <text:p>Déranger.</text:p>
          </table:table-cell>
          <table:table-cell office:value-type="string">
            <text:p>Changer d'avis, passer dans l'autre camp, changer d'attitude.</text:p>
          </table:table-cell>
          <table:table-cell office:value-type="string">
            <text:p>e</text:p>
          </table:table-cell>
          <table:table-cell office:value-type="string">
            <text:p>Au bout de la rue, j'ai r'viré de bord.</text:p>
          </table:table-cell>
          <table:table-cell office:value-type="string">
            <text:p>Au bout de la rue, j'ai fais demi-tour.</text:p>
          </table:table-cell>
          <table:table-cell/>
          <table:table-cell table:number-columns-repeated="2" office:value-type="string">
            <text:p>NULL</text:p>
          </table:table-cell>
          <table:table-cell table:number-columns-repeated="2" office:value-type="string">
            <text:p>NA</text:p>
          </table:table-cell>
          <table:table-cell office:value-type="string">
            <text:p>Virer de bord est un terme nautique : certains mots et expression au Québec sont issus du vocabulaire marin et nautique, le Saint-Laurent ayant été la principale voie de communication pendant des siècles.</text:p>
          </table:table-cell>
          <table:table-cell office:value-type="float" office:value="1222222222">
            <text:p>1222222222</text:p>
          </table:table-cell>
          <table:table-cell office:value-type="float" office:value="1384258726">
            <text:p>1384258726</text:p>
          </table:table-cell>
          <table:table-cell office:value-type="float" office:value="2">
            <text:p>2</text:p>
          </table:table-cell>
          <table:table-cell table:number-columns-repeated="1009"/>
        </table:table-row>
        <table:table-row table:style-name="ro1">
          <table:table-cell office:value-type="string">
            <text:p>es-tu fait en chocolat ?</text:p>
          </table:table-cell>
          <table:table-cell office:value-type="string">
            <text:p>Se dit à une personne qui n'ose pas sortir sous la pluie.</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essence</text:p>
          </table:table-cell>
          <table:table-cell office:value-type="string">
            <text:p>Parfum, goût, particulièrement pour la crème glacée.</text:p>
          </table:table-cell>
          <table:table-cell office:value-type="string">
            <text:p>Gaz, gazoline.</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8459360">
            <text:p>1358459360</text:p>
          </table:table-cell>
          <table:table-cell office:value-type="float" office:value="0">
            <text:p>0</text:p>
          </table:table-cell>
          <table:table-cell table:number-columns-repeated="1009"/>
        </table:table-row>
        <table:table-row table:style-name="ro1">
          <table:table-cell office:value-type="string">
            <text:p>étage</text:p>
          </table:table-cell>
          <table:table-cell office:value-type="string">
            <text:p>Même signification qu'en français de France, sauf que le rez-de-chaussée est également considéré comme un étage. Le "premier étage" est donc le rez-de-chaussée, le "deuxième étage" est le premier étage, et ainsi de suite.</text:p>
          </table:table-cell>
          <table:table-cell office:value-type="string">
            <text:p>NULL</text:p>
          </table:table-cell>
          <table:table-cell office:value-type="string">
            <text:p>v</text:p>
          </table:table-cell>
          <table:table-cell office:value-type="string">
            <text:p>Je reste au quatrième étage.</text:p>
          </table:table-cell>
          <table:table-cell office:value-type="string">
            <text:p>J'habite au troisième étag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Le principe est le même au États-Unis : le "first floor" est le rez-de-chaussé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été des indiens</text:p>
          </table:table-cell>
          <table:table-cell office:value-type="string">
            <text:p>Été indien. Courte période de temps beau et chaud au milieu de l'automne. Il doit y avoir eu une gelée avant qu'on puisse parler d'Été des Indiens.</text:p>
          </table:table-cell>
          <table:table-cell office:value-type="string">
            <text:p>NULL</text:p>
          </table:table-cell>
          <table:table-cell office:value-type="string">
            <text:p>v</text:p>
          </table:table-cell>
          <table:table-cell office:value-type="string">
            <text:p>hier, il faisait foid et aujourd'hui fait chaud, yon doit être dans l'été indien</text:p>
          </table:table-cell>
          <table:table-cell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4380286">
            <text:p>1354380286</text:p>
          </table:table-cell>
          <table:table-cell office:value-type="float" office:value="2">
            <text:p>2</text:p>
          </table:table-cell>
          <table:table-cell table:number-columns-repeated="1009"/>
        </table:table-row>
        <table:table-row table:style-name="ro1">
          <table:table-cell office:value-type="string">
            <text:p>être au boutte</text:p>
          </table:table-cell>
          <table:table-cell office:value-type="string">
            <text:p>Être super.</text:p>
          </table:table-cell>
          <table:table-cell office:value-type="string">
            <text:p>NULL</text:p>
          </table:table-cell>
          <table:table-cell office:value-type="string">
            <text:p>e</text:p>
          </table:table-cell>
          <table:table-cell office:value-type="string">
            <text:p>C'est au boutte ton site.</text:p>
          </table:table-cell>
          <table:table-cell office:value-type="string">
            <text:p>C'est super ton site.</text:p>
          </table:table-cell>
          <table:table-cell/>
          <table:table-cell office:value-type="string">
            <text:p>être au boutt'</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être dans le champ</text:p>
          </table:table-cell>
          <table:table-cell office:value-type="string">
            <text:p>Être à côté de la plaque, être à l'ouest.</text:p>
          </table:table-cell>
          <table:table-cell office:value-type="string">
            <text:p>NULL</text:p>
          </table:table-cell>
          <table:table-cell office:value-type="string">
            <text:p>e</text:p>
          </table:table-cell>
          <table:table-cell office:value-type="string">
            <text:p>Il dit n'importe quoi, franchement, il est dans le champ.</text:p>
          </table:table-cell>
          <table:table-cell office:value-type="string">
            <text:p>Il dit n'importe quoi, franchement, il est complètement à l'ouest</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être dans les patates</text:p>
          </table:table-cell>
          <table:table-cell office:value-type="string">
            <text:p>Être à côté de la plaque, être à l'ouest.</text:p>
          </table:table-cell>
          <table:table-cell office:value-type="string">
            <text:p>NULL</text:p>
          </table:table-cell>
          <table:table-cell office:value-type="string">
            <text:p>e</text:p>
          </table:table-cell>
          <table:table-cell office:value-type="string">
            <text:p>T'es din patates, c'est moé qui a raison.</text:p>
          </table:table-cell>
          <table:table-cell office:value-type="string">
            <text:p>Tu es à côté de la plaque, c'est moi qui a raison.</text:p>
          </table:table-cell>
          <table:table-cell/>
          <table:table-cell office:value-type="string">
            <text:p>Être din patates</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être habillé comme la chienne à jacques</text:p>
          </table:table-cell>
          <table:table-cell office:value-type="string">
            <text:p>Être très mal habillé, porter des vêtements très mal assortis.</text:p>
          </table:table-cell>
          <table:table-cell office:value-type="string">
            <text:p>NULL</text:p>
          </table:table-cell>
          <table:table-cell office:value-type="string">
            <text:p>e</text:p>
          </table:table-cell>
          <table:table-cell office:value-type="string">
            <text:p>Osti, t'es habillé comme la chienne à jacques !</text:p>
          </table:table-cell>
          <table:table-cell office:value-type="string">
            <text:p>Punaise t'es très mal habillé !</text:p>
          </table:table-cell>
          <table:table-cell office:value-type="string">
            <text:p>Être attriqué comme la chienne à Jacques</text:p>
          </table:table-cell>
          <table:table-cell table:number-columns-repeated="2" office:value-type="string">
            <text:p>NULL</text:p>
          </table:table-cell>
          <table:table-cell table:number-columns-repeated="2" office:value-type="string">
            <text:p>NA</text:p>
          </table:table-cell>
          <table:table-cell office:value-type="string">
            <text:p>Selon la légende, un certain Jacques Aubert avait une chienne qui perdait ses poils à cause d'une maladie. Pour qu'elle n'attrape pas froid, son maître lui faisait porter des vêtements récupérés.</text:p>
          </table:table-cell>
          <table:table-cell office:value-type="string">
            <text:p>NULL</text:p>
          </table:table-cell>
          <table:table-cell office:value-type="float" office:value="1385930317">
            <text:p>1385930317</text:p>
          </table:table-cell>
          <table:table-cell office:value-type="float" office:value="34">
            <text:p>34</text:p>
          </table:table-cell>
          <table:table-cell table:number-columns-repeated="1009"/>
        </table:table-row>
        <table:table-row table:style-name="ro1">
          <table:table-cell office:value-type="string">
            <text:p>être parti sur une baloune</text:p>
          </table:table-cell>
          <table:table-cell office:value-type="string">
            <text:p>Se lancer dans un projet irréaliste, partir sur une lubie, une idée folle.</text:p>
          </table:table-cell>
          <table:table-cell office:value-type="string">
            <text:p>NULL</text:p>
          </table:table-cell>
          <table:table-cell office:value-type="string">
            <text:p>e</text:p>
          </table:table-cell>
          <table:table-cell office:value-type="string">
            <text:p>Yé parti sur une baloune, ya crissé son camp en Australie sans prévenir personne.</text:p>
          </table:table-cell>
          <table:table-cell office:value-type="string">
            <text:p>Il est parti sur une idée folle, il a foutu le camp en Australie en ne prévenant personne.</text:p>
          </table:table-cell>
          <table:table-cell/>
          <table:table-cell office:value-type="string">
            <text:p>baloune</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être sur le carreau</text:p>
          </table:table-cell>
          <table:table-cell office:value-type="string">
            <text:p>Être malade, très fatigué.</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étui à crayon</text:p>
          </table:table-cell>
          <table:table-cell office:value-type="string">
            <text:p>Trousse (à crayon, stylos, etc).</text:p>
          </table:table-cell>
          <table:table-cell office:value-type="string">
            <text:p>NULL</text:p>
          </table:table-cell>
          <table:table-cell office:value-type="string">
            <text:p>v</text:p>
          </table:table-cell>
          <table:table-cell office:value-type="string">
            <text:p>Y'a plein de graffitis sur mon étui à crayon.</text:p>
          </table:table-cell>
          <table:table-cell office:value-type="string">
            <text:p>Il y a plein de graffitis sur ma trousse à crayons.</text:p>
          </table:table-cell>
          <table:table-cell office:value-type="string">
            <text:p>Coffre à crayon</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83600839">
            <text:p>1383600839</text:p>
          </table:table-cell>
          <table:table-cell office:value-type="float" office:value="0">
            <text:p>0</text:p>
          </table:table-cell>
          <table:table-cell table:number-columns-repeated="1009"/>
        </table:table-row>
        <table:table-row table:style-name="ro1">
          <table:table-cell office:value-type="string">
            <text:p>face</text:p>
          </table:table-cell>
          <table:table-cell office:value-type="string">
            <text:p>Visage, figure, gueule, tronche.</text:p>
          </table:table-cell>
          <table:table-cell office:value-type="string">
            <text:p>NULL</text:p>
          </table:table-cell>
          <table:table-cell office:value-type="string">
            <text:p>v</text:p>
          </table:table-cell>
          <table:table-cell office:value-type="string">
            <text:p>Tu y as-tu vu la face?</text:p>
          </table:table-cell>
          <table:table-cell office:value-type="string">
            <text:p>Tu lui as vu la tronch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aire du social</text:p>
          </table:table-cell>
          <table:table-cell office:value-type="string">
            <text:p>Être sociable, se faire des amis.</text:p>
          </table:table-cell>
          <table:table-cell office:value-type="string">
            <text:p>Faire du bénévolat, travail communautaire.</text:p>
          </table:table-cell>
          <table:table-cell office:value-type="string">
            <text:p>e</text:p>
          </table:table-cell>
          <table:table-cell office:value-type="string">
            <text:p>A soir, m'a aller faire du social au bar.</text:p>
          </table:table-cell>
          <table:table-cell office:value-type="string">
            <text:p>Ce soir, je vais aller me faire des amis au bar.</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5623313">
            <text:p>1365623313</text:p>
          </table:table-cell>
          <table:table-cell office:value-type="float" office:value="4">
            <text:p>4</text:p>
          </table:table-cell>
          <table:table-cell table:number-columns-repeated="1009"/>
        </table:table-row>
        <table:table-row table:style-name="ro1">
          <table:table-cell office:value-type="string">
            <text:p>faire la baboune</text:p>
          </table:table-cell>
          <table:table-cell office:value-type="string">
            <text:p>ma soeur</text:p>
          </table:table-cell>
          <table:table-cell office:value-type="string">
            <text:p>NULL</text:p>
          </table:table-cell>
          <table:table-cell office:value-type="string">
            <text:p>e</text:p>
          </table:table-cell>
          <table:table-cell table:number-columns-repeated="3"/>
          <table:table-cell office:value-type="string">
            <text:p>faire la baboune</text:p>
          </table:table-cell>
          <table:table-cell office:value-type="string">
            <text:p>NULL</text:p>
          </table:table-cell>
          <table:table-cell table:number-columns-repeated="2" office:value-type="string">
            <text:p>NA</text:p>
          </table:table-cell>
          <table:table-cell office:value-type="string">
            <text:p>Vient peut-être de l'anglais "baboon", babouin.</text:p>
          </table:table-cell>
          <table:table-cell office:value-type="float" office:value="1222222222">
            <text:p>1222222222</text:p>
          </table:table-cell>
          <table:table-cell office:value-type="float" office:value="1424640406">
            <text:p>1424640406</text:p>
          </table:table-cell>
          <table:table-cell office:value-type="float" office:value="15">
            <text:p>15</text:p>
          </table:table-cell>
          <table:table-cell table:number-columns-repeated="1009"/>
        </table:table-row>
        <table:table-row table:style-name="ro1">
          <table:table-cell office:value-type="string">
            <text:p>faire le/du boudin</text:p>
          </table:table-cell>
          <table:table-cell office:value-type="string">
            <text:p>Bouder.</text:p>
          </table:table-cell>
          <table:table-cell office:value-type="string">
            <text:p>NULL</text:p>
          </table:table-cell>
          <table:table-cell office:value-type="string">
            <text:p>v</text:p>
          </table:table-cell>
          <table:table-cell office:value-type="string">
            <text:p>Parle-moi pas, je fais du boudin.</text:p>
          </table:table-cell>
          <table:table-cell office:value-type="string">
            <text:p>Ne me parle pas, je boude.</text:p>
          </table:table-cell>
          <table:table-cell/>
          <table:table-cell office:value-type="string">
            <text:p>NULL</text:p>
          </table:table-cell>
          <table:table-cell office:value-type="string">
            <text:p>autre</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faire son frais</text:p>
          </table:table-cell>
          <table:table-cell office:value-type="string">
            <text:p>Faire son intéressant, tenter d'impressioner.</text:p>
          </table:table-cell>
          <table:table-cell office:value-type="string">
            <text:p>NULL</text:p>
          </table:table-cell>
          <table:table-cell office:value-type="string">
            <text:p>e</text:p>
          </table:table-cell>
          <table:table-cell office:value-type="string">
            <text:p>Esti qui fait son frais, ce gars-là, tout le temps en train de péter d'la broue.</text:p>
          </table:table-cell>
          <table:table-cell office:value-type="string">
            <text:p>Putain, il fait toujours son intéressant ce type-là, tout le temps en train d'essayer d'impressioner.</text:p>
          </table:table-cell>
          <table:table-cell/>
          <table:table-cell office:value-type="string">
            <text:p>Faire son frais ou Faire son frette</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faire une plug</text:p>
          </table:table-cell>
          <table:table-cell office:value-type="string">
            <text:p>Profiter d'une situation pour se faire de la publicité.</text:p>
          </table:table-cell>
          <table:table-cell/>
          <table:table-cell office:value-type="string">
            <text:p>e</text:p>
          </table:table-cell>
          <table:table-cell office:value-type="string">
            <text:p>Guy A. Lepage a fait une plug pour son émission au téléjournal.</text:p>
          </table:table-cell>
          <table:table-cell office:value-type="string">
            <text:p>Ardisson a fait de la promotion pour son émission au JT.</text:p>
          </table:table-cell>
          <table:table-cell table:number-columns-repeated="2" office:value-type="string">
            <text:p>Faire une plogue</text:p>
          </table:table-cell>
          <table:table-cell office:value-type="string">
            <text:p>NULL</text:p>
          </table:table-cell>
          <table:table-cell table:number-columns-repeated="2" office:value-type="string">
            <text:p>NA</text:p>
          </table:table-cell>
          <table:table-cell office:value-type="string">
            <text:p>De l'anglais (plug)</text:p>
          </table:table-cell>
          <table:table-cell office:value-type="float" office:value="1222222222">
            <text:p>1222222222</text:p>
          </table:table-cell>
          <table:table-cell office:value-type="float" office:value="1358518682">
            <text:p>1358518682</text:p>
          </table:table-cell>
          <table:table-cell office:value-type="float" office:value="0">
            <text:p>0</text:p>
          </table:table-cell>
          <table:table-cell table:number-columns-repeated="1009"/>
        </table:table-row>
        <table:table-row table:style-name="ro1">
          <table:table-cell office:value-type="string">
            <text:p>faker, fèquer</text:p>
          </table:table-cell>
          <table:table-cell office:value-type="string">
            <text:p>Simuler.</text:p>
          </table:table-cell>
          <table:table-cell office:value-type="string">
            <text:p>NULL</text:p>
          </table:table-cell>
          <table:table-cell office:value-type="string">
            <text:p>v</text:p>
          </table:table-cell>
          <table:table-cell office:value-type="string">
            <text:p>Au soccer, ils arrêtent pas de faker, c'est gossant en crisse.</text:p>
          </table:table-cell>
          <table:table-cell office:value-type="string">
            <text:p>Au football, ils n'arrêtent pas simuler, c'est très énervant.</text:p>
          </table:table-cell>
          <table:table-cell/>
          <table:table-cell office:value-type="string">
            <text:p>Féiké</text:p>
          </table:table-cell>
          <table:table-cell office:value-type="string">
            <text:p>verbe</text:p>
          </table:table-cell>
          <table:table-cell table:number-columns-repeated="2" office:value-type="string">
            <text:p>NA</text:p>
          </table:table-cell>
          <table:table-cell office:value-type="string">
            <text:p>De l'anglais "to fake", faire semblant.</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farmer</text:p>
          </table:table-cell>
          <table:table-cell office:value-type="string">
            <text:p>Cultivateur, et tout ce que ça entraîn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Fawmeur (à l'anglais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erme ta boîte</text:p>
          </table:table-cell>
          <table:table-cell office:value-type="string">
            <text:p>Ferme ta gueule.</text:p>
          </table:table-cell>
          <table:table-cell office:value-type="string">
            <text:p>NULL</text:p>
          </table:table-cell>
          <table:table-cell office:value-type="string">
            <text:p>e</text:p>
          </table:table-cell>
          <table:table-cell office:value-type="string">
            <text:p>Ferme ta boîte pis amène-moé une broue.</text:p>
          </table:table-cell>
          <table:table-cell office:value-type="string">
            <text:p>Ferme ta gueule et apporte-moi une bière.</text:p>
          </table:table-cell>
          <table:table-cell/>
          <table:table-cell office:value-type="string">
            <text:p>Ferme ta boète</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esser</text:p>
          </table:table-cell>
          <table:table-cell office:value-type="string">
            <text:p>Cogner, frapper (dans une bagarre).</text:p>
          </table:table-cell>
          <table:table-cell office:value-type="string">
            <text:p>NULL</text:p>
          </table:table-cell>
          <table:table-cell office:value-type="string">
            <text:p>v</text:p>
          </table:table-cell>
          <table:table-cell office:value-type="string">
            <text:p>Il l'a fessé de toutes ses forces, c'était laite à voir.</text:p>
          </table:table-cell>
          <table:table-cell office:value-type="string">
            <text:p>Il l'a cogné de toutes ses forces, c'était laid à voir</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ête</text:p>
          </table:table-cell>
          <table:table-cell office:value-type="string">
            <text:p>Anniversaire (jour de naissance d'une personne).</text:p>
          </table:table-cell>
          <table:table-cell office:value-type="string">
            <text:p>NULL</text:p>
          </table:table-cell>
          <table:table-cell office:value-type="string">
            <text:p>v</text:p>
          </table:table-cell>
          <table:table-cell office:value-type="string">
            <text:p>C'est quand ta fête ?</text:p>
          </table:table-cell>
          <table:table-cell office:value-type="string">
            <text:p>C'est quand ton anniversaire ?</text:p>
          </table:table-cell>
          <table:table-cell/>
          <table:table-cell office:value-type="string">
            <text:p>prononcé comme le mot fight en anglais</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60591657">
            <text:p>1360591657</text:p>
          </table:table-cell>
          <table:table-cell office:value-type="float" office:value="2">
            <text:p>2</text:p>
          </table:table-cell>
          <table:table-cell table:number-columns-repeated="1009"/>
        </table:table-row>
        <table:table-row table:style-name="ro1">
          <table:table-cell office:value-type="string">
            <text:p>fèves</text:p>
          </table:table-cell>
          <table:table-cell office:value-type="string">
            <text:p>Toutes sortes de haricots.</text:p>
          </table:table-cell>
          <table:table-cell office:value-type="string">
            <text:p>NULL</text:p>
          </table:table-cell>
          <table:table-cell office:value-type="string">
            <text:p>v</text:p>
          </table:table-cell>
          <table:table-cell office:value-type="string">
            <text:p>Coupe le boute des fèves avant de les crisser dans poêle.</text:p>
          </table:table-cell>
          <table:table-cell office:value-type="string">
            <text:p>Coupe le bout des harictos avant de les mettre dans la poêle.</text:p>
          </table:table-cell>
          <table:table-cell/>
          <table:table-cell office:value-type="string">
            <text:p>prononcé comme le mot five en anglais</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60591699">
            <text:p>1360591699</text:p>
          </table:table-cell>
          <table:table-cell office:value-type="float" office:value="0">
            <text:p>0</text:p>
          </table:table-cell>
          <table:table-cell table:number-columns-repeated="1009"/>
        </table:table-row>
        <table:table-row table:style-name="ro1">
          <table:table-cell office:value-type="string">
            <text:p>filière</text:p>
          </table:table-cell>
          <table:table-cell office:value-type="string">
            <text:p>Meuble, souvent en tôle, dans lequel on range des papiers et des dossiers.</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ilm</text:p>
          </table:table-cell>
          <table:table-cell office:value-type="string">
            <text:p>Pellicule photo.</text:p>
          </table:table-cell>
          <table:table-cell office:value-type="string">
            <text:p>NULL</text:p>
          </table:table-cell>
          <table:table-cell office:value-type="string">
            <text:p>v</text:p>
          </table:table-cell>
          <table:table-cell office:value-type="string">
            <text:p>Apporte une coupe de films, ça va être swell en ciboire là-bas.</text:p>
          </table:table-cell>
          <table:table-cell office:value-type="string">
            <text:p>Apporte quelques pellicules photo, ça va être très beau là-ba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in(e)</text:p>
          </table:table-cell>
          <table:table-cell office:value-type="string">
            <text:p>Se dit d'une personne gentille, aimable.</text:p>
          </table:table-cell>
          <table:table-cell office:value-type="string">
            <text:p>NULL</text:p>
          </table:table-cell>
          <table:table-cell office:value-type="string">
            <text:p>v</text:p>
          </table:table-cell>
          <table:table-cell office:value-type="string">
            <text:p>Yé ben fin ton flo.</text:p>
          </table:table-cell>
          <table:table-cell office:value-type="string">
            <text:p>Il est très aimable, ton garçon.</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lâner</text:p>
          </table:table-cell>
          <table:table-cell office:value-type="string">
            <text:p>Mendier.</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lat</text:p>
          </table:table-cell>
          <table:table-cell office:value-type="string">
            <text:p>Qui n'a plus de pétillant (pour une boisson gazeuse).</text:p>
          </table:table-cell>
          <table:table-cell office:value-type="string">
            <text:p>Crevaison.</text:p>
          </table:table-cell>
          <table:table-cell office:value-type="string">
            <text:p>v</text:p>
          </table:table-cell>
          <table:table-cell office:value-type="string">
            <text:p>Ma bière est flatte, je vais mettre du sel dedans.</text:p>
          </table:table-cell>
          <table:table-cell office:value-type="string">
            <text:p>Ma bière ne pétille plus, je vais mettre du sel dedans.</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table:number-columns-repeated="2" office:value-type="string">
            <text:p>NULL</text:p>
          </table:table-cell>
          <table:table-cell office:value-type="float" office:value="1385464351">
            <text:p>1385464351</text:p>
          </table:table-cell>
          <table:table-cell office:value-type="float" office:value="1">
            <text:p>1</text:p>
          </table:table-cell>
          <table:table-cell table:number-columns-repeated="1009"/>
        </table:table-row>
        <table:table-row table:style-name="ro1">
          <table:table-cell office:value-type="string">
            <text:p>wapiti</text:p>
          </table:table-cell>
          <table:table-cell office:value-type="string">
            <text:p>Cervidé proche de l'élan d'Amérique (orignal)</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36928372">
            <text:p>1236928372</text:p>
          </table:table-cell>
          <table:table-cell office:value-type="float" office:value="1362559389">
            <text:p>1362559389</text:p>
          </table:table-cell>
          <table:table-cell office:value-type="float" office:value="0">
            <text:p>0</text:p>
          </table:table-cell>
          <table:table-cell table:number-columns-repeated="1009"/>
        </table:table-row>
        <table:table-row table:style-name="ro1">
          <table:table-cell office:value-type="string">
            <text:p>fleurdelisé</text:p>
          </table:table-cell>
          <table:table-cell office:value-type="string">
            <text:p>Le Drapeau du Québec (avec les fleurs de lis).</text:p>
          </table:table-cell>
          <table:table-cell office:value-type="string">
            <text:p>NULL</text:p>
          </table:table-cell>
          <table:table-cell office:value-type="string">
            <text:p>v</text:p>
          </table:table-cell>
          <table:table-cell office:value-type="string">
            <text:p>Le fleurdelisé est en berne aujourd'hui.</text:p>
          </table:table-cell>
          <table:table-cell office:value-type="string">
            <text:p>Le drapeau du Québec est en berne aujourd'hui</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lounne</text:p>
          </table:table-cell>
          <table:table-cell office:value-type="string">
            <text:p>Féminin de flo.</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flusher</text:p>
          </table:table-cell>
          <table:table-cell office:value-type="string">
            <text:p>Tirer la chasse d'eau.</text:p>
          </table:table-cell>
          <table:table-cell office:value-type="string">
            <text:p>Larguer, laisser tomber (son copain ou sa copine).</text:p>
          </table:table-cell>
          <table:table-cell office:value-type="string">
            <text:p>v</text:p>
          </table:table-cell>
          <table:table-cell office:value-type="string">
            <text:p>Oublie pas de flusher.</text:p>
          </table:table-cell>
          <table:table-cell office:value-type="string">
            <text:p>Oublie pas de tirer la chasse d'eau.</text:p>
          </table:table-cell>
          <table:table-cell/>
          <table:table-cell office:value-type="string">
            <text:p>floché</text:p>
          </table:table-cell>
          <table:table-cell office:value-type="string">
            <text:p>verbe</text:p>
          </table:table-cell>
          <table:table-cell table:number-columns-repeated="2" office:value-type="string">
            <text:p>NA</text:p>
          </table:table-cell>
          <table:table-cell office:value-type="string">
            <text:p>De l'anglais "to flush".</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fly</text:p>
          </table:table-cell>
          <table:table-cell office:value-type="string">
            <text:p>Braguette, Fermeture-éclair.</text:p>
          </table:table-cell>
          <table:table-cell office:value-type="string">
            <text:p>NULL</text:p>
          </table:table-cell>
          <table:table-cell office:value-type="string">
            <text:p>v</text:p>
          </table:table-cell>
          <table:table-cell office:value-type="string">
            <text:p>Ferme ta fly, le ptit oiseau va sortir.</text:p>
          </table:table-cell>
          <table:table-cell office:value-type="string">
            <text:p>Ferme ta braguette, on va voir ton zizi</text:p>
          </table:table-cell>
          <table:table-cell/>
          <table:table-cell office:value-type="string">
            <text:p>flaï (à l'anglais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lyer</text:p>
          </table:table-cell>
          <table:table-cell office:value-type="string">
            <text:p>S'en aller, filer.</text:p>
          </table:table-cell>
          <table:table-cell office:value-type="string">
            <text:p>NULL</text:p>
          </table:table-cell>
          <table:table-cell office:value-type="string">
            <text:p>v</text:p>
          </table:table-cell>
          <table:table-cell office:value-type="string">
            <text:p>Y a flyé par là.</text:p>
          </table:table-cell>
          <table:table-cell office:value-type="string">
            <text:p>Il a filé par là.</text:p>
          </table:table-cell>
          <table:table-cell/>
          <table:table-cell office:value-type="string">
            <text:p>fla-yé</text:p>
          </table:table-cell>
          <table:table-cell office:value-type="string">
            <text:p>verbe</text:p>
          </table:table-cell>
          <table:table-cell table:number-columns-repeated="2" office:value-type="string">
            <text:p>NA</text:p>
          </table:table-cell>
          <table:table-cell office:value-type="string">
            <text:p>De l'anglais "to fly"</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football</text:p>
          </table:table-cell>
          <table:table-cell office:value-type="string">
            <text:p>Football canadien ou américain.</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table:number-columns-repeated="2" office:value-type="string">
            <text:p>NULL</text:p>
          </table:table-cell>
          <table:table-cell office:value-type="float" office:value="1344106140">
            <text:p>1344106140</text:p>
          </table:table-cell>
          <table:table-cell office:value-type="float" office:value="0">
            <text:p>0</text:p>
          </table:table-cell>
          <table:table-cell table:number-columns-repeated="1009"/>
        </table:table-row>
        <table:table-row table:style-name="ro1">
          <table:table-cell office:value-type="string">
            <text:p>foufounes</text:p>
          </table:table-cell>
          <table:table-cell office:value-type="string">
            <text:p>Fesses (enfantin).</text:p>
          </table:table-cell>
          <table:table-cell office:value-type="string">
            <text:p>NULL</text:p>
          </table:table-cell>
          <table:table-cell office:value-type="string">
            <text:p>v</text:p>
          </table:table-cell>
          <table:table-cell office:value-type="string">
            <text:p>On va laver les tites foufounes au ti bébé.</text:p>
          </table:table-cell>
          <table:table-cell office:value-type="string">
            <text:p>On va laver les petites fesses du petit bébé.</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fouich fouich</text:p>
          </table:table-cell>
          <table:table-cell office:value-type="string">
            <text:p>Fortrel. Tissu de texture glissante, faisant ce bruit...</text:p>
          </table:table-cell>
          <table:table-cell office:value-type="string">
            <text:p>NULL</text:p>
          </table:table-cell>
          <table:table-cell office:value-type="string">
            <text:p>e</text:p>
          </table:table-cell>
          <table:table-cell office:value-type="string">
            <text:p>J'aime pas mes culottes, elles sont en fouich fouich.</text:p>
          </table:table-cell>
          <table:table-cell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fournaise</text:p>
          </table:table-cell>
          <table:table-cell office:value-type="string">
            <text:p>Chaudière (l'appareil de chauffage).</text:p>
          </table:table-cell>
          <table:table-cell office:value-type="string">
            <text:p>NULL</text:p>
          </table:table-cell>
          <table:table-cell office:value-type="string">
            <text:p>v</text:p>
          </table:table-cell>
          <table:table-cell office:value-type="string">
            <text:p>Emporte cette chaudière à la fournaise.</text:p>
          </table:table-cell>
          <table:table-cell office:value-type="string">
            <text:p>Emporte ce seau à la chaudièr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fourrant</text:p>
          </table:table-cell>
          <table:table-cell office:value-type="string">
            <text:p>Compliqué, consternant, trompeur.</text:p>
          </table:table-cell>
          <table:table-cell office:value-type="string">
            <text:p>NULL</text:p>
          </table:table-cell>
          <table:table-cell office:value-type="string">
            <text:p>v</text:p>
          </table:table-cell>
          <table:table-cell office:value-type="string">
            <text:p>C'est vraiment fourrant ce que tu me racontes-là, je comprends plus rien.</text:p>
          </table:table-cell>
          <table:table-cell office:value-type="string">
            <text:p>Ça me perd complètement ce que tu me racontes-là, je ne comprends plus rien.</text:p>
          </table:table-cell>
          <table:table-cell/>
          <table:table-cell office:value-type="string">
            <text:p>NULL</text:p>
          </table:table-cell>
          <table:table-cell office:value-type="string">
            <text:p>adjectif</text:p>
          </table:table-cell>
          <table:table-cell office:value-type="string">
            <text:p>NA</text:p>
          </table:table-cell>
          <table:table-cell office:value-type="string">
            <text:p>singulier</text:p>
          </table:table-cell>
          <table:table-cell office:value-type="string">
            <text:p>De "être fourré", ne plus rien comprendr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faire fourrer (se)</text:p>
          </table:table-cell>
          <table:table-cell office:value-type="string">
            <text:p>Se faire avoir, se faire arnaquer, se faire baiser.</text:p>
            <text:p/>
          </table:table-cell>
          <table:table-cell office:value-type="string">
            <text:p>NULL</text:p>
          </table:table-cell>
          <table:table-cell office:value-type="string">
            <text:p>e</text:p>
          </table:table-cell>
          <table:table-cell office:value-type="string">
            <text:p>Y s'est faite fourrer, il a payé ça ben trop cher.</text:p>
          </table:table-cell>
          <table:table-cell office:value-type="string">
            <text:p>Il s'est fait avoir, il a payé ça beaucoup trop cher.</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97120061">
            <text:p>1397120061</text:p>
          </table:table-cell>
          <table:table-cell office:value-type="float" office:value="11">
            <text:p>11</text:p>
          </table:table-cell>
          <table:table-cell table:number-columns-repeated="1009"/>
        </table:table-row>
        <table:table-row table:style-name="ro1">
          <table:table-cell office:value-type="string">
            <text:p>foxer un cours, l'école</text:p>
          </table:table-cell>
          <table:table-cell office:value-type="string">
            <text:p>Sécher un cours, l'école. (dit dans la région de Montréal)</text:p>
          </table:table-cell>
          <table:table-cell office:value-type="string">
            <text:p>NULL</text:p>
          </table:table-cell>
          <table:table-cell office:value-type="string">
            <text:p>e</text:p>
          </table:table-cell>
          <table:table-cell table:number-columns-repeated="2" office:value-type="string">
            <text:p>ne pas aller </text:p>
          </table:table-cell>
          <table:table-cell office:value-type="string">
            <text:p>laufer, loafer, lofer (Ville de Québec), skiper, skiner</text:p>
          </table:table-cell>
          <table:table-cell office:value-type="string">
            <text:p>foxé</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3648674">
            <text:p>1363648674</text:p>
          </table:table-cell>
          <table:table-cell office:value-type="float" office:value="5">
            <text:p>5</text:p>
          </table:table-cell>
          <table:table-cell table:number-columns-repeated="1009"/>
        </table:table-row>
        <table:table-row table:style-name="ro1">
          <table:table-cell office:value-type="string">
            <text:p>français</text:p>
          </table:table-cell>
          <table:table-cell office:value-type="string">
            <text:p>La langue parlée au Québec. Parfois utilisé pour désigner un Canadien francophone.</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frapper un noeud</text:p>
          </table:table-cell>
          <table:table-cell office:value-type="string">
            <text:p>Tomber sur un os.</text:p>
          </table:table-cell>
          <table:table-cell office:value-type="string">
            <text:p>NULL</text:p>
          </table:table-cell>
          <table:table-cell office:value-type="string">
            <text:p>e</text:p>
          </table:table-cell>
          <table:table-cell office:value-type="string">
            <text:p>J'ai frappé un noeud avec ce gars-là, ça marche pas.</text:p>
          </table:table-cell>
          <table:table-cell office:value-type="string">
            <text:p>Je suis tombée sur un os avec ce type-là, ça ne fonctionne pas.</text:p>
          </table:table-cell>
          <table:table-cell/>
          <table:table-cell table:number-columns-repeated="2" office:value-type="string">
            <text:p>NULL</text:p>
          </table:table-cell>
          <table:table-cell table:number-columns-repeated="2" office:value-type="string">
            <text:p>NA</text:p>
          </table:table-cell>
          <table:table-cell office:value-type="string">
            <text:p>Il est possible que l'expression vienne des bûcherons. Quand on tombe sur un noeud dans un tronc d'arbre ou une bûche, ce n'est pas facile de hacher.</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frette</text:p>
          </table:table-cell>
          <table:table-cell office:value-type="string">
            <text:p>Froid.</text:p>
          </table:table-cell>
          <table:table-cell office:value-type="string">
            <text:p>NULL</text:p>
          </table:table-cell>
          <table:table-cell office:value-type="string">
            <text:p>v</text:p>
          </table:table-cell>
          <table:table-cell office:value-type="string">
            <text:p>Esti qui fait frette aujourd'hui.</text:p>
          </table:table-cell>
          <table:table-cell office:value-type="string">
            <text:p>Putain, il fait vraiment froid aujourd'hui.</text:p>
          </table:table-cell>
          <table:table-cell/>
          <table:table-cell office:value-type="string">
            <text:p>frèt'</text:p>
          </table:table-cell>
          <table:table-cell office:value-type="string">
            <text:p>NULL</text:p>
          </table:table-cell>
          <table:table-cell table:number-columns-repeated="2" office:value-type="string">
            <text:p>NA</text:p>
          </table:table-cell>
          <table:table-cell office:value-type="string">
            <text:p>Ancienne prononciation qui a été conservée au Québec</text:p>
          </table:table-cell>
          <table:table-cell office:value-type="float" office:value="1222222222">
            <text:p>1222222222</text:p>
          </table:table-cell>
          <table:table-cell office:value-type="float" office:value="1387096641">
            <text:p>1387096641</text:p>
          </table:table-cell>
          <table:table-cell office:value-type="float" office:value="13">
            <text:p>13</text:p>
          </table:table-cell>
          <table:table-cell table:number-columns-repeated="1009"/>
        </table:table-row>
        <table:table-row table:style-name="ro1">
          <table:table-cell office:value-type="string">
            <text:p>fridge</text:p>
          </table:table-cell>
          <table:table-cell office:value-type="string">
            <text:p>Frigo.</text:p>
          </table:table-cell>
          <table:table-cell office:value-type="string">
            <text:p>NULL</text:p>
          </table:table-cell>
          <table:table-cell office:value-type="string">
            <text:p>v</text:p>
          </table:table-cell>
          <table:table-cell office:value-type="string">
            <text:p>Tu me prends-tu une tite-frette dans le fridge stp?</text:p>
          </table:table-cell>
          <table:table-cell office:value-type="string">
            <text:p>Tu me prendrais une bière froide dans le réfrigérateur, s.t.p.?</text:p>
          </table:table-cell>
          <table:table-cell/>
          <table:table-cell office:value-type="string">
            <text:p>frid'j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Provient de la marque Frigidaire. Abbréviation de frigo, mais prononcée à l'anglaise.</text:p>
          </table:table-cell>
          <table:table-cell office:value-type="float" office:value="1222222222">
            <text:p>1222222222</text:p>
          </table:table-cell>
          <table:table-cell office:value-type="float" office:value="1310581101">
            <text:p>1310581101</text:p>
          </table:table-cell>
          <table:table-cell office:value-type="float" office:value="1">
            <text:p>1</text:p>
          </table:table-cell>
          <table:table-cell table:number-columns-repeated="1009"/>
        </table:table-row>
        <table:table-row table:style-name="ro1">
          <table:table-cell office:value-type="string">
            <text:p>fucké</text:p>
          </table:table-cell>
          <table:table-cell office:value-type="string">
            <text:p>Pour une chose : Cassé, abîmé, hors service.</text:p>
          </table:table-cell>
          <table:table-cell office:value-type="string">
            <text:p>Pour une personne : Étrange, troublée, dérangée.</text:p>
          </table:table-cell>
          <table:table-cell office:value-type="string">
            <text:p>v</text:p>
          </table:table-cell>
          <table:table-cell office:value-type="string">
            <text:p>Yé fucké ton four.</text:p>
          </table:table-cell>
          <table:table-cell office:value-type="string">
            <text:p>Il est hors-service, ton four.</text:p>
          </table:table-cell>
          <table:table-cell/>
          <table:table-cell office:value-type="string">
            <text:p>focké</text:p>
          </table:table-cell>
          <table:table-cell office:value-type="string">
            <text:p>adjectif</text:p>
          </table:table-cell>
          <table:table-cell office:value-type="string">
            <text:p>masculin</text:p>
          </table:table-cell>
          <table:table-cell office:value-type="string">
            <text:p>singulier</text:p>
          </table:table-cell>
          <table:table-cell office:value-type="string">
            <text:p>De l'anglais "fucked", baisé. </text:p>
          </table:table-cell>
          <table:table-cell office:value-type="float" office:value="1222222222">
            <text:p>1222222222</text:p>
          </table:table-cell>
          <table:table-cell office:value-type="float" office:value="1357437609">
            <text:p>1357437609</text:p>
          </table:table-cell>
          <table:table-cell office:value-type="float" office:value="7">
            <text:p>7</text:p>
          </table:table-cell>
          <table:table-cell table:number-columns-repeated="1009"/>
        </table:table-row>
        <table:table-row table:style-name="ro1">
          <table:table-cell office:value-type="string">
            <text:p>gadoue</text:p>
          </table:table-cell>
          <table:table-cell office:value-type="string">
            <text:p>Neige mélangée avec de l'eau, souvent sale. Slotche.</text:p>
          </table:table-cell>
          <table:table-cell office:value-type="string">
            <text:p>NULL</text:p>
          </table:table-cell>
          <table:table-cell office:value-type="string">
            <text:p>v</text:p>
          </table:table-cell>
          <table:table-cell office:value-type="string">
            <text:p>À Montréal, ya des marres de gadoue à chaque coin de rue.</text:p>
          </table:table-cell>
          <table:table-cell office:value-type="string">
            <text:p>À Montréal, il y a des marres de neige fondue à chaque coin de ru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gageure</text:p>
          </table:table-cell>
          <table:table-cell office:value-type="string">
            <text:p>Pari.</text:p>
          </table:table-cell>
          <table:table-cell office:value-type="string">
            <text:p>NULL</text:p>
          </table:table-cell>
          <table:table-cell office:value-type="string">
            <text:p>v</text:p>
          </table:table-cell>
          <table:table-cell office:value-type="string">
            <text:p>Il faut toujours rembourser ses gageures.</text:p>
          </table:table-cell>
          <table:table-cell office:value-type="string">
            <text:p>Il faut toujours rembourser ses paris.</text:p>
          </table:table-cell>
          <table:table-cell/>
          <table:table-cell office:value-type="string">
            <text:p>Gajure : <text:s/>En effet, le "e" est là pour que la 2e syllabe se prononce "ju" et non pas "gu". Beaucoup de Français font l'erreur. Les Québécois ne la font pas.</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galopin</text:p>
          </table:table-cell>
          <table:table-cell office:value-type="string">
            <text:p>Petit verre de dégustation.</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game (être/ ne pas être)</text:p>
          </table:table-cell>
          <table:table-cell office:value-type="string">
            <text:p>Avoir/Ne pas avoir le cran, le courage.</text:p>
          </table:table-cell>
          <table:table-cell office:value-type="string">
            <text:p>NULL</text:p>
          </table:table-cell>
          <table:table-cell office:value-type="string">
            <text:p>e</text:p>
          </table:table-cell>
          <table:table-cell office:value-type="string">
            <text:p>T'es pas game de manger 2 poutines au complet.</text:p>
          </table:table-cell>
          <table:table-cell office:value-type="string">
            <text:p>NULL</text:p>
          </table:table-cell>
          <table:table-cell/>
          <table:table-cell office:value-type="string">
            <text:p>À l'anglaise, "gaïme"</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0060732">
            <text:p>1360060732</text:p>
          </table:table-cell>
          <table:table-cell office:value-type="float" office:value="4">
            <text:p>4</text:p>
          </table:table-cell>
          <table:table-cell table:number-columns-repeated="1009"/>
        </table:table-row>
        <table:table-row table:style-name="ro1">
          <table:table-cell office:value-type="string">
            <text:p>garde-robe</text:p>
          </table:table-cell>
          <table:table-cell office:value-type="string">
            <text:p>Placard.</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4949365">
            <text:p>1354949365</text:p>
          </table:table-cell>
          <table:table-cell office:value-type="float" office:value="0">
            <text:p>0</text:p>
          </table:table-cell>
          <table:table-cell table:number-columns-repeated="1009"/>
        </table:table-row>
        <table:table-row table:style-name="ro1">
          <table:table-cell office:value-type="string">
            <text:p>garocher</text:p>
          </table:table-cell>
          <table:table-cell office:value-type="string">
            <text:p>Lancer.</text:p>
          </table:table-cell>
          <table:table-cell office:value-type="string">
            <text:p>NULL</text:p>
          </table:table-cell>
          <table:table-cell office:value-type="string">
            <text:p>v</text:p>
          </table:table-cell>
          <table:table-cell office:value-type="string">
            <text:p>Je lui ai garoché une boule de neige dans face.</text:p>
          </table:table-cell>
          <table:table-cell office:value-type="string">
            <text:p>Je lui ai lancé une balle de neige à la figur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Proviens des patois de l'Ouest de la France.</text:p>
          </table:table-cell>
          <table:table-cell office:value-type="float" office:value="1222222222">
            <text:p>1222222222</text:p>
          </table:table-cell>
          <table:table-cell office:value-type="float" office:value="1366852747">
            <text:p>1366852747</text:p>
          </table:table-cell>
          <table:table-cell office:value-type="float" office:value="10">
            <text:p>10</text:p>
          </table:table-cell>
          <table:table-cell table:number-columns-repeated="1009"/>
        </table:table-row>
        <table:table-row table:style-name="ro1">
          <table:table-cell office:value-type="string">
            <text:p>gauler (se)</text:p>
          </table:table-cell>
          <table:table-cell office:value-type="string">
            <text:p>Se masturber.</text:p>
          </table:table-cell>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Une gaule est une sorte de perche.</text:p>
          </table:table-cell>
          <table:table-cell office:value-type="float" office:value="1222222222">
            <text:p>1222222222</text:p>
          </table:table-cell>
          <table:table-cell office:value-type="float" office:value="1358518819">
            <text:p>1358518819</text:p>
          </table:table-cell>
          <table:table-cell office:value-type="float" office:value="2">
            <text:p>2</text:p>
          </table:table-cell>
          <table:table-cell table:number-columns-repeated="1009"/>
        </table:table-row>
        <table:table-row table:style-name="ro1">
          <table:table-cell office:value-type="string">
            <text:p>gazant</text:p>
          </table:table-cell>
          <table:table-cell office:value-type="string">
            <text:p>Ennuyeux.</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gelé</text:p>
          </table:table-cell>
          <table:table-cell office:value-type="string">
            <text:p>Drogué</text:p>
          </table:table-cell>
          <table:table-cell office:value-type="string">
            <text:p>Anesthésié</text:p>
          </table:table-cell>
          <table:table-cell office:value-type="string">
            <text:p>v</text:p>
          </table:table-cell>
          <table:table-cell office:value-type="string">
            <text:p>J'ai fumé un joint, je suis gelé comme une balle.</text:p>
          </table:table-cell>
          <table:table-cell office:value-type="string">
            <text:p>J'ai fumé un pétard, je suis très drogué.</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gigon</text:p>
          </table:table-cell>
          <table:table-cell office:value-type="string">
            <text:p>Personne mal habillée, malpolie, n'ayant aucun savoir-vivr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gino</text:p>
          </table:table-cell>
          <table:table-cell office:value-type="string">
            <text:p>Le genre frimeur avec un look plutôt latin (chaîne en or, Ray-Ban, Chemise déboutonnée, roule en Corvette, macho...)</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Djino</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gomme</text:p>
          </table:table-cell>
          <table:table-cell office:value-type="string">
            <text:p>Chewing-gum, gomme à mâcher.</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gossant</text:p>
          </table:table-cell>
          <table:table-cell office:value-type="string">
            <text:p>Énervant, agaçant, ennuyant</text:p>
          </table:table-cell>
          <table:table-cell office:value-type="string">
            <text:p>NULL</text:p>
          </table:table-cell>
          <table:table-cell office:value-type="string">
            <text:p>v</text:p>
          </table:table-cell>
          <table:table-cell office:value-type="string">
            <text:p>C'est quoi ce bruit-là gossant ?</text:p>
          </table:table-cell>
          <table:table-cell office:value-type="string">
            <text:p>C'est quoi ce bruit énervant ?</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63182444">
            <text:p>1363182444</text:p>
          </table:table-cell>
          <table:table-cell office:value-type="float" office:value="22">
            <text:p>22</text:p>
          </table:table-cell>
          <table:table-cell table:number-columns-repeated="1009"/>
        </table:table-row>
        <table:table-row table:style-name="ro1">
          <table:table-cell office:value-type="string">
            <text:p>gosser</text:p>
          </table:table-cell>
          <table:table-cell office:value-type="string">
            <text:p>Tailler un bout de bois avec un couteau.</text:p>
          </table:table-cell>
          <table:table-cell office:value-type="string">
            <text:p>Énerver.</text:p>
          </table:table-cell>
          <table:table-cell office:value-type="string">
            <text:p>v</text:p>
          </table:table-cell>
          <table:table-cell office:value-type="string">
            <text:p>J'va te gosser un beau bâton pour tes machemâlo.</text:p>
          </table:table-cell>
          <table:table-cell office:value-type="string">
            <text:p>Je vais te tailler un beau bâton pour tes guimauves.</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3182531">
            <text:p>1363182531</text:p>
          </table:table-cell>
          <table:table-cell office:value-type="float" office:value="4">
            <text:p>4</text:p>
          </table:table-cell>
          <table:table-cell table:number-columns-repeated="1009"/>
        </table:table-row>
        <table:table-row table:style-name="ro1">
          <table:table-cell office:value-type="string">
            <text:p>goûter</text:p>
          </table:table-cell>
          <table:table-cell office:value-type="string">
            <text:p>Avoir le goût, pour un aliment.</text:p>
          </table:table-cell>
          <table:table-cell office:value-type="string">
            <text:p>NULL</text:p>
          </table:table-cell>
          <table:table-cell office:value-type="string">
            <text:p>v</text:p>
          </table:table-cell>
          <table:table-cell office:value-type="string">
            <text:p>Ce vin goûte le vinaigre.</text:p>
          </table:table-cell>
          <table:table-cell office:value-type="string">
            <text:p>Ce vin a le goût du vinaigr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graine</text:p>
          </table:table-cell>
          <table:table-cell office:value-type="string">
            <text:p>Bite.(sexe masuculin)</text:p>
          </table:table-cell>
          <table:table-cell office:value-type="string">
            <text:p>NULL</text:p>
          </table:table-cell>
          <table:table-cell office:value-type="string">
            <text:p>v</text:p>
          </table:table-cell>
          <table:table-cell office:value-type="string">
            <text:p>Tu té crisser la graine ou il fallait pas !</text:p>
          </table:table-cell>
          <table:table-cell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94464973">
            <text:p>1294464973</text:p>
          </table:table-cell>
          <table:table-cell office:value-type="float" office:value="2">
            <text:p>2</text:p>
          </table:table-cell>
          <table:table-cell table:number-columns-repeated="1009"/>
        </table:table-row>
        <table:table-row table:style-name="ro1">
          <table:table-cell office:value-type="string">
            <text:p>grand flanc mou</text:p>
          </table:table-cell>
          <table:table-cell office:value-type="string">
            <text:p>Personne grande et mince à la démarche relaché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gratteux</text:p>
          </table:table-cell>
          <table:table-cell office:value-type="string">
            <text:p>Avare</text:p>
            <text:p/>
          </table:table-cell>
          <table:table-cell office:value-type="string">
            <text:p>Jeu à gratter (les jeux de chances qu'on vend chez les marchands de journaux).</text:p>
          </table:table-cell>
          <table:table-cell office:value-type="string">
            <text:p>v</text:p>
          </table:table-cell>
          <table:table-cell office:value-type="string">
            <text:p>Esti que t'es gratteux men.</text:p>
          </table:table-cell>
          <table:table-cell office:value-type="string">
            <text:p>Putain, tu es vraiment radin, mec.</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8518987">
            <text:p>1358518987</text:p>
          </table:table-cell>
          <table:table-cell office:value-type="float" office:value="7">
            <text:p>7</text:p>
          </table:table-cell>
          <table:table-cell table:number-columns-repeated="1009"/>
        </table:table-row>
        <table:table-row table:style-name="ro1">
          <table:table-cell office:value-type="string">
            <text:p>grouiller</text:p>
          </table:table-cell>
          <table:table-cell office:value-type="string">
            <text:p>Gigoter.</text:p>
          </table:table-cell>
          <table:table-cell office:value-type="string">
            <text:p>Se grouiller : Se dépêcher.</text:p>
          </table:table-cell>
          <table:table-cell office:value-type="string">
            <text:p>v</text:p>
          </table:table-cell>
          <table:table-cell office:value-type="string">
            <text:p>Arrête de grouiller sur ta chaise, calme-toi.</text:p>
          </table:table-cell>
          <table:table-cell office:value-type="string">
            <text:p>Arrête de bouger sur ta chaise, calme-toi.</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guédille</text:p>
          </table:table-cell>
          <table:table-cell office:value-type="string">
            <text:p>Sorte de hot dog avec de la salade de chou au lieu de la saucisse.</text:p>
          </table:table-cell>
          <table:table-cell office:value-type="string">
            <text:p>Petit machin.</text:p>
          </table:table-cell>
          <table:table-cell office:value-type="string">
            <text:p>v</text:p>
          </table:table-cell>
          <table:table-cell office:value-type="string">
            <text:p>J'ai la guédille au nez.</text:p>
          </table:table-cell>
          <table:table-cell office:value-type="string">
            <text:p>J'ai la morve au nez.</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guidoune</text:p>
          </table:table-cell>
          <table:table-cell office:value-type="string">
            <text:p>Fille plutôt facile, qui s'habille trop sexy.</text:p>
          </table:table-cell>
          <table:table-cell office:value-type="string">
            <text:p>Prostituée, par extension.</text:p>
          </table:table-cell>
          <table:table-cell office:value-type="string">
            <text:p>v</text:p>
          </table:table-cell>
          <table:table-cell office:value-type="string">
            <text:p>Ma fille ne s'habillera pas comme une guidoune !</text:p>
          </table:table-cell>
          <table:table-cell office:value-type="string">
            <text:p>Ma fille ne s'habillera pas comme une pute !</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0">
            <text:p>10</text:p>
          </table:table-cell>
          <table:table-cell table:number-columns-repeated="1009"/>
        </table:table-row>
        <table:table-row table:style-name="ro1">
          <table:table-cell office:value-type="string">
            <text:p>habillé comme la chienne à jacques</text:p>
          </table:table-cell>
          <table:table-cell office:value-type="string">
            <text:p>Mal fagoté (mal vêtu)</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habit-shell</text:p>
          </table:table-cell>
          <table:table-cell office:value-type="string">
            <text:p>Combinaison de mécanicien.</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hier à soir, hier au soir</text:p>
          </table:table-cell>
          <table:table-cell office:value-type="string">
            <text:p>Hier soir.</text:p>
          </table:table-cell>
          <table:table-cell office:value-type="string">
            <text:p>NULL</text:p>
          </table:table-cell>
          <table:table-cell office:value-type="string">
            <text:p>e</text:p>
          </table:table-cell>
          <table:table-cell office:value-type="string">
            <text:p>J'ai vu ma blonde hier au soir.</text:p>
          </table:table-cell>
          <table:table-cell office:value-type="string">
            <text:p>J'ai vu ma copine hier soir.</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hose</text:p>
          </table:table-cell>
          <table:table-cell office:value-type="string">
            <text:p>Tuyau d'arrosage.</text:p>
          </table:table-cell>
          <table:table-cell office:value-type="string">
            <text:p>NULL</text:p>
          </table:table-cell>
          <table:table-cell office:value-type="string">
            <text:p>v</text:p>
          </table:table-cell>
          <table:table-cell office:value-type="string">
            <text:p>Y'a un trou dans ta hose, Gérard.</text:p>
          </table:table-cell>
          <table:table-cell office:value-type="string">
            <text:p>Il y a un trou dans ton tuyau d'arrosage, Gérard.</text:p>
          </table:table-cell>
          <table:table-cell/>
          <table:table-cell office:value-type="string">
            <text:p>os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huart</text:p>
          </table:table-cell>
          <table:table-cell office:value-type="string">
            <text:p>Oiseau aquatique des pays froids.</text:p>
          </table:table-cell>
          <table:table-cell office:value-type="string">
            <text:p>Pièce de 1 dollar.</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icitte</text:p>
          </table:table-cell>
          <table:table-cell office:value-type="string">
            <text:p>Ici.</text:p>
          </table:table-cell>
          <table:table-cell office:value-type="string">
            <text:p>NULL</text:p>
          </table:table-cell>
          <table:table-cell office:value-type="string">
            <text:p>d</text:p>
          </table:table-cell>
          <table:table-cell office:value-type="string">
            <text:p>Viens icitte toé que je te crisse une volée.</text:p>
          </table:table-cell>
          <table:table-cell office:value-type="string">
            <text:p>Viens ici toi pour que je te foute une raclée.</text:p>
          </table:table-cell>
          <table:table-cell/>
          <table:table-cell office:value-type="string">
            <text:p>issitte</text:p>
          </table:table-cell>
          <table:table-cell office:value-type="string">
            <text:p>NULL</text:p>
          </table:table-cell>
          <table:table-cell office:value-type="string">
            <text:p>invariable</text:p>
          </table:table-cell>
          <table:table-cell office:value-type="string">
            <text:p>singulier</text:p>
          </table:table-cell>
          <table:table-cell office:value-type="string">
            <text:p>Ancienne prononciation provenant du moyen français.</text:p>
          </table:table-cell>
          <table:table-cell office:value-type="float" office:value="1222222222">
            <text:p>1222222222</text:p>
          </table:table-cell>
          <table:table-cell office:value-type="float" office:value="1374486185">
            <text:p>1374486185</text:p>
          </table:table-cell>
          <table:table-cell office:value-type="float" office:value="1">
            <text:p>1</text:p>
          </table:table-cell>
          <table:table-cell table:number-columns-repeated="1009"/>
        </table:table-row>
        <table:table-row table:style-name="ro1">
          <table:table-cell office:value-type="string">
            <text:p>importé</text:p>
          </table:table-cell>
          <table:table-cell office:value-type="string">
            <text:p>Immigré (péjoratif?)</text:p>
          </table:table-cell>
          <table:table-cell office:value-type="string">
            <text:p>NULL</text:p>
          </table:table-cell>
          <table:table-cell office:value-type="string">
            <text:p>v</text:p>
          </table:table-cell>
          <table:table-cell office:value-type="string">
            <text:p>Sa blonde est une importée.</text:p>
          </table:table-cell>
          <table:table-cell office:value-type="string">
            <text:p>Sa blonde est une immigré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inuit</text:p>
          </table:table-cell>
          <table:table-cell office:value-type="string">
            <text:p>Remplace l'ancien terme "esquimau", qui n'est plus tellement utilisé au Québec.</text:p>
          </table:table-cell>
          <table:table-cell office:value-type="string">
            <text:p>NULL</text:p>
          </table:table-cell>
          <table:table-cell office:value-type="string">
            <text:p>v</text:p>
          </table:table-cell>
          <table:table-cell office:value-type="string">
            <text:p>Les Inuits n'ont pas frette dans leu' igloos.</text:p>
          </table:table-cell>
          <table:table-cell office:value-type="string">
            <text:p>Les Inuits n'ont pas froid dans leurs igloos.</text:p>
          </table:table-cell>
          <table:table-cell/>
          <table:table-cell office:value-type="string">
            <text:p>inouïte</text:p>
          </table:table-cell>
          <table:table-cell office:value-type="string">
            <text:p>nom commun</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itou</text:p>
          </table:table-cell>
          <table:table-cell office:value-type="string">
            <text:p>Aussi.</text:p>
          </table:table-cell>
          <table:table-cell office:value-type="string">
            <text:p>NULL</text:p>
          </table:table-cell>
          <table:table-cell office:value-type="string">
            <text:p>v</text:p>
          </table:table-cell>
          <table:table-cell office:value-type="string">
            <text:p>Je suis allé itou.</text:p>
          </table:table-cell>
          <table:table-cell office:value-type="string">
            <text:p>Je suis aussi allé.</text:p>
          </table:table-cell>
          <table:table-cell/>
          <table:table-cell office:value-type="string">
            <text:p>Le i disparaît lorsque itou suit un "moi".</text:p>
          </table:table-cell>
          <table:table-cell office:value-type="string">
            <text:p>autre</text:p>
          </table:table-cell>
          <table:table-cell office:value-type="string">
            <text:p>NA</text:p>
          </table:table-cell>
          <table:table-cell office:value-type="string">
            <text:p>singulier</text:p>
          </table:table-cell>
          <table:table-cell office:value-type="string">
            <text:p>Provient du vieux français atut (à tout). <text:s/></text:p>
          </table:table-cell>
          <table:table-cell office:value-type="float" office:value="1222222222">
            <text:p>1222222222</text:p>
          </table:table-cell>
          <table:table-cell office:value-type="float" office:value="1366622096">
            <text:p>1366622096</text:p>
          </table:table-cell>
          <table:table-cell office:value-type="float" office:value="5">
            <text:p>5</text:p>
          </table:table-cell>
          <table:table-cell table:number-columns-repeated="1009"/>
        </table:table-row>
        <table:table-row table:style-name="ro1">
          <table:table-cell office:value-type="string">
            <text:p>jambon</text:p>
          </table:table-cell>
          <table:table-cell office:value-type="string">
            <text:p>Viande.</text:p>
          </table:table-cell>
          <table:table-cell office:value-type="string">
            <text:p>En parlant d'une personne: Un imbécile, un idiot, un incompétent.</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table:number-columns-repeated="2" office:value-type="string">
            <text:p>NULL</text:p>
          </table:table-cell>
          <table:table-cell office:value-type="float" office:value="1361983149">
            <text:p>1361983149</text:p>
          </table:table-cell>
          <table:table-cell office:value-type="float" office:value="0">
            <text:p>0</text:p>
          </table:table-cell>
          <table:table-cell table:number-columns-repeated="1009"/>
        </table:table-row>
        <table:table-row table:style-name="ro1">
          <table:table-cell office:value-type="string">
            <text:p>jaquette</text:p>
          </table:table-cell>
          <table:table-cell office:value-type="string">
            <text:p>Chemise de nuit.</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jarnigoine</text:p>
          </table:table-cell>
          <table:table-cell office:value-type="string">
            <text:p>Débrouillardise, jugeott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ne pas filer</text:p>
          </table:table-cell>
          <table:table-cell office:value-type="string">
            <text:p>Ne pas se sentir en forme, ne pas avoir le moral.</text:p>
          </table:table-cell>
          <table:table-cell office:value-type="string">
            <text:p>NULL</text:p>
          </table:table-cell>
          <table:table-cell office:value-type="string">
            <text:p>e</text:p>
          </table:table-cell>
          <table:table-cell office:value-type="string">
            <text:p>Ça me tente pas, je file pas.</text:p>
          </table:table-cell>
          <table:table-cell office:value-type="string">
            <text:p>Ça ne me tente pas, je ne me sens pas trop bien.</text:p>
          </table:table-cell>
          <table:table-cell/>
          <table:table-cell table:number-columns-repeated="2" office:value-type="string">
            <text:p>NULL</text:p>
          </table:table-cell>
          <table:table-cell table:number-columns-repeated="2" office:value-type="string">
            <text:p>NA</text:p>
          </table:table-cell>
          <table:table-cell office:value-type="string">
            <text:p>De "filer un mauvais coton" ou de l'anglais "to feel", sentir</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jello</text:p>
          </table:table-cell>
          <table:table-cell office:value-type="string">
            <text:p>Sorte de gélatine sucrée, typiquement nord-américaine et britanniqu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Djelo</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 marque Jell-o.</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joke</text:p>
          </table:table-cell>
          <table:table-cell office:value-type="string">
            <text:p>Blague</text:p>
          </table:table-cell>
          <table:table-cell office:value-type="string">
            <text:p>NULL</text:p>
          </table:table-cell>
          <table:table-cell office:value-type="string">
            <text:p>v</text:p>
          </table:table-cell>
          <table:table-cell office:value-type="string">
            <text:p>Capote-pas, c'était inque une joke.</text:p>
          </table:table-cell>
          <table:table-cell office:value-type="string">
            <text:p>Ne t'éterve pas, ce n'était qu'une blague.</text:p>
          </table:table-cell>
          <table:table-cell/>
          <table:table-cell office:value-type="string">
            <text:p>djôqu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360592765">
            <text:p>1360592765</text:p>
          </table:table-cell>
          <table:table-cell office:value-type="float" office:value="0">
            <text:p>0</text:p>
          </table:table-cell>
          <table:table-cell table:number-columns-repeated="1009"/>
        </table:table-row>
        <table:table-row table:style-name="ro1">
          <table:table-cell office:value-type="string">
            <text:p>joual</text:p>
          </table:table-cell>
          <table:table-cell office:value-type="string">
            <text:p>Le dialecte québécois.</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Ce serait le terme "cheval", prononcé lui-même en joua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jouer aux fesses</text:p>
          </table:table-cell>
          <table:table-cell office:value-type="string">
            <text:p>Baiser, faire du sexe.</text:p>
          </table:table-cell>
          <table:table-cell office:value-type="string">
            <text:p>NULL</text:p>
          </table:table-cell>
          <table:table-cell office:value-type="string">
            <text:p>e</text:p>
          </table:table-cell>
          <table:table-cell office:value-type="string">
            <text:p>On a joué aux fesses toute la fin de semaine.</text:p>
          </table:table-cell>
          <table:table-cell office:value-type="string">
            <text:p>Nous avons baisé tout le week-end.</text:p>
          </table:table-cell>
          <table:table-cell office:value-type="string">
            <text:p>Se faire une partie de fesses</text:p>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7264093">
            <text:p>1367264093</text:p>
          </table:table-cell>
          <table:table-cell office:value-type="float" office:value="21">
            <text:p>21</text:p>
          </table:table-cell>
          <table:table-cell table:number-columns-repeated="1009"/>
        </table:table-row>
        <table:table-row table:style-name="ro1">
          <table:table-cell office:value-type="string">
            <text:p>ki-wi</text:p>
          </table:table-cell>
          <table:table-cell office:value-type="string">
            <text:p>Coupe-vent, kawé.</text:p>
          </table:table-cell>
          <table:table-cell office:value-type="string">
            <text:p>NULL</text:p>
          </table:table-cell>
          <table:table-cell office:value-type="string">
            <text:p>v</text:p>
          </table:table-cell>
          <table:table-cell office:value-type="string">
            <text:p>Prends ton ki-wi, il va surement pleuvoir.</text:p>
          </table:table-cell>
          <table:table-cell office:value-type="string">
            <text:p>Prends ton kawé, il va surement pleuvoir.</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De la marque "K-way".</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kodak</text:p>
          </table:table-cell>
          <table:table-cell office:value-type="string">
            <text:p>Appareil photo. </text:p>
          </table:table-cell>
          <table:table-cell office:value-type="string">
            <text:p>NULL</text:p>
          </table:table-cell>
          <table:table-cell office:value-type="string">
            <text:p>v</text:p>
          </table:table-cell>
          <table:table-cell office:value-type="string">
            <text:p>T'as encore des piles dans ton kodak ?</text:p>
          </table:table-cell>
          <table:table-cell office:value-type="string">
            <text:p>T'as encore de la batterie dans ton appareil photo ?</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 marque du même nom.</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âge d'or</text:p>
          </table:table-cell>
          <table:table-cell office:value-type="string">
            <text:p>Le 3e âge.</text:p>
          </table:table-cell>
          <table:table-cell office:value-type="string">
            <text:p>NULL</text:p>
          </table:table-cell>
          <table:table-cell office:value-type="string">
            <text:p>e</text:p>
          </table:table-cell>
          <table:table-cell office:value-type="string">
            <text:p>Rendue à l'âge d'or, je jouerai au bingo.</text:p>
          </table:table-cell>
          <table:table-cell office:value-type="string">
            <text:p>Quand je serai dans le 3e âge, je jouerai au bingo.</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1">
            <text:p>11</text:p>
          </table:table-cell>
          <table:table-cell table:number-columns-repeated="1009"/>
        </table:table-row>
        <table:table-row table:style-name="ro1">
          <table:table-cell office:value-type="string">
            <text:p>là là</text:p>
          </table:table-cell>
          <table:table-cell office:value-type="string">
            <text:p>Alors là ! (utilisé pour insister).</text:p>
          </table:table-cell>
          <table:table-cell office:value-type="string">
            <text:p>Immédiatement</text:p>
          </table:table-cell>
          <table:table-cell office:value-type="string">
            <text:p>e</text:p>
          </table:table-cell>
          <table:table-cell office:value-type="string">
            <text:p>Là, là, chu pas content !</text:p>
          </table:table-cell>
          <table:table-cell office:value-type="string">
            <text:p>Alors là, je ne suis pas content !</text:p>
          </table:table-cell>
          <table:table-cell/>
          <table:table-cell office:value-type="string">
            <text:p>lo lo</text:p>
          </table:table-cell>
          <table:table-cell office:value-type="string">
            <text:p>NULL</text:p>
          </table:table-cell>
          <table:table-cell table:number-columns-repeated="2" office:value-type="string">
            <text:p>NA</text:p>
          </table:table-cell>
          <table:table-cell office:value-type="string">
            <text:p>Surtout dans la région du Lac st-Jean on utilise les deux là là (tsé làlà)</text:p>
          </table:table-cell>
          <table:table-cell office:value-type="float" office:value="1222222222">
            <text:p>1222222222</text:p>
          </table:table-cell>
          <table:table-cell office:value-type="float" office:value="1392086817">
            <text:p>1392086817</text:p>
          </table:table-cell>
          <table:table-cell office:value-type="float" office:value="3">
            <text:p>3</text:p>
          </table:table-cell>
          <table:table-cell table:number-columns-repeated="1009"/>
        </table:table-row>
        <table:table-row table:style-name="ro1">
          <table:table-cell office:value-type="string">
            <text:p>là tu parles !</text:p>
          </table:table-cell>
          <table:table-cell office:value-type="string">
            <text:p>Exclamation. Exprime l'enthouiasme, en réponse à une bonne nouvelle.</text:p>
          </table:table-cell>
          <table:table-cell office:value-type="string">
            <text:p>NULL</text:p>
          </table:table-cell>
          <table:table-cell office:value-type="string">
            <text:p>e</text:p>
          </table:table-cell>
          <table:table-cell office:value-type="string">
            <text:p>Tu vas continuer tes études jusqu'au doctorat ?! Là tu parles !</text:p>
          </table:table-cell>
          <table:table-cell office:value-type="string">
            <text:p>Tu vas continuer tes études jusqu'au doctorat ?! Super !</text:p>
          </table:table-cell>
          <table:table-cell table:number-columns-repeated="2"/>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349281484">
            <text:p>1349281484</text:p>
          </table:table-cell>
          <table:table-cell office:value-type="float" office:value="2">
            <text:p>2</text:p>
          </table:table-cell>
          <table:table-cell table:number-columns-repeated="1009"/>
        </table:table-row>
        <table:table-row table:style-name="ro1">
          <table:table-cell office:value-type="string">
            <text:p>lâcher un wack</text:p>
          </table:table-cell>
          <table:table-cell office:value-type="string">
            <text:p>Prévenir.</text:p>
          </table:table-cell>
          <table:table-cell office:value-type="string">
            <text:p>NULL</text:p>
          </table:table-cell>
          <table:table-cell office:value-type="string">
            <text:p>e</text:p>
          </table:table-cell>
          <table:table-cell office:value-type="string">
            <text:p>Je te lâche un wack avant de m'en venir.</text:p>
          </table:table-cell>
          <table:table-cell office:value-type="string">
            <text:p>Je te préviens avant d'arriver.</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laite</text:p>
          </table:table-cell>
          <table:table-cell office:value-type="string">
            <text:p>Laid, Laide.</text:p>
          </table:table-cell>
          <table:table-cell office:value-type="string">
            <text:p>NULL</text:p>
          </table:table-cell>
          <table:table-cell office:value-type="string">
            <text:p>d</text:p>
          </table:table-cell>
          <table:table-cell office:value-type="string">
            <text:p>sti qu'è est lette.</text:p>
          </table:table-cell>
          <table:table-cell office:value-type="string">
            <text:p>Putain qu'elle est moche.</text:p>
          </table:table-cell>
          <table:table-cell office:value-type="string">
            <text:p>Lette</text:p>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lavage</text:p>
          </table:table-cell>
          <table:table-cell office:value-type="string">
            <text:p>Lessive (action de laver le linge).</text:p>
          </table:table-cell>
          <table:table-cell office:value-type="string">
            <text:p>NULL</text:p>
          </table:table-cell>
          <table:table-cell office:value-type="string">
            <text:p>v</text:p>
          </table:table-cell>
          <table:table-cell office:value-type="string">
            <text:p>Je fais mon lavage tous les dimanche.</text:p>
          </table:table-cell>
          <table:table-cell office:value-type="string">
            <text:p>Je fais ma lessive tous les dimanche.</text:p>
          </table:table-cell>
          <table:table-cell office:value-type="string">
            <text:p>Laverie</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aveuse</text:p>
          </table:table-cell>
          <table:table-cell office:value-type="string">
            <text:p>Machine à laver.</text:p>
          </table:table-cell>
          <table:table-cell office:value-type="string">
            <text:p>NULL</text:p>
          </table:table-cell>
          <table:table-cell office:value-type="string">
            <text:p>v</text:p>
          </table:table-cell>
          <table:table-cell office:value-type="string">
            <text:p>Chez nous j'ai une laveuse.</text:p>
          </table:table-cell>
          <table:table-cell office:value-type="string">
            <text:p>Chez moi j'ai une machine à laver.</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e fleuve</text:p>
          </table:table-cell>
          <table:table-cell office:value-type="string">
            <text:p>Le fleuve Saint-Laurent.</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propr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les nerfs !!</text:p>
          </table:table-cell>
          <table:table-cell office:value-type="string">
            <text:p>Calme-toi!</text:p>
          </table:table-cell>
          <table:table-cell office:value-type="string">
            <text:p>NULL</text:p>
          </table:table-cell>
          <table:table-cell office:value-type="string">
            <text:p>e</text:p>
          </table:table-cell>
          <table:table-cell office:value-type="string">
            <text:p>Les nerfs 'sti !</text:p>
          </table:table-cell>
          <table:table-cell office:value-type="string">
            <text:p>Mais putain calme-toi !</text:p>
          </table:table-cell>
          <table:table-cell/>
          <table:table-cell office:value-type="string">
            <text:p>Les naères</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ibéral (parti)</text:p>
          </table:table-cell>
          <table:table-cell office:value-type="string">
            <text:p>Un des principaux partis politiques au Canada, présent aux niveaux national (PLC) et provincial (PLQ par exempl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propre</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icence complète</text:p>
          </table:table-cell>
          <table:table-cell office:value-type="string">
            <text:p>Permis de vendre toute sorte d'alcool (pour un restaurant ou une épiceri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icheux de cul</text:p>
          </table:table-cell>
          <table:table-cell office:value-type="string">
            <text:p>Lèche-cul.</text:p>
          </table:table-cell>
          <table:table-cell office:value-type="string">
            <text:p>NULL</text:p>
          </table:table-cell>
          <table:table-cell office:value-type="string">
            <text:p>e</text:p>
          </table:table-cell>
          <table:table-cell office:value-type="string">
            <text:p>C'est le licheux de cul de la classe, yé toujours en train de jaser avec le prof.</text:p>
          </table:table-cell>
          <table:table-cell office:value-type="string">
            <text:p>C'est le lèche-cul de la classe, il est toujours en train de parler avec le prof.</text:p>
          </table:table-cell>
          <table:table-cell/>
          <table:table-cell office:value-type="string">
            <text:p>Licheux d'cul</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limoneux</text:p>
          </table:table-cell>
          <table:table-cell office:value-type="string">
            <text:p>Hésitant, lambinant (voir branleux).</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iqueur</text:p>
          </table:table-cell>
          <table:table-cell office:value-type="string">
            <text:p>Boisson gazeuse sucrée (Coca-cola, <text:s/>Seven Up, Fanta etc).</text:p>
          </table:table-cell>
          <table:table-cell office:value-type="string">
            <text:p>NULL</text:p>
          </table:table-cell>
          <table:table-cell office:value-type="string">
            <text:p>v</text:p>
          </table:table-cell>
          <table:table-cell office:value-type="string">
            <text:p>J'ai chaud, j'ai le goût de boire une liqueur.</text:p>
          </table:table-cell>
          <table:table-cell office:value-type="string">
            <text:p>J'ai chaud, j'ai envie de boire une boisson gazeuse sucré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ivre</text:p>
          </table:table-cell>
          <table:table-cell office:value-type="string">
            <text:p>Unité de masse. Bien que le système de mesures international (kilogrammes, kilomètres, degrés celsius, litres, etc) soit en vigueur, les gens au Canada ont du mal à se défaire des mesures utilisées jadis. La plupart des Canadiens connaissent leur poids en livres mais pas en Kilogrammes. 1 livre = 450 gr. environ. En France, la livre a été arrondie à 500 gr, mais le mot est rarement utilisé.</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ongue-distance (appel)</text:p>
          </table:table-cell>
          <table:table-cell office:value-type="string">
            <text:p>Appel téléphonique interurbain.</text:p>
          </table:table-cell>
          <table:table-cell office:value-type="string">
            <text:p>NULL</text:p>
          </table:table-cell>
          <table:table-cell office:value-type="string">
            <text:p>v</text:p>
          </table:table-cell>
          <table:table-cell office:value-type="string">
            <text:p>J'peux-tu utiliser ton téléphone pour un longue-distance ?</text:p>
          </table:table-cell>
          <table:table-cell office:value-type="string">
            <text:p>Est-ce que je peux utiliser ton téléphone pour un appel interurbain ?</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Long Distance".</text:p>
          </table:table-cell>
          <table:table-cell office:value-type="float" office:value="1222222222">
            <text:p>1222222222</text:p>
          </table:table-cell>
          <table:table-cell office:value-type="float" office:value="1366737501">
            <text:p>1366737501</text:p>
          </table:table-cell>
          <table:table-cell office:value-type="float" office:value="0">
            <text:p>0</text:p>
          </table:table-cell>
          <table:table-cell table:number-columns-repeated="1009"/>
        </table:table-row>
        <table:table-row table:style-name="ro1">
          <table:table-cell office:value-type="string">
            <text:p>Loyaliste</text:p>
          </table:table-cell>
          <table:table-cell office:value-type="string">
            <text:p>Anglophones du Québec descendant des "loyalistes", qui ont quitté la Nouvelle-Angleterre devenue les États-Unis, pour rester fidèles à la monarchie britanniqu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propre</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lumière</text:p>
          </table:table-cell>
          <table:table-cell office:value-type="string">
            <text:p>Feux (de croisement).</text:p>
            <text:p/>
          </table:table-cell>
          <table:table-cell office:value-type="string">
            <text:p>Ampoule</text:p>
          </table:table-cell>
          <table:table-cell office:value-type="string">
            <text:p>v</text:p>
          </table:table-cell>
          <table:table-cell office:value-type="string">
            <text:p>Arrête-toi donc, la lumière est rouge.</text:p>
          </table:table-cell>
          <table:table-cell office:value-type="string">
            <text:p>Arrête-toi, le feu est roug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8512324">
            <text:p>1358512324</text:p>
          </table:table-cell>
          <table:table-cell office:value-type="float" office:value="1">
            <text:p>1</text:p>
          </table:table-cell>
          <table:table-cell table:number-columns-repeated="1009"/>
        </table:table-row>
        <table:table-row table:style-name="ro1">
          <table:table-cell office:value-type="string">
            <text:p>lunetterie</text:p>
          </table:table-cell>
          <table:table-cell office:value-type="string">
            <text:p>Opticien.</text:p>
          </table:table-cell>
          <table:table-cell office:value-type="string">
            <text:p>NULL</text:p>
          </table:table-cell>
          <table:table-cell office:value-type="string">
            <text:p>v</text:p>
          </table:table-cell>
          <table:table-cell office:value-type="string">
            <text:p>J'ai besoin d'une nouvelle paire de lunettes, je vais à la lunetterie.</text:p>
          </table:table-cell>
          <table:table-cell office:value-type="string">
            <text:p>J'ai besoin d'une nouvelle paire de lunettes, je vais chez l'opticien.</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lutter</text:p>
          </table:table-cell>
          <table:table-cell office:value-type="string">
            <text:p>Renverser.</text:p>
          </table:table-cell>
          <table:table-cell office:value-type="string">
            <text:p>NULL</text:p>
          </table:table-cell>
          <table:table-cell office:value-type="string">
            <text:p>v</text:p>
          </table:table-cell>
          <table:table-cell office:value-type="string">
            <text:p>Il s'est fait lutter par un char.</text:p>
          </table:table-cell>
          <table:table-cell office:value-type="string">
            <text:p>Il s'est fait renverser par une voitur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70452134">
            <text:p>1370452134</text:p>
          </table:table-cell>
          <table:table-cell office:value-type="float" office:value="0">
            <text:p>0</text:p>
          </table:table-cell>
          <table:table-cell table:number-columns-repeated="1009"/>
        </table:table-row>
        <table:table-row table:style-name="ro1">
          <table:table-cell office:value-type="string">
            <text:p>magané</text:p>
          </table:table-cell>
          <table:table-cell office:value-type="string">
            <text:p>Abîmé (pour une chose et une personne).</text:p>
          </table:table-cell>
          <table:table-cell office:value-type="string">
            <text:p>NULL</text:p>
          </table:table-cell>
          <table:table-cell office:value-type="string">
            <text:p>v</text:p>
          </table:table-cell>
          <table:table-cell office:value-type="string">
            <text:p>Chu magané, j'ai pris une brosse hier au soir.</text:p>
          </table:table-cell>
          <table:table-cell office:value-type="string">
            <text:p>Je me sens mal, j'ai pris une cuite hier soir.</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Provient du vieux français mehaigner, issu du francique maidhanian (« estropier »).</text:p>
          </table:table-cell>
          <table:table-cell office:value-type="float" office:value="1222222222">
            <text:p>1222222222</text:p>
          </table:table-cell>
          <table:table-cell office:value-type="float" office:value="1366599499">
            <text:p>1366599499</text:p>
          </table:table-cell>
          <table:table-cell office:value-type="float" office:value="9">
            <text:p>9</text:p>
          </table:table-cell>
          <table:table-cell table:number-columns-repeated="1009"/>
        </table:table-row>
        <table:table-row table:style-name="ro1">
          <table:table-cell office:value-type="string">
            <text:p>mail</text:p>
          </table:table-cell>
          <table:table-cell office:value-type="string">
            <text:p>Centre commercial.</text:p>
          </table:table-cell>
          <table:table-cell office:value-type="string">
            <text:p>NULL</text:p>
          </table:table-cell>
          <table:table-cell office:value-type="string">
            <text:p>e</text:p>
          </table:table-cell>
          <table:table-cell office:value-type="string">
            <text:p>Ma au mail avec mes chums de filles cette fin de semaine.</text:p>
          </table:table-cell>
          <table:table-cell office:value-type="string">
            <text:p>Je vais au centre commercial avec mes copines ce week-end.</text:p>
          </table:table-cell>
          <table:table-cell office:value-type="string">
            <text:p>NULL</text:p>
          </table:table-cell>
          <table:table-cell office:value-type="string">
            <text:p>Maille</text:p>
          </table:table-cell>
          <table:table-cell office:value-type="string">
            <text:p>NULL</text:p>
          </table:table-cell>
          <table:table-cell table:number-columns-repeated="2" office:value-type="string">
            <text:p>NA</text:p>
          </table:table-cell>
          <table:table-cell office:value-type="string">
            <text:p>Déformation de l'anglais (mall).</text:p>
          </table:table-cell>
          <table:table-cell office:value-type="string">
            <text:p>NULL</text:p>
          </table:table-cell>
          <table:table-cell office:value-type="float" office:value="1288734423">
            <text:p>1288734423</text:p>
          </table:table-cell>
          <table:table-cell office:value-type="float" office:value="0">
            <text:p>0</text:p>
          </table:table-cell>
          <table:table-cell table:number-columns-repeated="1009"/>
        </table:table-row>
        <table:table-row table:style-name="ro1">
          <table:table-cell office:value-type="string">
            <text:p>maïs soufflé</text:p>
          </table:table-cell>
          <table:table-cell office:value-type="string">
            <text:p>Pop-corn.</text:p>
          </table:table-cell>
          <table:table-cell office:value-type="string">
            <text:p>NULL</text:p>
          </table:table-cell>
          <table:table-cell office:value-type="string">
            <text:p>v</text:p>
          </table:table-cell>
          <table:table-cell office:value-type="string">
            <text:p>J'ai mangé du maïs soufflé au cinéma.</text:p>
          </table:table-cell>
          <table:table-cell office:value-type="string">
            <text:p>J'ai mangé du pop-corn au cinéma.</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malin</text:p>
          </table:table-cell>
          <table:table-cell office:value-type="string">
            <text:p>Quelqu'un de très malin est qqn de très rusé et intelligant.</text:p>
          </table:table-cell>
          <table:table-cell office:value-type="string">
            <text:p>NULL</text:p>
          </table:table-cell>
          <table:table-cell office:value-type="string">
            <text:p>v</text:p>
          </table:table-cell>
          <table:table-cell office:value-type="string">
            <text:p>C'est pas un bon gars, yé malin avec sa blonde.</text:p>
          </table:table-cell>
          <table:table-cell office:value-type="string">
            <text:p>C'est pas un bon mec, il est coléreux avec sa copine.</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Au temps de la colonisation, "malin" qui vient de "mal" signifiait "méchant", "mauvais" en français (comme c'est toujours le cas dans le domaine médical). Ce mot a ensuite évolué différemment en France, mais a gardé la même signification au Québec, chez les plus vieux.</text:p>
          </table:table-cell>
          <table:table-cell office:value-type="float" office:value="1222222222">
            <text:p>1222222222</text:p>
          </table:table-cell>
          <table:table-cell office:value-type="float" office:value="1339336919">
            <text:p>1339336919</text:p>
          </table:table-cell>
          <table:table-cell office:value-type="float" office:value="1">
            <text:p>1</text:p>
          </table:table-cell>
          <table:table-cell table:number-columns-repeated="1009"/>
        </table:table-row>
        <table:table-row table:style-name="ro1">
          <table:table-cell office:value-type="string">
            <text:p>maller</text:p>
          </table:table-cell>
          <table:table-cell office:value-type="string">
            <text:p>Mettre à la poste.</text:p>
          </table:table-cell>
          <table:table-cell office:value-type="string">
            <text:p>NULL</text:p>
          </table:table-cell>
          <table:table-cell office:value-type="string">
            <text:p>e</text:p>
          </table:table-cell>
          <table:table-cell office:value-type="string">
            <text:p>J'ai mallé mes lettres à matin.</text:p>
          </table:table-cell>
          <table:table-cell office:value-type="string">
            <text:p>J'ai posté mes lettres ce matin.</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Vient de l'ancien français (la malle-poste). </text:p>
          </table:table-cell>
          <table:table-cell office:value-type="float" office:value="1222222222">
            <text:p>1222222222</text:p>
          </table:table-cell>
          <table:table-cell office:value-type="float" office:value="1388758582">
            <text:p>1388758582</text:p>
          </table:table-cell>
          <table:table-cell office:value-type="float" office:value="1">
            <text:p>1</text:p>
          </table:table-cell>
          <table:table-cell table:number-columns-repeated="1009"/>
        </table:table-row>
        <table:table-row table:style-name="ro1">
          <table:table-cell office:value-type="string">
            <text:p>mangeur de balustre</text:p>
          </table:table-cell>
          <table:table-cell office:value-type="string">
            <text:p>Mot péjoratif pour désigner une personne (trop) dévote, équivalent de "cul-bénit".</text:p>
          </table:table-cell>
          <table:table-cell office:value-type="string">
            <text:p>NULL</text:p>
          </table:table-cell>
          <table:table-cell office:value-type="string">
            <text:p>e</text:p>
          </table:table-cell>
          <table:table-cell office:value-type="string">
            <text:p>Y va tous les dimanches à l'église, c'esti de mangeur de balustre.</text:p>
          </table:table-cell>
          <table:table-cell office:value-type="string">
            <text:p>Il va tous les dimanches à l'église, ce cul-bénit.</text:p>
          </table:table-cell>
          <table:table-cell/>
          <table:table-cell table:number-columns-repeated="2" office:value-type="string">
            <text:p>NULL</text:p>
          </table:table-cell>
          <table:table-cell table:number-columns-repeated="2" office:value-type="string">
            <text:p>NA</text:p>
          </table:table-cell>
          <table:table-cell office:value-type="string">
            <text:p>Fait référence à la petite balustre servant à poser les bras devant la chaise pour prier, à l'église.</text:p>
          </table:table-cell>
          <table:table-cell office:value-type="float" office:value="1222222222">
            <text:p>1222222222</text:p>
          </table:table-cell>
          <table:table-cell office:value-type="float" office:value="1408586344">
            <text:p>1408586344</text:p>
          </table:table-cell>
          <table:table-cell office:value-type="float" office:value="15">
            <text:p>15</text:p>
          </table:table-cell>
          <table:table-cell table:number-columns-repeated="1009"/>
        </table:table-row>
        <table:table-row table:style-name="ro1">
          <table:table-cell office:value-type="string">
            <text:p>marde</text:p>
          </table:table-cell>
          <table:table-cell office:value-type="string">
            <text:p>Merde.</text:p>
          </table:table-cell>
          <table:table-cell office:value-type="string">
            <text:p>NULL</text:p>
          </table:table-cell>
          <table:table-cell office:value-type="string">
            <text:p>v</text:p>
          </table:table-cell>
          <table:table-cell office:value-type="string">
            <text:p>Merde ! J'ai marché dans ' marde !</text:p>
          </table:table-cell>
          <table:table-cell office:value-type="string">
            <text:p>Merde ! J'ai marché dans de la merde !</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éformation de "merde"</text:p>
          </table:table-cell>
          <table:table-cell office:value-type="float" office:value="1222222222">
            <text:p>1222222222</text:p>
          </table:table-cell>
          <table:table-cell office:value-type="float" office:value="1358588708">
            <text:p>1358588708</text:p>
          </table:table-cell>
          <table:table-cell office:value-type="float" office:value="1">
            <text:p>1</text:p>
          </table:table-cell>
          <table:table-cell table:number-columns-repeated="1009"/>
        </table:table-row>
        <table:table-row table:style-name="ro1">
          <table:table-cell office:value-type="string">
            <text:p>maringouin</text:p>
          </table:table-cell>
          <table:table-cell office:value-type="string">
            <text:p>Moustique (piqueur). </text:p>
          </table:table-cell>
          <table:table-cell office:value-type="string">
            <text:p>NULL</text:p>
          </table:table-cell>
          <table:table-cell office:value-type="string">
            <text:p>v</text:p>
          </table:table-cell>
          <table:table-cell office:value-type="string">
            <text:p>J'ai des piqûres de maringouin partout sur les bras.</text:p>
          </table:table-cell>
          <table:table-cell office:value-type="string">
            <text:p>J'ai des piqûres de mousitque partout sur les bra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9">
            <text:p>19</text:p>
          </table:table-cell>
          <table:table-cell table:number-columns-repeated="1009"/>
        </table:table-row>
        <table:table-row table:style-name="ro1">
          <table:table-cell office:value-type="string">
            <text:p>matcher</text:p>
          </table:table-cell>
          <table:table-cell office:value-type="string">
            <text:p>Aller ensemble, correspondre. </text:p>
          </table:table-cell>
          <table:table-cell office:value-type="string">
            <text:p>NULL</text:p>
          </table:table-cell>
          <table:table-cell office:value-type="string">
            <text:p>e</text:p>
          </table:table-cell>
          <table:table-cell office:value-type="string">
            <text:p>Tes bas matchent bien avec tes culottes.</text:p>
          </table:table-cell>
          <table:table-cell office:value-type="string">
            <text:p>Tes chaussettes vont bien avec ton pantalon.</text:p>
          </table:table-cell>
          <table:table-cell/>
          <table:table-cell table:number-columns-repeated="2" office:value-type="string">
            <text:p>NULL</text:p>
          </table:table-cell>
          <table:table-cell table:number-columns-repeated="2" office:value-type="string">
            <text:p>NA</text:p>
          </table:table-cell>
          <table:table-cell office:value-type="string">
            <text:p>De l'anglais (to match)</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maudit !</text:p>
          </table:table-cell>
          <table:table-cell office:value-type="string">
            <text:p>Putain !</text:p>
          </table:table-cell>
          <table:table-cell office:value-type="string">
            <text:p>NULL</text:p>
          </table:table-cell>
          <table:table-cell office:value-type="string">
            <text:p>s</text:p>
          </table:table-cell>
          <table:table-cell office:value-type="string">
            <text:p>Maudit qu'yé laid.</text:p>
          </table:table-cell>
          <table:table-cell office:value-type="string">
            <text:p>Putain ce qu'il est moche.</text:p>
          </table:table-cell>
          <table:table-cell/>
          <table:table-cell office:value-type="string">
            <text:p>Môôdi</text:p>
          </table:table-cell>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mec</text:p>
          </table:table-cell>
          <table:table-cell office:value-type="string">
            <text:p>Adjectif employé pour dire Garcon , ami etc</text:p>
          </table:table-cell>
          <table:table-cell office:value-type="string">
            <text:p>NULL</text:p>
          </table:table-cell>
          <table:table-cell office:value-type="string">
            <text:p>e</text:p>
          </table:table-cell>
          <table:table-cell office:value-type="string">
            <text:p>Que fait tu mec</text:p>
          </table:table-cell>
          <table:table-cell office:value-type="string">
            <text:p>Que fait tu mon ami</text:p>
          </table:table-cell>
          <table:table-cell/>
          <table:table-cell office:value-type="string">
            <text:p>NULL</text:p>
          </table:table-cell>
          <table:table-cell office:value-type="string">
            <text:p>acronym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91805209">
            <text:p>1391805209</text:p>
          </table:table-cell>
          <table:table-cell office:value-type="float" office:value="2">
            <text:p>2</text:p>
          </table:table-cell>
          <table:table-cell table:number-columns-repeated="1009"/>
        </table:table-row>
        <table:table-row table:style-name="ro1">
          <table:table-cell office:value-type="string">
            <text:p>médium</text:p>
          </table:table-cell>
          <table:table-cell office:value-type="string">
            <text:p>Moyen, en parlant de taille. </text:p>
          </table:table-cell>
          <table:table-cell office:value-type="string">
            <text:p>NULL</text:p>
          </table:table-cell>
          <table:table-cell office:value-type="string">
            <text:p>v</text:p>
          </table:table-cell>
          <table:table-cell office:value-type="string">
            <text:p>Un coke médium s'il vous plaît.</text:p>
          </table:table-cell>
          <table:table-cell office:value-type="string">
            <text:p>Un coca moyen s'il vous plaît.</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même à ça</text:p>
          </table:table-cell>
          <table:table-cell office:value-type="string">
            <text:p>Même en considérant ça.</text:p>
          </table:table-cell>
          <table:table-cell office:value-type="string">
            <text:p>NULL</text:p>
          </table:table-cell>
          <table:table-cell office:value-type="string">
            <text:p>e</text:p>
          </table:table-cell>
          <table:table-cell office:value-type="string">
            <text:p>Ma soeur sera là à soir ! Même à ça, je viens pas.</text:p>
          </table:table-cell>
          <table:table-cell office:value-type="string">
            <text:p>Ma soeur sera là ce soir ! Même en considérant ça, je ne viens pas.</text:p>
          </table:table-cell>
          <table:table-cell/>
          <table:table-cell office:value-type="string">
            <text:p>maïme à so</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0592906">
            <text:p>1360592906</text:p>
          </table:table-cell>
          <table:table-cell office:value-type="float" office:value="0">
            <text:p>0</text:p>
          </table:table-cell>
          <table:table-cell table:number-columns-repeated="1009"/>
        </table:table-row>
        <table:table-row table:style-name="ro1">
          <table:table-cell office:value-type="string">
            <text:p>mémérer</text:p>
          </table:table-cell>
          <table:table-cell office:value-type="string">
            <text:p>Commérer.</text:p>
          </table:table-cell>
          <table:table-cell office:value-type="string">
            <text:p>NULL</text:p>
          </table:table-cell>
          <table:table-cell office:value-type="string">
            <text:p>v</text:p>
          </table:table-cell>
          <table:table-cell office:value-type="string">
            <text:p>Les matantes arrêtent pas de mémérer.</text:p>
          </table:table-cell>
          <table:table-cell office:value-type="string">
            <text:p>Les <text:s/>mégères arrêtent pas de commérer.</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mets-en !</text:p>
          </table:table-cell>
          <table:table-cell office:value-type="string">
            <text:p>Tu as tout à fait raison ! Vraiment ! L'équivalent du "C'est clair !" de France.</text:p>
          </table:table-cell>
          <table:table-cell office:value-type="string">
            <text:p>NULL</text:p>
          </table:table-cell>
          <table:table-cell office:value-type="string">
            <text:p>e</text:p>
          </table:table-cell>
          <table:table-cell office:value-type="string">
            <text:p>Serge: T'aimes tu ça ? </text:p>
            <text:p>Laurette: Mets-en !</text:p>
          </table:table-cell>
          <table:table-cell office:value-type="string">
            <text:p>Serge: Est-ce que tu aimes ça ? </text:p>
            <text:p>Laurette : Oui vraiment !</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38506457">
            <text:p>1338506457</text:p>
          </table:table-cell>
          <table:table-cell office:value-type="float" office:value="14">
            <text:p>14</text:p>
          </table:table-cell>
          <table:table-cell table:number-columns-repeated="1009"/>
        </table:table-row>
        <table:table-row table:style-name="ro1">
          <table:table-cell office:value-type="string">
            <text:p>mettre ses culottes</text:p>
          </table:table-cell>
          <table:table-cell office:value-type="string">
            <text:p>Prendre son courage à deux mains, prendre les choses en main.</text:p>
          </table:table-cell>
          <table:table-cell office:value-type="string">
            <text:p>NULL</text:p>
          </table:table-cell>
          <table:table-cell office:value-type="string">
            <text:p>e</text:p>
          </table:table-cell>
          <table:table-cell office:value-type="string">
            <text:p>Envoye, mets tes culottes et va lui dire que tu l'aimes.</text:p>
          </table:table-cell>
          <table:table-cell office:value-type="string">
            <text:p>Allez, prends ton courage à deux mains et va lui dire que tu l'aimes.</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96476131">
            <text:p>1396476131</text:p>
          </table:table-cell>
          <table:table-cell office:value-type="float" office:value="4">
            <text:p>4</text:p>
          </table:table-cell>
          <table:table-cell table:number-columns-repeated="1009"/>
        </table:table-row>
        <table:table-row table:style-name="ro1">
          <table:table-cell office:value-type="string">
            <text:p>minoune</text:p>
          </table:table-cell>
          <table:table-cell office:value-type="string">
            <text:p>Vieille voiture</text:p>
          </table:table-cell>
          <table:table-cell office:value-type="string">
            <text:p>Chatte (l'animal et le sexe des femmes)</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47116472">
            <text:p>1347116472</text:p>
          </table:table-cell>
          <table:table-cell office:value-type="float" office:value="2">
            <text:p>2</text:p>
          </table:table-cell>
          <table:table-cell table:number-columns-repeated="1009"/>
        </table:table-row>
        <table:table-row table:style-name="ro1">
          <table:table-cell office:value-type="string">
            <text:p>mitte</text:p>
          </table:table-cell>
          <table:table-cell office:value-type="string">
            <text:p>Gant de baseball.</text:p>
          </table:table-cell>
          <table:table-cell office:value-type="string">
            <text:p>NULL</text:p>
          </table:table-cell>
          <table:table-cell office:value-type="string">
            <text:p>v</text:p>
          </table:table-cell>
          <table:table-cell office:value-type="string">
            <text:p>J'ai catché la balle avec ma mitte.</text:p>
          </table:table-cell>
          <table:table-cell office:value-type="string">
            <text:p>J'ai attrapé la balle avec mon gant de baseba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moi avec</text:p>
          </table:table-cell>
          <table:table-cell office:value-type="string">
            <text:p>Moi aussi.</text:p>
          </table:table-cell>
          <table:table-cell office:value-type="string">
            <text:p>NULL</text:p>
          </table:table-cell>
          <table:table-cell office:value-type="string">
            <text:p>e</text:p>
          </table:table-cell>
          <table:table-cell office:value-type="string">
            <text:p>Moi avec, je l'aime ben, ce film-là.</text:p>
          </table:table-cell>
          <table:table-cell office:value-type="string">
            <text:p>Moi aussi, je l'aime bien, ce film-là.</text:p>
          </table:table-cell>
          <table:table-cell table:number-columns-repeated="2"/>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monde</text:p>
          </table:table-cell>
          <table:table-cell office:value-type="string">
            <text:p>Gens.</text:p>
          </table:table-cell>
          <table:table-cell office:value-type="string">
            <text:p>NULL</text:p>
          </table:table-cell>
          <table:table-cell office:value-type="string">
            <text:p>v</text:p>
          </table:table-cell>
          <table:table-cell office:value-type="string">
            <text:p>Le monde s'est arrêté pour regarder les secouristes en action.</text:p>
          </table:table-cell>
          <table:table-cell office:value-type="string">
            <text:p>Les gens se sont arrêtés pour regarder les secouristes en action.</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montagnais</text:p>
          </table:table-cell>
          <table:table-cell office:value-type="string">
            <text:p>Nation amérindienne du Québec. Eux-même s'appellent "innus" (inou) et ce nom remplace petit à petit le nom français.</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moppe</text:p>
          </table:table-cell>
          <table:table-cell office:value-type="string">
            <text:p>Serpillère, plutôt sous la forme de balais à franges.</text:p>
          </table:table-cell>
          <table:table-cell office:value-type="string">
            <text:p>NULL</text:p>
          </table:table-cell>
          <table:table-cell office:value-type="string">
            <text:p>e</text:p>
          </table:table-cell>
          <table:table-cell office:value-type="string">
            <text:p>J'ai passé la moppe dans la cuisine.</text:p>
          </table:table-cell>
          <table:table-cell office:value-type="string">
            <text:p>J'ai passé la serpillère dans la cuisine.</text:p>
          </table:table-cell>
          <table:table-cell office:value-type="string">
            <text:p>vadrouille</text:p>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mop).</text:p>
          </table:table-cell>
          <table:table-cell office:value-type="float" office:value="1222222222">
            <text:p>1222222222</text:p>
          </table:table-cell>
          <table:table-cell office:value-type="float" office:value="1341439781">
            <text:p>1341439781</text:p>
          </table:table-cell>
          <table:table-cell office:value-type="float" office:value="25">
            <text:p>25</text:p>
          </table:table-cell>
          <table:table-cell table:number-columns-repeated="1009"/>
        </table:table-row>
        <table:table-row table:style-name="ro1">
          <table:table-cell office:value-type="string">
            <text:p>moufette</text:p>
          </table:table-cell>
          <table:table-cell office:value-type="string">
            <text:p>On pense souvent que mouffette signifie putois en québécois. En réalité, la mouffette, ou squonce (anglais : skunk) qui vit en Amérique du nord, et le putois, qui vit en Europe, sont deux espèces différentes de la même famille (les mustélidés). La mouffette est noire et blanche et le putois est brun. La confusion entre putois et moufette vient du fait que ces deux espèces émettent une substance nauséabonde avec leurs glandes anales.</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mouiller</text:p>
          </table:table-cell>
          <table:table-cell office:value-type="string">
            <text:p>Pleuvoir.</text:p>
          </table:table-cell>
          <table:table-cell office:value-type="string">
            <text:p>NULL</text:p>
          </table:table-cell>
          <table:table-cell office:value-type="string">
            <text:p>v</text:p>
          </table:table-cell>
          <table:table-cell office:value-type="string">
            <text:p>Il pleut, il mouille, c'est la fête à la grenouille.</text:p>
          </table:table-cell>
          <table:table-cell office:value-type="string">
            <text:p>NULL</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MTS</text:p>
          </table:table-cell>
          <table:table-cell office:value-type="string">
            <text:p>MST.</text:p>
          </table:table-cell>
          <table:table-cell office:value-type="string">
            <text:p>NULL</text:p>
          </table:table-cell>
          <table:table-cell office:value-type="string">
            <text:p>v</text:p>
          </table:table-cell>
          <table:table-cell table:number-columns-repeated="2" office:value-type="string">
            <text:p>NULL</text:p>
          </table:table-cell>
          <table:table-cell office:value-type="string">
            <text:p>ITS (Infection transmise sexuellement)</text:p>
          </table:table-cell>
          <table:table-cell office:value-type="string">
            <text:p>NULL</text:p>
          </table:table-cell>
          <table:table-cell office:value-type="string">
            <text:p>acronyme</text:p>
          </table:table-cell>
          <table:table-cell office:value-type="string">
            <text:p>féminin</text:p>
          </table:table-cell>
          <table:table-cell office:value-type="string">
            <text:p>singulier</text:p>
          </table:table-cell>
          <table:table-cell office:value-type="string">
            <text:p>Initiales de "Maladie Transmise Sexuellement".</text:p>
          </table:table-cell>
          <table:table-cell office:value-type="float" office:value="1222222222">
            <text:p>1222222222</text:p>
          </table:table-cell>
          <table:table-cell office:value-type="float" office:value="1358458361">
            <text:p>1358458361</text:p>
          </table:table-cell>
          <table:table-cell office:value-type="float" office:value="2">
            <text:p>2</text:p>
          </table:table-cell>
          <table:table-cell table:number-columns-repeated="1009"/>
        </table:table-row>
        <table:table-row table:style-name="ro1">
          <table:table-cell office:value-type="string">
            <text:p>napkin</text:p>
          </table:table-cell>
          <table:table-cell office:value-type="string">
            <text:p>Serviette de table.</text:p>
          </table:table-cell>
          <table:table-cell office:value-type="string">
            <text:p>NULL</text:p>
          </table:table-cell>
          <table:table-cell office:value-type="string">
            <text:p>v</text:p>
          </table:table-cell>
          <table:table-cell office:value-type="string">
            <text:p>Mets les ustensiles sur les napkins.</text:p>
          </table:table-cell>
          <table:table-cell office:value-type="string">
            <text:p>Mets les couverts sur les serviettes.</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2">
          <table:table-cell office:value-type="string">
            <text:p>lambineux</text:p>
          </table:table-cell>
          <table:table-cell office:value-type="string">
            <text:p>Qui ne sais pas prendre une décision</text:p>
            <text:p>Qui est lent</text:p>
          </table:table-cell>
          <table:table-cell/>
          <table:table-cell office:value-type="string">
            <text:p>d</text:p>
          </table:table-cell>
          <table:table-cell office:value-type="string">
            <text:p>Enwaye ! Avance maudit lambineux !</text:p>
          </table:table-cell>
          <table:table-cell office:value-type="string">
            <text:p>Allez avancez satané retardataire</text:p>
          </table:table-cell>
          <table:table-cell table:number-columns-repeated="6"/>
          <table:table-cell office:value-type="float" office:value="1380808687">
            <text:p>1380808687</text:p>
          </table:table-cell>
          <table:table-cell office:value-type="float" office:value="1383318109">
            <text:p>1383318109</text:p>
          </table:table-cell>
          <table:table-cell office:value-type="float" office:value="0">
            <text:p>0</text:p>
          </table:table-cell>
          <table:table-cell table:number-columns-repeated="1009"/>
        </table:table-row>
        <table:table-row table:style-name="ro1">
          <table:table-cell office:value-type="string">
            <text:p>newfie</text:p>
          </table:table-cell>
          <table:table-cell office:value-type="string">
            <text:p>Terre-neuvien. (Les Newfies sont le peuple dont les canadiens se moquent dans leurs blagues.)</text:p>
          </table:table-cell>
          <table:table-cell office:value-type="string">
            <text:p>NULL</text:p>
          </table:table-cell>
          <table:table-cell office:value-type="string">
            <text:p>d</text:p>
          </table:table-cell>
          <table:table-cell table:number-columns-repeated="2" office:value-type="string">
            <text:p>NULL</text:p>
          </table:table-cell>
          <table:table-cell/>
          <table:table-cell office:value-type="string">
            <text:p>Nioufi.</text:p>
          </table:table-cell>
          <table:table-cell office:value-type="string">
            <text:p>NULL</text:p>
          </table:table-cell>
          <table:table-cell table:number-columns-repeated="2" office:value-type="string">
            <text:p>NA</text:p>
          </table:table-cell>
          <table:table-cell office:value-type="string">
            <text:p>Diminutif de "Newfoundlander".</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niaiser (quelqu'un)</text:p>
          </table:table-cell>
          <table:table-cell office:value-type="string">
            <text:p>Se moquer de quelqu'un, le charrier.</text:p>
          </table:table-cell>
          <table:table-cell office:value-type="string">
            <text:p>Faire marcher quelqu'un, lui raconter des sornettes.</text:p>
          </table:table-cell>
          <table:table-cell office:value-type="string">
            <text:p>v</text:p>
          </table:table-cell>
          <table:table-cell office:value-type="string">
            <text:p>Arrête de niaiser ce gars, c'est pas de sa faute si yé épais.</text:p>
          </table:table-cell>
          <table:table-cell office:value-type="string">
            <text:p>Arrête de te moquer de ce mec, c'est pas de sa faute si il est stupid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niaiseux</text:p>
          </table:table-cell>
          <table:table-cell office:value-type="string">
            <text:p>Personne stupide, niaise.</text:p>
          </table:table-cell>
          <table:table-cell office:value-type="string">
            <text:p>NULL</text:p>
          </table:table-cell>
          <table:table-cell office:value-type="string">
            <text:p>v</text:p>
          </table:table-cell>
          <table:table-cell office:value-type="string">
            <text:p>Esti d'niaiseux, tu comprends rien.</text:p>
          </table:table-cell>
          <table:table-cell office:value-type="string">
            <text:p>Imbécile, tu ne comprends rien.</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table:number-columns-repeated="2" office:value-type="string">
            <text:p>NULL</text:p>
          </table:table-cell>
          <table:table-cell office:value-type="float" office:value="1238621423">
            <text:p>1238621423</text:p>
          </table:table-cell>
          <table:table-cell office:value-type="float" office:value="1">
            <text:p>1</text:p>
          </table:table-cell>
          <table:table-cell table:number-columns-repeated="1009"/>
        </table:table-row>
        <table:table-row table:style-name="ro1">
          <table:table-cell office:value-type="string">
            <text:p>noliser</text:p>
          </table:table-cell>
          <table:table-cell office:value-type="string">
            <text:p>Affréter.</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Nordiques</text:p>
          </table:table-cell>
          <table:table-cell office:value-type="string">
            <text:p>Ancien et futur club de Hockey de la ville de Québec.</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propr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85858321">
            <text:p>1385858321</text:p>
          </table:table-cell>
          <table:table-cell office:value-type="float" office:value="0">
            <text:p>0</text:p>
          </table:table-cell>
          <table:table-cell table:number-columns-repeated="1009"/>
        </table:table-row>
        <table:table-row table:style-name="ro1">
          <table:table-cell office:value-type="string">
            <text:p>obstiner (quelqu'un)</text:p>
          </table:table-cell>
          <table:table-cell office:value-type="string">
            <text:p>Argumenter de façon agaçante, contredire.</text:p>
          </table:table-cell>
          <table:table-cell office:value-type="string">
            <text:p>NULL</text:p>
          </table:table-cell>
          <table:table-cell office:value-type="string">
            <text:p>e</text:p>
          </table:table-cell>
          <table:table-cell office:value-type="string">
            <text:p>Arrête de l'obstiner, esti de fatiguant.</text:p>
          </table:table-cell>
          <table:table-cell office:value-type="string">
            <text:p>Arrête d'argumenter autant avec lui, tu es lourd.</text:p>
          </table:table-cell>
          <table:table-cell/>
          <table:table-cell office:value-type="string">
            <text:p>Ostiner ou Astiner</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on n'est pas sorti du bois</text:p>
          </table:table-cell>
          <table:table-cell office:value-type="string">
            <text:p>On n'est pas sorti de l'auberge.</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Traduction de l'anglais "We're not out of the woods".</text:p>
          </table:table-cell>
          <table:table-cell office:value-type="float" office:value="1222222222">
            <text:p>1222222222</text:p>
          </table:table-cell>
          <table:table-cell office:value-type="float" office:value="1305335541">
            <text:p>1305335541</text:p>
          </table:table-cell>
          <table:table-cell office:value-type="float" office:value="9">
            <text:p>9</text:p>
          </table:table-cell>
          <table:table-cell table:number-columns-repeated="1009"/>
        </table:table-row>
        <table:table-row table:style-name="ro1">
          <table:table-cell office:value-type="string">
            <text:p>oreilles de crisse</text:p>
          </table:table-cell>
          <table:table-cell office:value-type="string">
            <text:p>trompe la faim typique des cabanes à sucres, il s'agit d'une friture de gras de porc salé (lard). À l'extérieur des cabanes à sucres, il est pratiquement impossible de trouver des oreilles de criss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Ici, "Crisse" est une déformation de "Christ".</text:p>
          </table:table-cell>
          <table:table-cell office:value-type="float" office:value="1222222222">
            <text:p>1222222222</text:p>
          </table:table-cell>
          <table:table-cell office:value-type="float" office:value="1355031934">
            <text:p>1355031934</text:p>
          </table:table-cell>
          <table:table-cell office:value-type="float" office:value="15">
            <text:p>15</text:p>
          </table:table-cell>
          <table:table-cell table:number-columns-repeated="1009"/>
        </table:table-row>
        <table:table-row table:style-name="ro1">
          <table:table-cell office:value-type="string">
            <text:p>ouaouaron</text:p>
          </table:table-cell>
          <table:table-cell office:value-type="string">
            <text:p>Grosse grenouille canadienne. </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Vient des langues iroquoise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ouin</text:p>
          </table:table-cell>
          <table:table-cell office:value-type="string">
            <text:p>Oui. (S'emploie quand on est dubitatif, ou pas satisfait.)</text:p>
          </table:table-cell>
          <table:table-cell office:value-type="string">
            <text:p>NULL</text:p>
          </table:table-cell>
          <table:table-cell office:value-type="string">
            <text:p>d</text:p>
          </table:table-cell>
          <table:table-cell office:value-type="string">
            <text:p>T'aimes tu ca ? Ouin.</text:p>
          </table:table-cell>
          <table:table-cell office:value-type="string">
            <text:p>Est-ce que tu aimes ca ? Bof.</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2">
          <table:table-cell office:value-type="string">
            <text:p>outarde</text:p>
          </table:table-cell>
          <table:table-cell office:value-type="string">
            <text:p>Bernache (oie) du Canada.</text:p>
            <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La confusion vient probablement du fait que ces deux espèces d'oiseaux ont une taille et des couleurs semblable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amphlet</text:p>
          </table:table-cell>
          <table:table-cell office:value-type="string">
            <text:p>Brochure, dépliant.</text:p>
          </table:table-cell>
          <table:table-cell office:value-type="string">
            <text:p>NULL</text:p>
          </table:table-cell>
          <table:table-cell office:value-type="string">
            <text:p>v</text:p>
          </table:table-cell>
          <table:table-cell office:value-type="string">
            <text:p>J'ai un pamphlet d'un resto qui a l'air pas si pire, on commande?</text:p>
          </table:table-cell>
          <table:table-cell office:value-type="string">
            <text:p>J'ai un dépliant d'un resto qui a l'air sympa, on command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02745320">
            <text:p>1302745320</text:p>
          </table:table-cell>
          <table:table-cell office:value-type="float" office:value="0">
            <text:p>0</text:p>
          </table:table-cell>
          <table:table-cell table:number-columns-repeated="1009"/>
        </table:table-row>
        <table:table-row table:style-name="ro1">
          <table:table-cell office:value-type="string">
            <text:p>paqueté</text:p>
          </table:table-cell>
          <table:table-cell office:value-type="string">
            <text:p>Très saoul, très ivre.</text:p>
          </table:table-cell>
          <table:table-cell office:value-type="string">
            <text:p>Faire ses valises.</text:p>
          </table:table-cell>
          <table:table-cell office:value-type="string">
            <text:p>v</text:p>
          </table:table-cell>
          <table:table-cell office:value-type="string">
            <text:p>Chu lendemain de veille, j'étais complètement paqueté au party hier au soir.</text:p>
          </table:table-cell>
          <table:table-cell office:value-type="string">
            <text:p>J'ai la tête dans cul, j'étais complètement bourré à la fête hier soir.</text:p>
          </table:table-cell>
          <table:table-cell/>
          <table:table-cell office:value-type="string">
            <text:p>Pacté</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8528166">
            <text:p>1358528166</text:p>
          </table:table-cell>
          <table:table-cell office:value-type="float" office:value="1">
            <text:p>1</text:p>
          </table:table-cell>
          <table:table-cell table:number-columns-repeated="1009"/>
        </table:table-row>
        <table:table-row table:style-name="ro1">
          <table:table-cell office:value-type="string">
            <text:p>parc (de stationnement)</text:p>
          </table:table-cell>
          <table:table-cell office:value-type="string">
            <text:p>Parking. Préconisé par l'office de la langue française.</text:p>
          </table:table-cell>
          <table:table-cell office:value-type="string">
            <text:p>NULL</text:p>
          </table:table-cell>
          <table:table-cell office:value-type="string">
            <text:p>v</text:p>
          </table:table-cell>
          <table:table-cell office:value-type="string">
            <text:p>Il y a un parc de stationnement devant l'épicerie.</text:p>
          </table:table-cell>
          <table:table-cell office:value-type="string">
            <text:p>Il y a un parking devant le supermarché.</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areil</text:p>
          </table:table-cell>
          <table:table-cell office:value-type="string">
            <text:p>Quand même.</text:p>
          </table:table-cell>
          <table:table-cell office:value-type="string">
            <text:p>NULL</text:p>
          </table:table-cell>
          <table:table-cell office:value-type="string">
            <text:p>v</text:p>
          </table:table-cell>
          <table:table-cell office:value-type="string">
            <text:p>J'aime pas les fèves ! Mange les pareil.</text:p>
          </table:table-cell>
          <table:table-cell office:value-type="string">
            <text:p>J'aime pas les haricots ! Mange les quand-même.</text:p>
          </table:table-cell>
          <table:table-cell/>
          <table:table-cell office:value-type="string">
            <text:p>NULL</text:p>
          </table:table-cell>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arler (à quelqu'un) dans le casque</text:p>
          </table:table-cell>
          <table:table-cell office:value-type="string">
            <text:p>Engueuler. </text:p>
          </table:table-cell>
          <table:table-cell office:value-type="string">
            <text:p>NULL</text:p>
          </table:table-cell>
          <table:table-cell office:value-type="string">
            <text:p>e</text:p>
          </table:table-cell>
          <table:table-cell office:value-type="string">
            <text:p>M'a y parler dans l'casque.</text:p>
          </table:table-cell>
          <table:table-cell office:value-type="string">
            <text:p>Je vais l'engueuler.</text:p>
          </table:table-cell>
          <table:table-cell/>
          <table:table-cell office:value-type="string">
            <text:p>Parler dans l'cass'</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9">
            <text:p>19</text:p>
          </table:table-cell>
          <table:table-cell table:number-columns-repeated="1009"/>
        </table:table-row>
        <table:table-row table:style-name="ro1">
          <table:table-cell office:value-type="string">
            <text:p>parquer</text:p>
          </table:table-cell>
          <table:table-cell office:value-type="string">
            <text:p>Se garer, stationner. </text:p>
          </table:table-cell>
          <table:table-cell office:value-type="string">
            <text:p>NULL</text:p>
          </table:table-cell>
          <table:table-cell office:value-type="string">
            <text:p>v</text:p>
          </table:table-cell>
          <table:table-cell office:value-type="string">
            <text:p>Je me parque dans un stationnement.</text:p>
          </table:table-cell>
          <table:table-cell office:value-type="string">
            <text:p>Je me stationne dans un parking.</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l'anglais (to park)</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arty</text:p>
          </table:table-cell>
          <table:table-cell office:value-type="string">
            <text:p>Fête.</text:p>
          </table:table-cell>
          <table:table-cell office:value-type="string">
            <text:p>NULL</text:p>
          </table:table-cell>
          <table:table-cell office:value-type="string">
            <text:p>v</text:p>
          </table:table-cell>
          <table:table-cell office:value-type="string">
            <text:p>Je vais au party de mon chum a soir.</text:p>
          </table:table-cell>
          <table:table-cell office:value-type="string">
            <text:p>Je vais à la fête de mon pote ce soir.</text:p>
          </table:table-cell>
          <table:table-cell/>
          <table:table-cell office:value-type="string">
            <text:p>parté, pârté ou pârti</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party).</text:p>
          </table:table-cell>
          <table:table-cell office:value-type="float" office:value="1222222222">
            <text:p>1222222222</text:p>
          </table:table-cell>
          <table:table-cell office:value-type="float" office:value="1360593024">
            <text:p>1360593024</text:p>
          </table:table-cell>
          <table:table-cell office:value-type="float" office:value="0">
            <text:p>0</text:p>
          </table:table-cell>
          <table:table-cell table:number-columns-repeated="1009"/>
        </table:table-row>
        <table:table-row table:style-name="ro1">
          <table:table-cell office:value-type="string">
            <text:p>pas (si) pire</text:p>
          </table:table-cell>
          <table:table-cell office:value-type="string">
            <text:p>Pas (si) mal</text:p>
          </table:table-cell>
          <table:table-cell office:value-type="string">
            <text:p>NULL</text:p>
          </table:table-cell>
          <table:table-cell office:value-type="string">
            <text:p>e</text:p>
          </table:table-cell>
          <table:table-cell office:value-type="string">
            <text:p>C'était pas si pire, la pièce de théâtre.</text:p>
          </table:table-cell>
          <table:table-cell office:value-type="string">
            <text:p>C'était pas si mal, la pièce de théâtre.</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3">
          <table:table-cell office:value-type="string">
            <text:p>passe-partout</text:p>
          </table:table-cell>
          <table:table-cell office:value-type="string">
            <text:p>Émission de télévision québécoise pour enfants (très regardée).</text:p>
          </table:table-cell>
          <table:table-cell office:value-type="string">
            <text:p>Personnage principal de cette émission.</text:p>
          </table:table-cell>
          <table:table-cell office:value-type="string">
            <text:p>e</text:p>
          </table:table-cell>
          <table:table-cell office:value-type="string">
            <text:p>Mon fils écoute Passe-Partout.</text:p>
          </table:table-cell>
          <table:table-cell office:value-type="string">
            <text:p>Mon fils regarde le Club Dorothée.</text:p>
          </table:table-cell>
          <table:table-cell/>
          <table:table-cell table:number-columns-repeated="2" office:value-type="string">
            <text:p>NULL</text:p>
          </table:table-cell>
          <table:table-cell table:number-columns-repeated="2" office:value-type="string">
            <text:p>NA</text:p>
          </table:table-cell>
          <table:table-cell office:value-type="string">
            <text:p>Le personnage "Passe-Partout" est une femme. </text:p>
            <text:p/>
            <text:p>En France, ce nom évoque généralement le nain de Fort-Boyard.</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ti-coune</text:p>
          </table:table-cell>
          <table:table-cell office:value-type="string">
            <text:p>Imbécile, crétin.</text:p>
          </table:table-cell>
          <table:table-cell/>
          <table:table-cell office:value-type="string">
            <text:p>v</text:p>
          </table:table-cell>
          <table:table-cell office:value-type="string">
            <text:p>Tcheck le ti-coune su'l'bécycle.</text:p>
          </table:table-cell>
          <table:table-cell office:value-type="string">
            <text:p>Regarde l'imbécile sur le vélo.</text:p>
          </table:table-cell>
          <table:table-cell office:value-type="string">
            <text:p>Ti-klin</text:p>
          </table:table-cell>
          <table:table-cell/>
          <table:table-cell office:value-type="string">
            <text:p>nom commun</text:p>
          </table:table-cell>
          <table:table-cell office:value-type="string">
            <text:p>masculin</text:p>
          </table:table-cell>
          <table:table-cell office:value-type="string">
            <text:p>singulier</text:p>
          </table:table-cell>
          <table:table-cell/>
          <table:table-cell office:value-type="float" office:value="1386987060">
            <text:p>1386987060</text:p>
          </table:table-cell>
          <table:table-cell office:value-type="float" office:value="1387097464">
            <text:p>1387097464</text:p>
          </table:table-cell>
          <table:table-cell office:value-type="float" office:value="0">
            <text:p>0</text:p>
          </table:table-cell>
          <table:table-cell table:number-columns-repeated="1009"/>
        </table:table-row>
        <table:table-row table:style-name="ro1">
          <table:table-cell office:value-type="string">
            <text:p>patate (grosse) </text:p>
          </table:table-cell>
          <table:table-cell office:value-type="string">
            <text:p>Une (grande) portion de frites.</text:p>
          </table:table-cell>
          <table:table-cell office:value-type="string">
            <text:p>NULL</text:p>
          </table:table-cell>
          <table:table-cell office:value-type="string">
            <text:p>v</text:p>
          </table:table-cell>
          <table:table-cell office:value-type="string">
            <text:p>Un cheeseburger grosse patate si vous plait.</text:p>
          </table:table-cell>
          <table:table-cell office:value-type="string">
            <text:p>Un cheeseburger et une grosse barquette de frites, s'il te plait.</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atates pilées</text:p>
          </table:table-cell>
          <table:table-cell office:value-type="string">
            <text:p>Purée (de pomme de terres).</text:p>
          </table:table-cell>
          <table:table-cell office:value-type="string">
            <text:p>NULL</text:p>
          </table:table-cell>
          <table:table-cell office:value-type="string">
            <text:p>v</text:p>
          </table:table-cell>
          <table:table-cell office:value-type="string">
            <text:p>T'as tu déjà mis les patates pilées dans le pâté chinois ?</text:p>
          </table:table-cell>
          <table:table-cell office:value-type="string">
            <text:p>Est-ce que tu as déjà mis la purée dans le hâchis parmentier ?</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Les patates, écrasées au pilon, sont pilée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pâté chinois</text:p>
          </table:table-cell>
          <table:table-cell office:value-type="string">
            <text:p>Plat typiquement québécois comprenant une couche de viande hâchée, une couche de maïs en grains et une couche de purée de pommes de terre.</text:p>
            <text:p>Il en existe également une version végétarienne, où la viande hâchée est remplacée par des lentilles.</text:p>
          </table:table-cell>
          <table:table-cell/>
          <table:table-cell office:value-type="string">
            <text:p>v</text:p>
          </table:table-cell>
          <table:table-cell office:value-type="string">
            <text:p>A soir tu préfères manger du pâté chinois ou une poutine ?</text:p>
          </table:table-cell>
          <table:table-cell office:value-type="string">
            <text:p>Ce soir tu préfères manger du hachis parmentier ou un gratin dauphinois ?</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e vient pas de Chine ! Le mot proviendrait plutôt du met que l'on servait aux immigrants chinois qui construisaient le chemin de fer pan-canadien.</text:p>
          </table:table-cell>
          <table:table-cell office:value-type="float" office:value="1222222222">
            <text:p>1222222222</text:p>
          </table:table-cell>
          <table:table-cell office:value-type="float" office:value="1405935944">
            <text:p>1405935944</text:p>
          </table:table-cell>
          <table:table-cell office:value-type="float" office:value="4">
            <text:p>4</text:p>
          </table:table-cell>
          <table:table-cell table:number-columns-repeated="1009"/>
        </table:table-row>
        <table:table-row table:style-name="ro1">
          <table:table-cell office:value-type="string">
            <text:p>patente à gosse</text:p>
          </table:table-cell>
          <table:table-cell office:value-type="string">
            <text:p>Objet inutile dont on ne sait pas à quoi il sert.</text:p>
          </table:table-cell>
          <table:table-cell office:value-type="string">
            <text:p>Objet conçu dans un but particulier servant à faciliter une tâche inhabituelle. </text:p>
          </table:table-cell>
          <table:table-cell office:value-type="string">
            <text:p>e</text:p>
          </table:table-cell>
          <table:table-cell office:value-type="string">
            <text:p>Ya plus de place chez vous, débarrase-toi de cette patente à gosse.</text:p>
          </table:table-cell>
          <table:table-cell office:value-type="string">
            <text:p>Il n'y a plus de place chez toi, débarasse-toi de ce truc inutile.</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2933334">
            <text:p>1362933334</text:p>
          </table:table-cell>
          <table:table-cell office:value-type="float" office:value="4">
            <text:p>4</text:p>
          </table:table-cell>
          <table:table-cell table:number-columns-repeated="1009"/>
        </table:table-row>
        <table:table-row table:style-name="ro1">
          <table:table-cell office:value-type="string">
            <text:p>paver</text:p>
          </table:table-cell>
          <table:table-cell office:value-type="string">
            <text:p>Goudronner.</text:p>
          </table:table-cell>
          <table:table-cell office:value-type="string">
            <text:p>NULL</text:p>
          </table:table-cell>
          <table:table-cell office:value-type="string">
            <text:p>v</text:p>
          </table:table-cell>
          <table:table-cell office:value-type="string">
            <text:p>Ma rue vient juste d'être pavée.</text:p>
          </table:table-cell>
          <table:table-cell office:value-type="string">
            <text:p>On vient juste de goudronner ma ru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einturer</text:p>
          </table:table-cell>
          <table:table-cell office:value-type="string">
            <text:p>Peindre (un mur, un meuble, une voiture etc... mais pas un tableau).</text:p>
          </table:table-cell>
          <table:table-cell office:value-type="string">
            <text:p>NULL</text:p>
          </table:table-cell>
          <table:table-cell office:value-type="string">
            <text:p>v</text:p>
          </table:table-cell>
          <table:table-cell office:value-type="string">
            <text:p>J'ai peinturé ma cuisine cette fin de semaine.</text:p>
          </table:table-cell>
          <table:table-cell office:value-type="string">
            <text:p>J'ai peint ma cuisine ce week-end.</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pentré</text:p>
          </table:table-cell>
          <table:table-cell office:value-type="string">
            <text:p>Comptoir de cuisine, avec son placard en-dessous.</text:p>
          </table:table-cell>
          <table:table-cell office:value-type="string">
            <text:p>NULL</text:p>
          </table:table-cell>
          <table:table-cell office:value-type="string">
            <text:p>v</text:p>
          </table:table-cell>
          <table:table-cell office:value-type="string">
            <text:p>Yé où l'suc ? Sul pentré.</text:p>
          </table:table-cell>
          <table:table-cell office:value-type="string">
            <text:p>Il est où le sucre ? Sur le comptoir.</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pantry".</text:p>
          </table:table-cell>
          <table:table-cell office:value-type="float" office:value="1222222222">
            <text:p>1222222222</text:p>
          </table:table-cell>
          <table:table-cell office:value-type="float" office:value="1354391314">
            <text:p>1354391314</text:p>
          </table:table-cell>
          <table:table-cell office:value-type="float" office:value="2">
            <text:p>2</text:p>
          </table:table-cell>
          <table:table-cell table:number-columns-repeated="1009"/>
        </table:table-row>
        <table:table-row table:style-name="ro1">
          <table:table-cell office:value-type="string">
            <text:p>péquiste</text:p>
          </table:table-cell>
          <table:table-cell office:value-type="string">
            <text:p>Partisan du PQ (Parti Québécois)</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pesant</text:p>
          </table:table-cell>
          <table:table-cell office:value-type="string">
            <text:p>Lourd, au sens propre.</text:p>
          </table:table-cell>
          <table:table-cell office:value-type="string">
            <text:p>NULL</text:p>
          </table:table-cell>
          <table:table-cell office:value-type="string">
            <text:p>v</text:p>
          </table:table-cell>
          <table:table-cell office:value-type="string">
            <text:p>Cette valise est pesante.</text:p>
          </table:table-cell>
          <table:table-cell office:value-type="string">
            <text:p>Cette valise est lourde.</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eser sul piton</text:p>
          </table:table-cell>
          <table:table-cell office:value-type="string">
            <text:p>Accélérer, quand on conduit (au sens propre).</text:p>
          </table:table-cell>
          <table:table-cell office:value-type="string">
            <text:p>S'empresser, se dépêcher (au sens figuré).</text:p>
          </table:table-cell>
          <table:table-cell office:value-type="string">
            <text:p>e</text:p>
          </table:table-cell>
          <table:table-cell office:value-type="string">
            <text:p>Envoye ! pèse su'l piton !</text:p>
          </table:table-cell>
          <table:table-cell office:value-type="string">
            <text:p>Aller ! accélère !</text:p>
          </table:table-cell>
          <table:table-cell/>
          <table:table-cell office:value-type="string">
            <text:p>Peser ou péser</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05319469">
            <text:p>1305319469</text:p>
          </table:table-cell>
          <table:table-cell office:value-type="float" office:value="0">
            <text:p>0</text:p>
          </table:table-cell>
          <table:table-cell table:number-columns-repeated="1009"/>
        </table:table-row>
        <table:table-row table:style-name="ro1">
          <table:table-cell office:value-type="string">
            <text:p>pétard</text:p>
          </table:table-cell>
          <table:table-cell office:value-type="string">
            <text:p>Très bel homme, à la beauté éclatante.</text:p>
          </table:table-cell>
          <table:table-cell office:value-type="string">
            <text:p>NULL</text:p>
          </table:table-cell>
          <table:table-cell office:value-type="string">
            <text:p>v</text:p>
          </table:table-cell>
          <table:table-cell office:value-type="string">
            <text:p>Son chum, c'est un pétard.</text:p>
          </table:table-cell>
          <table:table-cell office:value-type="string">
            <text:p>Son copain, c'est une bombe.</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table:table-cell office:value-type="float" office:value="1336522632">
            <text:p>1336522632</text:p>
          </table:table-cell>
          <table:table-cell office:value-type="float" office:value="4">
            <text:p>4</text:p>
          </table:table-cell>
          <table:table-cell table:number-columns-repeated="1009"/>
        </table:table-row>
        <table:table-row table:style-name="ro1">
          <table:table-cell office:value-type="string">
            <text:p>péter la baloune</text:p>
          </table:table-cell>
          <table:table-cell office:value-type="string">
            <text:p>Être positif au test d'alcoolémie (soufflage de ballon). <text:s/>Par extension, être ivre.</text:p>
          </table:table-cell>
          <table:table-cell office:value-type="string">
            <text:p>Avouer ou révéler un fait déplaisant à une personne qui assumait le contraire de ce fait.</text:p>
          </table:table-cell>
          <table:table-cell office:value-type="string">
            <text:p>e</text:p>
          </table:table-cell>
          <table:table-cell office:value-type="string">
            <text:p>"Jacques a perdu son permis de conduire; il a pété la baloune."</text:p>
          </table:table-cell>
          <table:table-cell office:value-type="string">
            <text:p>"Jacques a perdu son permis de conduire; les policiers l'ont pris à conduire saou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48097018">
            <text:p>1348097018</text:p>
          </table:table-cell>
          <table:table-cell office:value-type="float" office:value="1">
            <text:p>1</text:p>
          </table:table-cell>
          <table:table-cell table:number-columns-repeated="1009"/>
        </table:table-row>
        <table:table-row table:style-name="ro1">
          <table:table-cell office:value-type="string">
            <text:p>péter une crise</text:p>
          </table:table-cell>
          <table:table-cell office:value-type="string">
            <text:p>Piquer une crise.</text:p>
          </table:table-cell>
          <table:table-cell office:value-type="string">
            <text:p>NULL</text:p>
          </table:table-cell>
          <table:table-cell office:value-type="string">
            <text:p>e</text:p>
          </table:table-cell>
          <table:table-cell office:value-type="string">
            <text:p>Quand je lui ai dis ça, ya capoté et ya pété une crise.</text:p>
          </table:table-cell>
          <table:table-cell office:value-type="string">
            <text:p>Quand je lui ai dis ça, il a perdu ses moyens et il a piqué une crise.</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96133658">
            <text:p>1296133658</text:p>
          </table:table-cell>
          <table:table-cell office:value-type="float" office:value="4">
            <text:p>4</text:p>
          </table:table-cell>
          <table:table-cell table:number-columns-repeated="1009"/>
        </table:table-row>
        <table:table-row table:style-name="ro1">
          <table:table-cell office:value-type="string">
            <text:p>péteur</text:p>
          </table:table-cell>
          <table:table-cell office:value-type="string">
            <text:p>Personne prétentieuse, qui pète plus haut que son cul.</text:p>
          </table:table-cell>
          <table:table-cell office:value-type="string">
            <text:p>NULL</text:p>
          </table:table-cell>
          <table:table-cell office:value-type="string">
            <text:p>v</text:p>
          </table:table-cell>
          <table:table-cell office:value-type="string">
            <text:p>Y m'ennarve ce gars, c'est un péteur.</text:p>
          </table:table-cell>
          <table:table-cell office:value-type="string">
            <text:p>Il m'ennerve ce mec, il est prétentieux.</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piasse</text:p>
          </table:table-cell>
          <table:table-cell office:value-type="string">
            <text:p>Dollar.</text:p>
          </table:table-cell>
          <table:table-cell office:value-type="string">
            <text:p>NULL</text:p>
          </table:table-cell>
          <table:table-cell office:value-type="string">
            <text:p>d</text:p>
          </table:table-cell>
          <table:table-cell office:value-type="string">
            <text:p>Ça m'a coûté 30 piasses.</text:p>
          </table:table-cell>
          <table:table-cell office:value-type="string">
            <text:p>Ça m'a coûté 30 dollars.</text:p>
          </table:table-cell>
          <table:table-cell table:number-columns-repeated="2" office:value-type="string">
            <text:p>NULL</text:p>
          </table:table-cell>
          <table:table-cell office:value-type="string">
            <text:p>nom commun</text:p>
          </table:table-cell>
          <table:table-cell office:value-type="string">
            <text:p>féminin</text:p>
          </table:table-cell>
          <table:table-cell office:value-type="string">
            <text:p>NA</text:p>
          </table:table-cell>
          <table:table-cell office:value-type="string">
            <text:p>Avant l'introduction du dollar canadien, la "piastre" espagnole circulait au Canada.</text:p>
          </table:table-cell>
          <table:table-cell office:value-type="string">
            <text:p>NULL</text:p>
          </table:table-cell>
          <table:table-cell office:value-type="float" office:value="1354949251">
            <text:p>1354949251</text:p>
          </table:table-cell>
          <table:table-cell office:value-type="float" office:value="4">
            <text:p>4</text:p>
          </table:table-cell>
          <table:table-cell table:number-columns-repeated="1009"/>
        </table:table-row>
        <table:table-row table:style-name="ro1">
          <table:table-cell office:value-type="string">
            <text:p>pic-bois</text:p>
          </table:table-cell>
          <table:table-cell office:value-type="string">
            <text:p>Pic (oiseau qui pique son bec dans les troncs d'arbres pour se nourrir des insectes qui s'y trouvent).</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Traduction de l'anglais "woodpecker". </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pichou</text:p>
          </table:table-cell>
          <table:table-cell office:value-type="string">
            <text:p>Personne laide.</text:p>
          </table:table-cell>
          <table:table-cell office:value-type="string">
            <text:p>NULL</text:p>
          </table:table-cell>
          <table:table-cell office:value-type="string">
            <text:p>v</text:p>
          </table:table-cell>
          <table:table-cell office:value-type="string">
            <text:p>C'est un pichou.</text:p>
          </table:table-cell>
          <table:table-cell office:value-type="string">
            <text:p>C'est un laideron.</text:p>
          </table:table-cell>
          <table:table-cell office:value-type="string">
            <text:p>pichou au féminin aussi</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pickles</text:p>
          </table:table-cell>
          <table:table-cell office:value-type="string">
            <text:p>Cornichons.</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Prononcer à l'anglais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pickel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ied</text:p>
          </table:table-cell>
          <table:table-cell office:value-type="string">
            <text:p>Unité de longueur jadis utilisée en France et encore beaucoup utilisée au Québec, pour les petites distances notamment et la taille des gens (en pied et pouces). 1 pied = 12 pouces, 1 pouce = 2,54 cm environ.</text:p>
          </table:table-cell>
          <table:table-cell office:value-type="string">
            <text:p>NULL</text:p>
          </table:table-cell>
          <table:table-cell office:value-type="string">
            <text:p>v</text:p>
          </table:table-cell>
          <table:table-cell office:value-type="string">
            <text:p>Combien tu fais? 6 pieds.</text:p>
          </table:table-cell>
          <table:table-cell office:value-type="string">
            <text:p>Combien tu mesures? 1 mètre 80.</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iger</text:p>
          </table:table-cell>
          <table:table-cell office:value-type="string">
            <text:p>Tirer au hasard</text:p>
          </table:table-cell>
          <table:table-cell office:value-type="string">
            <text:p>Prendre, saisir</text:p>
          </table:table-cell>
          <table:table-cell office:value-type="string">
            <text:p>v</text:p>
          </table:table-cell>
          <table:table-cell office:value-type="string">
            <text:p>Pige un papier dans le chapeau.</text:p>
          </table:table-cell>
          <table:table-cell office:value-type="string">
            <text:p>Prends au hasard un papier dans le chapeau.</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6672997">
            <text:p>1366672997</text:p>
          </table:table-cell>
          <table:table-cell office:value-type="float" office:value="0">
            <text:p>0</text:p>
          </table:table-cell>
          <table:table-cell table:number-columns-repeated="1009"/>
        </table:table-row>
        <table:table-row table:style-name="ro1">
          <table:table-cell office:value-type="string">
            <text:p>piler</text:p>
          </table:table-cell>
          <table:table-cell office:value-type="string">
            <text:p>Marcher sur.</text:p>
          </table:table-cell>
          <table:table-cell office:value-type="string">
            <text:p>Amasser (de l'argent).</text:p>
          </table:table-cell>
          <table:table-cell office:value-type="string">
            <text:p>v</text:p>
          </table:table-cell>
          <table:table-cell office:value-type="string">
            <text:p>Scuse-moi mais tu m'piles sul pied là.</text:p>
          </table:table-cell>
          <table:table-cell office:value-type="string">
            <text:p>Pardon mais tu me marches sur le pied.</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piochon</text:p>
          </table:table-cell>
          <table:table-cell office:value-type="string">
            <text:p>Personne têtue.</text:p>
          </table:table-cell>
          <table:table-cell office:value-type="string">
            <text:p>Personne sans talent.</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issette</text:p>
          </table:table-cell>
          <table:table-cell office:value-type="string">
            <text:p>Sexe masculin, équivalent de "quéquette".</text:p>
          </table:table-cell>
          <table:table-cell office:value-type="string">
            <text:p>NULL</text:p>
          </table:table-cell>
          <table:table-cell office:value-type="string">
            <text:p>v</text:p>
          </table:table-cell>
          <table:table-cell office:value-type="string">
            <text:p>J'ai la pissette irrittée.</text:p>
          </table:table-cell>
          <table:table-cell office:value-type="string">
            <text:p>J'ai la quéquette irrité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Membre qui sert à pisser.</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pitcher</text:p>
          </table:table-cell>
          <table:table-cell office:value-type="string">
            <text:p>Lancer, jeter.</text:p>
          </table:table-cell>
          <table:table-cell office:value-type="string">
            <text:p>NULL</text:p>
          </table:table-cell>
          <table:table-cell office:value-type="string">
            <text:p>v</text:p>
          </table:table-cell>
          <table:table-cell office:value-type="string">
            <text:p>Lance moi le ballon.</text:p>
          </table:table-cell>
          <table:table-cell office:value-type="string">
            <text:p>Pitch moé la balle.</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l'anglais (to pitch).</text:p>
          </table:table-cell>
          <table:table-cell office:value-type="float" office:value="1222222222">
            <text:p>1222222222</text:p>
          </table:table-cell>
          <table:table-cell office:value-type="float" office:value="1422396151">
            <text:p>1422396151</text:p>
          </table:table-cell>
          <table:table-cell office:value-type="float" office:value="0">
            <text:p>0</text:p>
          </table:table-cell>
          <table:table-cell table:number-columns-repeated="1009"/>
        </table:table-row>
        <table:table-row table:style-name="ro1">
          <table:table-cell office:value-type="string">
            <text:p>piton</text:p>
          </table:table-cell>
          <table:table-cell office:value-type="string">
            <text:p>Bouton.</text:p>
          </table:table-cell>
          <table:table-cell office:value-type="string">
            <text:p>NULL</text:p>
          </table:table-cell>
          <table:table-cell office:value-type="string">
            <text:p>v</text:p>
          </table:table-cell>
          <table:table-cell office:value-type="string">
            <text:p>Envoye, pèse sul piton.</text:p>
          </table:table-cell>
          <table:table-cell office:value-type="string">
            <text:p>Allez, appuie sur le bouton.</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itou</text:p>
          </table:table-cell>
          <table:table-cell office:value-type="string">
            <text:p>Dans le langage enfantin, chien.</text:p>
          </table:table-cell>
          <table:table-cell office:value-type="string">
            <text:p>NULL</text:p>
          </table:table-cell>
          <table:table-cell office:value-type="string">
            <text:p>v</text:p>
          </table:table-cell>
          <table:table-cell office:value-type="string">
            <text:p>Il est cute ce pitou.</text:p>
          </table:table-cell>
          <table:table-cell office:value-type="string">
            <text:p>Il est mignon ce toutou.</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table:number-columns-repeated="2" office:value-type="string">
            <text:p>NULL</text:p>
          </table:table-cell>
          <table:table-cell office:value-type="float" office:value="1281293406">
            <text:p>1281293406</text:p>
          </table:table-cell>
          <table:table-cell office:value-type="float" office:value="0">
            <text:p>0</text:p>
          </table:table-cell>
          <table:table-cell table:number-columns-repeated="1009"/>
        </table:table-row>
        <table:table-row table:style-name="ro1">
          <table:table-cell office:value-type="string">
            <text:p>place</text:p>
          </table:table-cell>
          <table:table-cell office:value-type="string">
            <text:p>Endroit, lieu.</text:p>
          </table:table-cell>
          <table:table-cell office:value-type="string">
            <text:p>NULL</text:p>
          </table:table-cell>
          <table:table-cell office:value-type="string">
            <text:p>v</text:p>
          </table:table-cell>
          <table:table-cell office:value-type="string">
            <text:p>C'est une place où on peut danser.</text:p>
          </table:table-cell>
          <table:table-cell office:value-type="string">
            <text:p>C'est un endroit où l'on peut danser.</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Traduction de l'anglais.</text:p>
          </table:table-cell>
          <table:table-cell office:value-type="float" office:value="1222222222">
            <text:p>1222222222</text:p>
          </table:table-cell>
          <table:table-cell office:value-type="float" office:value="1415963638">
            <text:p>1415963638</text:p>
          </table:table-cell>
          <table:table-cell office:value-type="float" office:value="0">
            <text:p>0</text:p>
          </table:table-cell>
          <table:table-cell table:number-columns-repeated="1009"/>
        </table:table-row>
        <table:table-row table:style-name="ro1">
          <table:table-cell office:value-type="string">
            <text:p>plaster</text:p>
          </table:table-cell>
          <table:table-cell office:value-type="string">
            <text:p>Sparadrap.</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Prononcer à l'anglaise ou plasteur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latte</text:p>
          </table:table-cell>
          <table:table-cell office:value-type="string">
            <text:p>Ennuyant.</text:p>
          </table:table-cell>
          <table:table-cell office:value-type="string">
            <text:p>Dommage.</text:p>
          </table:table-cell>
          <table:table-cell office:value-type="string">
            <text:p>v</text:p>
          </table:table-cell>
          <table:table-cell office:value-type="string">
            <text:p>Ce gars est platte.</text:p>
          </table:table-cell>
          <table:table-cell office:value-type="string">
            <text:p>Ce mec est ennuyeux.</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pluguer</text:p>
          </table:table-cell>
          <table:table-cell office:value-type="string">
            <text:p>Brancher.</text:p>
          </table:table-cell>
          <table:table-cell office:value-type="string">
            <text:p>Pistonner.</text:p>
          </table:table-cell>
          <table:table-cell office:value-type="string">
            <text:p>v</text:p>
          </table:table-cell>
          <table:table-cell office:value-type="string">
            <text:p>Plugue donc mon laptop, la pile est dead.</text:p>
          </table:table-cell>
          <table:table-cell office:value-type="string">
            <text:p>Branche mon ordinateur portable, la batterie est morte.</text:p>
          </table:table-cell>
          <table:table-cell table:number-columns-repeated="2" office:value-type="string">
            <text:p>Ploguer</text:p>
          </table:table-cell>
          <table:table-cell office:value-type="string">
            <text:p>verbe</text:p>
          </table:table-cell>
          <table:table-cell table:number-columns-repeated="2" office:value-type="string">
            <text:p>NA</text:p>
          </table:table-cell>
          <table:table-cell office:value-type="string">
            <text:p>De l'anglais (to plug)</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pocher</text:p>
          </table:table-cell>
          <table:table-cell office:value-type="string">
            <text:p>Rater, foirer.</text:p>
          </table:table-cell>
          <table:table-cell office:value-type="string">
            <text:p>NULL</text:p>
          </table:table-cell>
          <table:table-cell office:value-type="string">
            <text:p>v</text:p>
          </table:table-cell>
          <table:table-cell office:value-type="string">
            <text:p>J'ai poché mon examen.</text:p>
          </table:table-cell>
          <table:table-cell office:value-type="string">
            <text:p>J'ai foiré mon examen.</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ogner les nerfs</text:p>
          </table:table-cell>
          <table:table-cell office:value-type="string">
            <text:p>S’énerver, faire une crise de nerf.</text:p>
          </table:table-cell>
          <table:table-cell office:value-type="string">
            <text:p>NULL</text:p>
          </table:table-cell>
          <table:table-cell office:value-type="string">
            <text:p>e</text:p>
          </table:table-cell>
          <table:table-cell office:value-type="string">
            <text:p>Pogne pas les nerfs pour une niaiserie de même!</text:p>
          </table:table-cell>
          <table:table-cell office:value-type="string">
            <text:p>Ne t’énerve pas pour une petite bêtise comme ça!</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69419344">
            <text:p>1369419344</text:p>
          </table:table-cell>
          <table:table-cell office:value-type="float" office:value="3">
            <text:p>3</text:p>
          </table:table-cell>
          <table:table-cell table:number-columns-repeated="1009"/>
        </table:table-row>
        <table:table-row table:style-name="ro1">
          <table:table-cell office:value-type="string">
            <text:p>pointe</text:p>
          </table:table-cell>
          <table:table-cell office:value-type="string">
            <text:p>Part (de pizza ou de tarte).</text:p>
          </table:table-cell>
          <table:table-cell office:value-type="string">
            <text:p>NULL</text:p>
          </table:table-cell>
          <table:table-cell office:value-type="string">
            <text:p>v</text:p>
          </table:table-cell>
          <table:table-cell office:value-type="string">
            <text:p>Une pointe de pizz' s'il vous plaît.</text:p>
          </table:table-cell>
          <table:table-cell office:value-type="string">
            <text:p>Une part de pizza s'il te plaît.</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Vient de la forme de ce genres de parts (pizza, tarte) &gt;&gt; On ne dit pas une pointe de gâteau, mais un morceau de gâteau.</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ortage</text:p>
          </table:table-cell>
          <table:table-cell office:value-type="string">
            <text:p>Marche en portant le canot sur le dos, quand le passage en canot est impossible.</text:p>
          </table:table-cell>
          <table:table-cell office:value-type="string">
            <text:p>NULL</text:p>
          </table:table-cell>
          <table:table-cell office:value-type="string">
            <text:p>v</text:p>
          </table:table-cell>
          <table:table-cell office:value-type="string">
            <text:p>C'était bien ta fin de semaine au canot-camping ? Ouin, on a fait beaucoup de portage.</text:p>
          </table:table-cell>
          <table:table-cell office:value-type="string">
            <text:p>C'était bien ton week-end de camping et canoë ? Mouais, on a du beaucoup porter le canoë.</text:p>
          </table:table-cell>
          <table:table-cell office:value-type="string">
            <text:p>Faire du portage, portager</text:p>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ortique</text:p>
          </table:table-cell>
          <table:table-cell office:value-type="string">
            <text:p>Vestibule, entrée.</text:p>
          </table:table-cell>
          <table:table-cell office:value-type="string">
            <text:p>NULL</text:p>
          </table:table-cell>
          <table:table-cell office:value-type="string">
            <text:p>v</text:p>
          </table:table-cell>
          <table:table-cell office:value-type="string">
            <text:p>Serre tes souliers dans le portique.</text:p>
          </table:table-cell>
          <table:table-cell office:value-type="string">
            <text:p>Range tes chaussures dans l'entré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pot</text:p>
          </table:table-cell>
          <table:table-cell office:value-type="string">
            <text:p>Marijuana &amp; haschisch.</text:p>
          </table:table-cell>
          <table:table-cell office:value-type="string">
            <text:p>NULL</text:p>
          </table:table-cell>
          <table:table-cell office:value-type="string">
            <text:p>v</text:p>
          </table:table-cell>
          <table:table-cell office:value-type="string">
            <text:p>Appelle le pucher, on n'a plus de pot.</text:p>
          </table:table-cell>
          <table:table-cell office:value-type="string">
            <text:p>Appelle le dealer, on n'a plus de bé</text:p>
          </table:table-cell>
          <table:table-cell/>
          <table:table-cell office:value-type="string">
            <text:p>Prononcer à l'anglais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oupoune</text:p>
          </table:table-cell>
          <table:table-cell office:value-type="string">
            <text:p>Minette, fille qui se maquille et prend soin de sa personne.</text:p>
          </table:table-cell>
          <table:table-cell office:value-type="string">
            <text:p>NULL</text:p>
          </table:table-cell>
          <table:table-cell office:value-type="string">
            <text:p>v</text:p>
          </table:table-cell>
          <table:table-cell office:value-type="string">
            <text:p>T'as l'air d'une poupoune habillée de même.</text:p>
          </table:table-cell>
          <table:table-cell office:value-type="string">
            <text:p>Tu as l'air d'une minette habillée comme ça.</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3">
            <text:p>13</text:p>
          </table:table-cell>
          <table:table-cell table:number-columns-repeated="1009"/>
        </table:table-row>
        <table:table-row table:style-name="ro4">
          <table:table-cell office:value-type="string">
            <text:p>poutine</text:p>
          </table:table-cell>
          <table:table-cell office:value-type="string">
            <text:p>Plat typique du Québec (qui a envahi les autres provinces du Canada depuis quelques années et on peut en trouver à certains endroits spécifique à New-York où des québécois ont partagé ce plat populaire).</text:p>
            <text:p/>
            <text:p>Il s'agit d'un plat de frites, saupoudrées de crottes de fromage/fromage en grains (petites boules de cheddar frais contenant encore du petit-lait), nappé d'une sauce brune qui fait fondre le fromage et ramollir les frites.</text:p>
            <text:p/>
            <text:p>Le secret d'une bonne poutine réside, dit-on, dans sa sauce.</text:p>
            <text:p/>
            <text:p>Il en existe plusieurs variantes : la poutine italienne (avec du fromage râpé et de la sauce tomate à la viande hachée), la poutine au poulet, la poutine au smoked-meat et bien d'autres.</text:p>
            <text:p/>
            <text:p>Au Pied-de-Cochon, célèbre restaurant gastronomique de Montréal, on peut notamment déguster une poutine au fois-gras.</text:p>
            <text:p/>
            <text:p>Elle est toutefois considérée comme du fast-food.</text:p>
          </table:table-cell>
          <table:table-cell office:value-type="string">
            <text:p>NULL</text:p>
          </table:table-cell>
          <table:table-cell office:value-type="string">
            <text:p>v</text:p>
          </table:table-cell>
          <table:table-cell office:value-type="string">
            <text:p>J'ai plus faim, j'ai mangé une poutine au complet.</text:p>
          </table:table-cell>
          <table:table-cell office:value-type="string">
            <text:p>J'ai plus faim, j'ai mangé toute une tartiflette.</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office:value-type="string">
            <text:p>L'origine de ce plat est sujet à de nombreuses controverses.</text:p>
          </table:table-cell>
          <table:table-cell office:value-type="float" office:value="1222222222">
            <text:p>1222222222</text:p>
          </table:table-cell>
          <table:table-cell office:value-type="float" office:value="1393079051">
            <text:p>1393079051</text:p>
          </table:table-cell>
          <table:table-cell office:value-type="float" office:value="7">
            <text:p>7</text:p>
          </table:table-cell>
          <table:table-cell table:number-columns-repeated="1009"/>
        </table:table-row>
        <table:table-row table:style-name="ro1">
          <table:table-cell office:value-type="string">
            <text:p>prendre une marche</text:p>
          </table:table-cell>
          <table:table-cell office:value-type="string">
            <text:p>Faire une promenade.</text:p>
          </table:table-cell>
          <table:table-cell office:value-type="string">
            <text:p>NULL</text:p>
          </table:table-cell>
          <table:table-cell office:value-type="string">
            <text:p>e</text:p>
          </table:table-cell>
          <table:table-cell office:value-type="string">
            <text:p>T'as tu fais prendre sa marche au pitou ?</text:p>
          </table:table-cell>
          <table:table-cell office:value-type="string">
            <text:p>Est-ce que tu as fais faire sa promenade au toutou ?</text:p>
          </table:table-cell>
          <table:table-cell/>
          <table:table-cell table:number-columns-repeated="2" office:value-type="string">
            <text:p>NULL</text:p>
          </table:table-cell>
          <table:table-cell table:number-columns-repeated="2" office:value-type="string">
            <text:p>NA</text:p>
          </table:table-cell>
          <table:table-cell office:value-type="string">
            <text:p>Traduction littérale de l'anglais "to take a walk".</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uck</text:p>
          </table:table-cell>
          <table:table-cell office:value-type="string">
            <text:p>Palet de hockey, rondelle.</text:p>
          </table:table-cell>
          <table:table-cell office:value-type="string">
            <text:p>Marque de coup, trace de choc, sur quelqu'un ou quelque chose.</text:p>
          </table:table-cell>
          <table:table-cell office:value-type="string">
            <text:p>v</text:p>
          </table:table-cell>
          <table:table-cell office:value-type="string">
            <text:p>Prends ton hockey et ta puck.</text:p>
          </table:table-cell>
          <table:table-cell office:value-type="string">
            <text:p>Prends ta crosse de hockey et ton palet.</text:p>
          </table:table-cell>
          <table:table-cell table:number-columns-repeated="2" office:value-type="string">
            <text:p>Poqu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uncher</text:p>
          </table:table-cell>
          <table:table-cell office:value-type="string">
            <text:p>Poinçonner, pointer (au travail).</text:p>
          </table:table-cell>
          <table:table-cell office:value-type="string">
            <text:p>NULL</text:p>
          </table:table-cell>
          <table:table-cell office:value-type="string">
            <text:p>v</text:p>
          </table:table-cell>
          <table:table-cell office:value-type="string">
            <text:p>Le conducteur m'a punché mon ticket.</text:p>
          </table:table-cell>
          <table:table-cell office:value-type="string">
            <text:p>Le contrôleur m'a poinçonné mon billet.</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l'anglais "to punch".</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ure laine</text:p>
          </table:table-cell>
          <table:table-cell office:value-type="string">
            <text:p>Les Québécois "pure laine" sont les Québécois de souche (dont l'ancêtre français ou irlandais a immigré depuis au moins un siècle).</text:p>
          </table:table-cell>
          <table:table-cell office:value-type="string">
            <text:p>NULL</text:p>
          </table:table-cell>
          <table:table-cell office:value-type="string">
            <text:p>e</text:p>
          </table:table-cell>
          <table:table-cell table:number-columns-repeated="5" office:value-type="string">
            <text:p>NULL</text:p>
          </table:table-cell>
          <table:table-cell table:number-columns-repeated="2" office:value-type="string">
            <text:p>NA</text:p>
          </table:table-cell>
          <table:table-cell table:number-columns-repeated="2" office:value-type="string">
            <text:p>NULL</text:p>
          </table:table-cell>
          <table:table-cell office:value-type="float" office:value="1281293004">
            <text:p>1281293004</text:p>
          </table:table-cell>
          <table:table-cell office:value-type="float" office:value="0">
            <text:p>0</text:p>
          </table:table-cell>
          <table:table-cell table:number-columns-repeated="1009"/>
        </table:table-row>
        <table:table-row table:style-name="ro1">
          <table:table-cell office:value-type="string">
            <text:p>plotte</text:p>
          </table:table-cell>
          <table:table-cell office:value-type="string">
            <text:p>Sexe de la femme.</text:p>
          </table:table-cell>
          <table:table-cell office:value-type="string">
            <text:p>Fille, femme, plus particulièrement prostituée, ou femme qui s'habille de façon provocante ou qui a de multiples partenaires sexuels.</text:p>
          </table:table-cell>
          <table:table-cell office:value-type="string">
            <text:p>v</text:p>
          </table:table-cell>
          <table:table-cell office:value-type="string">
            <text:p>Tcheque la plotte qui vient d'entrer au bar !</text:p>
          </table:table-cell>
          <table:table-cell office:value-type="string">
            <text:p>Regarde la fille facile qui vient d'arriver au bar !</text:p>
          </table:table-cell>
          <table:table-cell table:number-columns-repeated="2"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table:number-columns-repeated="2" office:value-type="string">
            <text:p>NULL</text:p>
          </table:table-cell>
          <table:table-cell office:value-type="float" office:value="1369218462">
            <text:p>1369218462</text:p>
          </table:table-cell>
          <table:table-cell office:value-type="float" office:value="22">
            <text:p>22</text:p>
          </table:table-cell>
          <table:table-cell table:number-columns-repeated="1009"/>
        </table:table-row>
        <table:table-row table:style-name="ro1">
          <table:table-cell office:value-type="string">
            <text:p>pusher</text:p>
          </table:table-cell>
          <table:table-cell office:value-type="string">
            <text:p>Dealer (revendeur de drogue).</text:p>
          </table:table-cell>
          <table:table-cell office:value-type="string">
            <text:p>NULL</text:p>
          </table:table-cell>
          <table:table-cell office:value-type="string">
            <text:p>e</text:p>
          </table:table-cell>
          <table:table-cell office:value-type="string">
            <text:p>C'est plein de pushers à Berri-UQAM.</text:p>
          </table:table-cell>
          <table:table-cell office:value-type="string">
            <text:p>Il y a plein de dealers sur les quais.</text:p>
          </table:table-cell>
          <table:table-cell/>
          <table:table-cell office:value-type="string">
            <text:p>poucheur</text:p>
          </table:table-cell>
          <table:table-cell office:value-type="string">
            <text:p>NULL</text:p>
          </table:table-cell>
          <table:table-cell table:number-columns-repeated="2" office:value-type="string">
            <text:p>NA</text:p>
          </table:table-cell>
          <table:table-cell office:value-type="string">
            <text:p>De l'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quatre-roue</text:p>
          </table:table-cell>
          <table:table-cell office:value-type="string">
            <text:p>Quad, moto tout terrain à quatre roues.</text:p>
          </table:table-cell>
          <table:table-cell office:value-type="string">
            <text:p>NULL</text:p>
          </table:table-cell>
          <table:table-cell office:value-type="string">
            <text:p>v</text:p>
          </table:table-cell>
          <table:table-cell office:value-type="string">
            <text:p>On va-tu faire une ride de quatre-roues?</text:p>
          </table:table-cell>
          <table:table-cell office:value-type="string">
            <text:p>Va-t-on faire une ballade de quad?</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quésséssâ ?</text:p>
          </table:table-cell>
          <table:table-cell office:value-type="string">
            <text:p>Qu'est-ce que c'est que ça?</text:p>
          </table:table-cell>
          <table:table-cell office:value-type="string">
            <text:p>Que c'est ça!</text:p>
          </table:table-cell>
          <table:table-cell office:value-type="string">
            <text:p>d</text:p>
          </table:table-cell>
          <table:table-cell office:value-type="string">
            <text:p>Wouach! Quesséssa?</text:p>
          </table:table-cell>
          <table:table-cell office:value-type="string">
            <text:p>Beurk! Qu'est-ce que c'est?</text:p>
          </table:table-cell>
          <table:table-cell/>
          <table:table-cell office:value-type="string">
            <text:p>quesséça</text:p>
          </table:table-cell>
          <table:table-cell office:value-type="string">
            <text:p>NULL</text:p>
          </table:table-cell>
          <table:table-cell table:number-columns-repeated="2" office:value-type="string">
            <text:p>NA</text:p>
          </table:table-cell>
          <table:table-cell office:value-type="string">
            <text:p>Déformation de Qu'est-ce que c'est que ça?</text:p>
          </table:table-cell>
          <table:table-cell office:value-type="float" office:value="1222222222">
            <text:p>1222222222</text:p>
          </table:table-cell>
          <table:table-cell office:value-type="float" office:value="1338506327">
            <text:p>1338506327</text:p>
          </table:table-cell>
          <table:table-cell office:value-type="float" office:value="3">
            <text:p>3</text:p>
          </table:table-cell>
          <table:table-cell table:number-columns-repeated="1009"/>
        </table:table-row>
        <table:table-row table:style-name="ro1">
          <table:table-cell office:value-type="string">
            <text:p>Chum de gars, chum de fille</text:p>
          </table:table-cell>
          <table:table-cell office:value-type="string">
            <text:p>ami, amie (pour différencier de chum : petit ami)</text:p>
          </table:table-cell>
          <table:table-cell/>
          <table:table-cell office:value-type="string">
            <text:p>v</text:p>
          </table:table-cell>
          <table:table-cell office:value-type="string">
            <text:p>Hier au soir chu sortie avec mes chums de filles</text:p>
          </table:table-cell>
          <table:table-cell office:value-type="string">
            <text:p>Hier soir je suis sortie avec mes copines</text:p>
          </table:table-cell>
          <table:table-cell table:number-columns-repeated="6"/>
          <table:table-cell table:number-columns-repeated="2" office:value-type="float" office:value="1402714330">
            <text:p>1402714330</text:p>
          </table:table-cell>
          <table:table-cell office:value-type="float" office:value="2">
            <text:p>2</text:p>
          </table:table-cell>
          <table:table-cell table:number-columns-repeated="1009"/>
        </table:table-row>
        <table:table-row table:style-name="ro1">
          <table:table-cell office:value-type="string">
            <text:p>quessé ? / quossé ?</text:p>
          </table:table-cell>
          <table:table-cell office:value-type="string">
            <text:p>Quoi ? De quoi ? Pardon ?</text:p>
          </table:table-cell>
          <table:table-cell office:value-type="string">
            <text:p>NULL</text:p>
          </table:table-cell>
          <table:table-cell office:value-type="string">
            <text:p>d</text:p>
          </table:table-cell>
          <table:table-cell office:value-type="string">
            <text:p>Han? de quossé que tu m' parles au juss?</text:p>
          </table:table-cell>
          <table:table-cell office:value-type="string">
            <text:p>Mais de quoi parles-tu précisement?</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02812228">
            <text:p>1302812228</text:p>
          </table:table-cell>
          <table:table-cell office:value-type="float" office:value="5">
            <text:p>5</text:p>
          </table:table-cell>
          <table:table-cell table:number-columns-repeated="1009"/>
        </table:table-row>
        <table:table-row table:style-name="ro1">
          <table:table-cell office:value-type="string">
            <text:p>quêteux</text:p>
          </table:table-cell>
          <table:table-cell office:value-type="string">
            <text:p>Mendiant.</text:p>
          </table:table-cell>
          <table:table-cell office:value-type="string">
            <text:p>NULL</text:p>
          </table:table-cell>
          <table:table-cell office:value-type="string">
            <text:p>v</text:p>
          </table:table-cell>
          <table:table-cell office:value-type="string">
            <text:p>T'es habillé comme un quêteux, ç'a pas d'allures!</text:p>
          </table:table-cell>
          <table:table-cell office:value-type="string">
            <text:p>Tu es habillé comme un clochard, ça n'a pas de bon sen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quêter.</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rang</text:p>
          </table:table-cell>
          <table:table-cell office:value-type="string">
            <text:p>C'est l'ensemble formé par une route, un chemin, une rue, et les terrains de maisons ou d'exploitations agricoles alignées sur cette route. Ces terrains sont étroits et longs, typiques de la campagne du Québec. La maison est le plus près possible de la route, à cause de la neige en hiver. L'étroitesse des parcelles permet d'avoir les maisons proches les unes des autres, tout en ayant une bonne surface. Le Chemin des Belles-Amours à l'Islet-sur-Mer est la voie principale d'un rang "double" (clin d'oeil à qui se reconnaîtra). Un rang double, c'est quand il y a des maisons des deux côtés.</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table:table-cell office:value-type="float" office:value="1238424344">
            <text:p>1238424344</text:p>
          </table:table-cell>
          <table:table-cell office:value-type="float" office:value="0">
            <text:p>0</text:p>
          </table:table-cell>
          <table:table-cell table:number-columns-repeated="1009"/>
        </table:table-row>
        <table:table-row table:style-name="ro1">
          <table:table-cell office:value-type="string">
            <text:p>record</text:p>
          </table:table-cell>
          <table:table-cell office:value-type="string">
            <text:p>Disque.</text:p>
          </table:table-cell>
          <table:table-cell office:value-type="string">
            <text:p>NULL</text:p>
          </table:table-cell>
          <table:table-cell office:value-type="string">
            <text:p>e</text:p>
          </table:table-cell>
          <table:table-cell table:number-columns-repeated="2" office:value-type="string">
            <text:p>NULL</text:p>
          </table:table-cell>
          <table:table-cell/>
          <table:table-cell office:value-type="string">
            <text:p>reucor (à la française)</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red neck</text:p>
          </table:table-cell>
          <table:table-cell office:value-type="string">
            <text:p>Campagnard très à droite.</text:p>
          </table:table-cell>
          <table:table-cell office:value-type="string">
            <text:p>NULL</text:p>
          </table:table-cell>
          <table:table-cell office:value-type="string">
            <text:p>e</text:p>
          </table:table-cell>
          <table:table-cell office:value-type="string">
            <text:p>C'est un crisse de red neck ton père.</text:p>
          </table:table-cell>
          <table:table-cell office:value-type="string">
            <text:p>C'est un foutu facho ton père.</text:p>
          </table:table-cell>
          <table:table-cell/>
          <table:table-cell table:number-columns-repeated="2" office:value-type="string">
            <text:p>NULL</text:p>
          </table:table-cell>
          <table:table-cell table:number-columns-repeated="2" office:value-type="string">
            <text:p>NA</text:p>
          </table:table-cell>
          <table:table-cell office:value-type="string">
            <text:p>De l'anglais ("nuques rouges", brûlées au soleil).</text:p>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régulier</text:p>
          </table:table-cell>
          <table:table-cell office:value-type="string">
            <text:p>Ordinaire.</text:p>
          </table:table-cell>
          <table:table-cell office:value-type="string">
            <text:p>NULL</text:p>
          </table:table-cell>
          <table:table-cell office:value-type="string">
            <text:p>v</text:p>
          </table:table-cell>
          <table:table-cell office:value-type="string">
            <text:p>Mes chips préférées, c'est les régulières.</text:p>
          </table:table-cell>
          <table:table-cell office:value-type="string">
            <text:p>Mes croustilles favorites sont les normales.</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renverse</text:p>
          </table:table-cell>
          <table:table-cell office:value-type="string">
            <text:p>La marche arrière (dans une voiture). De l'anglais "reverse"</text:p>
          </table:table-cell>
          <table:table-cell office:value-type="string">
            <text:p>NULL</text:p>
          </table:table-cell>
          <table:table-cell office:value-type="string">
            <text:p>v</text:p>
          </table:table-cell>
          <table:table-cell office:value-type="string">
            <text:p>Mets-toé à renverse pis r'cule c'te char-là.</text:p>
          </table:table-cell>
          <table:table-cell office:value-type="string">
            <text:p>Mets-toi sur la marche arrière et recule cette voiture-là.</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rester platte</text:p>
          </table:table-cell>
          <table:table-cell office:value-type="string">
            <text:p>Avoir la gueule de bois.</text:p>
          </table:table-cell>
          <table:table-cell office:value-type="string">
            <text:p>NULL</text:p>
          </table:table-cell>
          <table:table-cell office:value-type="string">
            <text:p>e</text:p>
          </table:table-cell>
          <table:table-cell office:value-type="string">
            <text:p>Yé resté platte à matin, demande toi-pas, après cette brosse hier au soir.</text:p>
          </table:table-cell>
          <table:table-cell office:value-type="string">
            <text:p>Il a une sale gueule ce matin, pas étonnant, après cette cuite hier soir.</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retontir</text:p>
          </table:table-cell>
          <table:table-cell office:value-type="string">
            <text:p>Revenir, refaire son apparition, de manière inopinée.</text:p>
          </table:table-cell>
          <table:table-cell office:value-type="string">
            <text:p>NULL</text:p>
          </table:table-cell>
          <table:table-cell office:value-type="string">
            <text:p>v</text:p>
          </table:table-cell>
          <table:table-cell office:value-type="string">
            <text:p>Pis là, sans que personne l'attende, ya retonti de nulle part.</text:p>
          </table:table-cell>
          <table:table-cell office:value-type="string">
            <text:p>Puis là, sans que personne ne l'attende, il est revenu de nulle part.</text:p>
          </table:table-cell>
          <table:table-cell office:value-type="string">
            <text:p>Er'tontir</text:p>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retentir. </text:p>
          </table:table-cell>
          <table:table-cell office:value-type="float" office:value="1222222222">
            <text:p>1222222222</text:p>
          </table:table-cell>
          <table:table-cell office:value-type="float" office:value="1366851992">
            <text:p>1366851992</text:p>
          </table:table-cell>
          <table:table-cell office:value-type="float" office:value="3">
            <text:p>3</text:p>
          </table:table-cell>
          <table:table-cell table:number-columns-repeated="1009"/>
        </table:table-row>
        <table:table-row table:style-name="ro1">
          <table:table-cell office:value-type="string">
            <text:p>rêver en couleurs</text:p>
          </table:table-cell>
          <table:table-cell office:value-type="string">
            <text:p>Etre trop optimiste.</text:p>
          </table:table-cell>
          <table:table-cell office:value-type="string">
            <text:p>NULL</text:p>
          </table:table-cell>
          <table:table-cell office:value-type="string">
            <text:p>e</text:p>
          </table:table-cell>
          <table:table-cell office:value-type="string">
            <text:p>Arrête de rêver en couleur, réveille !</text:p>
          </table:table-cell>
          <table:table-cell office:value-type="string">
            <text:p>Regarde la réalité en face !</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2">
            <text:p>22</text:p>
          </table:table-cell>
          <table:table-cell table:number-columns-repeated="1009"/>
        </table:table-row>
        <table:table-row table:style-name="ro1">
          <table:table-cell office:value-type="string">
            <text:p>revoyure (à la)</text:p>
          </table:table-cell>
          <table:table-cell office:value-type="string">
            <text:p>À la prochaine.</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robine</text:p>
          </table:table-cell>
          <table:table-cell office:value-type="string">
            <text:p>Alcool de mauvaise qualité.</text:p>
          </table:table-cell>
          <table:table-cell office:value-type="string">
            <text:p>NULL</text:p>
          </table:table-cell>
          <table:table-cell office:value-type="string">
            <text:p>v</text:p>
          </table:table-cell>
          <table:table-cell office:value-type="string">
            <text:p>Le robineux boit de la robine.</text:p>
          </table:table-cell>
          <table:table-cell office:value-type="string">
            <text:p>Le poivrot boit de l'alcool de mauvaise qualité.</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roche</text:p>
          </table:table-cell>
          <table:table-cell office:value-type="string">
            <text:p>Caillou, pierre.</text:p>
          </table:table-cell>
          <table:table-cell office:value-type="string">
            <text:p>NULL</text:p>
          </table:table-cell>
          <table:table-cell office:value-type="string">
            <text:p>v</text:p>
          </table:table-cell>
          <table:table-cell office:value-type="string">
            <text:p>Donne moé c'te roche-là, je veux faire un ricochet.</text:p>
          </table:table-cell>
          <table:table-cell office:value-type="string">
            <text:p>Donne moi ce caillou, je veux faire un ricochet.</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rondelle</text:p>
          </table:table-cell>
          <table:table-cell office:value-type="string">
            <text:p>Palet de hockey.</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3">
          <table:table-cell office:value-type="string">
            <text:p>rossignol</text:p>
          </table:table-cell>
          <table:table-cell office:value-type="string">
            <text:p>Genre de bruant chanteur.</text:p>
            <text:p/>
            <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Les premiers colons français ont entendu un petit oiseau nord-américain avec un beau chant. Ils l'ont donc appelé "Rossignol", comme le rossignol européen qui chante bien.</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rôtie</text:p>
          </table:table-cell>
          <table:table-cell office:value-type="string">
            <text:p>Tranche de pain grillée, toast. </text:p>
          </table:table-cell>
          <table:table-cell office:value-type="string">
            <text:p>NULL</text:p>
          </table:table-cell>
          <table:table-cell office:value-type="string">
            <text:p>v</text:p>
          </table:table-cell>
          <table:table-cell office:value-type="string">
            <text:p>A matin, j'ai mangé une rôtie avec du beurre de pinotte.</text:p>
          </table:table-cell>
          <table:table-cell office:value-type="string">
            <text:p>Ce matin, j'ai mangé un toast avec du beurre de cacahuèt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rouge-gorge</text:p>
          </table:table-cell>
          <table:table-cell office:value-type="string">
            <text:p>Merle d'Amérique</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Les premiers colons français ont donné aux oiseaux américains des noms d'oiseaux européens en se basant sur des critères pas très scientifiques, comme la couleur par exemple.</text:p>
          </table:table-cell>
          <table:table-cell office:value-type="string">
            <text:p>NULL</text:p>
          </table:table-cell>
          <table:table-cell office:value-type="float" office:value="1238621134">
            <text:p>1238621134</text:p>
          </table:table-cell>
          <table:table-cell office:value-type="float" office:value="1">
            <text:p>1</text:p>
          </table:table-cell>
          <table:table-cell table:number-columns-repeated="1009"/>
        </table:table-row>
        <table:table-row table:style-name="ro1">
          <table:table-cell office:value-type="string">
            <text:p>rubber</text:p>
          </table:table-cell>
          <table:table-cell office:value-type="string">
            <text:p>Pneu.</text:p>
          </table:table-cell>
          <table:table-cell office:value-type="string">
            <text:p>Bottes de caoutchouc.</text:p>
          </table:table-cell>
          <table:table-cell office:value-type="string">
            <text:p>v</text:p>
          </table:table-cell>
          <table:table-cell table:number-columns-repeated="2" office:value-type="string">
            <text:p>NULL</text:p>
          </table:table-cell>
          <table:table-cell/>
          <table:table-cell office:value-type="string">
            <text:p>Robeur</text:p>
          </table:table-cell>
          <table:table-cell office:value-type="string">
            <text:p>nom commun</text:p>
          </table:table-cell>
          <table:table-cell office:value-type="string">
            <text:p>NA</text:p>
          </table:table-cell>
          <table:table-cell office:value-type="string">
            <text:p>singulier</text:p>
          </table:table-cell>
          <table:table-cell office:value-type="string">
            <text:p>De l'anglais (rubber = caoutchouc).</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ac</text:p>
          </table:table-cell>
          <table:table-cell office:value-type="string">
            <text:p>Sac au sens large : sac, sachet, mallette, cartable...</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ac gonflable</text:p>
          </table:table-cell>
          <table:table-cell office:value-type="string">
            <text:p>Airbag.</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acrament !</text:p>
          </table:table-cell>
          <table:table-cell office:value-type="string">
            <text:p>Putain !</text:p>
          </table:table-cell>
          <table:table-cell office:value-type="string">
            <text:p>NULL</text:p>
          </table:table-cell>
          <table:table-cell office:value-type="string">
            <text:p>s</text:p>
          </table:table-cell>
          <table:table-cell table:number-columns-repeated="2" office:value-type="string">
            <text:p>NULL</text:p>
          </table:table-cell>
          <table:table-cell/>
          <table:table-cell office:value-type="string">
            <text:p>NULL</text:p>
          </table:table-cell>
          <table:table-cell office:value-type="string">
            <text:p>autre</text:p>
          </table:table-cell>
          <table:table-cell office:value-type="string">
            <text:p>NA</text:p>
          </table:table-cell>
          <table:table-cell office:value-type="string">
            <text:p>singulier</text:p>
          </table:table-cell>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sacrer patience</text:p>
          </table:table-cell>
          <table:table-cell office:value-type="string">
            <text:p>Foutre la paix.</text:p>
          </table:table-cell>
          <table:table-cell office:value-type="string">
            <text:p>NULL</text:p>
          </table:table-cell>
          <table:table-cell office:value-type="string">
            <text:p>e</text:p>
          </table:table-cell>
          <table:table-cell office:value-type="string">
            <text:p>Sac' moé patience.</text:p>
          </table:table-cell>
          <table:table-cell office:value-type="string">
            <text:p>Fous moi la paix.</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sacrifice !</text:p>
          </table:table-cell>
          <table:table-cell office:value-type="string">
            <text:p>Putain !</text:p>
          </table:table-cell>
          <table:table-cell office:value-type="string">
            <text:p>NULL</text:p>
          </table:table-cell>
          <table:table-cell office:value-type="string">
            <text:p>s</text:p>
          </table:table-cell>
          <table:table-cell table:number-columns-repeated="2" office:value-type="string">
            <text:p>NULL</text:p>
          </table:table-cell>
          <table:table-cell/>
          <table:table-cell office:value-type="string">
            <text:p>NULL</text:p>
          </table:table-cell>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afre</text:p>
          </table:table-cell>
          <table:table-cell office:value-type="string">
            <text:p>Glouton, gourmand.</text:p>
          </table:table-cell>
          <table:table-cell office:value-type="string">
            <text:p>NULL</text:p>
          </table:table-cell>
          <table:table-cell office:value-type="string">
            <text:p>v</text:p>
          </table:table-cell>
          <table:table-cell office:value-type="string">
            <text:p>Il a fini sa poutine, le safre.</text:p>
          </table:table-cell>
          <table:table-cell office:value-type="string">
            <text:p>Il a fini sa tartiflette, le gourmand.</text:p>
          </table:table-cell>
          <table:table-cell/>
          <table:table-cell office:value-type="string">
            <text:p>Saff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salle de montre</text:p>
          </table:table-cell>
          <table:table-cell office:value-type="string">
            <text:p>Salle de d'exposition, de démonstration.</text:p>
          </table:table-cell>
          <table:table-cell office:value-type="string">
            <text:p>NULL</text:p>
          </table:table-cell>
          <table:table-cell office:value-type="string">
            <text:p>e</text:p>
          </table:table-cell>
          <table:table-cell office:value-type="string">
            <text:p>J'ai vu une belle auto dans la salle de montre d'un concessionnaire Ford.</text:p>
          </table:table-cell>
          <table:table-cell office:value-type="string">
            <text:p>J'ai vu une belle voiture dans la salle d'exposition d'un concessionnaire Peugeot.</text:p>
          </table:table-cell>
          <table:table-cell/>
          <table:table-cell table:number-columns-repeated="2" office:value-type="string">
            <text:p>NULL</text:p>
          </table:table-cell>
          <table:table-cell table:number-columns-repeated="2" office:value-type="string">
            <text:p>NA</text:p>
          </table:table-cell>
          <table:table-cell office:value-type="string">
            <text:p>Du verbe montrer.</text:p>
          </table:table-cell>
          <table:table-cell office:value-type="float" office:value="1222222222">
            <text:p>1222222222</text:p>
          </table:table-cell>
          <table:table-cell office:value-type="float" office:value="1426619565">
            <text:p>1426619565</text:p>
          </table:table-cell>
          <table:table-cell office:value-type="float" office:value="9">
            <text:p>9</text:p>
          </table:table-cell>
          <table:table-cell table:number-columns-repeated="1009"/>
        </table:table-row>
        <table:table-row table:style-name="ro1">
          <table:table-cell office:value-type="string">
            <text:p>sans-dessein</text:p>
          </table:table-cell>
          <table:table-cell office:value-type="string">
            <text:p>Crétin, imbécil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saran wrap</text:p>
          </table:table-cell>
          <table:table-cell office:value-type="string">
            <text:p>Film étirable, utilisé pour envelopper les restes d'aliment.</text:p>
          </table:table-cell>
          <table:table-cell office:value-type="string">
            <text:p>NULL</text:p>
          </table:table-cell>
          <table:table-cell office:value-type="string">
            <text:p>e</text:p>
          </table:table-cell>
          <table:table-cell office:value-type="string">
            <text:p>Le saran wrap est juste à côté du foil.</text:p>
          </table:table-cell>
          <table:table-cell office:value-type="string">
            <text:p>Le film plastique est juste à côté du papier aluminium.</text:p>
          </table:table-cell>
          <table:table-cell office:value-type="string">
            <text:p>NULL</text:p>
          </table:table-cell>
          <table:table-cell office:value-type="string">
            <text:p>Sarane Rape</text:p>
          </table:table-cell>
          <table:table-cell office:value-type="string">
            <text:p>NULL</text:p>
          </table:table-cell>
          <table:table-cell table:number-columns-repeated="2" office:value-type="string">
            <text:p>NA</text:p>
          </table:table-cell>
          <table:table-cell office:value-type="string">
            <text:p>Vient d'une marque, comme kleenex et scott towel.</text:p>
          </table:table-cell>
          <table:table-cell office:value-type="string">
            <text:p>NULL</text:p>
          </table:table-cell>
          <table:table-cell office:value-type="float" office:value="1238570438">
            <text:p>1238570438</text:p>
          </table:table-cell>
          <table:table-cell office:value-type="float" office:value="0">
            <text:p>0</text:p>
          </table:table-cell>
          <table:table-cell table:number-columns-repeated="1009"/>
        </table:table-row>
        <table:table-row table:style-name="ro1">
          <table:table-cell office:value-type="string">
            <text:p>sauver</text:p>
          </table:table-cell>
          <table:table-cell office:value-type="string">
            <text:p>Économiser.</text:p>
          </table:table-cell>
          <table:table-cell office:value-type="string">
            <text:p>NULL</text:p>
          </table:table-cell>
          <table:table-cell office:value-type="string">
            <text:p>v</text:p>
          </table:table-cell>
          <table:table-cell office:value-type="string">
            <text:p>J'ai sauvé 10 piasse sur mes culottes, elles étaient en vente.</text:p>
          </table:table-cell>
          <table:table-cell office:value-type="string">
            <text:p>J'ai économisé 10 dollars sur mon pantalon, il était en soldes.</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Traduction de l'anglais "to sav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chnolles</text:p>
          </table:table-cell>
          <table:table-cell office:value-type="string">
            <text:p>Testicules.</text:p>
          </table:table-cell>
          <table:table-cell office:value-type="string">
            <text:p>NULL</text:p>
          </table:table-cell>
          <table:table-cell office:value-type="string">
            <text:p>e</text:p>
          </table:table-cell>
          <table:table-cell office:value-type="string">
            <text:p>Il a mangé un bon coup dans les schnolles.</text:p>
          </table:table-cell>
          <table:table-cell office:value-type="string">
            <text:p>Il a reçu un gros coup dans les couilles.</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425678554">
            <text:p>1425678554</text:p>
          </table:table-cell>
          <table:table-cell office:value-type="float" office:value="6">
            <text:p>6</text:p>
          </table:table-cell>
          <table:table-cell table:number-columns-repeated="1009"/>
        </table:table-row>
        <table:table-row table:style-name="ro1">
          <table:table-cell office:value-type="string">
            <text:p>scramer</text:p>
          </table:table-cell>
          <table:table-cell office:value-type="string">
            <text:p>Ficher le camp.</text:p>
          </table:table-cell>
          <table:table-cell office:value-type="string">
            <text:p>NULL</text:p>
          </table:table-cell>
          <table:table-cell office:value-type="string">
            <text:p>e</text:p>
          </table:table-cell>
          <table:table-cell office:value-type="string">
            <text:p>Envoye, scrame!</text:p>
          </table:table-cell>
          <table:table-cell office:value-type="string">
            <text:p>Allez, dégage!</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craper</text:p>
          </table:table-cell>
          <table:table-cell office:value-type="string">
            <text:p>Détruire.</text:p>
          </table:table-cell>
          <table:table-cell office:value-type="string">
            <text:p>Gratter le pare-brise pour en retirer le givre, ou toute surface pour en retirer quelquechose de collé. Dans ce cas, se prononce scrèpé.</text:p>
          </table:table-cell>
          <table:table-cell office:value-type="string">
            <text:p>v</text:p>
          </table:table-cell>
          <table:table-cell office:value-type="string">
            <text:p>J'ai scraper le char à grand-papa.</text:p>
          </table:table-cell>
          <table:table-cell office:value-type="string">
            <text:p>J'ai détruit la voiture de papy dans un accident.</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l'anglais (to scrap)</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e faire prendre les culottes à terre/baissées</text:p>
          </table:table-cell>
          <table:table-cell office:value-type="string">
            <text:p>Se faire prendre en flagrant délit, se faire surprendre. Se faire prendre la main dans le sac.</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54948771">
            <text:p>1354948771</text:p>
          </table:table-cell>
          <table:table-cell office:value-type="float" office:value="1">
            <text:p>1</text:p>
          </table:table-cell>
          <table:table-cell table:number-columns-repeated="1009"/>
        </table:table-row>
        <table:table-row table:style-name="ro1">
          <table:table-cell office:value-type="string">
            <text:p>sécheuse</text:p>
          </table:table-cell>
          <table:table-cell office:value-type="string">
            <text:p>Sèche-linge.</text:p>
          </table:table-cell>
          <table:table-cell office:value-type="string">
            <text:p>NULL</text:p>
          </table:table-cell>
          <table:table-cell office:value-type="string">
            <text:p>v</text:p>
          </table:table-cell>
          <table:table-cell office:value-type="string">
            <text:p>J'ai une laveuse et une sècheuse.</text:p>
          </table:table-cell>
          <table:table-cell office:value-type="string">
            <text:p>J'ai un lave-linge et un sèche-ling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econdaire</text:p>
          </table:table-cell>
          <table:table-cell office:value-type="string">
            <text:p>Correspond à peu près au "collège" français. Plus précisémment, si on compare les âges, correspond à l'enseignement des 5e, 4e et 3e, 2nde et 1ère en France.</text:p>
          </table:table-cell>
          <table:table-cell office:value-type="string">
            <text:p>NULL</text:p>
          </table:table-cell>
          <table:table-cell office:value-type="string">
            <text:p>v</text:p>
          </table:table-cell>
          <table:table-cell office:value-type="string">
            <text:p>Quand j'étais au secondaire, j'étais un niaiseux.</text:p>
          </table:table-cell>
          <table:table-cell office:value-type="string">
            <text:p>Quand j'étais au collège, j'étais un imbécile.</text:p>
          </table:table-cell>
          <table:table-cell/>
          <table:table-cell office:value-type="string">
            <text:p>segondaèr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94017069">
            <text:p>1394017069</text:p>
          </table:table-cell>
          <table:table-cell office:value-type="float" office:value="1">
            <text:p>1</text:p>
          </table:table-cell>
          <table:table-cell table:number-columns-repeated="1009"/>
        </table:table-row>
        <table:table-row table:style-name="ro1">
          <table:table-cell office:value-type="string">
            <text:p>seigneur !</text:p>
          </table:table-cell>
          <table:table-cell office:value-type="string">
            <text:p>Putain !</text:p>
          </table:table-cell>
          <table:table-cell office:value-type="string">
            <text:p>NULL</text:p>
          </table:table-cell>
          <table:table-cell office:value-type="string">
            <text:p>s</text:p>
          </table:table-cell>
          <table:table-cell table:number-columns-repeated="2" office:value-type="string">
            <text:p>NULL</text:p>
          </table:table-cell>
          <table:table-cell/>
          <table:table-cell office:value-type="string">
            <text:p>NULL</text:p>
          </table:table-cell>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entir l'esprit d'équipe</text:p>
          </table:table-cell>
          <table:table-cell office:value-type="string">
            <text:p>Sentir la transpiration.</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sentir le swing</text:p>
          </table:table-cell>
          <table:table-cell office:value-type="string">
            <text:p>Puer, sentir la transpiration croupie.</text:p>
          </table:table-cell>
          <table:table-cell office:value-type="string">
            <text:p>NULL</text:p>
          </table:table-cell>
          <table:table-cell office:value-type="string">
            <text:p>v</text:p>
          </table:table-cell>
          <table:table-cell office:value-type="string">
            <text:p>Poussé toé, tu sens l'swing.</text:p>
          </table:table-cell>
          <table:table-cell office:value-type="string">
            <text:p>Va t'en, tu sens mauvais.</text:p>
          </table:table-cell>
          <table:table-cell/>
          <table:table-cell office:value-type="string">
            <text:p>NULL</text:p>
          </table:table-cell>
          <table:table-cell office:value-type="string">
            <text:p>autre</text:p>
          </table:table-cell>
          <table:table-cell office:value-type="string">
            <text:p>NA</text:p>
          </table:table-cell>
          <table:table-cell office:value-type="string">
            <text:p>singulier</text:p>
          </table:table-cell>
          <table:table-cell office:value-type="string">
            <text:p>Cette expression, du début des années '60, fait référence à une marque de commerce de bas de gamme de breuvage instantané en cristaux à diluer dans un pichet d'eau. Le mélange de saveurs orange-limette, mal équilibré, avait une odeur d'urine fétide.</text:p>
          </table:table-cell>
          <table:table-cell office:value-type="float" office:value="1222222222">
            <text:p>1222222222</text:p>
          </table:table-cell>
          <table:table-cell office:value-type="float" office:value="1349628568">
            <text:p>1349628568</text:p>
          </table:table-cell>
          <table:table-cell office:value-type="float" office:value="19">
            <text:p>19</text:p>
          </table:table-cell>
          <table:table-cell table:number-columns-repeated="1009"/>
        </table:table-row>
        <table:table-row table:style-name="ro1">
          <table:table-cell office:value-type="string">
            <text:p>séraphin</text:p>
          </table:table-cell>
          <table:table-cell office:value-type="string">
            <text:p>Radin. </text:p>
          </table:table-cell>
          <table:table-cell office:value-type="string">
            <text:p>NULL</text:p>
          </table:table-cell>
          <table:table-cell office:value-type="string">
            <text:p>v</text:p>
          </table:table-cell>
          <table:table-cell office:value-type="string">
            <text:p>Ne fais pas ton Séraphin.</text:p>
          </table:table-cell>
          <table:table-cell office:value-type="string">
            <text:p>Ne soit pas radin. </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Séraphin est le personnage du roman de Claude-Henri Grignon, "Un homme et son péché", qui a été adapté à la télévision avec la série "les Belles Histoires des Pays d'en haut", puis au cinéma.</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set carré</text:p>
          </table:table-cell>
          <table:table-cell office:value-type="string">
            <text:p>Danse en ligne folklorique où le calleux donne les instructions ("prenez vous la main", "tournez autour de votre partenaire", etc).</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Traduction littérale de l'anglais (Square Danc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hift</text:p>
          </table:table-cell>
          <table:table-cell office:value-type="string">
            <text:p>Quart de travail.</text:p>
          </table:table-cell>
          <table:table-cell office:value-type="string">
            <text:p>NULL</text:p>
          </table:table-cell>
          <table:table-cell office:value-type="string">
            <text:p>v</text:p>
          </table:table-cell>
          <table:table-cell office:value-type="string">
            <text:p>Chu sul shift du soir.</text:p>
          </table:table-cell>
          <table:table-cell office:value-type="string">
            <text:p>Je travaille en soiré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text:p>
          </table:table-cell>
          <table:table-cell office:value-type="float" office:value="1222222222">
            <text:p>1222222222</text:p>
          </table:table-cell>
          <table:table-cell office:value-type="float" office:value="1371589497">
            <text:p>1371589497</text:p>
          </table:table-cell>
          <table:table-cell office:value-type="float" office:value="0">
            <text:p>0</text:p>
          </table:table-cell>
          <table:table-cell table:number-columns-repeated="1009"/>
        </table:table-row>
        <table:table-row table:style-name="ro1">
          <table:table-cell office:value-type="string">
            <text:p>shop</text:p>
          </table:table-cell>
          <table:table-cell office:value-type="string">
            <text:p>Atelier, manufacture.</text:p>
          </table:table-cell>
          <table:table-cell office:value-type="string">
            <text:p>NULL</text:p>
          </table:table-cell>
          <table:table-cell office:value-type="string">
            <text:p>v</text:p>
          </table:table-cell>
          <table:table-cell office:value-type="string">
            <text:p>Il a une shop sur le boulevard St-Laurent.</text:p>
          </table:table-cell>
          <table:table-cell office:value-type="string">
            <text:p>Il possède un atelier sur l'avenue Sebastopol.</text:p>
          </table:table-cell>
          <table:table-cell table:number-columns-repeated="2"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workshop).</text:p>
          </table:table-cell>
          <table:table-cell office:value-type="string">
            <text:p>NULL</text:p>
          </table:table-cell>
          <table:table-cell office:value-type="float" office:value="1283969837">
            <text:p>1283969837</text:p>
          </table:table-cell>
          <table:table-cell office:value-type="float" office:value="1">
            <text:p>1</text:p>
          </table:table-cell>
          <table:table-cell table:number-columns-repeated="1009"/>
        </table:table-row>
        <table:table-row table:style-name="ro1">
          <table:table-cell office:value-type="string">
            <text:p>si pire</text:p>
          </table:table-cell>
          <table:table-cell office:value-type="string">
            <text:p>Si mauvais.</text:p>
          </table:table-cell>
          <table:table-cell office:value-type="string">
            <text:p>Si grave.</text:p>
          </table:table-cell>
          <table:table-cell office:value-type="string">
            <text:p>e</text:p>
          </table:table-cell>
          <table:table-cell office:value-type="string">
            <text:p>Yé pas si pire, ce film.</text:p>
          </table:table-cell>
          <table:table-cell office:value-type="string">
            <text:p>Il n'est pas si mauvais, ce film.</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imonaque !</text:p>
          </table:table-cell>
          <table:table-cell office:value-type="string">
            <text:p>Putain !</text:p>
          </table:table-cell>
          <table:table-cell office:value-type="string">
            <text:p>NULL</text:p>
          </table:table-cell>
          <table:table-cell office:value-type="string">
            <text:p>s</text:p>
          </table:table-cell>
          <table:table-cell table:number-columns-repeated="2" office:value-type="string">
            <text:p>NULL</text:p>
          </table:table-cell>
          <table:table-cell/>
          <table:table-cell office:value-type="string">
            <text:p>NULL</text:p>
          </table:table-cell>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417063640">
            <text:p>1417063640</text:p>
          </table:table-cell>
          <table:table-cell office:value-type="float" office:value="3">
            <text:p>3</text:p>
          </table:table-cell>
          <table:table-cell table:number-columns-repeated="1009"/>
        </table:table-row>
        <table:table-row table:style-name="ro1">
          <table:table-cell office:value-type="string">
            <text:p>sing</text:p>
          </table:table-cell>
          <table:table-cell office:value-type="string">
            <text:p>Évier.</text:p>
          </table:table-cell>
          <table:table-cell office:value-type="string">
            <text:p>NULL</text:p>
          </table:table-cell>
          <table:table-cell office:value-type="string">
            <text:p>v</text:p>
          </table:table-cell>
          <table:table-cell office:value-type="string">
            <text:p>Les ustensiles sont dans l'sing.</text:p>
          </table:table-cell>
          <table:table-cell office:value-type="string">
            <text:p>Les couverts sont dans l'évier.</text:p>
          </table:table-cell>
          <table:table-cell office:value-type="string">
            <text:p>Sink</text:p>
          </table:table-cell>
          <table:table-cell office:value-type="string">
            <text:p>signe ou sink</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sink)</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sirop de poteau</text:p>
          </table:table-cell>
          <table:table-cell office:value-type="string">
            <text:p>Faux sirop d'érable, à base de sucre issus de végétaux moins chers. Sirop de table.</text:p>
          </table:table-cell>
          <table:table-cell office:value-type="string">
            <text:p>Fait avec du sucre roux</text:p>
          </table:table-cell>
          <table:table-cell office:value-type="string">
            <text:p>v</text:p>
          </table:table-cell>
          <table:table-cell office:value-type="string">
            <text:p>Il est pas bon ton sirop de poteau.</text:p>
          </table:table-cell>
          <table:table-cell office:value-type="string">
            <text:p>Il est pas bon ton faux sirop d'érable.</text:p>
          </table:table-cell>
          <table:table-cell office:value-type="string">
            <text:p>NULL</text:p>
          </table:table-cell>
          <table:table-cell office:value-type="string">
            <text:p>Selon les régions, on prononce pôtô ou potô</text:p>
          </table:table-cell>
          <table:table-cell office:value-type="string">
            <text:p>nom commun</text:p>
          </table:table-cell>
          <table:table-cell office:value-type="string">
            <text:p>masculin</text:p>
          </table:table-cell>
          <table:table-cell office:value-type="string">
            <text:p>singulier</text:p>
          </table:table-cell>
          <table:table-cell office:value-type="string">
            <text:p>L'idée est de considérer les poteaux (en bois) comme de faux arbres.</text:p>
          </table:table-cell>
          <table:table-cell office:value-type="string">
            <text:p>NULL</text:p>
          </table:table-cell>
          <table:table-cell office:value-type="float" office:value="1359753192">
            <text:p>1359753192</text:p>
          </table:table-cell>
          <table:table-cell office:value-type="float" office:value="22">
            <text:p>22</text:p>
          </table:table-cell>
          <table:table-cell table:number-columns-repeated="1009"/>
        </table:table-row>
        <table:table-row table:style-name="ro1">
          <table:table-cell office:value-type="string">
            <text:p>skidoo</text:p>
          </table:table-cell>
          <table:table-cell office:value-type="string">
            <text:p>Motoneige.</text:p>
          </table:table-cell>
          <table:table-cell office:value-type="string">
            <text:p>NULL</text:p>
          </table:table-cell>
          <table:table-cell office:value-type="string">
            <text:p>v</text:p>
          </table:table-cell>
          <table:table-cell office:value-type="string">
            <text:p>J'ai le goût de faire du skidoo cet hiver.</text:p>
          </table:table-cell>
          <table:table-cell office:value-type="string">
            <text:p>J'ai envie de faire de la motoneige cet hiver.</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Vient d'une marque du même nom (de chez Bombardier).</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sloche</text:p>
          </table:table-cell>
          <table:table-cell office:value-type="string">
            <text:p>Neige boueuse et fondante, qu'on retrouve en ville. </text:p>
          </table:table-cell>
          <table:table-cell office:value-type="string">
            <text:p>Boisson glacée composée de glace finement pilée mélangée à du sirop de fruit, ou à du concentré de jus.</text:p>
          </table:table-cell>
          <table:table-cell office:value-type="string">
            <text:p>v</text:p>
          </table:table-cell>
          <table:table-cell office:value-type="string">
            <text:p>Mon char est resté pogné dans sloche cet hiver.</text:p>
          </table:table-cell>
          <table:table-cell office:value-type="string">
            <text:p>Ma voiture est restée coincée dans la neige boueuse cet hiver.</text:p>
          </table:table-cell>
          <table:table-cell office:value-type="string">
            <text:p>Slotche</text:p>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slush)</text:p>
          </table:table-cell>
          <table:table-cell office:value-type="float" office:value="1222222222">
            <text:p>1222222222</text:p>
          </table:table-cell>
          <table:table-cell office:value-type="float" office:value="1428413094">
            <text:p>1428413094</text:p>
          </table:table-cell>
          <table:table-cell office:value-type="float" office:value="1">
            <text:p>1</text:p>
          </table:table-cell>
          <table:table-cell table:number-columns-repeated="1009"/>
        </table:table-row>
        <table:table-row table:style-name="ro1">
          <table:table-cell office:value-type="string">
            <text:p>slotte</text:p>
          </table:table-cell>
          <table:table-cell office:value-type="string">
            <text:p>Fente.</text:p>
          </table:table-cell>
          <table:table-cell office:value-type="string">
            <text:p>Femme de moeurs légères.En gros une pute </text:p>
          </table:table-cell>
          <table:table-cell office:value-type="string">
            <text:p>v</text:p>
          </table:table-cell>
          <table:table-cell office:value-type="string">
            <text:p>Mets tes cennes dans la slotte de la machine à coke.</text:p>
          </table:table-cell>
          <table:table-cell office:value-type="string">
            <text:p>Mets des cents dans la fente du distributeur de boissons.</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slot.</text:p>
          </table:table-cell>
          <table:table-cell office:value-type="float" office:value="1222222222">
            <text:p>1222222222</text:p>
          </table:table-cell>
          <table:table-cell office:value-type="float" office:value="1323505192">
            <text:p>1323505192</text:p>
          </table:table-cell>
          <table:table-cell office:value-type="float" office:value="0">
            <text:p>0</text:p>
          </table:table-cell>
          <table:table-cell table:number-columns-repeated="1009"/>
        </table:table-row>
        <table:table-row table:style-name="ro1">
          <table:table-cell office:value-type="string">
            <text:p>smoke</text:p>
          </table:table-cell>
          <table:table-cell office:value-type="string">
            <text:p>Cigarette</text:p>
          </table:table-cell>
          <table:table-cell office:value-type="string">
            <text:p>NULL</text:p>
          </table:table-cell>
          <table:table-cell office:value-type="string">
            <text:p>v</text:p>
          </table:table-cell>
          <table:table-cell office:value-type="string">
            <text:p>Donne-moi une smoke s'il te plaît.</text:p>
          </table:table-cell>
          <table:table-cell office:value-type="string">
            <text:p>Donne-moi une cigarette s'il te plaît.</text:p>
          </table:table-cell>
          <table:table-cell table:number-columns-repeated="2"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table:number-columns-repeated="2" office:value-type="string">
            <text:p>NULL</text:p>
          </table:table-cell>
          <table:table-cell office:value-type="float" office:value="1238593959">
            <text:p>1238593959</text:p>
          </table:table-cell>
          <table:table-cell office:value-type="float" office:value="0">
            <text:p>0</text:p>
          </table:table-cell>
          <table:table-cell table:number-columns-repeated="1009"/>
        </table:table-row>
        <table:table-row table:style-name="ro1">
          <table:table-cell office:value-type="string">
            <text:p>snicks</text:p>
          </table:table-cell>
          <table:table-cell office:value-type="string">
            <text:p>Baskets (chaussures de sport).</text:p>
          </table:table-cell>
          <table:table-cell office:value-type="string">
            <text:p>NULL</text:p>
          </table:table-cell>
          <table:table-cell office:value-type="string">
            <text:p>v</text:p>
          </table:table-cell>
          <table:table-cell office:value-type="string">
            <text:p>Mets tes snicks, on va marcher un boutte.</text:p>
          </table:table-cell>
          <table:table-cell office:value-type="string">
            <text:p>Mets tes baskets, on va marcher longtemps.</text:p>
          </table:table-cell>
          <table:table-cell office:value-type="string">
            <text:p>snickers</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soccer</text:p>
          </table:table-cell>
          <table:table-cell office:value-type="string">
            <text:p>Football.</text:p>
          </table:table-cell>
          <table:table-cell office:value-type="string">
            <text:p>NULL</text:p>
          </table:table-cell>
          <table:table-cell office:value-type="string">
            <text:p>v</text:p>
          </table:table-cell>
          <table:table-cell office:value-type="string">
            <text:p>A soir, je vais voir une game de soccer à Montréal.</text:p>
          </table:table-cell>
          <table:table-cell office:value-type="string">
            <text:p>Ce soir, je vais voir un match de football à Paris.</text:p>
          </table:table-cell>
          <table:table-cell/>
          <table:table-cell office:value-type="string">
            <text:p>socaeur ou soqueu</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60593280">
            <text:p>1360593280</text:p>
          </table:table-cell>
          <table:table-cell office:value-type="float" office:value="0">
            <text:p>0</text:p>
          </table:table-cell>
          <table:table-cell table:number-columns-repeated="1009"/>
        </table:table-row>
        <table:table-row table:style-name="ro1">
          <table:table-cell office:value-type="string">
            <text:p>sortir du garde-robe</text:p>
          </table:table-cell>
          <table:table-cell office:value-type="string">
            <text:p>Révéler son homosexualité, faire son "coming-out".</text:p>
          </table:table-cell>
          <table:table-cell office:value-type="string">
            <text:p>NULL</text:p>
          </table:table-cell>
          <table:table-cell office:value-type="string">
            <text:p>e</text:p>
          </table:table-cell>
          <table:table-cell office:value-type="string">
            <text:p>Il est sorti du garde-robe à 22 ans, quand il a rencontré Gaetan.</text:p>
          </table:table-cell>
          <table:table-cell office:value-type="string">
            <text:p>Il a fait son coming-out à 22 ans, quand il a rencontré Miche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souffleuse</text:p>
          </table:table-cell>
          <table:table-cell office:value-type="string">
            <text:p>Chasse-neige qui aspire la neige et qui la recrache par un canon orienté vers le haut et le côté. En ville, un camion roule à côté de la souffleuse et réceptionne la neige.</text:p>
          </table:table-cell>
          <table:table-cell office:value-type="string">
            <text:p>Chasse-neige individuel.</text:p>
          </table:table-cell>
          <table:table-cell office:value-type="string">
            <text:p>v</text:p>
          </table:table-cell>
          <table:table-cell office:value-type="string">
            <text:p>Y vont passer la souffleuse, ya eu une tempête de neige cette nuitte.</text:p>
          </table:table-cell>
          <table:table-cell office:value-type="string">
            <text:p>Ils vont passer la souffleuse, il y a eu une grosse chute de neige cette nuit.</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ous-marin</text:p>
          </table:table-cell>
          <table:table-cell office:value-type="string">
            <text:p>Sandwich chaud fait avec du pain proche de ce qu'on appelle la baguette viennoise en France.</text:p>
          </table:table-cell>
          <table:table-cell office:value-type="string">
            <text:p>NULL</text:p>
          </table:table-cell>
          <table:table-cell office:value-type="string">
            <text:p>v</text:p>
          </table:table-cell>
          <table:table-cell office:value-type="string">
            <text:p>On va tu manger un sous-marin au Subway ?</text:p>
          </table:table-cell>
          <table:table-cell office:value-type="string">
            <text:p>On va manger un sandwiche à la boulangerie ?</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Vient de son aspect : en forme de sous-marin</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pagatte</text:p>
          </table:table-cell>
          <table:table-cell office:value-type="string">
            <text:p>Plat de spaghettis. </text:p>
          </table:table-cell>
          <table:table-cell office:value-type="string">
            <text:p>NULL</text:p>
          </table:table-cell>
          <table:table-cell office:value-type="string">
            <text:p>v</text:p>
          </table:table-cell>
          <table:table-cell office:value-type="string">
            <text:p>A soir, m'a manger un bon spagatte.</text:p>
          </table:table-cell>
          <table:table-cell office:value-type="string">
            <text:p>Ce soir je vais manger des spaghettis.</text:p>
          </table:table-cell>
          <table:table-cell office:value-type="string">
            <text:p>Spaguette</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pécial</text:p>
          </table:table-cell>
          <table:table-cell office:value-type="string">
            <text:p>Plat du jour.</text:p>
          </table:table-cell>
          <table:table-cell office:value-type="string">
            <text:p>NULL</text:p>
          </table:table-cell>
          <table:table-cell office:value-type="string">
            <text:p>v</text:p>
          </table:table-cell>
          <table:table-cell office:value-type="string">
            <text:p>J'voudrais le spécial avec une bié ben frette s'il vous plaît.</text:p>
          </table:table-cell>
          <table:table-cell office:value-type="string">
            <text:p>Je voudrais le plat du jour avec une bierre bien fraîche s'il vous plaît.</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teak des pauvres</text:p>
          </table:table-cell>
          <table:table-cell office:value-type="string">
            <text:p>Mortadelle (saucisson), appelée Baloney au Québec.</text:p>
          </table:table-cell>
          <table:table-cell office:value-type="string">
            <text:p>NULL</text:p>
          </table:table-cell>
          <table:table-cell office:value-type="string">
            <text:p>e</text:p>
          </table:table-cell>
          <table:table-cell table:number-columns-repeated="2" office:value-type="string">
            <text:p>NULL</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strappe</text:p>
          </table:table-cell>
          <table:table-cell office:value-type="string">
            <text:p>Courroie.</text:p>
          </table:table-cell>
          <table:table-cell office:value-type="string">
            <text:p>NULL</text:p>
          </table:table-cell>
          <table:table-cell office:value-type="string">
            <text:p>v</text:p>
          </table:table-cell>
          <table:table-cell office:value-type="string">
            <text:p>Attache le avec une strappe.</text:p>
          </table:table-cell>
          <table:table-cell office:value-type="string">
            <text:p>Attache le avec une courroi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strap)</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suce</text:p>
          </table:table-cell>
          <table:table-cell office:value-type="string">
            <text:p>Tétine, sucette, tototte.</text:p>
          </table:table-cell>
          <table:table-cell office:value-type="string">
            <text:p>Verbe sexuelle qui désigne aussi la "fellation"</text:p>
            <text:p/>
          </table:table-cell>
          <table:table-cell office:value-type="string">
            <text:p>v</text:p>
          </table:table-cell>
          <table:table-cell office:value-type="string">
            <text:p>Le bébé a échappé sa suce.</text:p>
          </table:table-cell>
          <table:table-cell office:value-type="string">
            <text:p><text:s/>Le bébé a laissé tomber sa tétin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31734115">
            <text:p>1331734115</text:p>
          </table:table-cell>
          <table:table-cell office:value-type="float" office:value="0">
            <text:p>0</text:p>
          </table:table-cell>
          <table:table-cell table:number-columns-repeated="1009"/>
        </table:table-row>
        <table:table-row table:style-name="ro1">
          <table:table-cell office:value-type="string">
            <text:p>suceux</text:p>
          </table:table-cell>
          <table:table-cell office:value-type="string">
            <text:p>Lèche-cul.</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96267976">
            <text:p>1296267976</text:p>
          </table:table-cell>
          <table:table-cell office:value-type="float" office:value="0">
            <text:p>0</text:p>
          </table:table-cell>
          <table:table-cell table:number-columns-repeated="1009"/>
        </table:table-row>
        <table:table-row table:style-name="ro1">
          <table:table-cell office:value-type="string">
            <text:p>suisse</text:p>
          </table:table-cell>
          <table:table-cell office:value-type="string">
            <text:p>Tamia rayé. Espèce de petit écureuil avec des bandes noires sur le dos.</text:p>
          </table:table-cell>
          <table:table-cell office:value-type="string">
            <text:p>Le vrai nom du suisse est le tamia.</text:p>
          </table:table-cell>
          <table:table-cell office:value-type="string">
            <text:p>v</text:p>
          </table:table-cell>
          <table:table-cell office:value-type="string">
            <text:p>Mon chat a pogné un suisse dans le bois.</text:p>
          </table:table-cell>
          <table:table-cell office:value-type="string">
            <text:p>Mon chat a attrappé un tamia dans la forêt.</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30461279">
            <text:p>1330461279</text:p>
          </table:table-cell>
          <table:table-cell office:value-type="float" office:value="0">
            <text:p>0</text:p>
          </table:table-cell>
          <table:table-cell table:number-columns-repeated="1009"/>
        </table:table-row>
        <table:table-row table:style-name="ro1">
          <table:table-cell office:value-type="string">
            <text:p>suiveux</text:p>
          </table:table-cell>
          <table:table-cell office:value-type="string">
            <text:p>Quelqu'un qui fait tout ce qu'on lui dit de faire, mouton.</text:p>
          </table:table-cell>
          <table:table-cell office:value-type="string">
            <text:p>NULL</text:p>
          </table:table-cell>
          <table:table-cell office:value-type="string">
            <text:p>v</text:p>
          </table:table-cell>
          <table:table-cell office:value-type="string">
            <text:p>Prennez vos décisions vous-même, gang de suiveux.</text:p>
          </table:table-cell>
          <table:table-cell office:value-type="string">
            <text:p>Prennez vos décisions vous-même, bande de mouton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u verbe suivr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upporter</text:p>
          </table:table-cell>
          <table:table-cell office:value-type="string">
            <text:p>Encourager, être un supporter de.</text:p>
          </table:table-cell>
          <table:table-cell office:value-type="string">
            <text:p>NULL</text:p>
          </table:table-cell>
          <table:table-cell office:value-type="string">
            <text:p>v</text:p>
          </table:table-cell>
          <table:table-cell office:value-type="string">
            <text:p>Je supporte les Canadiens de Montréal.</text:p>
          </table:table-cell>
          <table:table-cell office:value-type="string">
            <text:p>Je suis un supporter du PSG.</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e l'anglais (to support)</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ur le pouce</text:p>
          </table:table-cell>
          <table:table-cell office:value-type="string">
            <text:p>En auto-stop.</text:p>
          </table:table-cell>
          <table:table-cell office:value-type="string">
            <text:p>Rapidement.</text:p>
          </table:table-cell>
          <table:table-cell office:value-type="string">
            <text:p>e</text:p>
          </table:table-cell>
          <table:table-cell office:value-type="string">
            <text:p>J'ai fait Montréal-Québec sur le pouce.</text:p>
          </table:table-cell>
          <table:table-cell office:value-type="string">
            <text:p>J'ai fait Paris-Bordeaux en auto-stop.</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ureté du québec (sq)</text:p>
          </table:table-cell>
          <table:table-cell office:value-type="string">
            <text:p>Police provinciale du Québec.</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uvette</text:p>
          </table:table-cell>
          <table:table-cell office:value-type="string">
            <text:p>Fontaine, abreuvoir.</text:p>
          </table:table-cell>
          <table:table-cell/>
          <table:table-cell office:value-type="string">
            <text:p>v</text:p>
          </table:table-cell>
          <table:table-cell table:number-columns-repeated="4"/>
          <table:table-cell office:value-type="string">
            <text:p>nom propre</text:p>
          </table:table-cell>
          <table:table-cell office:value-type="string">
            <text:p>féminin</text:p>
          </table:table-cell>
          <table:table-cell office:value-type="string">
            <text:p>NA</text:p>
          </table:table-cell>
          <table:table-cell/>
          <table:table-cell office:value-type="float" office:value="1389339562">
            <text:p>1389339562</text:p>
          </table:table-cell>
          <table:table-cell office:value-type="float" office:value="1389786965">
            <text:p>1389786965</text:p>
          </table:table-cell>
          <table:table-cell office:value-type="float" office:value="0">
            <text:p>0</text:p>
          </table:table-cell>
          <table:table-cell table:number-columns-repeated="1009"/>
        </table:table-row>
        <table:table-row table:style-name="ro1">
          <table:table-cell office:value-type="string">
            <text:p>système de son</text:p>
          </table:table-cell>
          <table:table-cell office:value-type="string">
            <text:p>Chaîne stéréo.</text:p>
          </table:table-cell>
          <table:table-cell office:value-type="string">
            <text:p>NULL</text:p>
          </table:table-cell>
          <table:table-cell office:value-type="string">
            <text:p>v</text:p>
          </table:table-cell>
          <table:table-cell office:value-type="string">
            <text:p>J'ai un système de son neu.</text:p>
          </table:table-cell>
          <table:table-cell office:value-type="string">
            <text:p>J'ai une chaîne stéréo neuv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abagie</text:p>
          </table:table-cell>
          <table:table-cell office:value-type="string">
            <text:p>Bureau de tabac.</text:p>
          </table:table-cell>
          <table:table-cell office:value-type="string">
            <text:p>NULL</text:p>
          </table:table-cell>
          <table:table-cell office:value-type="string">
            <text:p>v</text:p>
          </table:table-cell>
          <table:table-cell office:value-type="string">
            <text:p>M'a aller acheter des DuMaurier à la tabagie.</text:p>
          </table:table-cell>
          <table:table-cell office:value-type="string">
            <text:p>je vais aller acheter des Gauloise au tabac.</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abarnak !</text:p>
          </table:table-cell>
          <table:table-cell office:value-type="string">
            <text:p>Putain !</text:p>
          </table:table-cell>
          <table:table-cell/>
          <table:table-cell office:value-type="string">
            <text:p>s</text:p>
          </table:table-cell>
          <table:table-cell office:value-type="string">
            <text:p>Tu me fais chier en tabarnak!</text:p>
          </table:table-cell>
          <table:table-cell office:value-type="string">
            <text:p>Tu me fais vraiment chier!</text:p>
          </table:table-cell>
          <table:table-cell/>
          <table:table-cell office:value-type="string">
            <text:p>tabarnak</text:p>
          </table:table-cell>
          <table:table-cell table:number-columns-repeated="3"/>
          <table:table-cell office:value-type="string">
            <text:p>Déformation du mot Tabernacle, meuble abritant le ciboire.</text:p>
          </table:table-cell>
          <table:table-cell table:number-columns-repeated="2" office:value-type="float" office:value="1405928706">
            <text:p>1405928706</text:p>
          </table:table-cell>
          <table:table-cell office:value-type="float" office:value="9">
            <text:p>9</text:p>
          </table:table-cell>
          <table:table-cell table:number-columns-repeated="1009"/>
        </table:table-row>
        <table:table-row table:style-name="ro1">
          <table:table-cell office:value-type="string">
            <text:p>tablette (bière)</text:p>
          </table:table-cell>
          <table:table-cell office:value-type="string">
            <text:p>Bière bue à température ambiante. On utilise parfois "tablette" seul, comme nom commun.</text:p>
          </table:table-cell>
          <table:table-cell office:value-type="string">
            <text:p>NULL</text:p>
          </table:table-cell>
          <table:table-cell office:value-type="string">
            <text:p>v</text:p>
          </table:table-cell>
          <table:table-cell office:value-type="string">
            <text:p>J'haïs pas ça, une bière tablette de temps en temps.</text:p>
          </table:table-cell>
          <table:table-cell office:value-type="string">
            <text:p>C'est agréable, une bière tiède, de temps en temps.</text:p>
          </table:table-cell>
          <table:table-cell office:value-type="string">
            <text:p>Tablette</text:p>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Vient du fait que la bière posée sur une tablette (une étagère) est nécessairement à la température de la pièce.</text:p>
          </table:table-cell>
          <table:table-cell office:value-type="float" office:value="1222222222">
            <text:p>1222222222</text:p>
          </table:table-cell>
          <table:table-cell office:value-type="float" office:value="1288769494">
            <text:p>1288769494</text:p>
          </table:table-cell>
          <table:table-cell office:value-type="float" office:value="13">
            <text:p>13</text:p>
          </table:table-cell>
          <table:table-cell table:number-columns-repeated="1009"/>
        </table:table-row>
        <table:table-row table:style-name="ro1">
          <table:table-cell office:value-type="string">
            <text:p>tanné (être)</text:p>
          </table:table-cell>
          <table:table-cell office:value-type="string">
            <text:p>En avoir marre, être écoeuré</text:p>
          </table:table-cell>
          <table:table-cell office:value-type="string">
            <text:p>NULL</text:p>
          </table:table-cell>
          <table:table-cell office:value-type="string">
            <text:p>e</text:p>
          </table:table-cell>
          <table:table-cell office:value-type="string">
            <text:p>Chu tanné de cette place. On décâlisse !</text:p>
          </table:table-cell>
          <table:table-cell office:value-type="string">
            <text:p>J'en ai marre de cet endroit, allons nous-en.</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408239000">
            <text:p>1408239000</text:p>
          </table:table-cell>
          <table:table-cell office:value-type="float" office:value="0">
            <text:p>0</text:p>
          </table:table-cell>
          <table:table-cell table:number-columns-repeated="1009"/>
        </table:table-row>
        <table:table-row table:style-name="ro1">
          <table:table-cell office:value-type="string">
            <text:p>taouin</text:p>
          </table:table-cell>
          <table:table-cell office:value-type="string">
            <text:p>Imbécile, idiot.</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tapis</text:p>
          </table:table-cell>
          <table:table-cell office:value-type="string">
            <text:p>Moquett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arguetter</text:p>
          </table:table-cell>
          <table:table-cell office:value-type="string">
            <text:p>Cibler.</text:p>
          </table:table-cell>
          <table:table-cell office:value-type="string">
            <text:p>NULL</text:p>
          </table:table-cell>
          <table:table-cell office:value-type="string">
            <text:p>v</text:p>
          </table:table-cell>
          <table:table-cell office:value-type="string">
            <text:p>J'ai targetté les grosses business pour me chercher une job.</text:p>
          </table:table-cell>
          <table:table-cell office:value-type="string">
            <text:p>J'ai ciblé les grosses entreprises pour me chercher un boulot.</text:p>
          </table:table-cell>
          <table:table-cell/>
          <table:table-cell office:value-type="string">
            <text:p>Prononcer à l'anglaise (taôrguetté).</text:p>
          </table:table-cell>
          <table:table-cell office:value-type="string">
            <text:p>verbe</text:p>
          </table:table-cell>
          <table:table-cell table:number-columns-repeated="2" office:value-type="string">
            <text:p>NA</text:p>
          </table:table-cell>
          <table:table-cell office:value-type="string">
            <text:p>De l'anglais (to target)</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asser (se)</text:p>
          </table:table-cell>
          <table:table-cell office:value-type="string">
            <text:p>S'ôter du chemin.</text:p>
          </table:table-cell>
          <table:table-cell office:value-type="string">
            <text:p>NULL</text:p>
          </table:table-cell>
          <table:table-cell office:value-type="string">
            <text:p>v</text:p>
          </table:table-cell>
          <table:table-cell office:value-type="string">
            <text:p>Tasse-toé de d'là.</text:p>
          </table:table-cell>
          <table:table-cell office:value-type="string">
            <text:p>Va t'en.</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ataouiner</text:p>
          </table:table-cell>
          <table:table-cell office:value-type="string">
            <text:p>Tergiverser, hésiter.</text:p>
          </table:table-cell>
          <table:table-cell office:value-type="string">
            <text:p>NULL</text:p>
          </table:table-cell>
          <table:table-cell office:value-type="string">
            <text:p>v</text:p>
          </table:table-cell>
          <table:table-cell office:value-type="string">
            <text:p>As-tu fini de tataouiner? Enwèye donc, vas travailler!</text:p>
          </table:table-cell>
          <table:table-cell office:value-type="string">
            <text:p>As-tu fini de tergiverser? Allez, vas travailler!</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Du verbe envoyer. Envoie donc!</text:p>
          </table:table-cell>
          <table:table-cell office:value-type="float" office:value="1222222222">
            <text:p>1222222222</text:p>
          </table:table-cell>
          <table:table-cell office:value-type="float" office:value="1360619896">
            <text:p>1360619896</text:p>
          </table:table-cell>
          <table:table-cell office:value-type="float" office:value="23">
            <text:p>23</text:p>
          </table:table-cell>
          <table:table-cell table:number-columns-repeated="1009"/>
        </table:table-row>
        <table:table-row table:style-name="ro1">
          <table:table-cell office:value-type="string">
            <text:p>température (belle ou mauvaise)</text:p>
          </table:table-cell>
          <table:table-cell office:value-type="string">
            <text:p>(Beau ou mauvais) temps.</text:p>
          </table:table-cell>
          <table:table-cell office:value-type="string">
            <text:p>NULL</text:p>
          </table:table-cell>
          <table:table-cell office:value-type="string">
            <text:p>e</text:p>
          </table:table-cell>
          <table:table-cell office:value-type="string">
            <text:p>Nous avons eu une belle température.</text:p>
          </table:table-cell>
          <table:table-cell office:value-type="string">
            <text:p>Nous avons eu beau temps.</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errasse(s)</text:p>
          </table:table-cell>
          <table:table-cell office:value-type="string">
            <text:p>Pelous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êteux</text:p>
          </table:table-cell>
          <table:table-cell office:value-type="string">
            <text:p>Lèche-cul, fayot.</text:p>
          </table:table-cell>
          <table:table-cell office:value-type="string">
            <text:p>Idiot.</text:p>
          </table:table-cell>
          <table:table-cell office:value-type="string">
            <text:p>v</text:p>
          </table:table-cell>
          <table:table-cell office:value-type="string">
            <text:p>Y'é toujours d'accord avec tout le monde, le têteux.</text:p>
          </table:table-cell>
          <table:table-cell office:value-type="string">
            <text:p>Il est toujours d'accord avec tout le monde, le lèche-cul.</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ti-cul</text:p>
          </table:table-cell>
          <table:table-cell office:value-type="string">
            <text:p>Enfant.</text:p>
          </table:table-cell>
          <table:table-cell office:value-type="string">
            <text:p>NULL</text:p>
          </table:table-cell>
          <table:table-cell office:value-type="string">
            <text:p>v</text:p>
          </table:table-cell>
          <table:table-cell office:value-type="string">
            <text:p>Y'a des ti-culs qui jouent dehors.</text:p>
          </table:table-cell>
          <table:table-cell office:value-type="string">
            <text:p>Il y a des enfants qui jouent dehor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5">
            <text:p>15</text:p>
          </table:table-cell>
          <table:table-cell table:number-columns-repeated="1009"/>
        </table:table-row>
        <table:table-row table:style-name="ro1">
          <table:table-cell office:value-type="string">
            <text:p>tire (d'érable)</text:p>
          </table:table-cell>
          <table:table-cell office:value-type="string">
            <text:p>Sirop d'érable très chaud étalé sur la neige puis enroulé, lorsque légèrement durci, autour d'une tige pour en faire une sucett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titi (en)</text:p>
          </table:table-cell>
          <table:table-cell office:value-type="string">
            <text:p>Beaucoup.</text:p>
          </table:table-cell>
          <table:table-cell/>
          <table:table-cell office:value-type="string">
            <text:p>e</text:p>
          </table:table-cell>
          <table:table-cell office:value-type="string">
            <text:p>Je l'aime en titi.</text:p>
          </table:table-cell>
          <table:table-cell office:value-type="string">
            <text:p>Je l'aime beaucoup.</text:p>
          </table:table-cell>
          <table:table-cell/>
          <table:table-cell office:value-type="string">
            <text:p>Ti-Ti</text:p>
          </table:table-cell>
          <table:table-cell office:value-type="string">
            <text:p>nom propre</text:p>
          </table:table-cell>
          <table:table-cell table:number-columns-repeated="2" office:value-type="string">
            <text:p>NA</text:p>
          </table:table-cell>
          <table:table-cell office:value-type="string">
            <text:p>Modification <text:s/>de Hostie ou Estie</text:p>
          </table:table-cell>
          <table:table-cell office:value-type="float" office:value="1222222222">
            <text:p>1222222222</text:p>
          </table:table-cell>
          <table:table-cell office:value-type="float" office:value="1393346175">
            <text:p>1393346175</text:p>
          </table:table-cell>
          <table:table-cell office:value-type="float" office:value="3">
            <text:p>3</text:p>
          </table:table-cell>
          <table:table-cell table:number-columns-repeated="1009"/>
        </table:table-row>
        <table:table-row table:style-name="ro1">
          <table:table-cell office:value-type="string">
            <text:p>En ti-pépère</text:p>
          </table:table-cell>
          <table:table-cell office:value-type="string">
            <text:p>Beaucoup</text:p>
          </table:table-cell>
          <table:table-cell/>
          <table:table-cell office:value-type="string">
            <text:p>e</text:p>
          </table:table-cell>
          <table:table-cell office:value-type="string">
            <text:p>C'est bon en ti-pépère</text:p>
          </table:table-cell>
          <table:table-cell office:value-type="string">
            <text:p>C'est très bon</text:p>
          </table:table-cell>
          <table:table-cell table:number-columns-repeated="6"/>
          <table:table-cell office:value-type="float" office:value="1359661140">
            <text:p>1359661140</text:p>
          </table:table-cell>
          <table:table-cell office:value-type="float" office:value="1359661347">
            <text:p>1359661347</text:p>
          </table:table-cell>
          <table:table-cell office:value-type="float" office:value="0">
            <text:p>0</text:p>
          </table:table-cell>
          <table:table-cell table:number-columns-repeated="1009"/>
        </table:table-row>
        <table:table-row table:style-name="ro1">
          <table:table-cell office:value-type="string">
            <text:p>touch (avoir la)</text:p>
          </table:table-cell>
          <table:table-cell office:value-type="string">
            <text:p>Savoir s'y prendre.</text:p>
          </table:table-cell>
          <table:table-cell office:value-type="string">
            <text:p>NULL</text:p>
          </table:table-cell>
          <table:table-cell office:value-type="string">
            <text:p>e</text:p>
          </table:table-cell>
          <table:table-cell office:value-type="string">
            <text:p>Y'a tellement la touch avec les enfants, lui.</text:p>
          </table:table-cell>
          <table:table-cell office:value-type="string">
            <text:p>Il sait vraiment s'y prendre avec les enfants, lui.</text:p>
          </table:table-cell>
          <table:table-cell office:value-type="string">
            <text:p>Avoir le touch</text:p>
          </table:table-cell>
          <table:table-cell office:value-type="string">
            <text:p>Avoir la totch</text:p>
          </table:table-cell>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oune</text:p>
          </table:table-cell>
          <table:table-cell office:value-type="string">
            <text:p>Chanson. </text:p>
          </table:table-cell>
          <table:table-cell office:value-type="string">
            <text:p>NULL</text:p>
          </table:table-cell>
          <table:table-cell office:value-type="string">
            <text:p>v</text:p>
          </table:table-cell>
          <table:table-cell office:value-type="string">
            <text:p>M'a t'faire écouter une bonne toune de Felix.</text:p>
          </table:table-cell>
          <table:table-cell office:value-type="string">
            <text:p>Je vais te faire écouter une bonne chanson de Félix Leclerc.</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 (tune).</text:p>
          </table:table-cell>
          <table:table-cell office:value-type="float" office:value="1222222222">
            <text:p>1222222222</text:p>
          </table:table-cell>
          <table:table-cell office:value-type="float" office:value="1343136472">
            <text:p>1343136472</text:p>
          </table:table-cell>
          <table:table-cell office:value-type="float" office:value="2">
            <text:p>2</text:p>
          </table:table-cell>
          <table:table-cell table:number-columns-repeated="1009"/>
        </table:table-row>
        <table:table-row table:style-name="ro1">
          <table:table-cell office:value-type="string">
            <text:p>tourlou</text:p>
          </table:table-cell>
          <table:table-cell office:value-type="string">
            <text:p>Bye, ciao, à la prochaine!</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autre</text:p>
          </table:table-cell>
          <table:table-cell office:value-type="string">
            <text:p>NA</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4">
            <text:p>14</text:p>
          </table:table-cell>
          <table:table-cell table:number-columns-repeated="1009"/>
        </table:table-row>
        <table:table-row table:style-name="ro1">
          <table:table-cell office:value-type="string">
            <text:p>toute</text:p>
          </table:table-cell>
          <table:table-cell office:value-type="string">
            <text:p>Tout. Le T final n'est pas muet au Québec. Si bien que les quatre mots suivants : tout, tous, toute et toutes, se prononcent tous les quatre "toute". </text:p>
          </table:table-cell>
          <table:table-cell office:value-type="string">
            <text:p>NULL</text:p>
          </table:table-cell>
          <table:table-cell office:value-type="string">
            <text:p>d</text:p>
          </table:table-cell>
          <table:table-cell office:value-type="string">
            <text:p>Vous êtes toute là les gars ? Oui, on est icitte.</text:p>
          </table:table-cell>
          <table:table-cell office:value-type="string">
            <text:p>Vous êtes tous là les mecs ? Oui, on est ici.</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outou</text:p>
          </table:table-cell>
          <table:table-cell office:value-type="string">
            <text:p>Nounours, peluche.</text:p>
          </table:table-cell>
          <table:table-cell office:value-type="string">
            <text:p>NULL</text:p>
          </table:table-cell>
          <table:table-cell office:value-type="string">
            <text:p>v</text:p>
          </table:table-cell>
          <table:table-cell office:value-type="string">
            <text:p>Le ti-cul a perdu son toutou.</text:p>
          </table:table-cell>
          <table:table-cell office:value-type="string">
            <text:p>L'enfant a perdu son nounour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tower</text:p>
          </table:table-cell>
          <table:table-cell office:value-type="string">
            <text:p>Remorquer.</text:p>
          </table:table-cell>
          <table:table-cell office:value-type="string">
            <text:p>NULL</text:p>
          </table:table-cell>
          <table:table-cell office:value-type="string">
            <text:p>v</text:p>
          </table:table-cell>
          <table:table-cell office:value-type="string">
            <text:p>Je me suis faite tower, j'étais mal parké : </text:p>
          </table:table-cell>
          <table:table-cell office:value-type="string">
            <text:p>Je me suis fait remorquer, j'étais mal garé.</text:p>
          </table:table-cell>
          <table:table-cell office:value-type="string">
            <text:p>Toer, Touer, Towigner</text:p>
          </table:table-cell>
          <table:table-cell office:value-type="string">
            <text:p>tôwé</text:p>
          </table:table-cell>
          <table:table-cell office:value-type="string">
            <text:p>verbe</text:p>
          </table:table-cell>
          <table:table-cell table:number-columns-repeated="2" office:value-type="string">
            <text:p>NA</text:p>
          </table:table-cell>
          <table:table-cell office:value-type="string">
            <text:p>De l'anglais (to tow).</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PS</text:p>
          </table:table-cell>
          <table:table-cell office:value-type="string">
            <text:p>Taxe sur les Produits et Services. (taxe équivalente à la T.V.A. en France) C'est la part de taxe qui revient au gouvernement fédéral canadien.</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acronyme</text:p>
          </table:table-cell>
          <table:table-cell office:value-type="string">
            <text:p>féminin</text:p>
          </table:table-cell>
          <table:table-cell office:value-type="string">
            <text:p>singulier</text:p>
          </table:table-cell>
          <table:table-cell table:number-columns-repeated="2" office:value-type="string">
            <text:p>NULL</text:p>
          </table:table-cell>
          <table:table-cell office:value-type="float" office:value="1373941660">
            <text:p>1373941660</text:p>
          </table:table-cell>
          <table:table-cell office:value-type="float" office:value="0">
            <text:p>0</text:p>
          </table:table-cell>
          <table:table-cell table:number-columns-repeated="1009"/>
        </table:table-row>
        <table:table-row table:style-name="ro1">
          <table:table-cell office:value-type="string">
            <text:p>trailer</text:p>
          </table:table-cell>
          <table:table-cell office:value-type="string">
            <text:p>Remorque pour voiture.</text:p>
          </table:table-cell>
          <table:table-cell office:value-type="string">
            <text:p>NULL</text:p>
          </table:table-cell>
          <table:table-cell office:value-type="string">
            <text:p>v</text:p>
          </table:table-cell>
          <table:table-cell office:value-type="string">
            <text:p>Pour le déménagement, il a amené son trailer.</text:p>
          </table:table-cell>
          <table:table-cell office:value-type="string">
            <text:p>Pour le déménagement, il a apporté sa remorque.</text:p>
          </table:table-cell>
          <table:table-cell/>
          <table:table-cell office:value-type="string">
            <text:p>traéleur ou tréleux</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2">
          <table:table-cell office:value-type="string">
            <text:p>traversier</text:p>
          </table:table-cell>
          <table:table-cell office:value-type="string">
            <text:p>Ferry</text:p>
            <text:p/>
          </table:table-cell>
          <table:table-cell office:value-type="string">
            <text:p>NULL</text:p>
          </table:table-cell>
          <table:table-cell office:value-type="string">
            <text:p>v</text:p>
          </table:table-cell>
          <table:table-cell office:value-type="string">
            <text:p>J'ai pris le traversier pour aller de Sorel à l'Ile St-Ignace.</text:p>
          </table:table-cell>
          <table:table-cell office:value-type="string">
            <text:p>J'ai pris le ferry pour aller de Calais à Douvres</text:p>
          </table:table-cell>
          <table:table-cell office:value-type="string">
            <text:p>NULL</text:p>
          </table:table-cell>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table:table-cell office:value-type="float" office:value="1373117880">
            <text:p>1373117880</text:p>
          </table:table-cell>
          <table:table-cell office:value-type="float" office:value="1">
            <text:p>1</text:p>
          </table:table-cell>
          <table:table-cell table:number-columns-repeated="1009"/>
        </table:table-row>
        <table:table-row table:style-name="ro1">
          <table:table-cell office:value-type="string">
            <text:p>trempette</text:p>
          </table:table-cell>
          <table:table-cell office:value-type="string">
            <text:p>Sauce dans laquelle on trempe des crudités ou des chips.</text:p>
          </table:table-cell>
          <table:table-cell office:value-type="string">
            <text:p>NULL</text:p>
          </table:table-cell>
          <table:table-cell office:value-type="string">
            <text:p>v</text:p>
          </table:table-cell>
          <table:table-cell office:value-type="string">
            <text:p>La meilleure trempette, c'est la trempette rose, ketchup et mayo.</text:p>
          </table:table-cell>
          <table:table-cell office:value-type="string">
            <text:p>Ma sauce préférée pour tremper des crudités, c'est le mélange de ketchup et mayo.</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trente-sous</text:p>
          </table:table-cell>
          <table:table-cell office:value-type="string">
            <text:p>Pièce de 25 cents.</text:p>
          </table:table-cell>
          <table:table-cell office:value-type="string">
            <text:p>NULL</text:p>
          </table:table-cell>
          <table:table-cell office:value-type="string">
            <text:p>v</text:p>
          </table:table-cell>
          <table:table-cell office:value-type="string">
            <text:p>Il me manque 25 cents pour m'acheter une bié, prête moi un 30 sous.</text:p>
          </table:table-cell>
          <table:table-cell office:value-type="string">
            <text:p>Il me manque 25 centimes pour m'acheter une bière, prête-moi une pièce de 25 centimes.</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Voir le site de Fredak.</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trippant</text:p>
          </table:table-cell>
          <table:table-cell office:value-type="string">
            <text:p>Excitant, amusant, génial.</text:p>
          </table:table-cell>
          <table:table-cell office:value-type="string">
            <text:p>NULL</text:p>
          </table:table-cell>
          <table:table-cell office:value-type="string">
            <text:p>v</text:p>
          </table:table-cell>
          <table:table-cell office:value-type="string">
            <text:p>Y'a un nouveau manège à la Ronde, y'é trippant ça a pas d'allure !</text:p>
          </table:table-cell>
          <table:table-cell office:value-type="string">
            <text:p>Il y a un nouveau manège au Parc Astérix, il est vraiment génial !</text:p>
          </table:table-cell>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De l'anglais (to trip)</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troubles</text:p>
          </table:table-cell>
          <table:table-cell office:value-type="string">
            <text:p>Problèmes, complications. </text:p>
          </table:table-cell>
          <table:table-cell office:value-type="string">
            <text:p>NULL</text:p>
          </table:table-cell>
          <table:table-cell office:value-type="string">
            <text:p>v</text:p>
          </table:table-cell>
          <table:table-cell office:value-type="string">
            <text:p>C'est pas trop de troubles pour toi ?</text:p>
          </table:table-cell>
          <table:table-cell office:value-type="string">
            <text:p>C'est pas trop compliqué pour toi?</text:p>
          </table:table-cell>
          <table:table-cell/>
          <table:table-cell office:value-type="string">
            <text:p>Troub'</text:p>
          </table:table-cell>
          <table:table-cell office:value-type="string">
            <text:p>nom commun</text:p>
          </table:table-cell>
          <table:table-cell office:value-type="string">
            <text:p>masculin</text:p>
          </table:table-cell>
          <table:table-cell office:value-type="string">
            <text:p>pluriel</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2">
          <table:table-cell office:value-type="string">
            <text:p>truck</text:p>
          </table:table-cell>
          <table:table-cell office:value-type="string">
            <text:p>Camion.</text:p>
            <text:p/>
          </table:table-cell>
          <table:table-cell office:value-type="string">
            <text:p>Ca Dépasse les bornes</text:p>
          </table:table-cell>
          <table:table-cell office:value-type="string">
            <text:p>v</text:p>
          </table:table-cell>
          <table:table-cell office:value-type="string">
            <text:p>Embarque dans l'truck, on décrisse.</text:p>
            <text:p/>
          </table:table-cell>
          <table:table-cell office:value-type="string">
            <text:p>Monte dans le camion, nous partons.</text:p>
            <text:p/>
          </table:table-cell>
          <table:table-cell/>
          <table:table-cell office:value-type="string">
            <text:p>troc</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text:p>
          </table:table-cell>
          <table:table-cell office:value-type="float" office:value="1222222222">
            <text:p>1222222222</text:p>
          </table:table-cell>
          <table:table-cell office:value-type="float" office:value="1428651091">
            <text:p>1428651091</text:p>
          </table:table-cell>
          <table:table-cell office:value-type="float" office:value="1">
            <text:p>1</text:p>
          </table:table-cell>
          <table:table-cell table:number-columns-repeated="1009"/>
        </table:table-row>
        <table:table-row table:style-name="ro1">
          <table:table-cell office:value-type="string">
            <text:p>tu (précédé de </text:p>
          </table:table-cell>
          <table:table-cell office:value-type="string">
            <text:p>Ti. Suffixe placé après le verbe dans une question.</text:p>
          </table:table-cell>
          <table:table-cell office:value-type="string">
            <text:p>NULL</text:p>
          </table:table-cell>
          <table:table-cell office:value-type="string">
            <text:p>d</text:p>
          </table:table-cell>
          <table:table-cell office:value-type="string">
            <text:p>Il neigera-tu à Noël ?</text:p>
          </table:table-cell>
          <table:table-cell office:value-type="string">
            <text:p>Neigera-t-il à Noël ?</text:p>
          </table:table-cell>
          <table:table-cell/>
          <table:table-cell table:number-columns-repeated="2" office:value-type="string">
            <text:p>NULL</text:p>
          </table:table-cell>
          <table:table-cell table:number-columns-repeated="2" office:value-type="string">
            <text:p>NA</text:p>
          </table:table-cell>
          <table:table-cell office:value-type="string">
            <text:p>Du vieux français "ti": Il neigera-ti à Noël ? Déformation de "t'il" : Neigera-t'il à Noël ? Ne se place qu'après les questions auxquelles on peut répondre par "oui" ou "non". (On ne dit pas : "Tu t'appeles-tu comment?")</text:p>
          </table:table-cell>
          <table:table-cell office:value-type="float" office:value="1222222222">
            <text:p>1222222222</text:p>
          </table:table-cell>
          <table:table-cell office:value-type="float" office:value="1321303638">
            <text:p>1321303638</text:p>
          </table:table-cell>
          <table:table-cell office:value-type="float" office:value="12">
            <text:p>12</text:p>
          </table:table-cell>
          <table:table-cell table:number-columns-repeated="1009"/>
        </table:table-row>
        <table:table-row table:style-name="ro1">
          <table:table-cell office:value-type="string">
            <text:p>turlutte</text:p>
          </table:table-cell>
          <table:table-cell office:value-type="string">
            <text:p>Scat, chanson rythmée avec plus d'onomatopées de que mots ("ta ga di dou ba di"). </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76575">
            <text:p>1288776575</text:p>
          </table:table-cell>
          <table:table-cell office:value-type="float" office:value="5">
            <text:p>5</text:p>
          </table:table-cell>
          <table:table-cell table:number-columns-repeated="1009"/>
        </table:table-row>
        <table:table-row table:style-name="ro1">
          <table:table-cell office:value-type="string">
            <text:p>twit</text:p>
          </table:table-cell>
          <table:table-cell office:value-type="string">
            <text:p>Idiot, imbécile. </text:p>
          </table:table-cell>
          <table:table-cell office:value-type="string">
            <text:p>NULL</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abbréviation de nitwit.</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U de M</text:p>
          </table:table-cell>
          <table:table-cell office:value-type="string">
            <text:p>Université de Montréal.</text:p>
          </table:table-cell>
          <table:table-cell office:value-type="string">
            <text:p>NULL</text:p>
          </table:table-cell>
          <table:table-cell office:value-type="string">
            <text:p>d</text:p>
          </table:table-cell>
          <table:table-cell office:value-type="string">
            <text:p>T'es à l'UQAM ou à l'U de M ?</text:p>
          </table:table-cell>
          <table:table-cell office:value-type="string">
            <text:p>Tu es à l'Université du Québec à Montréal ou à l'Université de Montréal ?</text:p>
          </table:table-cell>
          <table:table-cell/>
          <table:table-cell office:value-type="string">
            <text:p>NULL</text:p>
          </table:table-cell>
          <table:table-cell office:value-type="string">
            <text:p>acronyme</text:p>
          </table:table-cell>
          <table:table-cell table:number-columns-repeated="2" office:value-type="string">
            <text:p>NA</text:p>
          </table:table-cell>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unifolié</text:p>
          </table:table-cell>
          <table:table-cell office:value-type="string">
            <text:p>Drapeau du Canada.</text:p>
          </table:table-cell>
          <table:table-cell office:value-type="string">
            <text:p>NULL</text:p>
          </table:table-cell>
          <table:table-cell office:value-type="string">
            <text:p>v</text:p>
          </table:table-cell>
          <table:table-cell office:value-type="string">
            <text:p>Il a mis l'unifolié devant sa porte.</text:p>
          </table:table-cell>
          <table:table-cell office:value-type="string">
            <text:p>Il a mis le drapeau du Canada devant sa port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Unifolié" signifie "avec une seule feuill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ustensiles</text:p>
          </table:table-cell>
          <table:table-cell office:value-type="string">
            <text:p>Couverts (cuillères, fourchettes et couteaux).</text:p>
          </table:table-cell>
          <table:table-cell office:value-type="string">
            <text:p>NULL</text:p>
          </table:table-cell>
          <table:table-cell office:value-type="string">
            <text:p>v</text:p>
          </table:table-cell>
          <table:table-cell office:value-type="string">
            <text:p>T'as-tu mis les ustensiles su'a table ?</text:p>
          </table:table-cell>
          <table:table-cell office:value-type="string">
            <text:p>As-tu mis les couverts sur la table ?</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pluriel</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vadrouille</text:p>
          </table:table-cell>
          <table:table-cell office:value-type="string">
            <text:p>Serpillère</text:p>
          </table:table-cell>
          <table:table-cell office:value-type="string">
            <text:p>NULL</text:p>
          </table:table-cell>
          <table:table-cell office:value-type="string">
            <text:p>v</text:p>
          </table:table-cell>
          <table:table-cell office:value-type="string">
            <text:p>Après le balai, tu passeras la vadrouille.</text:p>
          </table:table-cell>
          <table:table-cell office:value-type="string">
            <text:p>Après le balai, tu passeras la serpillère.</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Il s'agit d'un vieux terme nautique désignant un balai fait de vieux cordages.</text:p>
          </table:table-cell>
          <table:table-cell office:value-type="float" office:value="1222222222">
            <text:p>1222222222</text:p>
          </table:table-cell>
          <table:table-cell office:value-type="float" office:value="1366665993">
            <text:p>1366665993</text:p>
          </table:table-cell>
          <table:table-cell office:value-type="float" office:value="1">
            <text:p>1</text:p>
          </table:table-cell>
          <table:table-cell table:number-columns-repeated="1009"/>
        </table:table-row>
        <table:table-row table:style-name="ro1">
          <table:table-cell office:value-type="string">
            <text:p>crochir</text:p>
          </table:table-cell>
          <table:table-cell office:value-type="string">
            <text:p>rendre quelque chose croche</text:p>
          </table:table-cell>
          <table:table-cell/>
          <table:table-cell office:value-type="string">
            <text:p>d</text:p>
          </table:table-cell>
          <table:table-cell table:number-columns-repeated="8"/>
          <table:table-cell table:number-columns-repeated="2" office:value-type="float" office:value="1429031006">
            <text:p>1429031006</text:p>
          </table:table-cell>
          <table:table-cell office:value-type="float" office:value="0">
            <text:p>0</text:p>
          </table:table-cell>
          <table:table-cell table:number-columns-repeated="1009"/>
        </table:table-row>
        <table:table-row table:style-name="ro1">
          <table:table-cell office:value-type="string">
            <text:p>varloper</text:p>
          </table:table-cell>
          <table:table-cell office:value-type="string">
            <text:p>Corriger (punir en battant).</text:p>
          </table:table-cell>
          <table:table-cell office:value-type="string">
            <text:p>travailler le bois à la varlope, au rabot, raboter</text:p>
          </table:table-cell>
          <table:table-cell office:value-type="string">
            <text:p>v</text:p>
          </table:table-cell>
          <table:table-cell table:number-columns-repeated="2" office:value-type="string">
            <text:p>NULL</text:p>
          </table:table-cell>
          <table:table-cell/>
          <table:table-cell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01335049">
            <text:p>1301335049</text:p>
          </table:table-cell>
          <table:table-cell office:value-type="float" office:value="3">
            <text:p>3</text:p>
          </table:table-cell>
          <table:table-cell table:number-columns-repeated="1009"/>
        </table:table-row>
        <table:table-row table:style-name="ro1">
          <table:table-cell office:value-type="string">
            <text:p>vedger</text:p>
          </table:table-cell>
          <table:table-cell office:value-type="string">
            <text:p>Paresser, glander.</text:p>
          </table:table-cell>
          <table:table-cell office:value-type="string">
            <text:p>NULL</text:p>
          </table:table-cell>
          <table:table-cell office:value-type="string">
            <text:p>v</text:p>
          </table:table-cell>
          <table:table-cell office:value-type="string">
            <text:p>Y'a vedgé toute la veillée au lieu de m'donner un coup de main.</text:p>
          </table:table-cell>
          <table:table-cell office:value-type="string">
            <text:p>Il a glandé toute la soirée au lieu de me donner un coup de main.</text:p>
          </table:table-cell>
          <table:table-cell/>
          <table:table-cell office:value-type="string">
            <text:p>NULL</text:p>
          </table:table-cell>
          <table:table-cell office:value-type="string">
            <text:p>nom commun</text:p>
          </table:table-cell>
          <table:table-cell office:value-type="string">
            <text:p>NA</text:p>
          </table:table-cell>
          <table:table-cell office:value-type="string">
            <text:p>singulier</text:p>
          </table:table-cell>
          <table:table-cell office:value-type="string">
            <text:p>De l'anglais (vegetable = légume).</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vente de garage</text:p>
          </table:table-cell>
          <table:table-cell office:value-type="string">
            <text:p>Vide-grenier.</text:p>
          </table:table-cell>
          <table:table-cell office:value-type="string">
            <text:p>NULL</text:p>
          </table:table-cell>
          <table:table-cell office:value-type="string">
            <text:p>v</text:p>
          </table:table-cell>
          <table:table-cell office:value-type="string">
            <text:p>M'a aller à la vente de garage du côté de chez grand-maman cette fin de semaine.</text:p>
          </table:table-cell>
          <table:table-cell office:value-type="string">
            <text:p>Je vais aller au vide-grenier près de chez mamie ce week-end.</text:p>
          </table:table-cell>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viarge !</text:p>
          </table:table-cell>
          <table:table-cell office:value-type="string">
            <text:p>Putain !</text:p>
          </table:table-cell>
          <table:table-cell office:value-type="string">
            <text:p>NULL</text:p>
          </table:table-cell>
          <table:table-cell office:value-type="string">
            <text:p>s</text:p>
          </table:table-cell>
          <table:table-cell table:number-columns-repeated="2" office:value-type="string">
            <text:p>NULL</text:p>
          </table:table-cell>
          <table:table-cell/>
          <table:table-cell office:value-type="string">
            <text:p>NULL</text:p>
          </table:table-cell>
          <table:table-cell/>
          <table:table-cell table:number-columns-repeated="2" office:value-type="string">
            <text:p>NA</text:p>
          </table:table-cell>
          <table:table-cell/>
          <table:table-cell office:value-type="float" office:value="1222222222">
            <text:p>1222222222</text:p>
          </table:table-cell>
          <table:table-cell office:value-type="float" office:value="1358741895">
            <text:p>1358741895</text:p>
          </table:table-cell>
          <table:table-cell office:value-type="float" office:value="41">
            <text:p>41</text:p>
          </table:table-cell>
          <table:table-cell table:number-columns-repeated="1009"/>
        </table:table-row>
        <table:table-row table:style-name="ro1">
          <table:table-cell office:value-type="string">
            <text:p>vidangeur</text:p>
          </table:table-cell>
          <table:table-cell office:value-type="string">
            <text:p>Éboueur.</text:p>
          </table:table-cell>
          <table:table-cell office:value-type="string">
            <text:p>NULL</text:p>
          </table:table-cell>
          <table:table-cell office:value-type="string">
            <text:p>v</text:p>
          </table:table-cell>
          <table:table-cell office:value-type="string">
            <text:p>A'a marié un vidangeur.</text:p>
          </table:table-cell>
          <table:table-cell office:value-type="string">
            <text:p>Elle a marié un éboueur.</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violoneux</text:p>
          </table:table-cell>
          <table:table-cell office:value-type="string">
            <text:p>Violoniste amateur ou professionnel qui joue de la musique de folklore, de la musique country ou des reels.</text:p>
          </table:table-cell>
          <table:table-cell office:value-type="string">
            <text:p>NULL</text:p>
          </table:table-cell>
          <table:table-cell office:value-type="string">
            <text:p>v</text:p>
          </table:table-cell>
          <table:table-cell office:value-type="string">
            <text:p>Le violoneux les a fait giguer toute la veillée.</text:p>
          </table:table-cell>
          <table:table-cell office:value-type="string">
            <text:p>Le violoniste (de musique traditionnelle)les a fait danser (gigues, quadrilles et rigodons) toute la soirée.</text:p>
          </table:table-cell>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9754629">
            <text:p>1359754629</text:p>
          </table:table-cell>
          <table:table-cell office:value-type="float" office:value="0">
            <text:p>0</text:p>
          </table:table-cell>
          <table:table-cell table:number-columns-repeated="1009"/>
        </table:table-row>
        <table:table-row table:style-name="ro1">
          <table:table-cell office:value-type="string">
            <text:p>vlimeux</text:p>
          </table:table-cell>
          <table:table-cell office:value-type="string">
            <text:p>Taquin, farceur, coquin.</text:p>
          </table:table-cell>
          <table:table-cell office:value-type="string">
            <text:p>NULL</text:p>
          </table:table-cell>
          <table:table-cell office:value-type="string">
            <text:p>v</text:p>
          </table:table-cell>
          <table:table-cell office:value-type="string">
            <text:p>Gâr' donc c'qu'ya faite le p'tit vlimeux.</text:p>
          </table:table-cell>
          <table:table-cell office:value-type="string">
            <text:p>Regarde ce qu'il a fait le petit coquin.</text:p>
          </table:table-cell>
          <table:table-cell office:value-type="string">
            <text:p>vnimeux</text:p>
          </table:table-cell>
          <table:table-cell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Vient probablement de "venimeux", car quand on dit de quelqu'un qu'il est un "poison" (= venin), cela signifie qu'il aime jouer des tours.</text:p>
          </table:table-cell>
          <table:table-cell office:value-type="string">
            <text:p>NULL</text:p>
          </table:table-cell>
          <table:table-cell office:value-type="float" office:value="1389786833">
            <text:p>1389786833</text:p>
          </table:table-cell>
          <table:table-cell office:value-type="float" office:value="50">
            <text:p>50</text:p>
          </table:table-cell>
          <table:table-cell table:number-columns-repeated="1009"/>
        </table:table-row>
        <table:table-row table:style-name="ro1">
          <table:table-cell office:value-type="string">
            <text:p>vrai/faux comme un diamant canadien</text:p>
          </table:table-cell>
          <table:table-cell office:value-type="string">
            <text:p>Quelque chose de faux.</text:p>
          </table:table-cell>
          <table:table-cell office:value-type="string">
            <text:p>NULL</text:p>
          </table:table-cell>
          <table:table-cell office:value-type="string">
            <text:p>e</text:p>
          </table:table-cell>
          <table:table-cell office:value-type="string">
            <text:p>Ton édition originale de Tintin, a'è vraie comme un diamant canadien.</text:p>
          </table:table-cell>
          <table:table-cell office:value-type="string">
            <text:p>Ton édition originale de Tintin est une fausse.</text:p>
          </table:table-cell>
          <table:table-cell/>
          <table:table-cell table:number-columns-repeated="2" office:value-type="string">
            <text:p>NULL</text:p>
          </table:table-cell>
          <table:table-cell table:number-columns-repeated="2" office:value-type="string">
            <text:p>NA</text:p>
          </table:table-cell>
          <table:table-cell office:value-type="string">
            <text:p>Jusqu'à il y a quelques années, on ne connaissait pas de gisements de diamants au Canada. Le quartz extrait au Canada était surnommé "diamant canadien".</text:p>
          </table:table-cell>
          <table:table-cell office:value-type="float" office:value="1222222222">
            <text:p>1222222222</text:p>
          </table:table-cell>
          <table:table-cell office:value-type="float" office:value="1402713796">
            <text:p>1402713796</text:p>
          </table:table-cell>
          <table:table-cell office:value-type="float" office:value="0">
            <text:p>0</text:p>
          </table:table-cell>
          <table:table-cell table:number-columns-repeated="1009"/>
        </table:table-row>
        <table:table-row table:style-name="ro1">
          <table:table-cell office:value-type="string">
            <text:p>waitress</text:p>
          </table:table-cell>
          <table:table-cell office:value-type="string">
            <text:p>Serveuse.</text:p>
          </table:table-cell>
          <table:table-cell office:value-type="string">
            <text:p>NULL</text:p>
          </table:table-cell>
          <table:table-cell office:value-type="string">
            <text:p>v</text:p>
          </table:table-cell>
          <table:table-cell office:value-type="string">
            <text:p>Le tip est inversement proportionnel à la longueur de jupe de la waitress.</text:p>
          </table:table-cell>
          <table:table-cell office:value-type="string">
            <text:p>Le pourboire est inversement proportionnel à la longueur de jupe de la serveuse.</text:p>
          </table:table-cell>
          <table:table-cell/>
          <table:table-cell office:value-type="string">
            <text:p>wétrisse</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l'anglais</text:p>
          </table:table-cell>
          <table:table-cell office:value-type="float" office:value="1222222222">
            <text:p>1222222222</text:p>
          </table:table-cell>
          <table:table-cell office:value-type="float" office:value="1397277766">
            <text:p>1397277766</text:p>
          </table:table-cell>
          <table:table-cell office:value-type="float" office:value="0">
            <text:p>0</text:p>
          </table:table-cell>
          <table:table-cell table:number-columns-repeated="1009"/>
        </table:table-row>
        <table:table-row table:style-name="ro1">
          <table:table-cell office:value-type="string">
            <text:p>watcher</text:p>
          </table:table-cell>
          <table:table-cell office:value-type="string">
            <text:p>Surveiller.</text:p>
          </table:table-cell>
          <table:table-cell office:value-type="string">
            <text:p>NULL</text:p>
          </table:table-cell>
          <table:table-cell office:value-type="string">
            <text:p>v</text:p>
          </table:table-cell>
          <table:table-cell office:value-type="string">
            <text:p>Watch'moé ben aller.</text:p>
          </table:table-cell>
          <table:table-cell office:value-type="string">
            <text:p>Regarde ce que je suis capable de faire.</text:p>
          </table:table-cell>
          <table:table-cell office:value-type="string">
            <text:p>Ouatcher</text:p>
          </table:table-cell>
          <table:table-cell office:value-type="string">
            <text:p>ouatcher</text:p>
          </table:table-cell>
          <table:table-cell office:value-type="string">
            <text:p>verbe</text:p>
          </table:table-cell>
          <table:table-cell table:number-columns-repeated="2" office:value-type="string">
            <text:p>NA</text:p>
          </table:table-cell>
          <table:table-cell office:value-type="string">
            <text:p>De l'anglais (to watch)</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winshil</text:p>
          </table:table-cell>
          <table:table-cell office:value-type="string">
            <text:p>Pare-brise.</text:p>
          </table:table-cell>
          <table:table-cell office:value-type="string">
            <text:p>NULL</text:p>
          </table:table-cell>
          <table:table-cell office:value-type="string">
            <text:p>v</text:p>
          </table:table-cell>
          <table:table-cell office:value-type="string">
            <text:p>Y'a une bernache qu'a chié su'ton winshil.</text:p>
          </table:table-cell>
          <table:table-cell office:value-type="string">
            <text:p>Il y a une oie qui a chié sur ton pare-brise.</text:p>
          </table:table-cell>
          <table:table-cell office:value-type="string">
            <text:p>winshire</text:p>
          </table:table-cell>
          <table:table-cell office:value-type="string">
            <text:p>Prononcer à l'anglaise ou pas.</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windshield) </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y a rien là</text:p>
          </table:table-cell>
          <table:table-cell office:value-type="string">
            <text:p>Cela n'a rien d'extraordinaire.</text:p>
          </table:table-cell>
          <table:table-cell office:value-type="string">
            <text:p>NULL</text:p>
          </table:table-cell>
          <table:table-cell office:value-type="string">
            <text:p>e</text:p>
          </table:table-cell>
          <table:table-cell office:value-type="string">
            <text:p>- Mon chien donne la patte. - Y a rien là, tous les chiens font ça.</text:p>
          </table:table-cell>
          <table:table-cell office:value-type="string">
            <text:p>- Mon chien donne la patte. - Ca n'a rien d'extraordinaire, tous les chiens font ça.</text:p>
          </table:table-cell>
          <table:table-cell table:number-columns-repeated="3" office:value-type="string">
            <text:p>NULL</text:p>
          </table:table-cell>
          <table:table-cell table:number-columns-repeated="2" office:value-type="string">
            <text:p>NA</text:p>
          </table:table-cell>
          <table:table-cell table:number-columns-repeated="2" office:value-type="string">
            <text:p>NULL</text:p>
          </table:table-cell>
          <table:table-cell office:value-type="float" office:value="1288387452">
            <text:p>1288387452</text:p>
          </table:table-cell>
          <table:table-cell office:value-type="float" office:value="5">
            <text:p>5</text:p>
          </table:table-cell>
          <table:table-cell table:number-columns-repeated="1009"/>
        </table:table-row>
        <table:table-row table:style-name="ro1">
          <table:table-cell office:value-type="string">
            <text:p>y'ont</text:p>
          </table:table-cell>
          <table:table-cell office:value-type="string">
            <text:p>Ils ont.</text:p>
          </table:table-cell>
          <table:table-cell office:value-type="string">
            <text:p>NULL</text:p>
          </table:table-cell>
          <table:table-cell office:value-type="string">
            <text:p>d</text:p>
          </table:table-cell>
          <table:table-cell office:value-type="string">
            <text:p>Y'ont 3 heures de retard les maudits.</text:p>
          </table:table-cell>
          <table:table-cell office:value-type="string">
            <text:p>Ils ont 3 heures de retard, ils font chier.</text:p>
          </table:table-cell>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yogourt</text:p>
          </table:table-cell>
          <table:table-cell office:value-type="string">
            <text:p>Yaourt.</text:p>
          </table:table-cell>
          <table:table-cell office:value-type="string">
            <text:p>NULL</text:p>
          </table:table-cell>
          <table:table-cell office:value-type="string">
            <text:p>v</text:p>
          </table:table-cell>
          <table:table-cell office:value-type="string">
            <text:p>Mange ton yogourt pis essuie-toé les babines.</text:p>
          </table:table-cell>
          <table:table-cell office:value-type="string">
            <text:p>Mange ton yaourt et essuie-toi la bouche.</text:p>
          </table:table-cell>
          <table:table-cell office:value-type="string">
            <text:p>Yoghourt</text:p>
          </table:table-cell>
          <table:table-cell office:value-type="string">
            <text:p>yogour</text:p>
          </table:table-cell>
          <table:table-cell office:value-type="string">
            <text:p>nom commun</text:p>
          </table:table-cell>
          <table:table-cell office:value-type="string">
            <text:p>masculin</text:p>
          </table:table-cell>
          <table:table-cell office:value-type="string">
            <text:p>singulier</text:p>
          </table:table-cell>
          <table:table-cell office:value-type="string">
            <text:p>Vient du turque, qui se prononce "yo-ourt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zippeur</text:p>
          </table:table-cell>
          <table:table-cell office:value-type="string">
            <text:p>Fermeture éclair.</text:p>
          </table:table-cell>
          <table:table-cell office:value-type="string">
            <text:p>NULL</text:p>
          </table:table-cell>
          <table:table-cell office:value-type="string">
            <text:p>v</text:p>
          </table:table-cell>
          <table:table-cell office:value-type="string">
            <text:p>Er'monte ton zippeur, on voit tes bobettes.</text:p>
          </table:table-cell>
          <table:table-cell office:value-type="string">
            <text:p>Remonte ta fermeture éclair, on voit ton caleçon.</text:p>
          </table:table-cell>
          <table:table-cell office:value-type="string">
            <text:p>zipper</text:p>
          </table:table-cell>
          <table:table-cell office:value-type="string">
            <text:p>Prononcer à l'anglais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zipper)</text:p>
          </table:table-cell>
          <table:table-cell office:value-type="string">
            <text:p>NULL</text:p>
          </table:table-cell>
          <table:table-cell office:value-type="float" office:value="1283562891">
            <text:p>1283562891</text:p>
          </table:table-cell>
          <table:table-cell office:value-type="float" office:value="0">
            <text:p>0</text:p>
          </table:table-cell>
          <table:table-cell table:number-columns-repeated="1009"/>
        </table:table-row>
        <table:table-row table:style-name="ro1">
          <table:table-cell office:value-type="string">
            <text:p>batêche !</text:p>
          </table:table-cell>
          <table:table-cell office:value-type="string">
            <text:p>Putain !</text:p>
          </table:table-cell>
          <table:table-cell office:value-type="string">
            <text:p>NULL</text:p>
          </table:table-cell>
          <table:table-cell office:value-type="string">
            <text:p>d</text:p>
          </table:table-cell>
          <table:table-cell/>
          <table:table-cell office:value-type="string">
            <text:p>NULL</text:p>
          </table:table-cell>
          <table:table-cell office:value-type="string">
            <text:p>batince</text:p>
          </table:table-cell>
          <table:table-cell office:value-type="string">
            <text:p>bataèche</text:p>
          </table:table-cell>
          <table:table-cell office:value-type="string">
            <text:p>NULL</text:p>
          </table:table-cell>
          <table:table-cell table:number-columns-repeated="2" office:value-type="string">
            <text:p>NA</text:p>
          </table:table-cell>
          <table:table-cell office:value-type="string">
            <text:p>Déformation de "baptême"</text:p>
          </table:table-cell>
          <table:table-cell office:value-type="float" office:value="1222222222">
            <text:p>1222222222</text:p>
          </table:table-cell>
          <table:table-cell office:value-type="float" office:value="1364917960">
            <text:p>1364917960</text:p>
          </table:table-cell>
          <table:table-cell office:value-type="float" office:value="2">
            <text:p>2</text:p>
          </table:table-cell>
          <table:table-cell table:number-columns-repeated="1009"/>
        </table:table-row>
        <table:table-row table:style-name="ro1">
          <table:table-cell office:value-type="string">
            <text:p>côline de bine !</text:p>
          </table:table-cell>
          <table:table-cell office:value-type="string">
            <text:p>Putain !</text:p>
          </table:table-cell>
          <table:table-cell office:value-type="string">
            <text:p>NULL</text:p>
          </table:table-cell>
          <table:table-cell office:value-type="string">
            <text:p>s</text:p>
          </table:table-cell>
          <table:table-cell office:value-type="string">
            <text:p>tabernouche......</text:p>
          </table:table-cell>
          <table:table-cell office:value-type="string">
            <text:p>darn it!</text:p>
          </table:table-cell>
          <table:table-cell office:value-type="string">
            <text:p>câline de bine</text:p>
          </table:table-cell>
          <table:table-cell table:number-columns-repeated="2"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425696971">
            <text:p>1425696971</text:p>
          </table:table-cell>
          <table:table-cell office:value-type="float" office:value="46">
            <text:p>46</text:p>
          </table:table-cell>
          <table:table-cell table:number-columns-repeated="1009"/>
        </table:table-row>
        <table:table-row table:style-name="ro1">
          <table:table-cell office:value-type="string">
            <text:p>cibole !</text:p>
          </table:table-cell>
          <table:table-cell office:value-type="string">
            <text:p>Putain !</text:p>
          </table:table-cell>
          <table:table-cell office:value-type="string">
            <text:p>NULL</text:p>
          </table:table-cell>
          <table:table-cell office:value-type="string">
            <text:p>s</text:p>
          </table:table-cell>
          <table:table-cell table:number-columns-repeated="5"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cristi !</text:p>
          </table:table-cell>
          <table:table-cell office:value-type="string">
            <text:p>Putain ! (euphémisme de Crisse)</text:p>
          </table:table-cell>
          <table:table-cell office:value-type="string">
            <text:p>NULL</text:p>
          </table:table-cell>
          <table:table-cell office:value-type="string">
            <text:p>s</text:p>
          </table:table-cell>
          <table:table-cell table:number-columns-repeated="5"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420732460">
            <text:p>1420732460</text:p>
          </table:table-cell>
          <table:table-cell office:value-type="float" office:value="1">
            <text:p>1</text:p>
          </table:table-cell>
          <table:table-cell table:number-columns-repeated="1009"/>
        </table:table-row>
        <table:table-row table:style-name="ro1">
          <table:table-cell office:value-type="string">
            <text:p>crime !</text:p>
          </table:table-cell>
          <table:table-cell office:value-type="string">
            <text:p>Putain !</text:p>
          </table:table-cell>
          <table:table-cell office:value-type="string">
            <text:p>NULL</text:p>
          </table:table-cell>
          <table:table-cell office:value-type="string">
            <text:p>s</text:p>
          </table:table-cell>
          <table:table-cell table:number-columns-repeated="5"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ostin de boeuf !</text:p>
          </table:table-cell>
          <table:table-cell office:value-type="string">
            <text:p>Putain!</text:p>
          </table:table-cell>
          <table:table-cell office:value-type="string">
            <text:p>NULL</text:p>
          </table:table-cell>
          <table:table-cell office:value-type="string">
            <text:p>s</text:p>
          </table:table-cell>
          <table:table-cell table:number-columns-repeated="5" office:value-type="string">
            <text:p>NULL</text:p>
          </table:table-cell>
          <table:table-cell table:number-columns-repeated="2" office:value-type="string">
            <text:p>NA</text:p>
          </table:table-cell>
          <table:table-cell office:value-type="string">
            <text:p>Expression popularisée par le personnage de Rémi Duval dans le téléroman "Jamais deux sans toi"</text:p>
          </table:table-cell>
          <table:table-cell office:value-type="float" office:value="1222222222">
            <text:p>1222222222</text:p>
          </table:table-cell>
          <table:table-cell office:value-type="float" office:value="1326260116">
            <text:p>1326260116</text:p>
          </table:table-cell>
          <table:table-cell office:value-type="float" office:value="5">
            <text:p>5</text:p>
          </table:table-cell>
          <table:table-cell table:number-columns-repeated="1009"/>
        </table:table-row>
        <table:table-row table:style-name="ro1">
          <table:table-cell office:value-type="string">
            <text:p>tabarouette !</text:p>
          </table:table-cell>
          <table:table-cell office:value-type="string">
            <text:p>Putain !</text:p>
          </table:table-cell>
          <table:table-cell office:value-type="string">
            <text:p>NULL</text:p>
          </table:table-cell>
          <table:table-cell office:value-type="string">
            <text:p>s</text:p>
          </table:table-cell>
          <table:table-cell table:number-columns-repeated="5"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tabaslake !</text:p>
          </table:table-cell>
          <table:table-cell office:value-type="string">
            <text:p>Interjection. C'est un euphémisme pour « tabarnak ». </text:p>
          </table:table-cell>
          <table:table-cell office:value-type="string">
            <text:p>Putain !</text:p>
          </table:table-cell>
          <table:table-cell office:value-type="string">
            <text:p>s</text:p>
          </table:table-cell>
          <table:table-cell table:number-columns-repeated="5"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41441915">
            <text:p>1341441915</text:p>
          </table:table-cell>
          <table:table-cell office:value-type="float" office:value="1">
            <text:p>1</text:p>
          </table:table-cell>
          <table:table-cell table:number-columns-repeated="1009"/>
        </table:table-row>
        <table:table-row table:style-name="ro1">
          <table:table-cell office:value-type="string">
            <text:p>décâlisser, décrisser</text:p>
          </table:table-cell>
          <table:table-cell office:value-type="string">
            <text:p>partir (d'une manière, du moins, prompte).</text:p>
          </table:table-cell>
          <table:table-cell office:value-type="string">
            <text:p>NULL</text:p>
          </table:table-cell>
          <table:table-cell office:value-type="string">
            <text:p>v</text:p>
          </table:table-cell>
          <table:table-cell office:value-type="string">
            <text:p>Bon, moé je décâlisse, c'est plate à mort icite.</text:p>
          </table:table-cell>
          <table:table-cell office:value-type="string">
            <text:p>Alors, moi je m'en vais, c'est d'un ennui mortel ici.</text:p>
          </table:table-cell>
          <table:table-cell table:number-columns-repeated="2"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6">
            <text:p>6</text:p>
          </table:table-cell>
          <table:table-cell table:number-columns-repeated="1009"/>
        </table:table-row>
        <table:table-row table:style-name="ro1">
          <table:table-cell office:value-type="string">
            <text:p>tite-frette</text:p>
          </table:table-cell>
          <table:table-cell office:value-type="string">
            <text:p>Une bière (froide).</text:p>
          </table:table-cell>
          <table:table-cell office:value-type="string">
            <text:p>NULL</text:p>
          </table:table-cell>
          <table:table-cell office:value-type="string">
            <text:p>v</text:p>
          </table:table-cell>
          <table:table-cell office:value-type="string">
            <text:p>M'a te prendre une bonne tite-frette si t'en as ma belle.</text:p>
          </table:table-cell>
          <table:table-cell office:value-type="string">
            <text:p>Je vais prendre une bonne bière froide si tu en as une, ma belle.</text:p>
          </table:table-cell>
          <table:table-cell table:number-columns-repeated="2"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fuckeur</text:p>
          </table:table-cell>
          <table:table-cell office:value-type="string">
            <text:p>connard</text:p>
          </table:table-cell>
          <table:table-cell office:value-type="string">
            <text:p>NULL</text:p>
          </table:table-cell>
          <table:table-cell office:value-type="string">
            <text:p>v</text:p>
          </table:table-cell>
          <table:table-cell office:value-type="string">
            <text:p>Va donc chier esti de fuckeur.</text:p>
          </table:table-cell>
          <table:table-cell office:value-type="string">
            <text:p>Va chier espèce de connard.</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3">
            <text:p>3</text:p>
          </table:table-cell>
          <table:table-cell table:number-columns-repeated="1009"/>
        </table:table-row>
        <table:table-row table:style-name="ro1">
          <table:table-cell office:value-type="string">
            <text:p>jammer</text:p>
          </table:table-cell>
          <table:table-cell office:value-type="string">
            <text:p>Improviser, en musique.</text:p>
          </table:table-cell>
          <table:table-cell office:value-type="string">
            <text:p>Coincer, prendre (comme quelqu'un de trop gros dans un passage étroit).</text:p>
          </table:table-cell>
          <table:table-cell office:value-type="string">
            <text:p>v</text:p>
          </table:table-cell>
          <table:table-cell office:value-type="string">
            <text:p>Mets pas ton doigt dans bouteille, tu vas rester jammé.</text:p>
          </table:table-cell>
          <table:table-cell office:value-type="string">
            <text:p>Ne mets pas ton doigt dans la bouteille, tu vas rester coincé.</text:p>
          </table:table-cell>
          <table:table-cell table:number-columns-repeated="2"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doper (se)</text:p>
          </table:table-cell>
          <table:table-cell office:value-type="string">
            <text:p>prendre de la drogue</text:p>
          </table:table-cell>
          <table:table-cell office:value-type="string">
            <text:p>NULL</text:p>
          </table:table-cell>
          <table:table-cell office:value-type="string">
            <text:p>v</text:p>
          </table:table-cell>
          <table:table-cell office:value-type="string">
            <text:p>Il faudrait qu'il arrête de se doper pour comprendre un peu ce qui se passe.</text:p>
          </table:table-cell>
          <table:table-cell office:value-type="string">
            <text:p>Il faudrait qu'il arrête de consommer pour comprenre un peu ce qui se passe.</text:p>
          </table:table-cell>
          <table:table-cell table:number-columns-repeated="2" office:value-type="string">
            <text:p>NULL</text:p>
          </table:table-cell>
          <table:table-cell office:value-type="string">
            <text:p>verbe</text:p>
          </table:table-cell>
          <table:table-cell table:number-columns-repeated="2" office:value-type="string">
            <text:p>NA</text:p>
          </table:table-cell>
          <table:table-cell office:value-type="string">
            <text:p>de l'anglais "dope", drogue.</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manger ses bas</text:p>
          </table:table-cell>
          <table:table-cell office:value-type="string">
            <text:p>S'énerve, ou avoir des problèmes grâves.</text:p>
          </table:table-cell>
          <table:table-cell office:value-type="string">
            <text:p>NULL</text:p>
          </table:table-cell>
          <table:table-cell office:value-type="string">
            <text:p>e</text:p>
          </table:table-cell>
          <table:table-cell office:value-type="string">
            <text:p>Depuis le temps qu'il n'a plus d'argent, il commence à manger ses bas.</text:p>
          </table:table-cell>
          <table:table-cell table:number-columns-repeated="4"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36096582">
            <text:p>1336096582</text:p>
          </table:table-cell>
          <table:table-cell office:value-type="float" office:value="2">
            <text:p>2</text:p>
          </table:table-cell>
          <table:table-cell table:number-columns-repeated="1009"/>
        </table:table-row>
        <table:table-row table:style-name="ro1">
          <table:table-cell office:value-type="string">
            <text:p>pogner le beigne (se)</text:p>
          </table:table-cell>
          <table:table-cell office:value-type="string">
            <text:p>Ne rien faire, perdre son temps.</text:p>
          </table:table-cell>
          <table:table-cell office:value-type="string">
            <text:p>NULL</text:p>
          </table:table-cell>
          <table:table-cell office:value-type="string">
            <text:p>e</text:p>
          </table:table-cell>
          <table:table-cell office:value-type="string">
            <text:p>Arrête de te pogner le beigne pis viens m'aider.</text:p>
          </table:table-cell>
          <table:table-cell office:value-type="string">
            <text:p>Arrêtes de ne rien faire et viens m'aider.</text:p>
          </table:table-cell>
          <table:table-cell table:number-columns-repeated="3"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0">
            <text:p>10</text:p>
          </table:table-cell>
          <table:table-cell table:number-columns-repeated="1009"/>
        </table:table-row>
        <table:table-row table:style-name="ro1">
          <table:table-cell office:value-type="string">
            <text:p>maïs en crème</text:p>
          </table:table-cell>
          <table:table-cell office:value-type="string">
            <text:p>Grain de maïs en conserve, dans une sauce (non laitière!). C'est le maïs habituellement utilisé pour faire le pâté chinois.</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botcheux, botcheur</text:p>
          </table:table-cell>
          <table:table-cell office:value-type="string">
            <text:p>Personne qui ne s'applique pas, qui bâcle.</text:p>
          </table:table-cell>
          <table:table-cell office:value-type="string">
            <text:p>NULL</text:p>
          </table:table-cell>
          <table:table-cell office:value-type="string">
            <text:p>v</text:p>
          </table:table-cell>
          <table:table-cell office:value-type="string">
            <text:p>Esti que t'es botcheux, force toé donc un peu!</text:p>
          </table:table-cell>
          <table:table-cell office:value-type="string">
            <text:p>Oh là là, tu bâcles! Fait un peu plus d'efforts!</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botcher.</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être plein</text:p>
          </table:table-cell>
          <table:table-cell office:value-type="string">
            <text:p>Être repu.</text:p>
          </table:table-cell>
          <table:table-cell office:value-type="string">
            <text:p>NULL</text:p>
          </table:table-cell>
          <table:table-cell office:value-type="string">
            <text:p>e</text:p>
          </table:table-cell>
          <table:table-cell office:value-type="string">
            <text:p>Je suis plein, maudite dinde à marde!</text:p>
          </table:table-cell>
          <table:table-cell office:value-type="string">
            <text:p>Je suis repu, foutu pintade!</text:p>
          </table:table-cell>
          <table:table-cell table:number-columns-repeated="3"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bleu marin</text:p>
          </table:table-cell>
          <table:table-cell office:value-type="string">
            <text:p>bleu marine</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grouiller (se)</text:p>
          </table:table-cell>
          <table:table-cell office:value-type="string">
            <text:p>Se dépêcher.</text:p>
          </table:table-cell>
          <table:table-cell office:value-type="string">
            <text:p>NULL</text:p>
          </table:table-cell>
          <table:table-cell office:value-type="string">
            <text:p>v</text:p>
          </table:table-cell>
          <table:table-cell office:value-type="string">
            <text:p>Grouilles-toi, il faut que je m'en aille là!</text:p>
          </table:table-cell>
          <table:table-cell office:value-type="string">
            <text:p>Dépêches-toi, je dois m'en aller!</text:p>
          </table:table-cell>
          <table:table-cell table:number-columns-repeated="2"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1">
            <text:p>1</text:p>
          </table:table-cell>
          <table:table-cell table:number-columns-repeated="1009"/>
        </table:table-row>
        <table:table-row table:style-name="ro1">
          <table:table-cell office:value-type="string">
            <text:p>bumper (verbe)</text:p>
          </table:table-cell>
          <table:table-cell office:value-type="string">
            <text:p>Accoter une autre voiture avec son pare-choc.</text:p>
          </table:table-cell>
          <table:table-cell/>
          <table:table-cell office:value-type="string">
            <text:p>e</text:p>
          </table:table-cell>
          <table:table-cell office:value-type="string">
            <text:p>À force de les bumper, tu vas faire des poques sul char.</text:p>
          </table:table-cell>
          <table:table-cell office:value-type="string">
            <text:p>Si continues à leur rentrer dedans, tu vas finir par faire des marques sur la voiture.</text:p>
          </table:table-cell>
          <table:table-cell table:number-columns-repeated="2" office:value-type="string">
            <text:p>NULL</text:p>
          </table:table-cell>
          <table:table-cell office:value-type="string">
            <text:p>verbe</text:p>
          </table:table-cell>
          <table:table-cell table:number-columns-repeated="2" office:value-type="string">
            <text:p>NA</text:p>
          </table:table-cell>
          <table:table-cell office:value-type="string">
            <text:p>Du nom commun anglais "bumper" (pare-choc).</text:p>
          </table:table-cell>
          <table:table-cell office:value-type="float" office:value="1222222222">
            <text:p>1222222222</text:p>
          </table:table-cell>
          <table:table-cell office:value-type="float" office:value="1384258583">
            <text:p>1384258583</text:p>
          </table:table-cell>
          <table:table-cell office:value-type="float" office:value="1">
            <text:p>1</text:p>
          </table:table-cell>
          <table:table-cell table:number-columns-repeated="1009"/>
        </table:table-row>
        <table:table-row table:style-name="ro1">
          <table:table-cell office:value-type="string">
            <text:p>accoter</text:p>
          </table:table-cell>
          <table:table-cell office:value-type="string">
            <text:p>S'appuyer.</text:p>
          </table:table-cell>
          <table:table-cell office:value-type="string">
            <text:p>Être à la hauteur, mettre autant.</text:p>
          </table:table-cell>
          <table:table-cell office:value-type="string">
            <text:p>v</text:p>
          </table:table-cell>
          <table:table-cell office:value-type="string">
            <text:p>Accotes-toi pas sur son char, il aime pas ça.</text:p>
          </table:table-cell>
          <table:table-cell office:value-type="string">
            <text:p>Ne t'appuies pas sur sa voiture, il n'aime pas ça.</text:p>
          </table:table-cell>
          <table:table-cell table:number-columns-repeated="2"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306122690">
            <text:p>1306122690</text:p>
          </table:table-cell>
          <table:table-cell office:value-type="float" office:value="9">
            <text:p>9</text:p>
          </table:table-cell>
          <table:table-cell table:number-columns-repeated="1009"/>
        </table:table-row>
        <table:table-row table:style-name="ro1">
          <table:table-cell office:value-type="string">
            <text:p>bock</text:p>
          </table:table-cell>
          <table:table-cell office:value-type="string">
            <text:p>Gros verre épais à poignée dans lesquels on boit de la bière.</text:p>
          </table:table-cell>
          <table:table-cell office:value-type="string">
            <text:p>NULL</text:p>
          </table:table-cell>
          <table:table-cell office:value-type="string">
            <text:p>v</text:p>
          </table:table-cell>
          <table:table-cell office:value-type="string">
            <text:p>Tu veux-tu un bock ou une flûte pour ta bière?</text:p>
          </table:table-cell>
          <table:table-cell office:value-type="string">
            <text:p>Veux-tu un verre à poignée ou une flûte pour ta bière?</text:p>
          </table:table-cell>
          <table:table-cell table:number-columns-repeated="3" office:value-type="string">
            <text:p>NULL</text:p>
          </table:table-cell>
          <table:table-cell table:number-columns-repeated="2" office:value-type="string">
            <text:p>NA</text:p>
          </table:table-cell>
          <table:table-cell office:value-type="string">
            <text:p>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witcher</text:p>
          </table:table-cell>
          <table:table-cell office:value-type="string">
            <text:p>Échanger, changer.</text:p>
          </table:table-cell>
          <table:table-cell office:value-type="string">
            <text:p>NULL</text:p>
          </table:table-cell>
          <table:table-cell office:value-type="string">
            <text:p>v</text:p>
          </table:table-cell>
          <table:table-cell office:value-type="string">
            <text:p>On switche-tu de place?</text:p>
          </table:table-cell>
          <table:table-cell office:value-type="string">
            <text:p>On échange nos places?</text:p>
          </table:table-cell>
          <table:table-cell office:value-type="string">
            <text:p>NULL</text:p>
          </table:table-cell>
          <table:table-cell office:value-type="string">
            <text:p>souïtché</text:p>
          </table:table-cell>
          <table:table-cell office:value-type="string">
            <text:p>verbe</text:p>
          </table:table-cell>
          <table:table-cell table:number-columns-repeated="2" office:value-type="string">
            <text:p>NA</text:p>
          </table:table-cell>
          <table:table-cell office:value-type="string">
            <text:p>De l'anglais "to switch", échanger.</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casher un chèque</text:p>
          </table:table-cell>
          <table:table-cell office:value-type="string">
            <text:p>Encaisser un chèque.</text:p>
          </table:table-cell>
          <table:table-cell office:value-type="string">
            <text:p>NULL</text:p>
          </table:table-cell>
          <table:table-cell office:value-type="string">
            <text:p>e</text:p>
          </table:table-cell>
          <table:table-cell table:number-columns-repeated="3" office:value-type="string">
            <text:p>NULL</text:p>
          </table:table-cell>
          <table:table-cell office:value-type="string">
            <text:p>caché un chèque</text:p>
          </table:table-cell>
          <table:table-cell office:value-type="string">
            <text:p>NULL</text:p>
          </table:table-cell>
          <table:table-cell table:number-columns-repeated="2" office:value-type="string">
            <text:p>NA</text:p>
          </table:table-cell>
          <table:table-cell office:value-type="string">
            <text:p>De l'anglais "to cash".</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chack</text:p>
          </table:table-cell>
          <table:table-cell office:value-type="string">
            <text:p>Petite cabane précaire.</text:p>
          </table:table-cell>
          <table:table-cell office:value-type="string">
            <text:p>Par extension, chalet.</text:p>
          </table:table-cell>
          <table:table-cell office:value-type="string">
            <text:p>v</text:p>
          </table:table-cell>
          <table:table-cell office:value-type="string">
            <text:p>Tu viendras faire un tour à mon schack, on ira taquiner la truite.</text:p>
          </table:table-cell>
          <table:table-cell office:value-type="string">
            <text:p>Tu viendras à mon chalet, on ira pêcher.</text:p>
          </table:table-cell>
          <table:table-cell office:value-type="string">
            <text:p>shack (beaucoup plus répandue que schack)</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Anglais.</text:p>
          </table:table-cell>
          <table:table-cell office:value-type="string">
            <text:p>NULL</text:p>
          </table:table-cell>
          <table:table-cell office:value-type="float" office:value="1283561906">
            <text:p>1283561906</text:p>
          </table:table-cell>
          <table:table-cell office:value-type="float" office:value="0">
            <text:p>0</text:p>
          </table:table-cell>
          <table:table-cell table:number-columns-repeated="1009"/>
        </table:table-row>
        <table:table-row table:style-name="ro1">
          <table:table-cell office:value-type="string">
            <text:p>mal chié</text:p>
          </table:table-cell>
          <table:table-cell office:value-type="string">
            <text:p>Mal pris.</text:p>
          </table:table-cell>
          <table:table-cell office:value-type="string">
            <text:p>Mal fait.</text:p>
          </table:table-cell>
          <table:table-cell office:value-type="string">
            <text:p>e</text:p>
          </table:table-cell>
          <table:table-cell office:value-type="string">
            <text:p>Bon, un flat au milieu du bois, on est un peu mal chiés là.</text:p>
          </table:table-cell>
          <table:table-cell office:value-type="string">
            <text:p>Bon, une crevaison au milieu de la forêt, nous voilà mal pris.</text:p>
          </table:table-cell>
          <table:table-cell table:number-columns-repeated="3"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balcon</text:p>
          </table:table-cell>
          <table:table-cell office:value-type="string">
            <text:p>Plate-forme entourée de garde-fou à l'avant ou l'arrière d'une habitation, habituellement plus haut que le rez-de-chaussée.</text:p>
          </table:table-cell>
          <table:table-cell office:value-type="string">
            <text:p>Par extension, toutes plates-formes extérieures, galeries ou vérandas.</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niaisage</text:p>
          </table:table-cell>
          <table:table-cell office:value-type="string">
            <text:p>Enfantillage</text:p>
          </table:table-cell>
          <table:table-cell office:value-type="string">
            <text:p>Procrastination.</text:p>
          </table:table-cell>
          <table:table-cell office:value-type="string">
            <text:p>v</text:p>
          </table:table-cell>
          <table:table-cell office:value-type="string">
            <text:p>Ça va faire le niaisage, grouille-toi un peu</text:p>
          </table:table-cell>
          <table:table-cell office:value-type="string">
            <text:p>Bouge-toi !</text:p>
          </table:table-cell>
          <table:table-cell table:number-columns-repeated="3" office:value-type="string">
            <text:p>NULL</text:p>
          </table:table-cell>
          <table:table-cell table:number-columns-repeated="2" office:value-type="string">
            <text:p>NA</text:p>
          </table:table-cell>
          <table:table-cell office:value-type="string">
            <text:p>De niaiser.</text:p>
          </table:table-cell>
          <table:table-cell office:value-type="float" office:value="1222222222">
            <text:p>1222222222</text:p>
          </table:table-cell>
          <table:table-cell office:value-type="float" office:value="1345652014">
            <text:p>1345652014</text:p>
          </table:table-cell>
          <table:table-cell office:value-type="float" office:value="9">
            <text:p>9</text:p>
          </table:table-cell>
          <table:table-cell table:number-columns-repeated="1009"/>
        </table:table-row>
        <table:table-row table:style-name="ro1">
          <table:table-cell office:value-type="string">
            <text:p>lâcher du lousse</text:p>
          </table:table-cell>
          <table:table-cell office:value-type="string">
            <text:p>Laisser respirer quelqu'un, lui laisser un peu de liberté.</text:p>
          </table:table-cell>
          <table:table-cell office:value-type="string">
            <text:p>NULL</text:p>
          </table:table-cell>
          <table:table-cell office:value-type="string">
            <text:p>e</text:p>
          </table:table-cell>
          <table:table-cell office:value-type="string">
            <text:p>Lâche moi un peu de lousse, veux-tu?</text:p>
          </table:table-cell>
          <table:table-cell office:value-type="string">
            <text:p>Laisse-moi un peu tranquille, d'accord?</text:p>
          </table:table-cell>
          <table:table-cell table:number-columns-repeated="3"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foulard</text:p>
          </table:table-cell>
          <table:table-cell office:value-type="string">
            <text:p>Écharpe.</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eser sua suce</text:p>
          </table:table-cell>
          <table:table-cell office:value-type="string">
            <text:p>Accélérer (particulièrement en voiture).</text:p>
          </table:table-cell>
          <table:table-cell office:value-type="string">
            <text:p>NULL</text:p>
          </table:table-cell>
          <table:table-cell office:value-type="string">
            <text:p>e</text:p>
          </table:table-cell>
          <table:table-cell office:value-type="string">
            <text:p>Pèse sa suce, tu roules à 80 là.</text:p>
          </table:table-cell>
          <table:table-cell office:value-type="string">
            <text:p>Accélère, tu roules à 80 (km/h).</text:p>
          </table:table-cell>
          <table:table-cell office:value-type="string">
            <text:p>NULL</text:p>
          </table:table-cell>
          <table:table-cell office:value-type="string">
            <text:p>pésé ou peusé, sua ou sa</text:p>
          </table:table-cell>
          <table:table-cell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5">
            <text:p>5</text:p>
          </table:table-cell>
          <table:table-cell table:number-columns-repeated="1009"/>
        </table:table-row>
        <table:table-row table:style-name="ro1">
          <table:table-cell office:value-type="string">
            <text:p>couler</text:p>
          </table:table-cell>
          <table:table-cell office:value-type="string">
            <text:p>Échouer à un examen, un semestre.</text:p>
          </table:table-cell>
          <table:table-cell office:value-type="string">
            <text:p>NULL</text:p>
          </table:table-cell>
          <table:table-cell office:value-type="string">
            <text:p>v</text:p>
          </table:table-cell>
          <table:table-cell office:value-type="string">
            <text:p>J'ai coulé mon examen de maths.</text:p>
          </table:table-cell>
          <table:table-cell office:value-type="string">
            <text:p>J'ai echoué à mon examen de maths.</text:p>
          </table:table-cell>
          <table:table-cell table:number-columns-repeated="2" office:value-type="string">
            <text:p>NULL</text:p>
          </table:table-cell>
          <table:table-cell office:value-type="string">
            <text:p>verbe</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2">
            <text:p>2</text:p>
          </table:table-cell>
          <table:table-cell table:number-columns-repeated="1009"/>
        </table:table-row>
        <table:table-row table:style-name="ro1">
          <table:table-cell office:value-type="string">
            <text:p>punché</text:p>
          </table:table-cell>
          <table:table-cell office:value-type="string">
            <text:p>Qui a du punch, qui frappe, qui marque.</text:p>
          </table:table-cell>
          <table:table-cell office:value-type="string">
            <text:p>NULL</text:p>
          </table:table-cell>
          <table:table-cell office:value-type="string">
            <text:p>v</text:p>
          </table:table-cell>
          <table:table-cell office:value-type="string">
            <text:p>Elle était vraiment punché la fin du livre.</text:p>
          </table:table-cell>
          <table:table-cell office:value-type="string">
            <text:p>La fin du livre marquait vraiment.</text:p>
          </table:table-cell>
          <table:table-cell table:number-columns-repeated="2"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4">
            <text:p>4</text:p>
          </table:table-cell>
          <table:table-cell table:number-columns-repeated="1009"/>
        </table:table-row>
        <table:table-row table:style-name="ro1">
          <table:table-cell office:value-type="string">
            <text:p>insécure</text:p>
          </table:table-cell>
          <table:table-cell office:value-type="string">
            <text:p>Pas en sécurité.</text:p>
          </table:table-cell>
          <table:table-cell office:value-type="string">
            <text:p>NULL</text:p>
          </table:table-cell>
          <table:table-cell office:value-type="string">
            <text:p>v</text:p>
          </table:table-cell>
          <table:table-cell office:value-type="string">
            <text:p>Il est un peu insécure en public, ton ptit.</text:p>
          </table:table-cell>
          <table:table-cell office:value-type="string">
            <text:p>Il ne semble pas se sentir en sécurité en public, ton gamin.</text:p>
          </table:table-cell>
          <table:table-cell table:number-columns-repeated="2" office:value-type="string">
            <text:p>NULL</text:p>
          </table:table-cell>
          <table:table-cell office:value-type="string">
            <text:p>adjectif</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indépendantiste</text:p>
          </table:table-cell>
          <table:table-cell office:value-type="string">
            <text:p>Souverainiste.</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souveraineté (du Québec).</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sleeping bag</text:p>
          </table:table-cell>
          <table:table-cell office:value-type="string">
            <text:p>Sac de couchage, duvet.</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Anglais.</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papier collant</text:p>
          </table:table-cell>
          <table:table-cell office:value-type="string">
            <text:p>Scotch, ruban adhésif. Voir scotch-tape.</text:p>
          </table:table-cell>
          <table:table-cell office:value-type="string">
            <text:p>NULL</text:p>
          </table:table-cell>
          <table:table-cell office:value-type="string">
            <text:p>v</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358458570">
            <text:p>1358458570</text:p>
          </table:table-cell>
          <table:table-cell office:value-type="float" office:value="1">
            <text:p>1</text:p>
          </table:table-cell>
          <table:table-cell table:number-columns-repeated="1009"/>
        </table:table-row>
        <table:table-row table:style-name="ro1">
          <table:table-cell office:value-type="string">
            <text:p>sous</text:p>
          </table:table-cell>
          <table:table-cell office:value-type="string">
            <text:p>Cent.</text:p>
          </table:table-cell>
          <table:table-cell office:value-type="string">
            <text:p>Argent, au sens large (de monnaie).</text:p>
          </table:table-cell>
          <table:table-cell office:value-type="string">
            <text:p>v</text:p>
          </table:table-cell>
          <table:table-cell office:value-type="string">
            <text:p>Il me manque 3 sous pour m'acheter de la gomme.</text:p>
          </table:table-cell>
          <table:table-cell office:value-type="string">
            <text:p>Il me manque 3 cents pour m'acheter du chewing-gum.</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attache ta tuque</text:p>
          </table:table-cell>
          <table:table-cell office:value-type="string">
            <text:p>Prépare toi (dans le sens de 'prend tes précautions').</text:p>
          </table:table-cell>
          <table:table-cell office:value-type="string">
            <text:p>Attention, c'est parti!</text:p>
          </table:table-cell>
          <table:table-cell office:value-type="string">
            <text:p>e</text:p>
          </table:table-cell>
          <table:table-cell office:value-type="string">
            <text:p>Attache ta tuque, et goûte moé ce ptit vin rouge-là que j'ai faite dans ma cave.</text:p>
          </table:table-cell>
          <table:table-cell office:value-type="string">
            <text:p>Prépare-toi, et goûte à ce petit rouge que j'ai concoté dans mon sous-sol.</text:p>
          </table:table-cell>
          <table:table-cell office:value-type="string">
            <text:p>attache ta tuque avec d'la broche, attache ta tuque pis tes bretelles</text:p>
          </table:table-cell>
          <table:table-cell office:value-type="string">
            <text:p>attach' ta tuk'</text:p>
          </table:table-cell>
          <table:table-cell office:value-type="string">
            <text:p>NULL</text:p>
          </table:table-cell>
          <table:table-cell table:number-columns-repeated="2" office:value-type="string">
            <text:p>NA</text:p>
          </table:table-cell>
          <table:table-cell/>
          <table:table-cell office:value-type="float" office:value="1222222222">
            <text:p>1222222222</text:p>
          </table:table-cell>
          <table:table-cell office:value-type="float" office:value="1351276664">
            <text:p>1351276664</text:p>
          </table:table-cell>
          <table:table-cell office:value-type="float" office:value="24">
            <text:p>24</text:p>
          </table:table-cell>
          <table:table-cell table:number-columns-repeated="1009"/>
        </table:table-row>
        <table:table-row table:style-name="ro1">
          <table:table-cell office:value-type="string">
            <text:p>c'est pas toute mais</text:p>
          </table:table-cell>
          <table:table-cell office:value-type="string">
            <text:p>Introduit une conclusion. Ce n'est pas qu'on s'amuse pas, mais...</text:p>
          </table:table-cell>
          <table:table-cell office:value-type="string">
            <text:p>NULL</text:p>
          </table:table-cell>
          <table:table-cell office:value-type="string">
            <text:p>e</text:p>
          </table:table-cell>
          <table:table-cell office:value-type="string">
            <text:p>C'est pas toute Ginette, mais si on veut rentrer avant la noirceur, vaudrait mieux y aller là.</text:p>
          </table:table-cell>
          <table:table-cell office:value-type="string">
            <text:p>Ce n'est pas qu'on ne s'amuse pas, mais si nous voulons retourner chez nous avant la nuit, il vaudrait mieux partir.</text:p>
          </table:table-cell>
          <table:table-cell table:number-columns-repeated="3" office:value-type="string">
            <text:p>NULL</text:p>
          </table:table-cell>
          <table:table-cell table:number-columns-repeated="2" office:value-type="string">
            <text:p>NA</text:p>
          </table:table-cell>
          <table:table-cell office:value-type="string">
            <text:p>NULL</text:p>
          </table:table-cell>
          <table:table-cell office:value-type="float" office:value="1222222222">
            <text:p>1222222222</text:p>
          </table:table-cell>
          <table:table-cell office:value-type="float" office:value="1288769494">
            <text:p>1288769494</text:p>
          </table:table-cell>
          <table:table-cell office:value-type="float" office:value="0">
            <text:p>0</text:p>
          </table:table-cell>
          <table:table-cell table:number-columns-repeated="1009"/>
        </table:table-row>
        <table:table-row table:style-name="ro1">
          <table:table-cell office:value-type="string">
            <text:p>oreilles dans le crin (avoir les)</text:p>
          </table:table-cell>
          <table:table-cell office:value-type="string">
            <text:p>Se mettre facilement en colère</text:p>
          </table:table-cell>
          <table:table-cell office:value-type="string">
            <text:p>Lorsque les chats ont peur, ils replient leurs oreilles vers l'arrière. <text:s/>On dit qu'ils ont les oreilles dans le crin. <text:s/></text:p>
          </table:table-cell>
          <table:table-cell office:value-type="string">
            <text:p>e</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38620581">
            <text:p>1238620581</text:p>
          </table:table-cell>
          <table:table-cell office:value-type="float" office:value="1391736791">
            <text:p>1391736791</text:p>
          </table:table-cell>
          <table:table-cell office:value-type="float" office:value="3">
            <text:p>3</text:p>
          </table:table-cell>
          <table:table-cell table:number-columns-repeated="1009"/>
        </table:table-row>
        <table:table-row table:style-name="ro1">
          <table:table-cell office:value-type="string">
            <text:p>serin</text:p>
          </table:table-cell>
          <table:table-cell office:value-type="string">
            <text:p>Rosée du matin</text:p>
          </table:table-cell>
          <table:table-cell office:value-type="string">
            <text:p>Terme péjoratif pour parler d'un homme homosexuel.</text:p>
          </table:table-cell>
          <table:table-cell office:value-type="string">
            <text:p>v</text:p>
          </table:table-cell>
          <table:table-cell office:value-type="string">
            <text:p>Avant de marcher dans le gazon, attends que le s'rin tombe.</text:p>
          </table:table-cell>
          <table:table-cell office:value-type="string">
            <text:p>Avant de marcher sur la pelouse, attends que la rosée soit partie.</text:p>
          </table:table-cell>
          <table:table-cell office:value-type="string">
            <text:p>NULL</text:p>
          </table:table-cell>
          <table:table-cell office:value-type="string">
            <text:p>S'rin</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38621261">
            <text:p>1238621261</text:p>
          </table:table-cell>
          <table:table-cell office:value-type="float" office:value="1415963429">
            <text:p>1415963429</text:p>
          </table:table-cell>
          <table:table-cell office:value-type="float" office:value="2">
            <text:p>2</text:p>
          </table:table-cell>
          <table:table-cell table:number-columns-repeated="1009"/>
        </table:table-row>
        <table:table-row table:style-name="ro1">
          <table:table-cell office:value-type="string">
            <text:p>plein le casque</text:p>
          </table:table-cell>
          <table:table-cell office:value-type="string">
            <text:p>Être à bout de patience, être saturé.</text:p>
          </table:table-cell>
          <table:table-cell office:value-type="string">
            <text:p>NULL</text:p>
          </table:table-cell>
          <table:table-cell office:value-type="string">
            <text:p>e</text:p>
          </table:table-cell>
          <table:table-cell office:value-type="string">
            <text:p>J'en ai plein l'casque d'attendre sul coin d'rue.</text:p>
          </table:table-cell>
          <table:table-cell office:value-type="string">
            <text:p>Je suis à bout de patience d'attendre au coin de la rue.</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table:number-columns-repeated="2" office:value-type="float" office:value="1238710564">
            <text:p>1238710564</text:p>
          </table:table-cell>
          <table:table-cell office:value-type="float" office:value="1">
            <text:p>1</text:p>
          </table:table-cell>
          <table:table-cell table:number-columns-repeated="1009"/>
        </table:table-row>
        <table:table-row table:style-name="ro1">
          <table:table-cell office:value-type="string">
            <text:p>comme une queue de veau</text:p>
          </table:table-cell>
          <table:table-cell office:value-type="string">
            <text:p>S'agiter d'une manière inconsidérée.</text:p>
          </table:table-cell>
          <table:table-cell office:value-type="string">
            <text:p>NULL</text:p>
          </table:table-cell>
          <table:table-cell office:value-type="string">
            <text:p>e</text:p>
          </table:table-cell>
          <table:table-cell office:value-type="string">
            <text:p>Cet enfant est comme une queue de veau.</text:p>
          </table:table-cell>
          <table:table-cell office:value-type="string">
            <text:p>Cet enfant est hyperactif.</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40228339">
            <text:p>1240228339</text:p>
          </table:table-cell>
          <table:table-cell office:value-type="float" office:value="1373956290">
            <text:p>1373956290</text:p>
          </table:table-cell>
          <table:table-cell office:value-type="float" office:value="0">
            <text:p>0</text:p>
          </table:table-cell>
          <table:table-cell table:number-columns-repeated="1009"/>
        </table:table-row>
        <table:table-row table:style-name="ro1">
          <table:table-cell office:value-type="string">
            <text:p>feu au cul (avoir le)</text:p>
          </table:table-cell>
          <table:table-cell office:value-type="string">
            <text:p>Être en colère.</text:p>
          </table:table-cell>
          <table:table-cell office:value-type="string">
            <text:p>NULL</text:p>
          </table:table-cell>
          <table:table-cell office:value-type="string">
            <text:p>e</text:p>
          </table:table-cell>
          <table:table-cell office:value-type="string">
            <text:p>Quand il a parlé dans mon dos. Ça m'a mis le feu au cul.</text:p>
          </table:table-cell>
          <table:table-cell office:value-type="string">
            <text:p>Lorsqu'il a parlé dans mon dos. J'étais furieux.</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table:number-columns-repeated="2" office:value-type="string">
            <text:p>NULL</text:p>
          </table:table-cell>
          <table:table-cell office:value-type="float" office:value="1359567172">
            <text:p>1359567172</text:p>
          </table:table-cell>
          <table:table-cell office:value-type="float" office:value="2">
            <text:p>2</text:p>
          </table:table-cell>
          <table:table-cell table:number-columns-repeated="1009"/>
        </table:table-row>
        <table:table-row table:style-name="ro1">
          <table:table-cell office:value-type="string">
            <text:p>ramancher</text:p>
          </table:table-cell>
          <table:table-cell office:value-type="string">
            <text:p>Remettre un membre disloqué; Réparer, remonter une voiture.</text:p>
          </table:table-cell>
          <table:table-cell office:value-type="string">
            <text:p>NULL</text:p>
          </table:table-cell>
          <table:table-cell office:value-type="string">
            <text:p>v</text:p>
          </table:table-cell>
          <table:table-cell table:number-columns-repeated="2" office:value-type="string">
            <text:p>NULL</text:p>
          </table:table-cell>
          <table:table-cell office:value-type="string">
            <text:p>un ramancheur : un chiropraticien </text:p>
          </table:table-cell>
          <table:table-cell office:value-type="string">
            <text:p>NULL</text:p>
          </table:table-cell>
          <table:table-cell office:value-type="string">
            <text:p>verbe</text:p>
          </table:table-cell>
          <table:table-cell table:number-columns-repeated="2" office:value-type="string">
            <text:p>NA</text:p>
          </table:table-cell>
          <table:table-cell table:number-columns-repeated="2" office:value-type="string">
            <text:p>NULL</text:p>
          </table:table-cell>
          <table:table-cell office:value-type="float" office:value="1301334423">
            <text:p>1301334423</text:p>
          </table:table-cell>
          <table:table-cell office:value-type="float" office:value="1">
            <text:p>1</text:p>
          </table:table-cell>
          <table:table-cell table:number-columns-repeated="1009"/>
        </table:table-row>
        <table:table-row table:style-name="ro1">
          <table:table-cell office:value-type="string">
            <text:p>gidoune</text:p>
          </table:table-cell>
          <table:table-cell office:value-type="string">
            <text:p>Femme de moeurs légères.</text:p>
          </table:table-cell>
          <table:table-cell office:value-type="string">
            <text:p>Tracteur ou engin servant à sortir des arbres de la forêt lors des coupes. Comme l'engin se désaxe ou se déhanche en son centre, les travailleurs l'on affublé de ce nom très évocateur. </text:p>
          </table:table-cell>
          <table:table-cell office:value-type="string">
            <text:p>v</text:p>
          </table:table-cell>
          <table:table-cell table:number-columns-repeated="4" office:value-type="string">
            <text:p>NULL</text:p>
          </table:table-cell>
          <table:table-cell office:value-type="string">
            <text:p>adjectif</text:p>
          </table:table-cell>
          <table:table-cell office:value-type="string">
            <text:p>féminin</text:p>
          </table:table-cell>
          <table:table-cell office:value-type="string">
            <text:p>NA</text:p>
          </table:table-cell>
          <table:table-cell office:value-type="string">
            <text:p>NULL</text:p>
          </table:table-cell>
          <table:table-cell office:value-type="float" office:value="1284932938">
            <text:p>1284932938</text:p>
          </table:table-cell>
          <table:table-cell office:value-type="float" office:value="1359851560">
            <text:p>1359851560</text:p>
          </table:table-cell>
          <table:table-cell office:value-type="float" office:value="9">
            <text:p>9</text:p>
          </table:table-cell>
          <table:table-cell table:number-columns-repeated="1009"/>
        </table:table-row>
        <table:table-row table:style-name="ro1">
          <table:table-cell office:value-type="string">
            <text:p>face de pet</text:p>
          </table:table-cell>
          <table:table-cell office:value-type="string">
            <text:p>Quelqu'un qui fait de quoi de niaiseux, insulte «coquine».</text:p>
          </table:table-cell>
          <table:table-cell office:value-type="string">
            <text:p>NULL</text:p>
          </table:table-cell>
          <table:table-cell office:value-type="string">
            <text:p>e</text:p>
          </table:table-cell>
          <table:table-cell office:value-type="string">
            <text:p>Face de pet !</text:p>
          </table:table-cell>
          <table:table-cell office:value-type="string">
            <text:p>Imbécile !</text:p>
          </table:table-cell>
          <table:table-cell table:number-columns-repeated="2"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84933505">
            <text:p>1284933505</text:p>
          </table:table-cell>
          <table:table-cell office:value-type="float" office:value="1384844545">
            <text:p>1384844545</text:p>
          </table:table-cell>
          <table:table-cell office:value-type="float" office:value="10">
            <text:p>10</text:p>
          </table:table-cell>
          <table:table-cell table:number-columns-repeated="1009"/>
        </table:table-row>
        <table:table-row table:style-name="ro1">
          <table:table-cell office:value-type="string">
            <text:p>bas court au pier platte</text:p>
          </table:table-cell>
          <table:table-cell office:value-type="string">
            <text:p>Tu fais dur</text:p>
          </table:table-cell>
          <table:table-cell office:value-type="string">
            <text:p>NULL</text:p>
          </table:table-cell>
          <table:table-cell office:value-type="string">
            <text:p>e</text:p>
          </table:table-cell>
          <table:table-cell table:number-columns-repeated="4"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Papie tremblay</text:p>
          </table:table-cell>
          <table:table-cell table:number-columns-repeated="2" office:value-type="float" office:value="1284933940">
            <text:p>1284933940</text:p>
          </table:table-cell>
          <table:table-cell office:value-type="float" office:value="0">
            <text:p>0</text:p>
          </table:table-cell>
          <table:table-cell table:number-columns-repeated="1009"/>
        </table:table-row>
        <table:table-row table:style-name="ro1">
          <table:table-cell office:value-type="string">
            <text:p>fifure</text:p>
          </table:table-cell>
          <table:table-cell office:value-type="string">
            <text:p>Homosexualité</text:p>
          </table:table-cell>
          <table:table-cell office:value-type="string">
            <text:p>NULL</text:p>
          </table:table-cell>
          <table:table-cell office:value-type="string">
            <text:p>v</text:p>
          </table:table-cell>
          <table:table-cell office:value-type="string">
            <text:p>Mon voisin aime la fifure.</text:p>
          </table:table-cell>
          <table:table-cell office:value-type="string">
            <text:p>Mon voisin est homosexuel.</text:p>
          </table:table-cell>
          <table:table-cell table:number-columns-repeated="2"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De fif, adjectif.</text:p>
          </table:table-cell>
          <table:table-cell office:value-type="float" office:value="1284934227">
            <text:p>1284934227</text:p>
          </table:table-cell>
          <table:table-cell office:value-type="float" office:value="1428034663">
            <text:p>1428034663</text:p>
          </table:table-cell>
          <table:table-cell office:value-type="float" office:value="0">
            <text:p>0</text:p>
          </table:table-cell>
          <table:table-cell table:number-columns-repeated="1009"/>
        </table:table-row>
        <table:table-row table:style-name="ro1">
          <table:table-cell office:value-type="string">
            <text:p>secousse</text:p>
          </table:table-cell>
          <table:table-cell office:value-type="string">
            <text:p>Un certain temps...</text:p>
          </table:table-cell>
          <table:table-cell office:value-type="string">
            <text:p>NULL</text:p>
          </table:table-cell>
          <table:table-cell office:value-type="string">
            <text:p>d</text:p>
          </table:table-cell>
          <table:table-cell office:value-type="string">
            <text:p>Ça fait une secousse que j'ai mal à la tete</text:p>
          </table:table-cell>
          <table:table-cell office:value-type="string">
            <text:p>Ça fait un certain temps que j'ai mal à la tête</text:p>
          </table:table-cell>
          <table:table-cell office:value-type="string">
            <text:p>une escousse</text:p>
          </table:table-cell>
          <table:table-cell office:value-type="string">
            <text:p>Se-couss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85796440">
            <text:p>1285796440</text:p>
          </table:table-cell>
          <table:table-cell office:value-type="float" office:value="1301336079">
            <text:p>1301336079</text:p>
          </table:table-cell>
          <table:table-cell office:value-type="float" office:value="3">
            <text:p>3</text:p>
          </table:table-cell>
          <table:table-cell table:number-columns-repeated="1009"/>
        </table:table-row>
        <table:table-row table:style-name="ro1">
          <table:table-cell office:value-type="string">
            <text:p>faire simple</text:p>
          </table:table-cell>
          <table:table-cell office:value-type="string">
            <text:p>Faire l'idiot</text:p>
          </table:table-cell>
          <table:table-cell office:value-type="string">
            <text:p>NULL</text:p>
          </table:table-cell>
          <table:table-cell office:value-type="string">
            <text:p>e</text:p>
          </table:table-cell>
          <table:table-cell office:value-type="string">
            <text:p>À cause tu fais simple de même ?</text:p>
          </table:table-cell>
          <table:table-cell office:value-type="string">
            <text:p>Pourquoi fais-tu ainsi l'idiot ?</text:p>
          </table:table-cell>
          <table:table-cell table:number-columns-repeated="2"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Saguenay-Lac Saint-Jean</text:p>
          </table:table-cell>
          <table:table-cell office:value-type="float" office:value="1285877376">
            <text:p>1285877376</text:p>
          </table:table-cell>
          <table:table-cell office:value-type="float" office:value="1312462651">
            <text:p>1312462651</text:p>
          </table:table-cell>
          <table:table-cell office:value-type="float" office:value="3">
            <text:p>3</text:p>
          </table:table-cell>
          <table:table-cell table:number-columns-repeated="1009"/>
        </table:table-row>
        <table:table-row table:style-name="ro1">
          <table:table-cell office:value-type="string">
            <text:p>le diable est pogné dans place</text:p>
          </table:table-cell>
          <table:table-cell office:value-type="string">
            <text:p>La fête est bien prise, le party est lancé, il y a de l'ambiance ici</text:p>
          </table:table-cell>
          <table:table-cell office:value-type="string">
            <text:p>NULL</text:p>
          </table:table-cell>
          <table:table-cell office:value-type="string">
            <text:p>e</text:p>
          </table:table-cell>
          <table:table-cell office:value-type="string">
            <text:p>R'garde les swinger, le diable est pogné dans place !</text:p>
          </table:table-cell>
          <table:table-cell office:value-type="string">
            <text:p>Regarde les dancer, l'atmosphère est sautée ici !</text:p>
          </table:table-cell>
          <table:table-cell office:value-type="string">
            <text:p>NULL</text:p>
          </table:table-cell>
          <table:table-cell office:value-type="string">
            <text:p>Eul yâob est pogné dans plac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table:number-columns-repeated="2" office:value-type="float" office:value="1286131473">
            <text:p>1286131473</text:p>
          </table:table-cell>
          <table:table-cell office:value-type="float" office:value="1">
            <text:p>1</text:p>
          </table:table-cell>
          <table:table-cell table:number-columns-repeated="1009"/>
        </table:table-row>
        <table:table-row table:style-name="ro1">
          <table:table-cell office:value-type="string">
            <text:p>agace</text:p>
          </table:table-cell>
          <table:table-cell office:value-type="string">
            <text:p>Allumeuse, dans le sens de femme provoquante.</text:p>
          </table:table-cell>
          <table:table-cell office:value-type="string">
            <text:p>NULL</text:p>
          </table:table-cell>
          <table:table-cell office:value-type="string">
            <text:p>v</text:p>
          </table:table-cell>
          <table:table-cell table:number-columns-repeated="2"/>
          <table:table-cell office:value-type="string">
            <text:p>Agace pissette</text:p>
          </table:table-cell>
          <table:table-cell office:value-type="string">
            <text:p>NULL</text:p>
          </table:table-cell>
          <table:table-cell office:value-type="string">
            <text:p>nom commun</text:p>
          </table:table-cell>
          <table:table-cell office:value-type="string">
            <text:p>féminin</text:p>
          </table:table-cell>
          <table:table-cell office:value-type="string">
            <text:p>singulier</text:p>
          </table:table-cell>
          <table:table-cell office:value-type="string">
            <text:p>NULL</text:p>
          </table:table-cell>
          <table:table-cell office:value-type="float" office:value="1286987394">
            <text:p>1286987394</text:p>
          </table:table-cell>
          <table:table-cell office:value-type="float" office:value="1368674861">
            <text:p>1368674861</text:p>
          </table:table-cell>
          <table:table-cell office:value-type="float" office:value="2">
            <text:p>2</text:p>
          </table:table-cell>
          <table:table-cell table:number-columns-repeated="1009"/>
        </table:table-row>
        <table:table-row table:style-name="ro1">
          <table:table-cell office:value-type="string">
            <text:p>tennis</text:p>
          </table:table-cell>
          <table:table-cell office:value-type="string">
            <text:p>Espadrilles, paire de souliers de sport.</text:p>
          </table:table-cell>
          <table:table-cell office:value-type="string">
            <text:p>NULL</text:p>
          </table:table-cell>
          <table:table-cell office:value-type="string">
            <text:p>v</text:p>
          </table:table-cell>
          <table:table-cell office:value-type="string">
            <text:p>Je me suis acheté des beaux tennis pour mon cours d'éduc.</text:p>
          </table:table-cell>
          <table:table-cell table:number-columns-repeated="2" office:value-type="string">
            <text:p>NULL</text:p>
          </table:table-cell>
          <table:table-cell office:value-type="string">
            <text:p>Ta-niss ou tè-niss</text:p>
          </table:table-cell>
          <table:table-cell office:value-type="string">
            <text:p>nom commun</text:p>
          </table:table-cell>
          <table:table-cell office:value-type="string">
            <text:p>masculin</text:p>
          </table:table-cell>
          <table:table-cell office:value-type="string">
            <text:p>pluriel</text:p>
          </table:table-cell>
          <table:table-cell office:value-type="string">
            <text:p>Beauce</text:p>
          </table:table-cell>
          <table:table-cell office:value-type="float" office:value="1287201530">
            <text:p>1287201530</text:p>
          </table:table-cell>
          <table:table-cell office:value-type="float" office:value="1301550259">
            <text:p>1301550259</text:p>
          </table:table-cell>
          <table:table-cell office:value-type="float" office:value="0">
            <text:p>0</text:p>
          </table:table-cell>
          <table:table-cell table:number-columns-repeated="1009"/>
        </table:table-row>
        <table:table-row table:style-name="ro1">
          <table:table-cell office:value-type="string">
            <text:p>bettes</text:p>
          </table:table-cell>
          <table:table-cell office:value-type="string">
            <text:p>Betteraves.</text:p>
          </table:table-cell>
          <table:table-cell office:value-type="string">
            <text:p>NULL</text:p>
          </table:table-cell>
          <table:table-cell office:value-type="string">
            <text:p>v</text:p>
          </table:table-cell>
          <table:table-cell office:value-type="string">
            <text:p>J'ai mis le pot de bettes dans le frigidaire.</text:p>
          </table:table-cell>
          <table:table-cell table:number-columns-repeated="3" office:value-type="string">
            <text:p>NULL</text:p>
          </table:table-cell>
          <table:table-cell office:value-type="string">
            <text:p>nom commun</text:p>
          </table:table-cell>
          <table:table-cell office:value-type="string">
            <text:p>féminin</text:p>
          </table:table-cell>
          <table:table-cell office:value-type="string">
            <text:p>pluriel</text:p>
          </table:table-cell>
          <table:table-cell office:value-type="string">
            <text:p>NULL</text:p>
          </table:table-cell>
          <table:table-cell table:number-columns-repeated="2" office:value-type="float" office:value="1287202056">
            <text:p>1287202056</text:p>
          </table:table-cell>
          <table:table-cell office:value-type="float" office:value="1">
            <text:p>1</text:p>
          </table:table-cell>
          <table:table-cell table:number-columns-repeated="1009"/>
        </table:table-row>
        <table:table-row table:style-name="ro1">
          <table:table-cell office:value-type="string">
            <text:p>arrête moi donc ça</text:p>
          </table:table-cell>
          <table:table-cell office:value-type="string">
            <text:p>Arrête d'exagérer</text:p>
          </table:table-cell>
          <table:table-cell office:value-type="string">
            <text:p>Pour me faire plaisir, peux-tu arrêter ça</text:p>
          </table:table-cell>
          <table:table-cell office:value-type="string">
            <text:p>v</text:p>
          </table:table-cell>
          <table:table-cell office:value-type="string">
            <text:p>Arrête moi donc ça ce niaisage là, c'est gossant.</text:p>
          </table:table-cell>
          <table:table-cell office:value-type="string">
            <text:p>Peux-tu arrêter de faire des singeries, c'est emmerdant</text:p>
          </table:table-cell>
          <table:table-cell office:value-type="string">
            <text:p>arrête moi ça</text:p>
          </table:table-cell>
          <table:table-cell office:value-type="string">
            <text:p>NULL</text:p>
          </table:table-cell>
          <table:table-cell office:value-type="string">
            <text:p>nom commun</text:p>
          </table:table-cell>
          <table:table-cell office:value-type="string">
            <text:p>masculin</text:p>
          </table:table-cell>
          <table:table-cell office:value-type="string">
            <text:p>singulier</text:p>
          </table:table-cell>
          <table:table-cell office:value-type="string">
            <text:p>NULL</text:p>
          </table:table-cell>
          <table:table-cell office:value-type="float" office:value="1288463250">
            <text:p>1288463250</text:p>
          </table:table-cell>
          <table:table-cell office:value-type="float" office:value="1359385058">
            <text:p>1359385058</text:p>
          </table:table-cell>
          <table:table-cell office:value-type="float" office:value="4">
            <text:p>4</text:p>
          </table:table-cell>
          <table:table-cell table:number-columns-repeated="1009"/>
        </table:table-row>
        <table:table-row table:style-name="ro1">
          <table:table-cell office:value-type="string">
            <text:p>enwèye !</text:p>
          </table:table-cell>
          <table:table-cell office:value-type="string">
            <text:p>Se dit à quelqu'un pour l'inviter à se dépêcher.</text:p>
          </table:table-cell>
          <table:table-cell office:value-type="string">
            <text:p>Se dit à quelqu'un pour le prier de faire quelque chose.</text:p>
          </table:table-cell>
          <table:table-cell office:value-type="string">
            <text:p>v</text:p>
          </table:table-cell>
          <table:table-cell office:value-type="string">
            <text:p>Enwèye, grouille toi, on va être en retard.</text:p>
          </table:table-cell>
          <table:table-cell office:value-type="string">
            <text:p>Allez, dépêche toi, on va être en retard</text:p>
          </table:table-cell>
          <table:table-cell office:value-type="string">
            <text:p>Enwèye donc</text:p>
          </table:table-cell>
          <table:table-cell office:value-type="string">
            <text:p>enweille</text:p>
          </table:table-cell>
          <table:table-cell table:number-columns-repeated="3"/>
          <table:table-cell office:value-type="string">
            <text:p>Sans doute une déformation du verbe "envoyer".</text:p>
          </table:table-cell>
          <table:table-cell office:value-type="float" office:value="1288767767">
            <text:p>1288767767</text:p>
          </table:table-cell>
          <table:table-cell office:value-type="float" office:value="1422409144">
            <text:p>1422409144</text:p>
          </table:table-cell>
          <table:table-cell office:value-type="float" office:value="24">
            <text:p>24</text:p>
          </table:table-cell>
          <table:table-cell table:number-columns-repeated="1009"/>
        </table:table-row>
        <table:table-row table:style-name="ro1">
          <table:table-cell office:value-type="string">
            <text:p>Bicycle à pédales</text:p>
          </table:table-cell>
          <table:table-cell office:value-type="string">
            <text:p>Vélo</text:p>
          </table:table-cell>
          <table:table-cell/>
          <table:table-cell office:value-type="string">
            <text:p>v</text:p>
          </table:table-cell>
          <table:table-cell office:value-type="string">
            <text:p>J'va à l'UDM en bicycle à pédale</text:p>
          </table:table-cell>
          <table:table-cell office:value-type="string">
            <text:p>J'vais à la Sorbonne en vélo</text:p>
          </table:table-cell>
          <table:table-cell/>
          <table:table-cell office:value-type="string">
            <text:p>Bicyk' à pédales</text:p>
          </table:table-cell>
          <table:table-cell office:value-type="string">
            <text:p>nom commun</text:p>
          </table:table-cell>
          <table:table-cell office:value-type="string">
            <text:p>masculin</text:p>
          </table:table-cell>
          <table:table-cell office:value-type="string">
            <text:p>singulier</text:p>
          </table:table-cell>
          <table:table-cell/>
          <table:table-cell table:number-columns-repeated="2" office:value-type="float" office:value="1289123836">
            <text:p>1289123836</text:p>
          </table:table-cell>
          <table:table-cell office:value-type="float" office:value="2">
            <text:p>2</text:p>
          </table:table-cell>
          <table:table-cell table:number-columns-repeated="1009"/>
        </table:table-row>
        <table:table-row table:style-name="ro1">
          <table:table-cell office:value-type="string">
            <text:p>Cohon</text:p>
          </table:table-cell>
          <table:table-cell office:value-type="string">
            <text:p>Cochon</text:p>
          </table:table-cell>
          <table:table-cell/>
          <table:table-cell office:value-type="string">
            <text:p>d</text:p>
          </table:table-cell>
          <table:table-cell table:number-columns-repeated="3"/>
          <table:table-cell office:value-type="string">
            <text:p>cô' hon (h prononcé, à l'anglaise)</text:p>
          </table:table-cell>
          <table:table-cell table:number-columns-repeated="4"/>
          <table:table-cell table:number-columns-repeated="2" office:value-type="float" office:value="1289201896">
            <text:p>1289201896</text:p>
          </table:table-cell>
          <table:table-cell office:value-type="float" office:value="2">
            <text:p>2</text:p>
          </table:table-cell>
          <table:table-cell table:number-columns-repeated="1009"/>
        </table:table-row>
        <table:table-row table:style-name="ro1">
          <table:table-cell office:value-type="string">
            <text:p>minke</text:p>
          </table:table-cell>
          <table:table-cell office:value-type="string">
            <text:p>Expression utilisée pour parler d'une action future, remplace en général "lorsque", "dès que" "aussitôt que" ou "quand". </text:p>
          </table:table-cell>
          <table:table-cell/>
          <table:table-cell office:value-type="string">
            <text:p>d</text:p>
          </table:table-cell>
          <table:table-cell office:value-type="string">
            <text:p>Minke tu sois assez grand...</text:p>
          </table:table-cell>
          <table:table-cell office:value-type="string">
            <text:p>Quand tu seras assez grand...</text:p>
          </table:table-cell>
          <table:table-cell office:value-type="string">
            <text:p>Mais que</text:p>
          </table:table-cell>
          <table:table-cell table:number-columns-repeated="4"/>
          <table:table-cell office:value-type="string">
            <text:p>Expression du Moyen français désuète en France</text:p>
          </table:table-cell>
          <table:table-cell office:value-type="float" office:value="1289684514">
            <text:p>1289684514</text:p>
          </table:table-cell>
          <table:table-cell office:value-type="float" office:value="1369940453">
            <text:p>1369940453</text:p>
          </table:table-cell>
          <table:table-cell office:value-type="float" office:value="2">
            <text:p>2</text:p>
          </table:table-cell>
          <table:table-cell table:number-columns-repeated="1009"/>
        </table:table-row>
        <table:table-row table:style-name="ro1">
          <table:table-cell office:value-type="string">
            <text:p>havel</text:p>
          </table:table-cell>
          <table:table-cell office:value-type="string">
            <text:p>petite étable à cheveaux</text:p>
          </table:table-cell>
          <table:table-cell/>
          <table:table-cell office:value-type="string">
            <text:p>v</text:p>
          </table:table-cell>
          <table:table-cell office:value-type="string">
            <text:p>emmène le cheval à la havel</text:p>
          </table:table-cell>
          <table:table-cell office:value-type="string">
            <text:p>le mettre à l'abri</text:p>
          </table:table-cell>
          <table:table-cell office:value-type="string">
            <text:p>javel</text:p>
          </table:table-cell>
          <table:table-cell office:value-type="string">
            <text:p>gavel</text:p>
          </table:table-cell>
          <table:table-cell office:value-type="string">
            <text:p>nom commun</text:p>
          </table:table-cell>
          <table:table-cell/>
          <table:table-cell office:value-type="string">
            <text:p>singulier</text:p>
          </table:table-cell>
          <table:table-cell office:value-type="string">
            <text:p>dans une érablière c'était la petite cabane pour le cheval</text:p>
          </table:table-cell>
          <table:table-cell office:value-type="float" office:value="1290985981">
            <text:p>1290985981</text:p>
          </table:table-cell>
          <table:table-cell office:value-type="float" office:value="1351678855">
            <text:p>1351678855</text:p>
          </table:table-cell>
          <table:table-cell office:value-type="float" office:value="0">
            <text:p>0</text:p>
          </table:table-cell>
          <table:table-cell table:number-columns-repeated="1009"/>
        </table:table-row>
        <table:table-row table:style-name="ro1">
          <table:table-cell office:value-type="string">
            <text:p>Pièce</text:p>
          </table:table-cell>
          <table:table-cell office:value-type="string">
            <text:p>Champ, pâturage</text:p>
          </table:table-cell>
          <table:table-cell/>
          <table:table-cell office:value-type="string">
            <text:p>v</text:p>
          </table:table-cell>
          <table:table-cell office:value-type="string">
            <text:p>J'ai laissé le tracteur dans le fond de la pièce</text:p>
          </table:table-cell>
          <table:table-cell office:value-type="string">
            <text:p>J'ai laissé le tracteur de l'autre côté du champ</text:p>
          </table:table-cell>
          <table:table-cell table:number-columns-repeated="2"/>
          <table:table-cell office:value-type="string">
            <text:p>nom commun</text:p>
          </table:table-cell>
          <table:table-cell office:value-type="string">
            <text:p>féminin</text:p>
          </table:table-cell>
          <table:table-cell table:number-columns-repeated="2"/>
          <table:table-cell table:number-columns-repeated="2" office:value-type="float" office:value="1291669175">
            <text:p>1291669175</text:p>
          </table:table-cell>
          <table:table-cell office:value-type="float" office:value="0">
            <text:p>0</text:p>
          </table:table-cell>
          <table:table-cell table:number-columns-repeated="1009"/>
        </table:table-row>
        <table:table-row table:style-name="ro1">
          <table:table-cell office:value-type="string">
            <text:p>Pogné la chiasse</text:p>
          </table:table-cell>
          <table:table-cell office:value-type="string">
            <text:p>Avoir la diarrhée.</text:p>
          </table:table-cell>
          <table:table-cell/>
          <table:table-cell office:value-type="string">
            <text:p>e</text:p>
          </table:table-cell>
          <table:table-cell office:value-type="string">
            <text:p>Je viens pas au souper à souère, j'ai pogné toute une chiasse.</text:p>
          </table:table-cell>
          <table:table-cell office:value-type="string">
            <text:p>Je ne serai présent au souper, j'ai la diarrhée.</text:p>
          </table:table-cell>
          <table:table-cell table:number-columns-repeated="6"/>
          <table:table-cell office:value-type="float" office:value="1294463462">
            <text:p>1294463462</text:p>
          </table:table-cell>
          <table:table-cell office:value-type="float" office:value="1331367626">
            <text:p>1331367626</text:p>
          </table:table-cell>
          <table:table-cell office:value-type="float" office:value="2">
            <text:p>2</text:p>
          </table:table-cell>
          <table:table-cell table:number-columns-repeated="1009"/>
        </table:table-row>
        <table:table-row table:style-name="ro1">
          <table:table-cell office:value-type="string">
            <text:p>À tantôt!</text:p>
          </table:table-cell>
          <table:table-cell office:value-type="string">
            <text:p>À tout à l'heure!</text:p>
          </table:table-cell>
          <table:table-cell/>
          <table:table-cell office:value-type="string">
            <text:p>v</text:p>
          </table:table-cell>
          <table:table-cell table:number-columns-repeated="2"/>
          <table:table-cell office:value-type="string">
            <text:p><text:s/>'tantôt! </text:p>
          </table:table-cell>
          <table:table-cell table:number-columns-repeated="5"/>
          <table:table-cell office:value-type="float" office:value="1297404762">
            <text:p>1297404762</text:p>
          </table:table-cell>
          <table:table-cell office:value-type="float" office:value="1397115370">
            <text:p>1397115370</text:p>
          </table:table-cell>
          <table:table-cell office:value-type="float" office:value="60">
            <text:p>60</text:p>
          </table:table-cell>
          <table:table-cell table:number-columns-repeated="1009"/>
        </table:table-row>
        <table:table-row table:style-name="ro1">
          <table:table-cell office:value-type="string">
            <text:p>wipeurs</text:p>
          </table:table-cell>
          <table:table-cell office:value-type="string">
            <text:p>essuie-glaces </text:p>
          </table:table-cell>
          <table:table-cell/>
          <table:table-cell office:value-type="string">
            <text:p>e</text:p>
          </table:table-cell>
          <table:table-cell office:value-type="string">
            <text:p>Mes wipeurs marchent mal!</text:p>
          </table:table-cell>
          <table:table-cell office:value-type="string">
            <text:p>Mes essuie-glaces n'essuient pas bien.</text:p>
          </table:table-cell>
          <table:table-cell/>
          <table:table-cell office:value-type="string">
            <text:p>oui-peur ou ouaille-peur</text:p>
          </table:table-cell>
          <table:table-cell table:number-columns-repeated="3"/>
          <table:table-cell office:value-type="string">
            <text:p>De l'anglais "wiper" signifiant "essuie-glace".</text:p>
          </table:table-cell>
          <table:table-cell office:value-type="float" office:value="1301335360">
            <text:p>1301335360</text:p>
          </table:table-cell>
          <table:table-cell office:value-type="float" office:value="1387529806">
            <text:p>1387529806</text:p>
          </table:table-cell>
          <table:table-cell office:value-type="float" office:value="0">
            <text:p>0</text:p>
          </table:table-cell>
          <table:table-cell table:number-columns-repeated="1009"/>
        </table:table-row>
        <table:table-row table:style-name="ro1">
          <table:table-cell office:value-type="string">
            <text:p>toune (2ème acception)</text:p>
          </table:table-cell>
          <table:table-cell office:value-type="string">
            <text:p><text:s/>Une enfant rondelette,diminutif de toutoune.</text:p>
          </table:table-cell>
          <table:table-cell/>
          <table:table-cell office:value-type="string">
            <text:p>v</text:p>
          </table:table-cell>
          <table:table-cell office:value-type="string">
            <text:p>Tcheque la toune pendant que j'm'en va au dépanneur!</text:p>
          </table:table-cell>
          <table:table-cell office:value-type="string">
            <text:p>Garde un oeil sur la petite pendant que je vais à l'épicerie du coin!</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302133864">
            <text:p>1302133864</text:p>
          </table:table-cell>
          <table:table-cell office:value-type="float" office:value="1302134003">
            <text:p>1302134003</text:p>
          </table:table-cell>
          <table:table-cell office:value-type="float" office:value="0">
            <text:p>0</text:p>
          </table:table-cell>
          <table:table-cell table:number-columns-repeated="1009"/>
        </table:table-row>
        <table:table-row table:style-name="ro1">
          <table:table-cell office:value-type="string">
            <text:p>colonne</text:p>
          </table:table-cell>
          <table:table-cell office:value-type="string">
            <text:p>féminin du terme colon.</text:p>
          </table:table-cell>
          <table:table-cell/>
          <table:table-cell office:value-type="string">
            <text:p>e</text:p>
          </table:table-cell>
          <table:table-cell office:value-type="string">
            <text:p>T'es vraiment colonne habillée de même!</text:p>
          </table:table-cell>
          <table:table-cell office:value-type="string">
            <text:p>Tu es vraiment beauf accoutrée ainsi!</text:p>
          </table:table-cell>
          <table:table-cell table:number-columns-repeated="6"/>
          <table:table-cell table:number-columns-repeated="2" office:value-type="float" office:value="1302185257">
            <text:p>1302185257</text:p>
          </table:table-cell>
          <table:table-cell office:value-type="float" office:value="0">
            <text:p>0</text:p>
          </table:table-cell>
          <table:table-cell table:number-columns-repeated="1009"/>
        </table:table-row>
        <table:table-row table:style-name="ro1">
          <table:table-cell office:value-type="string">
            <text:p>Chirer</text:p>
          </table:table-cell>
          <table:table-cell office:value-type="string">
            <text:p>Verbe signifiant rester inlassablement avec ses choix, ses idées, ses goûts... <text:s/>Aimer beaucoup.</text:p>
          </table:table-cell>
          <table:table-cell office:value-type="string">
            <text:p>Glisser sans pouvoir s'arrêter.</text:p>
          </table:table-cell>
          <table:table-cell office:value-type="string">
            <text:p>e</text:p>
          </table:table-cell>
          <table:table-cell office:value-type="string">
            <text:p>A chire sur le rose d'aplomb!</text:p>
          </table:table-cell>
          <table:table-cell office:value-type="string">
            <text:p>Elle s'habille continuellement en rose ou elle adore la couleur rose.</text:p>
          </table:table-cell>
          <table:table-cell office:value-type="string">
            <text:p>une chire, chireux, chireuse</text:p>
          </table:table-cell>
          <table:table-cell table:number-columns-repeated="5"/>
          <table:table-cell office:value-type="float" office:value="1302187814">
            <text:p>1302187814</text:p>
          </table:table-cell>
          <table:table-cell office:value-type="float" office:value="1302194477">
            <text:p>1302194477</text:p>
          </table:table-cell>
          <table:table-cell office:value-type="float" office:value="6">
            <text:p>6</text:p>
          </table:table-cell>
          <table:table-cell table:number-columns-repeated="1009"/>
        </table:table-row>
        <table:table-row table:style-name="ro1">
          <table:table-cell office:value-type="string">
            <text:p>se pêter les bretelles</text:p>
          </table:table-cell>
          <table:table-cell office:value-type="string">
            <text:p>être vaniteux</text:p>
          </table:table-cell>
          <table:table-cell/>
          <table:table-cell office:value-type="string">
            <text:p>e</text:p>
          </table:table-cell>
          <table:table-cell table:number-columns-repeated="8"/>
          <table:table-cell table:number-columns-repeated="2" office:value-type="float" office:value="1305251587">
            <text:p>1305251587</text:p>
          </table:table-cell>
          <table:table-cell office:value-type="float" office:value="1">
            <text:p>1</text:p>
          </table:table-cell>
          <table:table-cell table:number-columns-repeated="1009"/>
        </table:table-row>
        <table:table-row table:style-name="ro2">
          <table:table-cell office:value-type="string">
            <text:p>tapon</text:p>
          </table:table-cell>
          <table:table-cell office:value-type="string">
            <text:p>En parlant d'une personne en particulier :</text:p>
            <text:p>Un imbécile, un idiot, un taouin.</text:p>
          </table:table-cell>
          <table:table-cell office:value-type="string">
            <text:p>En parlant de quelque chose :</text:p>
            <text:p>Un tas, un amas, un monceau.</text:p>
          </table:table-cell>
          <table:table-cell office:value-type="string">
            <text:p>v</text:p>
          </table:table-cell>
          <table:table-cell office:value-type="string">
            <text:p>À matin, je suis rentré dans un dépanneur et j'ai croisé le tapon de l'autre jour.</text:p>
          </table:table-cell>
          <table:table-cell office:value-type="string">
            <text:p>Ce matin, je suis entré dans un dépanneur et j'ai croisé l'imbécile de l'autre jour.</text:p>
          </table:table-cell>
          <table:table-cell table:number-columns-repeated="2"/>
          <table:table-cell office:value-type="string">
            <text:p>nom commun</text:p>
          </table:table-cell>
          <table:table-cell office:value-type="string">
            <text:p>masculin</text:p>
          </table:table-cell>
          <table:table-cell office:value-type="string">
            <text:p>singulier</text:p>
          </table:table-cell>
          <table:table-cell/>
          <table:table-cell table:number-columns-repeated="2" office:value-type="float" office:value="1305318074">
            <text:p>1305318074</text:p>
          </table:table-cell>
          <table:table-cell office:value-type="float" office:value="2">
            <text:p>2</text:p>
          </table:table-cell>
          <table:table-cell table:number-columns-repeated="1009"/>
        </table:table-row>
        <table:table-row table:style-name="ro3">
          <table:table-cell office:value-type="string">
            <text:p>Pas rap</text:p>
          </table:table-cell>
          <table:table-cell office:value-type="string">
            <text:p>Contraction de "pas de rapport." Une expression qui veut dire quelque chose comme "ça n'a rien à voir." Qui n'a pas de lien avec la réalité ou le goût du jour ou qui n'a pas de sens.</text:p>
          </table:table-cell>
          <table:table-cell/>
          <table:table-cell office:value-type="string">
            <text:p>d</text:p>
          </table:table-cell>
          <table:table-cell office:value-type="string">
            <text:p>T'as pas rap man avec tes bottes de cowboy pis ta planche à roulette!</text:p>
          </table:table-cell>
          <table:table-cell office:value-type="string">
            <text:p>Tes bottes de cowboys pis ta planche à roulette c'est deux différentes styles, ils vont pas ensemble!</text:p>
          </table:table-cell>
          <table:table-cell table:number-columns-repeated="5"/>
          <table:table-cell office:value-type="string">
            <text:p>Pas rapport, ou </text:p>
            <text:p>Pas de rapport, ou </text:p>
            <text:p>Ça n'a pas de rapport</text:p>
          </table:table-cell>
          <table:table-cell table:number-columns-repeated="2" office:value-type="float" office:value="1362297539">
            <text:p>1362297539</text:p>
          </table:table-cell>
          <table:table-cell office:value-type="float" office:value="0">
            <text:p>0</text:p>
          </table:table-cell>
          <table:table-cell table:number-columns-repeated="1009"/>
        </table:table-row>
        <table:table-row table:style-name="ro1">
          <table:table-cell office:value-type="string">
            <text:p>Batch (une)</text:p>
          </table:table-cell>
          <table:table-cell office:value-type="string">
            <text:p>Plusieurs.</text:p>
          </table:table-cell>
          <table:table-cell office:value-type="string">
            <text:p>Quantité.</text:p>
          </table:table-cell>
          <table:table-cell office:value-type="string">
            <text:p>v</text:p>
          </table:table-cell>
          <table:table-cell office:value-type="string">
            <text:p>Y a une méchante batch de chars de parkés dans rue.</text:p>
          </table:table-cell>
          <table:table-cell office:value-type="string">
            <text:p>Il y a vraiment plusieurs voitures de stationnées dans la rue.</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305897562">
            <text:p>1305897562</text:p>
          </table:table-cell>
          <table:table-cell office:value-type="float" office:value="1405930420">
            <text:p>1405930420</text:p>
          </table:table-cell>
          <table:table-cell office:value-type="float" office:value="0">
            <text:p>0</text:p>
          </table:table-cell>
          <table:table-cell table:number-columns-repeated="1009"/>
        </table:table-row>
        <table:table-row table:style-name="ro1">
          <table:table-cell office:value-type="string">
            <text:p>criard</text:p>
          </table:table-cell>
          <table:table-cell office:value-type="string">
            <text:p>Klaxon</text:p>
          </table:table-cell>
          <table:table-cell/>
          <table:table-cell office:value-type="string">
            <text:p>v</text:p>
          </table:table-cell>
          <table:table-cell office:value-type="string">
            <text:p>Pèse su'l criard!</text:p>
          </table:table-cell>
          <table:table-cell office:value-type="string">
            <text:p>Appuie sur le klaxon!</text:p>
          </table:table-cell>
          <table:table-cell table:number-columns-repeated="2"/>
          <table:table-cell office:value-type="string">
            <text:p>nom commun</text:p>
          </table:table-cell>
          <table:table-cell office:value-type="string">
            <text:p>masculin</text:p>
          </table:table-cell>
          <table:table-cell office:value-type="string">
            <text:p>singulier</text:p>
          </table:table-cell>
          <table:table-cell office:value-type="string">
            <text:p>Le terme « criard » vient de « criard à brume », qui désignait une sirène d’alerte émettant, par temps de brouillard, un signal sonore avertisseur, afin de permettre aux embarcations en mer de repérer la côte.</text:p>
          </table:table-cell>
          <table:table-cell office:value-type="float" office:value="1306123647">
            <text:p>1306123647</text:p>
          </table:table-cell>
          <table:table-cell office:value-type="float" office:value="1359752753">
            <text:p>1359752753</text:p>
          </table:table-cell>
          <table:table-cell office:value-type="float" office:value="0">
            <text:p>0</text:p>
          </table:table-cell>
          <table:table-cell table:number-columns-repeated="1009"/>
        </table:table-row>
        <table:table-row table:style-name="ro1">
          <table:table-cell office:value-type="string">
            <text:p>Accouche qu'on baptise</text:p>
          </table:table-cell>
          <table:table-cell office:value-type="string">
            <text:p>Dépêche-toi.</text:p>
          </table:table-cell>
          <table:table-cell/>
          <table:table-cell office:value-type="string">
            <text:p>e</text:p>
          </table:table-cell>
          <table:table-cell table:number-columns-repeated="8"/>
          <table:table-cell office:value-type="float" office:value="1402713156">
            <text:p>1402713156</text:p>
          </table:table-cell>
          <table:table-cell office:value-type="float" office:value="1405934983">
            <text:p>1405934983</text:p>
          </table:table-cell>
          <table:table-cell office:value-type="float" office:value="8">
            <text:p>8</text:p>
          </table:table-cell>
          <table:table-cell table:number-columns-repeated="1009"/>
        </table:table-row>
        <table:table-row table:style-name="ro1">
          <table:table-cell office:value-type="string">
            <text:p>Esballer</text:p>
          </table:table-cell>
          <table:table-cell office:value-type="string">
            <text:p>Expression définissant qu'un joueurs en à trouver un autre au jeu du ballon caché.</text:p>
          </table:table-cell>
          <table:table-cell/>
          <table:table-cell office:value-type="string">
            <text:p>v</text:p>
          </table:table-cell>
          <table:table-cell office:value-type="string">
            <text:p>1,2,3 Esballer pour Nancy derrière la conteneur à déchet!</text:p>
          </table:table-cell>
          <table:table-cell office:value-type="string">
            <text:p>Un, deux, trois, j'ai trouvé Nancy derrière le conteneur à déchet.</text:p>
          </table:table-cell>
          <table:table-cell/>
          <table:table-cell office:value-type="string">
            <text:p>Esballez</text:p>
          </table:table-cell>
          <table:table-cell office:value-type="string">
            <text:p>verbe</text:p>
          </table:table-cell>
          <table:table-cell office:value-type="string">
            <text:p>masculin</text:p>
          </table:table-cell>
          <table:table-cell office:value-type="string">
            <text:p>singulier</text:p>
          </table:table-cell>
          <table:table-cell office:value-type="string">
            <text:p>Provient peut-être du fait que l'on doit toucher au ballon pour désigner la personne "esballer". Mauvaise déformation de la traduction de l'expression "il est ballé" en "he is ballé"</text:p>
          </table:table-cell>
          <table:table-cell table:number-columns-repeated="2" office:value-type="float" office:value="1369941020">
            <text:p>1369941020</text:p>
          </table:table-cell>
          <table:table-cell office:value-type="float" office:value="0">
            <text:p>0</text:p>
          </table:table-cell>
          <table:table-cell table:number-columns-repeated="1009"/>
        </table:table-row>
        <table:table-row table:style-name="ro1">
          <table:table-cell office:value-type="string">
            <text:p>Quand le boeuf veut chier dans la pelle</text:p>
          </table:table-cell>
          <table:table-cell office:value-type="string">
            <text:p>Lorsque qu'un tâche se réalise sans difficulté</text:p>
          </table:table-cell>
          <table:table-cell office:value-type="string">
            <text:p>désir réalisé sans effort</text:p>
          </table:table-cell>
          <table:table-cell office:value-type="string">
            <text:p>e</text:p>
          </table:table-cell>
          <table:table-cell table:number-columns-repeated="2"/>
          <table:table-cell office:value-type="string">
            <text:p>chier dans pelle</text:p>
          </table:table-cell>
          <table:table-cell table:number-columns-repeated="4"/>
          <table:table-cell office:value-type="string">
            <text:p>fermier</text:p>
          </table:table-cell>
          <table:table-cell table:number-columns-repeated="2" office:value-type="float" office:value="1309529270">
            <text:p>1309529270</text:p>
          </table:table-cell>
          <table:table-cell office:value-type="float" office:value="6">
            <text:p>6</text:p>
          </table:table-cell>
          <table:table-cell table:number-columns-repeated="1009"/>
        </table:table-row>
        <table:table-row table:style-name="ro1">
          <table:table-cell office:value-type="string">
            <text:p>viargette!</text:p>
          </table:table-cell>
          <table:table-cell office:value-type="string">
            <text:p>Dérivée de viarge. Viarge vien de vierge (Sainte Vierge). peut être rattaché à un sacre (ostie de viargette ) </text:p>
          </table:table-cell>
          <table:table-cell/>
          <table:table-cell office:value-type="string">
            <text:p>s</text:p>
          </table:table-cell>
          <table:table-cell office:value-type="string">
            <text:p>J'ai eu une viargette de bonne journée!</text:p>
          </table:table-cell>
          <table:table-cell office:value-type="string">
            <text:p>J'ai passé une très belle journée!</text:p>
          </table:table-cell>
          <table:table-cell table:number-columns-repeated="5"/>
          <table:table-cell office:value-type="string">
            <text:p>vierge (Sainte-Vierge)</text:p>
          </table:table-cell>
          <table:table-cell table:number-columns-repeated="2" office:value-type="float" office:value="1309793552">
            <text:p>1309793552</text:p>
          </table:table-cell>
          <table:table-cell office:value-type="float" office:value="0">
            <text:p>0</text:p>
          </table:table-cell>
          <table:table-cell table:number-columns-repeated="1009"/>
        </table:table-row>
        <table:table-row table:style-name="ro2">
          <table:table-cell office:value-type="string">
            <text:p>Bullshit</text:p>
          </table:table-cell>
          <table:table-cell office:value-type="string">
            <text:p>Connerie, Mensonge</text:p>
            <text:p>(peut être utilisé comme verbe)</text:p>
          </table:table-cell>
          <table:table-cell/>
          <table:table-cell office:value-type="string">
            <text:p>v</text:p>
          </table:table-cell>
          <table:table-cell office:value-type="string">
            <text:p>"Bullshit-nous pas."</text:p>
          </table:table-cell>
          <table:table-cell office:value-type="string">
            <text:p>"Ne nous raconte pas de conneries."</text:p>
            <text:p>"Ne nous mens pas."</text:p>
          </table:table-cell>
          <table:table-cell/>
          <table:table-cell office:value-type="string">
            <text:p>boul-shite</text:p>
          </table:table-cell>
          <table:table-cell office:value-type="string">
            <text:p>nom commun</text:p>
          </table:table-cell>
          <table:table-cell office:value-type="string">
            <text:p>féminin</text:p>
          </table:table-cell>
          <table:table-cell/>
          <table:table-cell office:value-type="string">
            <text:p>Anglais "bullshit" (familier) : connerie</text:p>
          </table:table-cell>
          <table:table-cell table:number-columns-repeated="2" office:value-type="float" office:value="1310858683">
            <text:p>1310858683</text:p>
          </table:table-cell>
          <table:table-cell office:value-type="float" office:value="5">
            <text:p>5</text:p>
          </table:table-cell>
          <table:table-cell table:number-columns-repeated="1009"/>
        </table:table-row>
        <table:table-row table:style-name="ro1">
          <table:table-cell office:value-type="string">
            <text:p>En route sur la croute</text:p>
          </table:table-cell>
          <table:table-cell office:value-type="string">
            <text:p>Se dit avec entrain au moment de partir.</text:p>
          </table:table-cell>
          <table:table-cell/>
          <table:table-cell office:value-type="string">
            <text:p>e</text:p>
          </table:table-cell>
          <table:table-cell office:value-type="string">
            <text:p>En route sa croute !</text:p>
          </table:table-cell>
          <table:table-cell office:value-type="string">
            <text:p>Allons y !</text:p>
          </table:table-cell>
          <table:table-cell/>
          <table:table-cell office:value-type="string">
            <text:p>en route sa croute</text:p>
          </table:table-cell>
          <table:table-cell table:number-columns-repeated="4"/>
          <table:table-cell table:number-columns-repeated="2" office:value-type="float" office:value="1350921003">
            <text:p>1350921003</text:p>
          </table:table-cell>
          <table:table-cell office:value-type="float" office:value="0">
            <text:p>0</text:p>
          </table:table-cell>
          <table:table-cell table:number-columns-repeated="1009"/>
        </table:table-row>
        <table:table-row table:style-name="ro2">
          <table:table-cell office:value-type="string">
            <text:p>Pit sauteux</text:p>
          </table:table-cell>
          <table:table-cell office:value-type="string">
            <text:p>Veste de laine sans manches</text:p>
          </table:table-cell>
          <table:table-cell/>
          <table:table-cell office:value-type="string">
            <text:p>v</text:p>
          </table:table-cell>
          <table:table-cell table:number-columns-repeated="4"/>
          <table:table-cell office:value-type="string">
            <text:p>autre</text:p>
          </table:table-cell>
          <table:table-cell office:value-type="string">
            <text:p>masculin</text:p>
          </table:table-cell>
          <table:table-cell office:value-type="string">
            <text:p>singulier</text:p>
          </table:table-cell>
          <table:table-cell office:value-type="string">
            <text:p>Bas du fleuve, amqui</text:p>
            <text:p/>
          </table:table-cell>
          <table:table-cell table:number-columns-repeated="2" office:value-type="float" office:value="1337277145">
            <text:p>1337277145</text:p>
          </table:table-cell>
          <table:table-cell office:value-type="float" office:value="0">
            <text:p>0</text:p>
          </table:table-cell>
          <table:table-cell table:number-columns-repeated="1009"/>
        </table:table-row>
        <table:table-row table:style-name="ro1">
          <table:table-cell office:value-type="string">
            <text:p>Carwash</text:p>
          </table:table-cell>
          <table:table-cell office:value-type="string">
            <text:p>Station de lavage auto / Lave-auto</text:p>
          </table:table-cell>
          <table:table-cell/>
          <table:table-cell office:value-type="string">
            <text:p>v</text:p>
          </table:table-cell>
          <table:table-cell office:value-type="string">
            <text:p>J'emmène mon char au carwash.</text:p>
          </table:table-cell>
          <table:table-cell office:value-type="string">
            <text:p>J'emmène ma voiture à la station de lavage.</text:p>
          </table:table-cell>
          <table:table-cell/>
          <table:table-cell office:value-type="string">
            <text:p>ca'--wash (prononciation anglaise)</text:p>
          </table:table-cell>
          <table:table-cell office:value-type="string">
            <text:p>nom commun</text:p>
          </table:table-cell>
          <table:table-cell office:value-type="string">
            <text:p>masculin</text:p>
          </table:table-cell>
          <table:table-cell/>
          <table:table-cell office:value-type="string">
            <text:p>Anglais "car wash" (même définition)</text:p>
          </table:table-cell>
          <table:table-cell table:number-columns-repeated="2" office:value-type="float" office:value="1311698520">
            <text:p>1311698520</text:p>
          </table:table-cell>
          <table:table-cell office:value-type="float" office:value="0">
            <text:p>0</text:p>
          </table:table-cell>
          <table:table-cell table:number-columns-repeated="1009"/>
        </table:table-row>
        <table:table-row table:style-name="ro1">
          <table:table-cell office:value-type="string">
            <text:p>Wawaron</text:p>
          </table:table-cell>
          <table:table-cell office:value-type="string">
            <text:p>Grosse Grenouille</text:p>
          </table:table-cell>
          <table:table-cell/>
          <table:table-cell office:value-type="string">
            <text:p>v</text:p>
          </table:table-cell>
          <table:table-cell office:value-type="string">
            <text:p>Check EUL WAWARON.</text:p>
          </table:table-cell>
          <table:table-cell office:value-type="string">
            <text:p>Regarde la grosse grenouille</text:p>
          </table:table-cell>
          <table:table-cell table:number-columns-repeated="6"/>
          <table:table-cell table:number-columns-repeated="2" office:value-type="float" office:value="1317831486">
            <text:p>1317831486</text:p>
          </table:table-cell>
          <table:table-cell office:value-type="float" office:value="4">
            <text:p>4</text:p>
          </table:table-cell>
          <table:table-cell table:number-columns-repeated="1009"/>
        </table:table-row>
        <table:table-row table:style-name="ro1">
          <table:table-cell office:value-type="string">
            <text:p>boète</text:p>
          </table:table-cell>
          <table:table-cell office:value-type="string">
            <text:p>boîte</text:p>
          </table:table-cell>
          <table:table-cell/>
          <table:table-cell office:value-type="string">
            <text:p>v</text:p>
          </table:table-cell>
          <table:table-cell table:number-columns-repeated="3"/>
          <table:table-cell office:value-type="string">
            <text:p>bouaète</text:p>
          </table:table-cell>
          <table:table-cell office:value-type="string">
            <text:p>nom commun</text:p>
          </table:table-cell>
          <table:table-cell office:value-type="string">
            <text:p>féminin</text:p>
          </table:table-cell>
          <table:table-cell table:number-columns-repeated="2"/>
          <table:table-cell table:number-columns-repeated="2" office:value-type="float" office:value="1318794694">
            <text:p>1318794694</text:p>
          </table:table-cell>
          <table:table-cell office:value-type="float" office:value="1">
            <text:p>1</text:p>
          </table:table-cell>
          <table:table-cell table:number-columns-repeated="1009"/>
        </table:table-row>
        <table:table-row table:style-name="ro1">
          <table:table-cell office:value-type="string">
            <text:p>scotch-tape</text:p>
          </table:table-cell>
          <table:table-cell office:value-type="string">
            <text:p>ruban adhésif</text:p>
          </table:table-cell>
          <table:table-cell/>
          <table:table-cell office:value-type="string">
            <text:p>v</text:p>
          </table:table-cell>
          <table:table-cell table:number-columns-repeated="2"/>
          <table:table-cell office:value-type="string">
            <text:p>tape</text:p>
          </table:table-cell>
          <table:table-cell office:value-type="string">
            <text:p>scotche-téipe</text:p>
          </table:table-cell>
          <table:table-cell office:value-type="string">
            <text:p>nom commun</text:p>
          </table:table-cell>
          <table:table-cell office:value-type="string">
            <text:p>masculin</text:p>
          </table:table-cell>
          <table:table-cell/>
          <table:table-cell office:value-type="string">
            <text:p>Marque de commerce</text:p>
          </table:table-cell>
          <table:table-cell office:value-type="float" office:value="1318799238">
            <text:p>1318799238</text:p>
          </table:table-cell>
          <table:table-cell office:value-type="float" office:value="1358457172">
            <text:p>1358457172</text:p>
          </table:table-cell>
          <table:table-cell office:value-type="float" office:value="0">
            <text:p>0</text:p>
          </table:table-cell>
          <table:table-cell table:number-columns-repeated="1009"/>
        </table:table-row>
        <table:table-row table:style-name="ro1">
          <table:table-cell office:value-type="string">
            <text:p>Hourra</text:p>
          </table:table-cell>
          <table:table-cell office:value-type="string">
            <text:p>Encourage, incite à agir ou à se dépêcher</text:p>
          </table:table-cell>
          <table:table-cell office:value-type="string">
            <text:p>Maintenant, tout de suite.</text:p>
          </table:table-cell>
          <table:table-cell office:value-type="string">
            <text:p>e</text:p>
          </table:table-cell>
          <table:table-cell office:value-type="string">
            <text:p>Hourra, deboutte, c'est l'heure de partir !</text:p>
          </table:table-cell>
          <table:table-cell office:value-type="string">
            <text:p>Allez, lève-toi, c'est l'heure de partir !</text:p>
          </table:table-cell>
          <table:table-cell/>
          <table:table-cell office:value-type="string">
            <text:p>oura, ora</text:p>
          </table:table-cell>
          <table:table-cell table:number-columns-repeated="3"/>
          <table:table-cell office:value-type="string">
            <text:p>La version d'encouragement proviendrait d'un terme semblable à "ho-hisse", utilisé par les matelots. La version signifiant "maintenant" est plus difficile à expliquer : si vous connaissez son origine, inscrivez-la ici !</text:p>
          </table:table-cell>
          <table:table-cell table:number-columns-repeated="2" office:value-type="float" office:value="1318924565">
            <text:p>1318924565</text:p>
          </table:table-cell>
          <table:table-cell office:value-type="float" office:value="0">
            <text:p>0</text:p>
          </table:table-cell>
          <table:table-cell table:number-columns-repeated="1009"/>
        </table:table-row>
        <table:table-row table:style-name="ro1">
          <table:table-cell office:value-type="string">
            <text:p>scrinning</text:p>
          </table:table-cell>
          <table:table-cell office:value-type="string">
            <text:p>poignée de monnaie</text:p>
          </table:table-cell>
          <table:table-cell/>
          <table:table-cell office:value-type="string">
            <text:p>v</text:p>
          </table:table-cell>
          <table:table-cell office:value-type="string">
            <text:p>j'ai du scrinning au fond de ma poche</text:p>
          </table:table-cell>
          <table:table-cell office:value-type="string">
            <text:p>j'ai une poignée de monnaie au fond de ma poche</text:p>
          </table:table-cell>
          <table:table-cell table:number-columns-repeated="2"/>
          <table:table-cell office:value-type="string">
            <text:p>nom commun</text:p>
          </table:table-cell>
          <table:table-cell office:value-type="string">
            <text:p>masculin</text:p>
          </table:table-cell>
          <table:table-cell/>
          <table:table-cell office:value-type="string">
            <text:p>québécoise</text:p>
          </table:table-cell>
          <table:table-cell table:number-columns-repeated="2" office:value-type="float" office:value="1322195224">
            <text:p>1322195224</text:p>
          </table:table-cell>
          <table:table-cell office:value-type="float" office:value="1">
            <text:p>1</text:p>
          </table:table-cell>
          <table:table-cell table:number-columns-repeated="1009"/>
        </table:table-row>
        <table:table-row table:style-name="ro1">
          <table:table-cell office:value-type="string">
            <text:p>Suck la marde (ça)</text:p>
          </table:table-cell>
          <table:table-cell office:value-type="string">
            <text:p>C'est ennuyeux.</text:p>
          </table:table-cell>
          <table:table-cell office:value-type="string">
            <text:p>C'est nul.</text:p>
          </table:table-cell>
          <table:table-cell office:value-type="string">
            <text:p>e</text:p>
          </table:table-cell>
          <table:table-cell office:value-type="string">
            <text:p>Ce char suck la marde</text:p>
          </table:table-cell>
          <table:table-cell office:value-type="string">
            <text:p>Cette voiture n'est pas vraiment bonne.</text:p>
          </table:table-cell>
          <table:table-cell table:number-columns-repeated="6"/>
          <table:table-cell office:value-type="float" office:value="1358558407">
            <text:p>1358558407</text:p>
          </table:table-cell>
          <table:table-cell office:value-type="float" office:value="1358606984">
            <text:p>1358606984</text:p>
          </table:table-cell>
          <table:table-cell office:value-type="float" office:value="2">
            <text:p>2</text:p>
          </table:table-cell>
          <table:table-cell table:number-columns-repeated="1009"/>
        </table:table-row>
        <table:table-row table:style-name="ro1">
          <table:table-cell office:value-type="string">
            <text:p>Trois-lumières</text:p>
          </table:table-cell>
          <table:table-cell office:value-type="string">
            <text:p>Feu de circulation de base, à trois voyants.</text:p>
          </table:table-cell>
          <table:table-cell/>
          <table:table-cell office:value-type="string">
            <text:p>v</text:p>
          </table:table-cell>
          <table:table-cell office:value-type="string">
            <text:p>« Vous tournez à gauche au prochain trois-lumières. »</text:p>
          </table:table-cell>
          <table:table-cell office:value-type="string">
            <text:p>« Vous tournez à gauche au prochain feu de circulation. »</text:p>
          </table:table-cell>
          <table:table-cell table:number-columns-repeated="6"/>
          <table:table-cell table:number-columns-repeated="2" office:value-type="float" office:value="1349621190">
            <text:p>1349621190</text:p>
          </table:table-cell>
          <table:table-cell office:value-type="float" office:value="0">
            <text:p>0</text:p>
          </table:table-cell>
          <table:table-cell table:number-columns-repeated="1009"/>
        </table:table-row>
        <table:table-row table:style-name="ro1">
          <table:table-cell office:value-type="string">
            <text:p>Adon (être d')</text:p>
          </table:table-cell>
          <table:table-cell office:value-type="string">
            <text:p>Être serviable, arriver au bon moment pour offrir son aide.</text:p>
          </table:table-cell>
          <table:table-cell/>
          <table:table-cell office:value-type="string">
            <text:p>v</text:p>
          </table:table-cell>
          <table:table-cell office:value-type="string">
            <text:p>Il est ben d'adon c'te gars-là.</text:p>
          </table:table-cell>
          <table:table-cell office:value-type="string">
            <text:p>Il est vraiment serviable.</text:p>
          </table:table-cell>
          <table:table-cell table:number-columns-repeated="6"/>
          <table:table-cell table:number-columns-repeated="2" office:value-type="float" office:value="1326295949">
            <text:p>1326295949</text:p>
          </table:table-cell>
          <table:table-cell office:value-type="float" office:value="5">
            <text:p>5</text:p>
          </table:table-cell>
          <table:table-cell table:number-columns-repeated="1009"/>
        </table:table-row>
        <table:table-row table:style-name="ro1">
          <table:table-cell office:value-type="string">
            <text:p>parlures</text:p>
          </table:table-cell>
          <table:table-cell office:value-type="string">
            <text:p>Propos, paroles, dires</text:p>
          </table:table-cell>
          <table:table-cell/>
          <table:table-cell office:value-type="string">
            <text:p>d</text:p>
          </table:table-cell>
          <table:table-cell table:number-columns-repeated="8"/>
          <table:table-cell table:number-columns-repeated="2" office:value-type="float" office:value="1326924557">
            <text:p>1326924557</text:p>
          </table:table-cell>
          <table:table-cell office:value-type="float" office:value="0">
            <text:p>0</text:p>
          </table:table-cell>
          <table:table-cell table:number-columns-repeated="1009"/>
        </table:table-row>
        <table:table-row table:style-name="ro1">
          <table:table-cell office:value-type="string">
            <text:p>Y mouille a boire debout</text:p>
          </table:table-cell>
          <table:table-cell office:value-type="string">
            <text:p>Il pleut des cordes</text:p>
          </table:table-cell>
          <table:table-cell/>
          <table:table-cell office:value-type="string">
            <text:p>e</text:p>
          </table:table-cell>
          <table:table-cell/>
          <table:table-cell office:value-type="string">
            <text:p>Il pleut comme une vache qui pisse.</text:p>
          </table:table-cell>
          <table:table-cell office:value-type="string">
            <text:p>Y mouille en tabarouette!</text:p>
          </table:table-cell>
          <table:table-cell office:value-type="string">
            <text:p>I mouille a bouaire deboutte!</text:p>
          </table:table-cell>
          <table:table-cell table:number-columns-repeated="4"/>
          <table:table-cell table:number-columns-repeated="2" office:value-type="float" office:value="1327962920">
            <text:p>1327962920</text:p>
          </table:table-cell>
          <table:table-cell office:value-type="float" office:value="9">
            <text:p>9</text:p>
          </table:table-cell>
          <table:table-cell table:number-columns-repeated="1009"/>
        </table:table-row>
        <table:table-row table:style-name="ro1">
          <table:table-cell office:value-type="string">
            <text:p>en mettre un char pis une barge</text:p>
          </table:table-cell>
          <table:table-cell office:value-type="string">
            <text:p>Exagérer.</text:p>
          </table:table-cell>
          <table:table-cell/>
          <table:table-cell office:value-type="string">
            <text:p>e</text:p>
          </table:table-cell>
          <table:table-cell office:value-type="string">
            <text:p>Mets-en pas un char pis une barge!</text:p>
          </table:table-cell>
          <table:table-cell office:value-type="string">
            <text:p>N'exagère pas!</text:p>
          </table:table-cell>
          <table:table-cell table:number-columns-repeated="5"/>
          <table:table-cell office:value-type="string">
            <text:p>Un char est un wagon de chemin de fer, une barge est un bateau.</text:p>
          </table:table-cell>
          <table:table-cell office:value-type="float" office:value="1329757251">
            <text:p>1329757251</text:p>
          </table:table-cell>
          <table:table-cell office:value-type="float" office:value="1389787049">
            <text:p>1389787049</text:p>
          </table:table-cell>
          <table:table-cell office:value-type="float" office:value="2">
            <text:p>2</text:p>
          </table:table-cell>
          <table:table-cell table:number-columns-repeated="1009"/>
        </table:table-row>
        <table:table-row table:style-name="ro1">
          <table:table-cell office:value-type="string">
            <text:p>Frais chié(e)</text:p>
          </table:table-cell>
          <table:table-cell office:value-type="string">
            <text:p>Hautain, arrogant, méprisant</text:p>
          </table:table-cell>
          <table:table-cell/>
          <table:table-cell office:value-type="string">
            <text:p>e</text:p>
          </table:table-cell>
          <table:table-cell office:value-type="string">
            <text:p>C't'un osti d'frais chié !</text:p>
          </table:table-cell>
          <table:table-cell table:number-columns-repeated="6"/>
          <table:table-cell office:value-type="string">
            <text:p>Epellation moderne issue de "fraîchier", qui a la même définition.</text:p>
          </table:table-cell>
          <table:table-cell office:value-type="float" office:value="1346855260">
            <text:p>1346855260</text:p>
          </table:table-cell>
          <table:table-cell office:value-type="float" office:value="1363314558">
            <text:p>1363314558</text:p>
          </table:table-cell>
          <table:table-cell office:value-type="float" office:value="0">
            <text:p>0</text:p>
          </table:table-cell>
          <table:table-cell table:number-columns-repeated="1009"/>
        </table:table-row>
        <table:table-row table:style-name="ro1">
          <table:table-cell office:value-type="string">
            <text:p>gériboire</text:p>
          </table:table-cell>
          <table:table-cell office:value-type="string">
            <text:p>Putain !</text:p>
          </table:table-cell>
          <table:table-cell office:value-type="string">
            <text:p>En gériboire = beaucoup.</text:p>
          </table:table-cell>
          <table:table-cell office:value-type="string">
            <text:p>s</text:p>
          </table:table-cell>
          <table:table-cell office:value-type="string">
            <text:p>Tu as mangé en gériboire!</text:p>
          </table:table-cell>
          <table:table-cell office:value-type="string">
            <text:p>Tu as beaucoup mangé!</text:p>
          </table:table-cell>
          <table:table-cell table:number-columns-repeated="5"/>
          <table:table-cell office:value-type="string">
            <text:p>Juron originant de la déformation du mot "ciboire".</text:p>
          </table:table-cell>
          <table:table-cell office:value-type="float" office:value="1331090900">
            <text:p>1331090900</text:p>
          </table:table-cell>
          <table:table-cell office:value-type="float" office:value="1397119790">
            <text:p>1397119790</text:p>
          </table:table-cell>
          <table:table-cell office:value-type="float" office:value="9">
            <text:p>9</text:p>
          </table:table-cell>
          <table:table-cell table:number-columns-repeated="1009"/>
        </table:table-row>
        <table:table-row table:style-name="ro1">
          <table:table-cell office:value-type="string">
            <text:p>Mé</text:p>
          </table:table-cell>
          <table:table-cell office:value-type="string">
            <text:p>Mes</text:p>
          </table:table-cell>
          <table:table-cell/>
          <table:table-cell office:value-type="string">
            <text:p>d</text:p>
          </table:table-cell>
          <table:table-cell office:value-type="string">
            <text:p>Mé crayons sont icitte.</text:p>
          </table:table-cell>
          <table:table-cell office:value-type="string">
            <text:p>Mes crayons sont ici.</text:p>
          </table:table-cell>
          <table:table-cell table:number-columns-repeated="6"/>
          <table:table-cell office:value-type="float" office:value="1331136602">
            <text:p>1331136602</text:p>
          </table:table-cell>
          <table:table-cell office:value-type="float" office:value="1331136734">
            <text:p>1331136734</text:p>
          </table:table-cell>
          <table:table-cell office:value-type="float" office:value="0">
            <text:p>0</text:p>
          </table:table-cell>
          <table:table-cell table:number-columns-repeated="1009"/>
        </table:table-row>
        <table:table-row table:style-name="ro1">
          <table:table-cell office:value-type="string">
            <text:p>Convertible</text:p>
          </table:table-cell>
          <table:table-cell office:value-type="string">
            <text:p>Voiture décapotable</text:p>
          </table:table-cell>
          <table:table-cell/>
          <table:table-cell office:value-type="string">
            <text:p>v</text:p>
          </table:table-cell>
          <table:table-cell office:value-type="string">
            <text:p>Check-le gars avec sa pitoune dans convertible</text:p>
          </table:table-cell>
          <table:table-cell office:value-type="string">
            <text:p>Regarde le mec avec sa nana dans la décapotable</text:p>
          </table:table-cell>
          <table:table-cell/>
          <table:table-cell office:value-type="string">
            <text:p>Convertib'</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convertible"</text:p>
          </table:table-cell>
          <table:table-cell table:number-columns-repeated="2" office:value-type="float" office:value="1331574754">
            <text:p>1331574754</text:p>
          </table:table-cell>
          <table:table-cell office:value-type="float" office:value="0">
            <text:p>0</text:p>
          </table:table-cell>
          <table:table-cell table:number-columns-repeated="1009"/>
        </table:table-row>
        <table:table-row table:style-name="ro1">
          <table:table-cell office:value-type="string">
            <text:p>Fromage en crotte</text:p>
          </table:table-cell>
          <table:table-cell office:value-type="string">
            <text:p>Fromage très frais assez salé, légèrement suintant de petit lait, en forme de petites boules déformées de quelques centimètres de diamètre. Ce fromage est l'ingrédient le plus caractéristique de la fameuse poutine.</text:p>
          </table:table-cell>
          <table:table-cell/>
          <table:table-cell office:value-type="string">
            <text:p>v</text:p>
          </table:table-cell>
          <table:table-cell office:value-type="string">
            <text:p>Ça fait chouik-chouik dans yeule quand on mange du fromage en crotte. </text:p>
          </table:table-cell>
          <table:table-cell office:value-type="string">
            <text:p>Ça fait un bruit de chuintement dans la bouche lorsqu'on mange du fromage en crotte.</text:p>
          </table:table-cell>
          <table:table-cell office:value-type="string">
            <text:p>Fromage en grain, crotte de fromage</text:p>
          </table:table-cell>
          <table:table-cell/>
          <table:table-cell office:value-type="string">
            <text:p>nom commun</text:p>
          </table:table-cell>
          <table:table-cell office:value-type="string">
            <text:p>masculin</text:p>
          </table:table-cell>
          <table:table-cell table:number-columns-repeated="2"/>
          <table:table-cell office:value-type="float" office:value="1393079147">
            <text:p>1393079147</text:p>
          </table:table-cell>
          <table:table-cell office:value-type="float" office:value="1393079437">
            <text:p>1393079437</text:p>
          </table:table-cell>
          <table:table-cell office:value-type="float" office:value="0">
            <text:p>0</text:p>
          </table:table-cell>
          <table:table-cell table:number-columns-repeated="1009"/>
        </table:table-row>
        <table:table-row table:style-name="ro1">
          <table:table-cell office:value-type="string">
            <text:p>Jtem</text:p>
          </table:table-cell>
          <table:table-cell office:value-type="string">
            <text:p>Je t'aime (Utilisé sur internet ou texto)</text:p>
          </table:table-cell>
          <table:table-cell/>
          <table:table-cell office:value-type="string">
            <text:p>d</text:p>
          </table:table-cell>
          <table:table-cell office:value-type="string">
            <text:p>Bonne journée XxX Jtem</text:p>
          </table:table-cell>
          <table:table-cell office:value-type="string">
            <text:p>Bonne journée XxX Je t'aime</text:p>
          </table:table-cell>
          <table:table-cell table:number-columns-repeated="6"/>
          <table:table-cell table:number-columns-repeated="2" office:value-type="float" office:value="1331736645">
            <text:p>1331736645</text:p>
          </table:table-cell>
          <table:table-cell office:value-type="float" office:value="0">
            <text:p>0</text:p>
          </table:table-cell>
          <table:table-cell table:number-columns-repeated="1009"/>
        </table:table-row>
        <table:table-row table:style-name="ro1">
          <table:table-cell office:value-type="string">
            <text:p>crossette</text:p>
          </table:table-cell>
          <table:table-cell office:value-type="string">
            <text:p>masturbation</text:p>
          </table:table-cell>
          <table:table-cell/>
          <table:table-cell office:value-type="string">
            <text:p>v</text:p>
          </table:table-cell>
          <table:table-cell office:value-type="string">
            <text:p>se faire une crossette</text:p>
          </table:table-cell>
          <table:table-cell office:value-type="string">
            <text:p>se masturber</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table:number-columns-repeated="2" office:value-type="float" office:value="1332903396">
            <text:p>1332903396</text:p>
          </table:table-cell>
          <table:table-cell office:value-type="float" office:value="2">
            <text:p>2</text:p>
          </table:table-cell>
          <table:table-cell table:number-columns-repeated="1009"/>
        </table:table-row>
        <table:table-row table:style-name="ro1">
          <table:table-cell office:value-type="string">
            <text:p>Pu d'dent dans yeule</text:p>
          </table:table-cell>
          <table:table-cell office:value-type="string">
            <text:p>Ne plus avoir de dents dans la bouche</text:p>
          </table:table-cell>
          <table:table-cell/>
          <table:table-cell office:value-type="string">
            <text:p>d</text:p>
          </table:table-cell>
          <table:table-cell office:value-type="string">
            <text:p>Arrête de manger des bonbons t'auras pu d'dents dans yeule!</text:p>
          </table:table-cell>
          <table:table-cell table:number-columns-repeated="7"/>
          <table:table-cell office:value-type="float" office:value="1334262578">
            <text:p>1334262578</text:p>
          </table:table-cell>
          <table:table-cell office:value-type="float" office:value="1334262648">
            <text:p>1334262648</text:p>
          </table:table-cell>
          <table:table-cell office:value-type="float" office:value="4">
            <text:p>4</text:p>
          </table:table-cell>
          <table:table-cell table:number-columns-repeated="1009"/>
        </table:table-row>
        <table:table-row table:style-name="ro1">
          <table:table-cell office:value-type="string">
            <text:p>Jusse</text:p>
          </table:table-cell>
          <table:table-cell office:value-type="string">
            <text:p>Juste, seulement</text:p>
          </table:table-cell>
          <table:table-cell/>
          <table:table-cell office:value-type="string">
            <text:p>d</text:p>
          </table:table-cell>
          <table:table-cell office:value-type="string">
            <text:p>J'y est jusse montré comment faire.</text:p>
          </table:table-cell>
          <table:table-cell office:value-type="string">
            <text:p>Je lui ait seulement montré comment faire.</text:p>
          </table:table-cell>
          <table:table-cell/>
          <table:table-cell office:value-type="string">
            <text:p>Jusse</text:p>
          </table:table-cell>
          <table:table-cell table:number-columns-repeated="3"/>
          <table:table-cell office:value-type="string">
            <text:p>Déformation de «Juste». «Just» en anglais. «I just want to help him.»</text:p>
          </table:table-cell>
          <table:table-cell table:number-columns-repeated="2" office:value-type="float" office:value="1335626157">
            <text:p>1335626157</text:p>
          </table:table-cell>
          <table:table-cell office:value-type="float" office:value="0">
            <text:p>0</text:p>
          </table:table-cell>
          <table:table-cell table:number-columns-repeated="1009"/>
        </table:table-row>
        <table:table-row table:style-name="ro1">
          <table:table-cell office:value-type="string">
            <text:p>Toc</text:p>
          </table:table-cell>
          <table:table-cell office:value-type="string">
            <text:p>Plante, le chardon. Elle reste accrochée sur les vêtements.</text:p>
          </table:table-cell>
          <table:table-cell/>
          <table:table-cell office:value-type="string">
            <text:p>v</text:p>
          </table:table-cell>
          <table:table-cell office:value-type="string">
            <text:p>Mon chien y'avait des tocs partout de pris dans son poil.</text:p>
          </table:table-cell>
          <table:table-cell office:value-type="string">
            <text:p>Mon chien avait plusieurs chardons accrochés dans son poil.</text:p>
          </table:table-cell>
          <table:table-cell/>
          <table:table-cell office:value-type="string">
            <text:p>Toc</text:p>
          </table:table-cell>
          <table:table-cell office:value-type="string">
            <text:p>nom commun</text:p>
          </table:table-cell>
          <table:table-cell office:value-type="string">
            <text:p>masculin</text:p>
          </table:table-cell>
          <table:table-cell table:number-columns-repeated="2"/>
          <table:table-cell table:number-columns-repeated="2" office:value-type="float" office:value="1335626706">
            <text:p>1335626706</text:p>
          </table:table-cell>
          <table:table-cell office:value-type="float" office:value="0">
            <text:p>0</text:p>
          </table:table-cell>
          <table:table-cell table:number-columns-repeated="1009"/>
        </table:table-row>
        <table:table-row table:style-name="ro1">
          <table:table-cell office:value-type="string">
            <text:p>Ça m'a coûté un bras!</text:p>
          </table:table-cell>
          <table:table-cell office:value-type="string">
            <text:p>Ça m'a coûté très cher!</text:p>
          </table:table-cell>
          <table:table-cell/>
          <table:table-cell office:value-type="string">
            <text:p>e</text:p>
          </table:table-cell>
          <table:table-cell office:value-type="string">
            <text:p>Ma Tv m'a coûté un bras c't'année!</text:p>
          </table:table-cell>
          <table:table-cell office:value-type="string">
            <text:p>Ma télévision m'a coûté extrêmement cher cette année.</text:p>
          </table:table-cell>
          <table:table-cell/>
          <table:table-cell office:value-type="string">
            <text:p>Ça m'a couté un bra.</text:p>
          </table:table-cell>
          <table:table-cell table:number-columns-repeated="4"/>
          <table:table-cell office:value-type="float" office:value="1335627572">
            <text:p>1335627572</text:p>
          </table:table-cell>
          <table:table-cell office:value-type="float" office:value="1335627893">
            <text:p>1335627893</text:p>
          </table:table-cell>
          <table:table-cell office:value-type="float" office:value="4">
            <text:p>4</text:p>
          </table:table-cell>
          <table:table-cell table:number-columns-repeated="1009"/>
        </table:table-row>
        <table:table-row table:style-name="ro1">
          <table:table-cell office:value-type="string">
            <text:p>Être en manque.</text:p>
          </table:table-cell>
          <table:table-cell office:value-type="string">
            <text:p>Être en manque de sexe.</text:p>
          </table:table-cell>
          <table:table-cell/>
          <table:table-cell office:value-type="string">
            <text:p>e</text:p>
          </table:table-cell>
          <table:table-cell office:value-type="string">
            <text:p>A pas d'l'air de bonne humeur à matin, a doit être en manque.</text:p>
          </table:table-cell>
          <table:table-cell office:value-type="string">
            <text:p>Elle n'a pas la forme ce matin, elle doit avoir besoin de sexe.</text:p>
          </table:table-cell>
          <table:table-cell/>
          <table:table-cell office:value-type="string">
            <text:p>Êt'en manque.</text:p>
          </table:table-cell>
          <table:table-cell table:number-columns-repeated="4"/>
          <table:table-cell table:number-columns-repeated="2" office:value-type="float" office:value="1335628430">
            <text:p>1335628430</text:p>
          </table:table-cell>
          <table:table-cell office:value-type="float" office:value="3">
            <text:p>3</text:p>
          </table:table-cell>
          <table:table-cell table:number-columns-repeated="1009"/>
        </table:table-row>
        <table:table-row table:style-name="ro1">
          <table:table-cell office:value-type="string">
            <text:p>Cogner des clous</text:p>
          </table:table-cell>
          <table:table-cell office:value-type="string">
            <text:p>S'endormir debout ou assis avec la tête qui tombe</text:p>
          </table:table-cell>
          <table:table-cell office:value-type="string">
            <text:p>l'oeil en poudre</text:p>
          </table:table-cell>
          <table:table-cell office:value-type="string">
            <text:p>e</text:p>
          </table:table-cell>
          <table:table-cell office:value-type="string">
            <text:p>Faut que j'arrête de conduire, j'cogne des clous</text:p>
          </table:table-cell>
          <table:table-cell office:value-type="string">
            <text:p>Je dois me garer, je m'endors</text:p>
          </table:table-cell>
          <table:table-cell table:number-columns-repeated="6"/>
          <table:table-cell office:value-type="float" office:value="1336700897">
            <text:p>1336700897</text:p>
          </table:table-cell>
          <table:table-cell office:value-type="float" office:value="1426204232">
            <text:p>1426204232</text:p>
          </table:table-cell>
          <table:table-cell office:value-type="float" office:value="7">
            <text:p>7</text:p>
          </table:table-cell>
          <table:table-cell table:number-columns-repeated="1009"/>
        </table:table-row>
        <table:table-row table:style-name="ro1">
          <table:table-cell office:value-type="string">
            <text:p>enseulment</text:p>
          </table:table-cell>
          <table:table-cell office:value-type="string">
            <text:p>en réponse a quelquun</text:p>
          </table:table-cell>
          <table:table-cell/>
          <table:table-cell office:value-type="string">
            <text:p>e</text:p>
          </table:table-cell>
          <table:table-cell table:number-columns-repeated="8"/>
          <table:table-cell table:number-columns-repeated="2" office:value-type="float" office:value="1340135779">
            <text:p>1340135779</text:p>
          </table:table-cell>
          <table:table-cell office:value-type="float" office:value="3">
            <text:p>3</text:p>
          </table:table-cell>
          <table:table-cell table:number-columns-repeated="1009"/>
        </table:table-row>
        <table:table-row table:style-name="ro1">
          <table:table-cell office:value-type="string">
            <text:p>Changer Joe Lamarde pour Arthur Lamarde</text:p>
          </table:table-cell>
          <table:table-cell office:value-type="string">
            <text:p>Changer quelque chose et ne rien améliorer.</text:p>
          </table:table-cell>
          <table:table-cell/>
          <table:table-cell office:value-type="string">
            <text:p>e</text:p>
          </table:table-cell>
          <table:table-cell table:number-columns-repeated="8"/>
          <table:table-cell office:value-type="float" office:value="1341884383">
            <text:p>1341884383</text:p>
          </table:table-cell>
          <table:table-cell office:value-type="float" office:value="1341903612">
            <text:p>1341903612</text:p>
          </table:table-cell>
          <table:table-cell office:value-type="float" office:value="8">
            <text:p>8</text:p>
          </table:table-cell>
          <table:table-cell table:number-columns-repeated="1009"/>
        </table:table-row>
        <table:table-row table:style-name="ro1">
          <table:table-cell office:value-type="string">
            <text:p>Y vente à écorner les boeufs</text:p>
          </table:table-cell>
          <table:table-cell office:value-type="string">
            <text:p>Il vente beaucoup.</text:p>
          </table:table-cell>
          <table:table-cell/>
          <table:table-cell office:value-type="string">
            <text:p>e</text:p>
          </table:table-cell>
          <table:table-cell table:number-columns-repeated="7"/>
          <table:table-cell office:value-type="string">
            <text:p>Jadis, nos ancêtres disaient cette phrase faisant allusion que, s'il ventait fort, c'était le moment propice pour écorner un boeuf... Ils envoyaient le boeuf, écorné, à l'extérieur de l'étable, afin que ses plaies cicatrisent rapidement avec l'aide des forts vents qu'il y avait. Ainsi, le boeuf perdait beaucoup moins de sang.</text:p>
          </table:table-cell>
          <table:table-cell office:value-type="float" office:value="1341951684">
            <text:p>1341951684</text:p>
          </table:table-cell>
          <table:table-cell office:value-type="float" office:value="1380096192">
            <text:p>1380096192</text:p>
          </table:table-cell>
          <table:table-cell office:value-type="float" office:value="5">
            <text:p>5</text:p>
          </table:table-cell>
          <table:table-cell table:number-columns-repeated="1009"/>
        </table:table-row>
        <table:table-row table:style-name="ro1">
          <table:table-cell office:value-type="string">
            <text:p>Idéation</text:p>
          </table:table-cell>
          <table:table-cell office:value-type="string">
            <text:p>Action de chercher des idées. </text:p>
          </table:table-cell>
          <table:table-cell office:value-type="string">
            <text:p>Réunir des idées avec plusieurs personnes pour un projet.</text:p>
          </table:table-cell>
          <table:table-cell office:value-type="string">
            <text:p>v</text:p>
          </table:table-cell>
          <table:table-cell office:value-type="string">
            <text:p>Ok, peux-tu fixer un « meeting » pour faire une idéation?</text:p>
          </table:table-cell>
          <table:table-cell office:value-type="string">
            <text:p>Peux-tu envoyer une demande de réunion pour un « brainstorming ». (Couramment utilisé en France)</text:p>
          </table:table-cell>
          <table:table-cell table:number-columns-repeated="5"/>
          <table:table-cell office:value-type="string">
            <text:p>Anglicisme et néologisme.</text:p>
          </table:table-cell>
          <table:table-cell table:number-columns-repeated="2" office:value-type="float" office:value="1343676927">
            <text:p>1343676927</text:p>
          </table:table-cell>
          <table:table-cell office:value-type="float" office:value="0">
            <text:p>0</text:p>
          </table:table-cell>
          <table:table-cell table:number-columns-repeated="1009"/>
        </table:table-row>
        <table:table-row table:style-name="ro1">
          <table:table-cell office:value-type="string">
            <text:p>Sais-tu quoi?</text:p>
          </table:table-cell>
          <table:table-cell office:value-type="string">
            <text:p>Es-tu au courant ?</text:p>
          </table:table-cell>
          <table:table-cell office:value-type="string">
            <text:p>Tu sais quoi ?</text:p>
          </table:table-cell>
          <table:table-cell office:value-type="string">
            <text:p>e</text:p>
          </table:table-cell>
          <table:table-cell office:value-type="string">
            <text:p>Sais-tu quoi, j'va aller « luncher » au mall à midi.</text:p>
          </table:table-cell>
          <table:table-cell office:value-type="string">
            <text:p>Tu sais quoi, je vais aller déjeuner au centre commercial ce midi.</text:p>
          </table:table-cell>
          <table:table-cell table:number-columns-repeated="6"/>
          <table:table-cell table:number-columns-repeated="2" office:value-type="float" office:value="1343677424">
            <text:p>1343677424</text:p>
          </table:table-cell>
          <table:table-cell office:value-type="float" office:value="0">
            <text:p>0</text:p>
          </table:table-cell>
          <table:table-cell table:number-columns-repeated="1009"/>
        </table:table-row>
        <table:table-row table:style-name="ro1">
          <table:table-cell office:value-type="string">
            <text:p>Gramant</text:p>
          </table:table-cell>
          <table:table-cell office:value-type="string">
            <text:p>objet quelconque, bidule ou encore objet qui ne fonctionne pas bien ou de mauvaise qualité. </text:p>
          </table:table-cell>
          <table:table-cell/>
          <table:table-cell office:value-type="string">
            <text:p>v</text:p>
          </table:table-cell>
          <table:table-cell office:value-type="string">
            <text:p>Cet outil est un vrai gramant</text:p>
          </table:table-cell>
          <table:table-cell office:value-type="string">
            <text:p>Cet outil est un bidule de mauvaise qualité</text:p>
          </table:table-cell>
          <table:table-cell/>
          <table:table-cell office:value-type="string">
            <text:p>Gramant, grément, grement</text:p>
          </table:table-cell>
          <table:table-cell office:value-type="string">
            <text:p>nom commun</text:p>
          </table:table-cell>
          <table:table-cell office:value-type="string">
            <text:p>masculin</text:p>
          </table:table-cell>
          <table:table-cell table:number-columns-repeated="2"/>
          <table:table-cell table:number-columns-repeated="2" office:value-type="float" office:value="1343706710">
            <text:p>1343706710</text:p>
          </table:table-cell>
          <table:table-cell office:value-type="float" office:value="2">
            <text:p>2</text:p>
          </table:table-cell>
          <table:table-cell table:number-columns-repeated="1009"/>
        </table:table-row>
        <table:table-row table:style-name="ro1">
          <table:table-cell office:value-type="string">
            <text:p>Chassis</text:p>
          </table:table-cell>
          <table:table-cell office:value-type="string">
            <text:p>Fenêtre</text:p>
          </table:table-cell>
          <table:table-cell/>
          <table:table-cell office:value-type="string">
            <text:p>v</text:p>
          </table:table-cell>
          <table:table-cell office:value-type="string">
            <text:p>Regarde par le chassis.</text:p>
          </table:table-cell>
          <table:table-cell office:value-type="string">
            <text:p>Regarde par la fenêtre.</text:p>
          </table:table-cell>
          <table:table-cell table:number-columns-repeated="2"/>
          <table:table-cell office:value-type="string">
            <text:p>nom commun</text:p>
          </table:table-cell>
          <table:table-cell office:value-type="string">
            <text:p>masculin</text:p>
          </table:table-cell>
          <table:table-cell table:number-columns-repeated="2"/>
          <table:table-cell table:number-columns-repeated="2" office:value-type="float" office:value="1343707199">
            <text:p>1343707199</text:p>
          </table:table-cell>
          <table:table-cell office:value-type="float" office:value="0">
            <text:p>0</text:p>
          </table:table-cell>
          <table:table-cell table:number-columns-repeated="1009"/>
        </table:table-row>
        <table:table-row table:style-name="ro2">
          <table:table-cell office:value-type="string">
            <text:p>Poutch</text:p>
          </table:table-cell>
          <table:table-cell office:value-type="string">
            <text:p>Désigne un coffre à crayon. </text:p>
            <text:p/>
          </table:table-cell>
          <table:table-cell/>
          <table:table-cell office:value-type="string">
            <text:p>v</text:p>
          </table:table-cell>
          <table:table-cell office:value-type="string">
            <text:p>Donne moi ma poutch!</text:p>
          </table:table-cell>
          <table:table-cell office:value-type="string">
            <text:p>Donne moi mon coffre à crayon</text:p>
          </table:table-cell>
          <table:table-cell/>
          <table:table-cell office:value-type="string">
            <text:p>Poutche</text:p>
          </table:table-cell>
          <table:table-cell office:value-type="string">
            <text:p>nom commun</text:p>
          </table:table-cell>
          <table:table-cell office:value-type="string">
            <text:p>féminin</text:p>
          </table:table-cell>
          <table:table-cell table:number-columns-repeated="2"/>
          <table:table-cell table:number-columns-repeated="2" office:value-type="float" office:value="1343799129">
            <text:p>1343799129</text:p>
          </table:table-cell>
          <table:table-cell office:value-type="float" office:value="0">
            <text:p>0</text:p>
          </table:table-cell>
          <table:table-cell table:number-columns-repeated="1009"/>
        </table:table-row>
        <table:table-row table:style-name="ro1">
          <table:table-cell office:value-type="string">
            <text:p>On n'est pas dans le trèfle</text:p>
          </table:table-cell>
          <table:table-cell office:value-type="string">
            <text:p>On n'est pas riche, on n'a pas de superflu.</text:p>
          </table:table-cell>
          <table:table-cell/>
          <table:table-cell office:value-type="string">
            <text:p>e</text:p>
          </table:table-cell>
          <table:table-cell table:number-columns-repeated="8"/>
          <table:table-cell table:number-columns-repeated="2" office:value-type="float" office:value="1345482037">
            <text:p>1345482037</text:p>
          </table:table-cell>
          <table:table-cell office:value-type="float" office:value="0">
            <text:p>0</text:p>
          </table:table-cell>
          <table:table-cell table:number-columns-repeated="1009"/>
        </table:table-row>
        <table:table-row table:style-name="ro2">
          <table:table-cell office:value-type="string">
            <text:p>Badtriper</text:p>
          </table:table-cell>
          <table:table-cell office:value-type="string">
            <text:p>Verbe. Vivre mal une situation</text:p>
          </table:table-cell>
          <table:table-cell office:value-type="string">
            <text:p>Verbe. Mal réagir à une quelconque drogue, ou alcool</text:p>
          </table:table-cell>
          <table:table-cell office:value-type="string">
            <text:p>d</text:p>
          </table:table-cell>
          <table:table-cell office:value-type="string">
            <text:p>j'badtripe, rien qu'a y penser!</text:p>
          </table:table-cell>
          <table:table-cell office:value-type="string">
            <text:p>je le vis mal, seulement à y penser !</text:p>
            <text:p/>
          </table:table-cell>
          <table:table-cell/>
          <table:table-cell office:value-type="string">
            <text:p>badtripé</text:p>
          </table:table-cell>
          <table:table-cell table:number-columns-repeated="3"/>
          <table:table-cell office:value-type="string">
            <text:p>vient de l'anglais; bad trip. un «mauvais trip» </text:p>
          </table:table-cell>
          <table:table-cell office:value-type="float" office:value="1345514278">
            <text:p>1345514278</text:p>
          </table:table-cell>
          <table:table-cell office:value-type="float" office:value="1345514362">
            <text:p>1345514362</text:p>
          </table:table-cell>
          <table:table-cell office:value-type="float" office:value="2">
            <text:p>2</text:p>
          </table:table-cell>
          <table:table-cell table:number-columns-repeated="1009"/>
        </table:table-row>
        <table:table-row table:style-name="ro1">
          <table:table-cell office:value-type="string">
            <text:p>forence</text:p>
          </table:table-cell>
          <table:table-cell office:value-type="string">
            <text:p>fourrure (latte) de bois d'épinette de 1"x3"</text:p>
          </table:table-cell>
          <table:table-cell/>
          <table:table-cell office:value-type="string">
            <text:p>v</text:p>
          </table:table-cell>
          <table:table-cell office:value-type="string">
            <text:p>Tu poses le gyproc sua forence</text:p>
          </table:table-cell>
          <table:table-cell office:value-type="string">
            <text:p>Tu visses le placoplâtre sur les fourrures</text:p>
          </table:table-cell>
          <table:table-cell/>
          <table:table-cell office:value-type="string">
            <text:p>for-enne-se</text:p>
          </table:table-cell>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345748451">
            <text:p>1345748451</text:p>
          </table:table-cell>
          <table:table-cell office:value-type="float" office:value="1363327423">
            <text:p>1363327423</text:p>
          </table:table-cell>
          <table:table-cell office:value-type="float" office:value="14">
            <text:p>14</text:p>
          </table:table-cell>
          <table:table-cell table:number-columns-repeated="1009"/>
        </table:table-row>
        <table:table-row table:style-name="ro1">
          <table:table-cell office:value-type="string">
            <text:p>ligue de garage</text:p>
          </table:table-cell>
          <table:table-cell office:value-type="string">
            <text:p>ligue ou groupe constitué d'anciens d'ages variés, qui pratiquent maintenant leur activité pour le plaisir. <text:s/>Ladite activite étant souvent suivie d'une bière.</text:p>
          </table:table-cell>
          <table:table-cell/>
          <table:table-cell office:value-type="string">
            <text:p>e</text:p>
          </table:table-cell>
          <table:table-cell office:value-type="string">
            <text:p>j'ai ma ligue de garage à soir</text:p>
          </table:table-cell>
          <table:table-cell office:value-type="string">
            <text:p>je joue au hockey sur glace avec les potes ce soir. <text:s/>ensuite on va prendre une bière.</text:p>
          </table:table-cell>
          <table:table-cell table:number-columns-repeated="6"/>
          <table:table-cell office:value-type="float" office:value="1346579929">
            <text:p>1346579929</text:p>
          </table:table-cell>
          <table:table-cell office:value-type="float" office:value="1359403899">
            <text:p>1359403899</text:p>
          </table:table-cell>
          <table:table-cell office:value-type="float" office:value="6">
            <text:p>6</text:p>
          </table:table-cell>
          <table:table-cell table:number-columns-repeated="1009"/>
        </table:table-row>
        <table:table-row table:style-name="ro1">
          <table:table-cell office:value-type="string">
            <text:p>don</text:p>
          </table:table-cell>
          <table:table-cell office:value-type="string">
            <text:p>donc</text:p>
          </table:table-cell>
          <table:table-cell office:value-type="string">
            <text:p>tellement, si</text:p>
          </table:table-cell>
          <table:table-cell office:value-type="string">
            <text:p>v</text:p>
          </table:table-cell>
          <table:table-cell office:value-type="string">
            <text:p>va don te faire voir !</text:p>
          </table:table-cell>
          <table:table-cell office:value-type="string">
            <text:p>va donc te faire voir !</text:p>
          </table:table-cell>
          <table:table-cell table:number-columns-repeated="2"/>
          <table:table-cell office:value-type="string">
            <text:p>adverbe</text:p>
          </table:table-cell>
          <table:table-cell table:number-columns-repeated="3"/>
          <table:table-cell office:value-type="float" office:value="1346580915">
            <text:p>1346580915</text:p>
          </table:table-cell>
          <table:table-cell office:value-type="float" office:value="1361461586">
            <text:p>1361461586</text:p>
          </table:table-cell>
          <table:table-cell office:value-type="float" office:value="2">
            <text:p>2</text:p>
          </table:table-cell>
          <table:table-cell table:number-columns-repeated="1009"/>
        </table:table-row>
        <table:table-row table:style-name="ro1">
          <table:table-cell office:value-type="string">
            <text:p>Brochet</text:p>
          </table:table-cell>
          <table:table-cell office:value-type="string">
            <text:p>sans-dessin,mauvais,imbécile,cave</text:p>
          </table:table-cell>
          <table:table-cell/>
          <table:table-cell office:value-type="string">
            <text:p>e</text:p>
          </table:table-cell>
          <table:table-cell table:number-columns-repeated="8"/>
          <table:table-cell table:number-columns-repeated="2" office:value-type="float" office:value="1354141847">
            <text:p>1354141847</text:p>
          </table:table-cell>
          <table:table-cell office:value-type="float" office:value="0">
            <text:p>0</text:p>
          </table:table-cell>
          <table:table-cell table:number-columns-repeated="1009"/>
        </table:table-row>
        <table:table-row table:style-name="ro1">
          <table:table-cell office:value-type="string">
            <text:p>exacto</text:p>
          </table:table-cell>
          <table:table-cell office:value-type="string">
            <text:p>Couteau industriel très coupant, à lame remplaçable, couramment utilisé pour couper les cartons. C'est ce qu'on appelle un "cutter" en France.</text:p>
          </table:table-cell>
          <table:table-cell/>
          <table:table-cell office:value-type="string">
            <text:p>v</text:p>
          </table:table-cell>
          <table:table-cell office:value-type="string">
            <text:p>Passe-moi ton exacto que j'ouvre la boîte.</text:p>
          </table:table-cell>
          <table:table-cell office:value-type="string">
            <text:p>Passe-moi ton cutter que j'ouvre le carton.</text:p>
          </table:table-cell>
          <table:table-cell table:number-columns-repeated="2"/>
          <table:table-cell office:value-type="string">
            <text:p>nom commun</text:p>
          </table:table-cell>
          <table:table-cell office:value-type="string">
            <text:p>masculin</text:p>
          </table:table-cell>
          <table:table-cell office:value-type="string">
            <text:p>singulier</text:p>
          </table:table-cell>
          <table:table-cell office:value-type="string">
            <text:p>Le terme vient de la marque du même nom.</text:p>
          </table:table-cell>
          <table:table-cell office:value-type="float" office:value="1346590349">
            <text:p>1346590349</text:p>
          </table:table-cell>
          <table:table-cell office:value-type="float" office:value="1397120205">
            <text:p>1397120205</text:p>
          </table:table-cell>
          <table:table-cell office:value-type="float" office:value="2">
            <text:p>2</text:p>
          </table:table-cell>
          <table:table-cell table:number-columns-repeated="1009"/>
        </table:table-row>
        <table:table-row table:style-name="ro1">
          <table:table-cell office:value-type="string">
            <text:p>crazy carpet</text:p>
          </table:table-cell>
          <table:table-cell office:value-type="string">
            <text:p>tapis de plastique pour glisser sur la neige</text:p>
          </table:table-cell>
          <table:table-cell/>
          <table:table-cell office:value-type="string">
            <text:p>v</text:p>
          </table:table-cell>
          <table:table-cell table:number-columns-repeated="8"/>
          <table:table-cell office:value-type="float" office:value="1346582463">
            <text:p>1346582463</text:p>
          </table:table-cell>
          <table:table-cell office:value-type="float" office:value="1386204908">
            <text:p>1386204908</text:p>
          </table:table-cell>
          <table:table-cell office:value-type="float" office:value="0">
            <text:p>0</text:p>
          </table:table-cell>
          <table:table-cell table:number-columns-repeated="1009"/>
        </table:table-row>
        <table:table-row table:style-name="ro1">
          <table:table-cell office:value-type="string">
            <text:p>plan de neg</text:p>
          </table:table-cell>
          <table:table-cell office:value-type="string">
            <text:p>mauvais plan, destiné à ne jamais fonctionner</text:p>
          </table:table-cell>
          <table:table-cell/>
          <table:table-cell office:value-type="string">
            <text:p>e</text:p>
          </table:table-cell>
          <table:table-cell office:value-type="string">
            <text:p>c't'un plan de neg</text:p>
          </table:table-cell>
          <table:table-cell office:value-type="string">
            <text:p>ça ne fonctionnera jamais</text:p>
          </table:table-cell>
          <table:table-cell table:number-columns-repeated="5"/>
          <table:table-cell office:value-type="string">
            <text:p>plan de nègre</text:p>
          </table:table-cell>
          <table:table-cell office:value-type="float" office:value="1346583274">
            <text:p>1346583274</text:p>
          </table:table-cell>
          <table:table-cell office:value-type="float" office:value="1368090818">
            <text:p>1368090818</text:p>
          </table:table-cell>
          <table:table-cell office:value-type="float" office:value="6">
            <text:p>6</text:p>
          </table:table-cell>
          <table:table-cell table:number-columns-repeated="1009"/>
        </table:table-row>
        <table:table-row table:style-name="ro1">
          <table:table-cell office:value-type="string">
            <text:p>braker</text:p>
          </table:table-cell>
          <table:table-cell office:value-type="string">
            <text:p>freiner</text:p>
          </table:table-cell>
          <table:table-cell/>
          <table:table-cell office:value-type="string">
            <text:p>d</text:p>
          </table:table-cell>
          <table:table-cell office:value-type="string">
            <text:p>il a braké sec</text:p>
          </table:table-cell>
          <table:table-cell office:value-type="string">
            <text:p>il a pilé</text:p>
          </table:table-cell>
          <table:table-cell/>
          <table:table-cell office:value-type="string">
            <text:p>brêquer</text:p>
          </table:table-cell>
          <table:table-cell table:number-columns-repeated="3"/>
          <table:table-cell office:value-type="string">
            <text:p>to brake, en anglais</text:p>
          </table:table-cell>
          <table:table-cell table:number-columns-repeated="2" office:value-type="float" office:value="1346589241">
            <text:p>1346589241</text:p>
          </table:table-cell>
          <table:table-cell office:value-type="float" office:value="0">
            <text:p>0</text:p>
          </table:table-cell>
          <table:table-cell table:number-columns-repeated="1009"/>
        </table:table-row>
        <table:table-row table:style-name="ro1">
          <table:table-cell office:value-type="string">
            <text:p>Paroisse</text:p>
          </table:table-cell>
          <table:table-cell office:value-type="string">
            <text:p>Village, communauté</text:p>
          </table:table-cell>
          <table:table-cell/>
          <table:table-cell office:value-type="string">
            <text:p>v</text:p>
          </table:table-cell>
          <table:table-cell office:value-type="string">
            <text:p>Y'est pu r'venu dans paroisse depuis.</text:p>
          </table:table-cell>
          <table:table-cell table:number-columns-repeated="2"/>
          <table:table-cell office:value-type="string">
            <text:p>Pah-rou-aï-sse</text:p>
          </table:table-cell>
          <table:table-cell office:value-type="string">
            <text:p>nom commun</text:p>
          </table:table-cell>
          <table:table-cell office:value-type="string">
            <text:p>féminin</text:p>
          </table:table-cell>
          <table:table-cell office:value-type="string">
            <text:p>singulier</text:p>
          </table:table-cell>
          <table:table-cell/>
          <table:table-cell table:number-columns-repeated="2" office:value-type="float" office:value="1384564412">
            <text:p>1384564412</text:p>
          </table:table-cell>
          <table:table-cell office:value-type="float" office:value="1">
            <text:p>1</text:p>
          </table:table-cell>
          <table:table-cell table:number-columns-repeated="1009"/>
        </table:table-row>
        <table:table-row table:style-name="ro1">
          <table:table-cell office:value-type="string">
            <text:p>Rester stock</text:p>
          </table:table-cell>
          <table:table-cell office:value-type="string">
            <text:p>Rester pris, être enlisé ou tomber en panne.</text:p>
          </table:table-cell>
          <table:table-cell/>
          <table:table-cell office:value-type="string">
            <text:p>e</text:p>
          </table:table-cell>
          <table:table-cell office:value-type="string">
            <text:p>Mon char est resté stock sur le bord du chemin.</text:p>
          </table:table-cell>
          <table:table-cell office:value-type="string">
            <text:p>Ma voiture est tombée en panne sur le côté de la route.</text:p>
          </table:table-cell>
          <table:table-cell office:value-type="string">
            <text:p>rester jammer, rester pogné, rester pris.</text:p>
          </table:table-cell>
          <table:table-cell table:number-columns-repeated="4"/>
          <table:table-cell office:value-type="string">
            <text:p>Vient de l'Abitibi-Témiscamingue, aux abords de la frontière Ontarienne, les visiteurs et patrons "were stock" et demandaient de l'aide aux Québécois. Ils ont copié l'expression. </text:p>
          </table:table-cell>
          <table:table-cell table:number-columns-repeated="2" office:value-type="float" office:value="1348065198">
            <text:p>1348065198</text:p>
          </table:table-cell>
          <table:table-cell office:value-type="float" office:value="0">
            <text:p>0</text:p>
          </table:table-cell>
          <table:table-cell table:number-columns-repeated="1009"/>
        </table:table-row>
        <table:table-row table:style-name="ro1">
          <table:table-cell office:value-type="string">
            <text:p>Partir sur une gosse</text:p>
          </table:table-cell>
          <table:table-cell office:value-type="string">
            <text:p>Quitter les lieux en toute hâte.</text:p>
          </table:table-cell>
          <table:table-cell/>
          <table:table-cell office:value-type="string">
            <text:p>e</text:p>
          </table:table-cell>
          <table:table-cell office:value-type="string">
            <text:p>"Quand son ex-femme est arrivée, Jean est parti rien que sur une gosse."</text:p>
          </table:table-cell>
          <table:table-cell office:value-type="string">
            <text:p>"Quand son ex-femme est arrivée, Jean s'est éclipsé à toute vitesse."</text:p>
          </table:table-cell>
          <table:table-cell table:number-columns-repeated="6"/>
          <table:table-cell table:number-columns-repeated="2" office:value-type="float" office:value="1348097385">
            <text:p>1348097385</text:p>
          </table:table-cell>
          <table:table-cell office:value-type="float" office:value="3">
            <text:p>3</text:p>
          </table:table-cell>
          <table:table-cell table:number-columns-repeated="1009"/>
        </table:table-row>
        <table:table-row table:style-name="ro1">
          <table:table-cell office:value-type="string">
            <text:p>tabarslack</text:p>
          </table:table-cell>
          <table:table-cell office:value-type="string">
            <text:p>comme tabarnak, en plus doux</text:p>
          </table:table-cell>
          <table:table-cell/>
          <table:table-cell office:value-type="string">
            <text:p>s</text:p>
          </table:table-cell>
          <table:table-cell table:number-columns-repeated="8"/>
          <table:table-cell table:number-columns-repeated="2" office:value-type="float" office:value="1348518889">
            <text:p>1348518889</text:p>
          </table:table-cell>
          <table:table-cell office:value-type="float" office:value="0">
            <text:p>0</text:p>
          </table:table-cell>
          <table:table-cell table:number-columns-repeated="1009"/>
        </table:table-row>
        <table:table-row table:style-name="ro1">
          <table:table-cell office:value-type="string">
            <text:p>coltoyer (se)</text:p>
          </table:table-cell>
          <table:table-cell office:value-type="string">
            <text:p>Se chamailler, se chicaner, se battre ou se tirailler</text:p>
          </table:table-cell>
          <table:table-cell/>
          <table:table-cell office:value-type="string">
            <text:p>v</text:p>
          </table:table-cell>
          <table:table-cell office:value-type="string">
            <text:p>Les enfants, arrêtez donc de vous coltoyer!</text:p>
          </table:table-cell>
          <table:table-cell office:value-type="string">
            <text:p>Les enfants, arrêtez donc de vous chamailler!</text:p>
          </table:table-cell>
          <table:table-cell table:number-columns-repeated="2"/>
          <table:table-cell office:value-type="string">
            <text:p>verbe</text:p>
          </table:table-cell>
          <table:table-cell table:number-columns-repeated="3"/>
          <table:table-cell office:value-type="float" office:value="1348952769">
            <text:p>1348952769</text:p>
          </table:table-cell>
          <table:table-cell office:value-type="float" office:value="1373946013">
            <text:p>1373946013</text:p>
          </table:table-cell>
          <table:table-cell office:value-type="float" office:value="1">
            <text:p>1</text:p>
          </table:table-cell>
          <table:table-cell table:number-columns-repeated="1009"/>
        </table:table-row>
        <table:table-row table:style-name="ro1">
          <table:table-cell office:value-type="string">
            <text:p>ti-joe connaissant</text:p>
          </table:table-cell>
          <table:table-cell office:value-type="string">
            <text:p>Personne qui croit tout savoir et qui se plaît à donner des conseils à travers son chapeau. Ventard.</text:p>
          </table:table-cell>
          <table:table-cell/>
          <table:table-cell office:value-type="string">
            <text:p>e</text:p>
          </table:table-cell>
          <table:table-cell office:value-type="string">
            <text:p>C'est un ti-joe connaissant ton frère, mais dans le fond, il vaut pas des pinottes.</text:p>
          </table:table-cell>
          <table:table-cell office:value-type="string">
            <text:p>Il est ventard ton frère, mais au fond, il ne connaît rien.</text:p>
          </table:table-cell>
          <table:table-cell table:number-columns-repeated="6"/>
          <table:table-cell office:value-type="float" office:value="1349067378">
            <text:p>1349067378</text:p>
          </table:table-cell>
          <table:table-cell office:value-type="float" office:value="1358525177">
            <text:p>1358525177</text:p>
          </table:table-cell>
          <table:table-cell office:value-type="float" office:value="4">
            <text:p>4</text:p>
          </table:table-cell>
          <table:table-cell table:number-columns-repeated="1009"/>
        </table:table-row>
        <table:table-row table:style-name="ro1">
          <table:table-cell office:value-type="string">
            <text:p>patate</text:p>
          </table:table-cell>
          <table:table-cell office:value-type="string">
            <text:p>le coeur</text:p>
          </table:table-cell>
          <table:table-cell office:value-type="string">
            <text:p>une pomme de terre</text:p>
          </table:table-cell>
          <table:table-cell office:value-type="string">
            <text:p>v</text:p>
          </table:table-cell>
          <table:table-cell office:value-type="string">
            <text:p>pars ta patate et tu te sens ben</text:p>
          </table:table-cell>
          <table:table-cell table:number-columns-repeated="3"/>
          <table:table-cell office:value-type="string">
            <text:p>nom commun</text:p>
          </table:table-cell>
          <table:table-cell office:value-type="string">
            <text:p>fÃ©minin</text:p>
          </table:table-cell>
          <table:table-cell office:value-type="string">
            <text:p>singulier</text:p>
          </table:table-cell>
          <table:table-cell/>
          <table:table-cell table:number-columns-repeated="2" office:value-type="float" office:value="1426514581">
            <text:p>1426514581</text:p>
          </table:table-cell>
          <table:table-cell office:value-type="float" office:value="0">
            <text:p>0</text:p>
          </table:table-cell>
          <table:table-cell table:number-columns-repeated="1009"/>
        </table:table-row>
        <table:table-row table:style-name="ro1">
          <table:table-cell office:value-type="string">
            <text:p>libeige</text:p>
          </table:table-cell>
          <table:table-cell office:value-type="string">
            <text:p>petite partie d'un morceau <text:s/>de ex: tarte</text:p>
          </table:table-cell>
          <table:table-cell/>
          <table:table-cell office:value-type="string">
            <text:p>v</text:p>
          </table:table-cell>
          <table:table-cell office:value-type="string">
            <text:p>donne moi une libeige</text:p>
          </table:table-cell>
          <table:table-cell office:value-type="string">
            <text:p>petite partie</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table:number-columns-repeated="2" office:value-type="float" office:value="1351540774">
            <text:p>1351540774</text:p>
          </table:table-cell>
          <table:table-cell office:value-type="float" office:value="1">
            <text:p>1</text:p>
          </table:table-cell>
          <table:table-cell table:number-columns-repeated="1009"/>
        </table:table-row>
        <table:table-row table:style-name="ro1">
          <table:table-cell office:value-type="string">
            <text:p>Jobbeu</text:p>
          </table:table-cell>
          <table:table-cell office:value-type="string">
            <text:p>Homme à tout faire</text:p>
          </table:table-cell>
          <table:table-cell/>
          <table:table-cell office:value-type="string">
            <text:p>v</text:p>
          </table:table-cell>
          <table:table-cell office:value-type="string">
            <text:p>Jacques a r'fait faire son appart par un jobbeu.</text:p>
          </table:table-cell>
          <table:table-cell office:value-type="string">
            <text:p>Pour rénover son appartement, Jacques a fait affaire avec un homme à tout faire.</text:p>
          </table:table-cell>
          <table:table-cell/>
          <table:table-cell office:value-type="string">
            <text:p>Djobeu</text:p>
          </table:table-cell>
          <table:table-cell office:value-type="string">
            <text:p>nom commun</text:p>
          </table:table-cell>
          <table:table-cell office:value-type="string">
            <text:p>masculin</text:p>
          </table:table-cell>
          <table:table-cell office:value-type="string">
            <text:p>singulier</text:p>
          </table:table-cell>
          <table:table-cell/>
          <table:table-cell table:number-columns-repeated="2" office:value-type="float" office:value="1352092922">
            <text:p>1352092922</text:p>
          </table:table-cell>
          <table:table-cell office:value-type="float" office:value="1">
            <text:p>1</text:p>
          </table:table-cell>
          <table:table-cell table:number-columns-repeated="1009"/>
        </table:table-row>
        <table:table-row table:style-name="ro2">
          <table:table-cell office:value-type="string">
            <text:p>flatter</text:p>
          </table:table-cell>
          <table:table-cell office:value-type="string">
            <text:p>caresser (un animal)</text:p>
            <text:p/>
          </table:table-cell>
          <table:table-cell/>
          <table:table-cell office:value-type="string">
            <text:p>v</text:p>
          </table:table-cell>
          <table:table-cell office:value-type="string">
            <text:p>Flatter (un chat) </text:p>
          </table:table-cell>
          <table:table-cell office:value-type="string">
            <text:p>Caresser (un chat)</text:p>
          </table:table-cell>
          <table:table-cell table:number-columns-repeated="2"/>
          <table:table-cell office:value-type="string">
            <text:p>verbe</text:p>
          </table:table-cell>
          <table:table-cell table:number-columns-repeated="3"/>
          <table:table-cell table:number-columns-repeated="2" office:value-type="float" office:value="1352387270">
            <text:p>1352387270</text:p>
          </table:table-cell>
          <table:table-cell office:value-type="float" office:value="2">
            <text:p>2</text:p>
          </table:table-cell>
          <table:table-cell table:number-columns-repeated="1009"/>
        </table:table-row>
        <table:table-row table:style-name="ro1">
          <table:table-cell office:value-type="string">
            <text:p>Avoir les oreilles dans le crin</text:p>
          </table:table-cell>
          <table:table-cell office:value-type="string">
            <text:p>Affirmer sa desaprobation</text:p>
          </table:table-cell>
          <table:table-cell office:value-type="string">
            <text:p>Lorsque les chats ont peur, ils replient leurs oreilles vers l'arrière. <text:s/>On dit qu'ils ont les oreilles dans le crin. <text:s/></text:p>
          </table:table-cell>
          <table:table-cell office:value-type="string">
            <text:p>e</text:p>
          </table:table-cell>
          <table:table-cell table:number-columns-repeated="8"/>
          <table:table-cell office:value-type="float" office:value="1352727222">
            <text:p>1352727222</text:p>
          </table:table-cell>
          <table:table-cell office:value-type="float" office:value="1391736791">
            <text:p>1391736791</text:p>
          </table:table-cell>
          <table:table-cell office:value-type="float" office:value="0">
            <text:p>0</text:p>
          </table:table-cell>
          <table:table-cell table:number-columns-repeated="1009"/>
        </table:table-row>
        <table:table-row table:style-name="ro1">
          <table:table-cell office:value-type="string">
            <text:p>rôter</text:p>
          </table:table-cell>
          <table:table-cell office:value-type="string">
            <text:p>expulsion par la bouche, avec un bruit, des gaz de l'estomac.</text:p>
          </table:table-cell>
          <table:table-cell office:value-type="string">
            <text:p>se plaindre à tord</text:p>
          </table:table-cell>
          <table:table-cell office:value-type="string">
            <text:p>v</text:p>
          </table:table-cell>
          <table:table-cell office:value-type="string">
            <text:p>arrête donc de rôter pour rien</text:p>
          </table:table-cell>
          <table:table-cell office:value-type="string">
            <text:p>cesse de te plaindre pour aucune raison</text:p>
          </table:table-cell>
          <table:table-cell table:number-columns-repeated="6"/>
          <table:table-cell table:number-columns-repeated="2" office:value-type="float" office:value="1352985749">
            <text:p>1352985749</text:p>
          </table:table-cell>
          <table:table-cell office:value-type="float" office:value="2">
            <text:p>2</text:p>
          </table:table-cell>
          <table:table-cell table:number-columns-repeated="1009"/>
        </table:table-row>
        <table:table-row table:style-name="ro1">
          <table:table-cell office:value-type="string">
            <text:p>Piment</text:p>
          </table:table-cell>
          <table:table-cell office:value-type="string">
            <text:p>Pas vite vite, retardé</text:p>
          </table:table-cell>
          <table:table-cell/>
          <table:table-cell office:value-type="string">
            <text:p>e</text:p>
          </table:table-cell>
          <table:table-cell office:value-type="string">
            <text:p>Réveeeiiil el piment!!</text:p>
          </table:table-cell>
          <table:table-cell table:number-columns-repeated="7"/>
          <table:table-cell table:number-columns-repeated="2" office:value-type="float" office:value="1354142012">
            <text:p>1354142012</text:p>
          </table:table-cell>
          <table:table-cell office:value-type="float" office:value="2">
            <text:p>2</text:p>
          </table:table-cell>
          <table:table-cell table:number-columns-repeated="1009"/>
        </table:table-row>
        <table:table-row table:style-name="ro1">
          <table:table-cell office:value-type="string">
            <text:p>Sentir le crisse</text:p>
          </table:table-cell>
          <table:table-cell office:value-type="string">
            <text:p>Sentir très mauvais</text:p>
          </table:table-cell>
          <table:table-cell/>
          <table:table-cell office:value-type="string">
            <text:p>e</text:p>
          </table:table-cell>
          <table:table-cell office:value-type="string">
            <text:p>T'as tu fais brûler quelque que chose? Ca sent le crisse!</text:p>
          </table:table-cell>
          <table:table-cell office:value-type="string">
            <text:p>As-tu brûler de quoi? Ca sent mauvais.</text:p>
          </table:table-cell>
          <table:table-cell office:value-type="string">
            <text:p>ça sent le tabarnak</text:p>
          </table:table-cell>
          <table:table-cell table:number-columns-repeated="5"/>
          <table:table-cell table:number-columns-repeated="2" office:value-type="float" office:value="1354391512">
            <text:p>1354391512</text:p>
          </table:table-cell>
          <table:table-cell office:value-type="float" office:value="0">
            <text:p>0</text:p>
          </table:table-cell>
          <table:table-cell table:number-columns-repeated="1009"/>
        </table:table-row>
        <table:table-row table:style-name="ro1">
          <table:table-cell office:value-type="string">
            <text:p>Calorifère</text:p>
          </table:table-cell>
          <table:table-cell office:value-type="string">
            <text:p>: Ce nom masculin désigne une plinthe de chauffage ou un radiateur électrique grâce auquel on chauffe l'intérieur des habitations au Québec. </text:p>
          </table:table-cell>
          <table:table-cell/>
          <table:table-cell office:value-type="string">
            <text:p>v</text:p>
          </table:table-cell>
          <table:table-cell office:value-type="string">
            <text:p>Ouvre le calorifère</text:p>
          </table:table-cell>
          <table:table-cell office:value-type="string">
            <text:p>Démarre le radiateur électrique</text:p>
          </table:table-cell>
          <table:table-cell/>
          <table:table-cell office:value-type="string">
            <text:p>Cal- O- riz- faire</text:p>
          </table:table-cell>
          <table:table-cell office:value-type="string">
            <text:p>nom commun</text:p>
          </table:table-cell>
          <table:table-cell office:value-type="string">
            <text:p>masculin</text:p>
          </table:table-cell>
          <table:table-cell office:value-type="string">
            <text:p>singulier</text:p>
          </table:table-cell>
          <table:table-cell/>
          <table:table-cell table:number-columns-repeated="2" office:value-type="float" office:value="1354391836">
            <text:p>1354391836</text:p>
          </table:table-cell>
          <table:table-cell office:value-type="float" office:value="0">
            <text:p>0</text:p>
          </table:table-cell>
          <table:table-cell table:number-columns-repeated="1009"/>
        </table:table-row>
        <table:table-row table:style-name="ro1">
          <table:table-cell office:value-type="string">
            <text:p>Pidz</text:p>
          </table:table-cell>
          <table:table-cell office:value-type="string">
            <text:p>Pizza</text:p>
          </table:table-cell>
          <table:table-cell/>
          <table:table-cell office:value-type="string">
            <text:p>v</text:p>
          </table:table-cell>
          <table:table-cell office:value-type="string">
            <text:p>On s'fait-tu v'nir d'la pidz ?</text:p>
          </table:table-cell>
          <table:table-cell office:value-type="string">
            <text:p>Se fait-on livrer une pizza ?</text:p>
          </table:table-cell>
          <table:table-cell table:number-columns-repeated="2"/>
          <table:table-cell office:value-type="string">
            <text:p>nom commun</text:p>
          </table:table-cell>
          <table:table-cell office:value-type="string">
            <text:p>féminin</text:p>
          </table:table-cell>
          <table:table-cell table:number-columns-repeated="2"/>
          <table:table-cell table:number-columns-repeated="2" office:value-type="float" office:value="1354950245">
            <text:p>1354950245</text:p>
          </table:table-cell>
          <table:table-cell office:value-type="float" office:value="0">
            <text:p>0</text:p>
          </table:table-cell>
          <table:table-cell table:number-columns-repeated="1009"/>
        </table:table-row>
        <table:table-row table:style-name="ro1">
          <table:table-cell office:value-type="string">
            <text:p>Lala</text:p>
          </table:table-cell>
          <table:table-cell office:value-type="string">
            <text:p>Beaucoup de gens du Lac Saint-Jean terminent leurs phrases avec «là-là»</text:p>
          </table:table-cell>
          <table:table-cell/>
          <table:table-cell office:value-type="string">
            <text:p>v</text:p>
          </table:table-cell>
          <table:table-cell office:value-type="string">
            <text:p>Il fait donc beau aujourd'hui, lala.</text:p>
          </table:table-cell>
          <table:table-cell table:number-columns-repeated="7"/>
          <table:table-cell office:value-type="float" office:value="1357309861">
            <text:p>1357309861</text:p>
          </table:table-cell>
          <table:table-cell office:value-type="float" office:value="1358457896">
            <text:p>1358457896</text:p>
          </table:table-cell>
          <table:table-cell office:value-type="float" office:value="2">
            <text:p>2</text:p>
          </table:table-cell>
          <table:table-cell table:number-columns-repeated="1009"/>
        </table:table-row>
        <table:table-row table:style-name="ro1">
          <table:table-cell office:value-type="string">
            <text:p>CDB</text:p>
          </table:table-cell>
          <table:table-cell office:value-type="string">
            <text:p>Chum De Brosse</text:p>
          </table:table-cell>
          <table:table-cell/>
          <table:table-cell office:value-type="string">
            <text:p>e</text:p>
          </table:table-cell>
          <table:table-cell table:number-columns-repeated="7"/>
          <table:table-cell office:value-type="string">
            <text:p>Straight out from Magog Beach</text:p>
          </table:table-cell>
          <table:table-cell table:number-columns-repeated="2" office:value-type="float" office:value="1367201035">
            <text:p>1367201035</text:p>
          </table:table-cell>
          <table:table-cell office:value-type="float" office:value="6">
            <text:p>6</text:p>
          </table:table-cell>
          <table:table-cell table:number-columns-repeated="1009"/>
        </table:table-row>
        <table:table-row table:style-name="ro1">
          <table:table-cell office:value-type="string">
            <text:p>chatmort</text:p>
          </table:table-cell>
          <table:table-cell office:value-type="string">
            <text:p>Employé lorsque qu'un individu a bu une quantité importante d'alcool suffisamment importante pour en perdre les pédales et quelques bouts de sa soirée. Déviation de chaud mort employé en un seul terme et un seul mot.</text:p>
          </table:table-cell>
          <table:table-cell/>
          <table:table-cell office:value-type="string">
            <text:p>e</text:p>
          </table:table-cell>
          <table:table-cell office:value-type="string">
            <text:p>Messieurs, hier soir nous étions chatmort</text:p>
          </table:table-cell>
          <table:table-cell/>
          <table:table-cell office:value-type="string">
            <text:p>chatmorte au féminin</text:p>
          </table:table-cell>
          <table:table-cell office:value-type="string">
            <text:p>chat mort</text:p>
          </table:table-cell>
          <table:table-cell table:number-columns-repeated="3"/>
          <table:table-cell office:value-type="string">
            <text:p>D'origine des gars de l'Estrie. Des CDB (chums de brosse)</text:p>
          </table:table-cell>
          <table:table-cell table:number-columns-repeated="2" office:value-type="float" office:value="1367287157">
            <text:p>1367287157</text:p>
          </table:table-cell>
          <table:table-cell office:value-type="float" office:value="7">
            <text:p>7</text:p>
          </table:table-cell>
          <table:table-cell table:number-columns-repeated="1009"/>
        </table:table-row>
        <table:table-row table:style-name="ro1">
          <table:table-cell office:value-type="string">
            <text:p>Guédaille</text:p>
          </table:table-cell>
          <table:table-cell office:value-type="string">
            <text:p>Femme aux moeurs légères. </text:p>
          </table:table-cell>
          <table:table-cell office:value-type="string">
            <text:p>Utilisé en campagne pour désigner une vache</text:p>
          </table:table-cell>
          <table:table-cell office:value-type="string">
            <text:p>v</text:p>
          </table:table-cell>
          <table:table-cell table:number-columns-repeated="8"/>
          <table:table-cell office:value-type="float" office:value="1358309547">
            <text:p>1358309547</text:p>
          </table:table-cell>
          <table:table-cell office:value-type="float" office:value="1377050322">
            <text:p>1377050322</text:p>
          </table:table-cell>
          <table:table-cell office:value-type="float" office:value="12">
            <text:p>12</text:p>
          </table:table-cell>
          <table:table-cell table:number-columns-repeated="1009"/>
        </table:table-row>
        <table:table-row table:style-name="ro1">
          <table:table-cell office:value-type="string">
            <text:p>Cégep</text:p>
          </table:table-cell>
          <table:table-cell office:value-type="string">
            <text:p>Établissement d'enseignement collégial public où est offerte une formation technique et pré-universitaire.</text:p>
          </table:table-cell>
          <table:table-cell/>
          <table:table-cell office:value-type="string">
            <text:p>v</text:p>
          </table:table-cell>
          <table:table-cell office:value-type="string">
            <text:p>Cette année, je vais au cégep de Sherbrooke pour étudier les sciences humaines.</text:p>
          </table:table-cell>
          <table:table-cell table:number-columns-repeated="3"/>
          <table:table-cell office:value-type="string">
            <text:p>nom commun</text:p>
          </table:table-cell>
          <table:table-cell office:value-type="string">
            <text:p>masculin</text:p>
          </table:table-cell>
          <table:table-cell office:value-type="string">
            <text:p>singulier</text:p>
          </table:table-cell>
          <table:table-cell office:value-type="string">
            <text:p>Acronyme de « Collège d'enseignement général et professionnel »</text:p>
          </table:table-cell>
          <table:table-cell office:value-type="float" office:value="1358398236">
            <text:p>1358398236</text:p>
          </table:table-cell>
          <table:table-cell office:value-type="float" office:value="1392295008">
            <text:p>1392295008</text:p>
          </table:table-cell>
          <table:table-cell office:value-type="float" office:value="0">
            <text:p>0</text:p>
          </table:table-cell>
          <table:table-cell table:number-columns-repeated="1009"/>
        </table:table-row>
        <table:table-row table:style-name="ro1">
          <table:table-cell office:value-type="string">
            <text:p>kinkin (kin toé)</text:p>
          </table:table-cell>
          <table:table-cell office:value-type="string">
            <text:p>Tiens tiens</text:p>
          </table:table-cell>
          <table:table-cell/>
          <table:table-cell office:value-type="string">
            <text:p>e</text:p>
          </table:table-cell>
          <table:table-cell office:value-type="string">
            <text:p>Kinkin le v'la</text:p>
          </table:table-cell>
          <table:table-cell office:value-type="string">
            <text:p>Tiens tiens le voilà</text:p>
          </table:table-cell>
          <table:table-cell table:number-columns-repeated="5"/>
          <table:table-cell office:value-type="string">
            <text:p>Déformation du mot tiens</text:p>
          </table:table-cell>
          <table:table-cell table:number-columns-repeated="2" office:value-type="float" office:value="1358443612">
            <text:p>1358443612</text:p>
          </table:table-cell>
          <table:table-cell office:value-type="float" office:value="0">
            <text:p>0</text:p>
          </table:table-cell>
          <table:table-cell table:number-columns-repeated="1009"/>
        </table:table-row>
        <table:table-row table:style-name="ro2">
          <table:table-cell office:value-type="string">
            <text:p>éduc</text:p>
          </table:table-cell>
          <table:table-cell office:value-type="string">
            <text:p>Abréviation de : «Éducation physique et sportive».</text:p>
            <text:p>Utilisé par les plus jeunes. Les plus âgés utilisent plutôt le terme «culture physique»</text:p>
          </table:table-cell>
          <table:table-cell/>
          <table:table-cell office:value-type="string">
            <text:p>v</text:p>
          </table:table-cell>
          <table:table-cell office:value-type="string">
            <text:p>J'ai eu mon cours d'éduc à matin.</text:p>
          </table:table-cell>
          <table:table-cell office:value-type="string">
            <text:p>J'ai eu mon cours d'éducation physique ce matin.</text:p>
          </table:table-cell>
          <table:table-cell table:number-columns-repeated="2"/>
          <table:table-cell office:value-type="string">
            <text:p>abbréviation</text:p>
          </table:table-cell>
          <table:table-cell table:number-columns-repeated="3"/>
          <table:table-cell table:number-columns-repeated="2" office:value-type="float" office:value="1358451885">
            <text:p>1358451885</text:p>
          </table:table-cell>
          <table:table-cell office:value-type="float" office:value="0">
            <text:p>0</text:p>
          </table:table-cell>
          <table:table-cell table:number-columns-repeated="1009"/>
        </table:table-row>
        <table:table-row table:style-name="ro1">
          <table:table-cell office:value-type="string">
            <text:p>U de S</text:p>
          </table:table-cell>
          <table:table-cell office:value-type="string">
            <text:p>Université de Sherbrooke.</text:p>
          </table:table-cell>
          <table:table-cell/>
          <table:table-cell office:value-type="string">
            <text:p>v</text:p>
          </table:table-cell>
          <table:table-cell table:number-columns-repeated="3"/>
          <table:table-cell office:value-type="string">
            <text:p>u-de-s</text:p>
          </table:table-cell>
          <table:table-cell office:value-type="string">
            <text:p>acronyme</text:p>
          </table:table-cell>
          <table:table-cell table:number-columns-repeated="3"/>
          <table:table-cell table:number-columns-repeated="2" office:value-type="float" office:value="1358459616">
            <text:p>1358459616</text:p>
          </table:table-cell>
          <table:table-cell office:value-type="float" office:value="0">
            <text:p>0</text:p>
          </table:table-cell>
          <table:table-cell table:number-columns-repeated="1009"/>
        </table:table-row>
        <table:table-row table:style-name="ro1">
          <table:table-cell office:value-type="string">
            <text:p>Boqué</text:p>
          </table:table-cell>
          <table:table-cell office:value-type="string">
            <text:p>Être entêté, rouspéter</text:p>
          </table:table-cell>
          <table:table-cell/>
          <table:table-cell office:value-type="string">
            <text:p>v</text:p>
          </table:table-cell>
          <table:table-cell office:value-type="string">
            <text:p>Yé boqué</text:p>
          </table:table-cell>
          <table:table-cell office:value-type="string">
            <text:p>Il est entêté</text:p>
          </table:table-cell>
          <table:table-cell table:number-columns-repeated="2"/>
          <table:table-cell office:value-type="string">
            <text:p>verbe</text:p>
          </table:table-cell>
          <table:table-cell table:number-columns-repeated="3"/>
          <table:table-cell office:value-type="float" office:value="1358488696">
            <text:p>1358488696</text:p>
          </table:table-cell>
          <table:table-cell office:value-type="float" office:value="1358531451">
            <text:p>1358531451</text:p>
          </table:table-cell>
          <table:table-cell office:value-type="float" office:value="0">
            <text:p>0</text:p>
          </table:table-cell>
          <table:table-cell table:number-columns-repeated="1009"/>
        </table:table-row>
        <table:table-row table:style-name="ro1">
          <table:table-cell office:value-type="string">
            <text:p>Chicoter</text:p>
          </table:table-cell>
          <table:table-cell office:value-type="string">
            <text:p>Intriguer, déranger</text:p>
          </table:table-cell>
          <table:table-cell/>
          <table:table-cell office:value-type="string">
            <text:p>v</text:p>
          </table:table-cell>
          <table:table-cell office:value-type="string">
            <text:p>Ça me chicote!</text:p>
          </table:table-cell>
          <table:table-cell office:value-type="string">
            <text:p>Ça m'intrigue!</text:p>
          </table:table-cell>
          <table:table-cell table:number-columns-repeated="2"/>
          <table:table-cell office:value-type="string">
            <text:p>verbe</text:p>
          </table:table-cell>
          <table:table-cell table:number-columns-repeated="3"/>
          <table:table-cell table:number-columns-repeated="2" office:value-type="float" office:value="1358489723">
            <text:p>1358489723</text:p>
          </table:table-cell>
          <table:table-cell office:value-type="float" office:value="0">
            <text:p>0</text:p>
          </table:table-cell>
          <table:table-cell table:number-columns-repeated="1009"/>
        </table:table-row>
        <table:table-row table:style-name="ro1">
          <table:table-cell office:value-type="string">
            <text:p>Passer au feu</text:p>
          </table:table-cell>
          <table:table-cell office:value-type="string">
            <text:p>S'être fait couper les cheveux</text:p>
          </table:table-cell>
          <table:table-cell office:value-type="string">
            <text:p>Être victime d'un incendie</text:p>
          </table:table-cell>
          <table:table-cell office:value-type="string">
            <text:p>v</text:p>
          </table:table-cell>
          <table:table-cell office:value-type="string">
            <text:p>T'as passé au feu ?</text:p>
          </table:table-cell>
          <table:table-cell office:value-type="string">
            <text:p>Tu t'es fait couper les cheveux ?</text:p>
          </table:table-cell>
          <table:table-cell table:number-columns-repeated="2"/>
          <table:table-cell office:value-type="string">
            <text:p>autre</text:p>
          </table:table-cell>
          <table:table-cell table:number-columns-repeated="3"/>
          <table:table-cell table:number-columns-repeated="2" office:value-type="float" office:value="1358525713">
            <text:p>1358525713</text:p>
          </table:table-cell>
          <table:table-cell office:value-type="float" office:value="2">
            <text:p>2</text:p>
          </table:table-cell>
          <table:table-cell table:number-columns-repeated="1009"/>
        </table:table-row>
        <table:table-row table:style-name="ro1">
          <table:table-cell office:value-type="string">
            <text:p>Boutte</text:p>
          </table:table-cell>
          <table:table-cell office:value-type="string">
            <text:p>Bout, loin (éloignement d'un lieu ou événement), dans les environs</text:p>
          </table:table-cell>
          <table:table-cell/>
          <table:table-cell office:value-type="string">
            <text:p>v</text:p>
          </table:table-cell>
          <table:table-cell office:value-type="string">
            <text:p>Ça fait un boutte!</text:p>
          </table:table-cell>
          <table:table-cell office:value-type="string">
            <text:p>Ça fait un bail!</text:p>
          </table:table-cell>
          <table:table-cell table:number-columns-repeated="5"/>
          <table:table-cell office:value-type="string">
            <text:p>Ancienne prononciation provenant du moyen français.</text:p>
          </table:table-cell>
          <table:table-cell office:value-type="float" office:value="1358526426">
            <text:p>1358526426</text:p>
          </table:table-cell>
          <table:table-cell office:value-type="float" office:value="1366682438">
            <text:p>1366682438</text:p>
          </table:table-cell>
          <table:table-cell office:value-type="float" office:value="2">
            <text:p>2</text:p>
          </table:table-cell>
          <table:table-cell table:number-columns-repeated="1009"/>
        </table:table-row>
        <table:table-row table:style-name="ro1">
          <table:table-cell office:value-type="string">
            <text:p>Être faite</text:p>
          </table:table-cell>
          <table:table-cell office:value-type="string">
            <text:p>Être fatigué</text:p>
          </table:table-cell>
          <table:table-cell office:value-type="string">
            <text:p>complètement ivre</text:p>
          </table:table-cell>
          <table:table-cell office:value-type="string">
            <text:p>v</text:p>
          </table:table-cell>
          <table:table-cell office:value-type="string">
            <text:p>Chu faite à l'os</text:p>
          </table:table-cell>
          <table:table-cell office:value-type="string">
            <text:p>Je suis exténué</text:p>
          </table:table-cell>
          <table:table-cell table:number-columns-repeated="6"/>
          <table:table-cell office:value-type="float" office:value="1358529025">
            <text:p>1358529025</text:p>
          </table:table-cell>
          <table:table-cell office:value-type="float" office:value="1358529288">
            <text:p>1358529288</text:p>
          </table:table-cell>
          <table:table-cell office:value-type="float" office:value="0">
            <text:p>0</text:p>
          </table:table-cell>
          <table:table-cell table:number-columns-repeated="1009"/>
        </table:table-row>
        <table:table-row table:style-name="ro1">
          <table:table-cell office:value-type="string">
            <text:p>Être sa coche</text:p>
          </table:table-cell>
          <table:table-cell office:value-type="string">
            <text:p>Être à la page, à la mode, intéressant, super, plaisant</text:p>
          </table:table-cell>
          <table:table-cell/>
          <table:table-cell office:value-type="string">
            <text:p>v</text:p>
          </table:table-cell>
          <table:table-cell office:value-type="string">
            <text:p>C'te fille-là est tellement sa coche!</text:p>
          </table:table-cell>
          <table:table-cell office:value-type="string">
            <text:p>Cette fille me plait!</text:p>
          </table:table-cell>
          <table:table-cell table:number-columns-repeated="6"/>
          <table:table-cell table:number-columns-repeated="2" office:value-type="float" office:value="1358529876">
            <text:p>1358529876</text:p>
          </table:table-cell>
          <table:table-cell office:value-type="float" office:value="4">
            <text:p>4</text:p>
          </table:table-cell>
          <table:table-cell table:number-columns-repeated="1009"/>
        </table:table-row>
        <table:table-row table:style-name="ro1">
          <table:table-cell office:value-type="string">
            <text:p>Neyer</text:p>
          </table:table-cell>
          <table:table-cell office:value-type="string">
            <text:p>Noyer</text:p>
          </table:table-cell>
          <table:table-cell/>
          <table:table-cell office:value-type="string">
            <text:p>v</text:p>
          </table:table-cell>
          <table:table-cell office:value-type="string">
            <text:p>C'est dangeureux on peut s'neyer</text:p>
          </table:table-cell>
          <table:table-cell office:value-type="string">
            <text:p>C'est dangeureux on peut se noyer</text:p>
          </table:table-cell>
          <table:table-cell table:number-columns-repeated="5"/>
          <table:table-cell office:value-type="string">
            <text:p>Vieux français</text:p>
          </table:table-cell>
          <table:table-cell table:number-columns-repeated="2" office:value-type="float" office:value="1358530435">
            <text:p>1358530435</text:p>
          </table:table-cell>
          <table:table-cell office:value-type="float" office:value="0">
            <text:p>0</text:p>
          </table:table-cell>
          <table:table-cell table:number-columns-repeated="1009"/>
        </table:table-row>
        <table:table-row table:style-name="ro1">
          <table:table-cell office:value-type="string">
            <text:p>Micmac</text:p>
          </table:table-cell>
          <table:table-cell office:value-type="string">
            <text:p>Bourbier, casse-tête</text:p>
          </table:table-cell>
          <table:table-cell/>
          <table:table-cell office:value-type="string">
            <text:p>v</text:p>
          </table:table-cell>
          <table:table-cell office:value-type="string">
            <text:p>C'est tout un micmac!</text:p>
          </table:table-cell>
          <table:table-cell office:value-type="string">
            <text:p>C'est tout un casse-tête!</text:p>
          </table:table-cell>
          <table:table-cell table:number-columns-repeated="5"/>
          <table:table-cell office:value-type="string">
            <text:p>Les indiens Micmacs de la Gaspésie</text:p>
          </table:table-cell>
          <table:table-cell table:number-columns-repeated="2" office:value-type="float" office:value="1358531760">
            <text:p>1358531760</text:p>
          </table:table-cell>
          <table:table-cell office:value-type="float" office:value="0">
            <text:p>0</text:p>
          </table:table-cell>
          <table:table-cell table:number-columns-repeated="1009"/>
        </table:table-row>
        <table:table-row table:style-name="ro1">
          <table:table-cell office:value-type="string">
            <text:p>Ratoureux</text:p>
          </table:table-cell>
          <table:table-cell office:value-type="string">
            <text:p>Espiègle, rusé</text:p>
          </table:table-cell>
          <table:table-cell/>
          <table:table-cell office:value-type="string">
            <text:p>v</text:p>
          </table:table-cell>
          <table:table-cell office:value-type="string">
            <text:p>Son garçon ct'un p'tit ratoureux!</text:p>
          </table:table-cell>
          <table:table-cell office:value-type="string">
            <text:p>Son fils est espiègle</text:p>
          </table:table-cell>
          <table:table-cell table:number-columns-repeated="6"/>
          <table:table-cell table:number-columns-repeated="2" office:value-type="float" office:value="1358532956">
            <text:p>1358532956</text:p>
          </table:table-cell>
          <table:table-cell office:value-type="float" office:value="1">
            <text:p>1</text:p>
          </table:table-cell>
          <table:table-cell table:number-columns-repeated="1009"/>
        </table:table-row>
        <table:table-row table:style-name="ro1">
          <table:table-cell office:value-type="string">
            <text:p>foirer</text:p>
          </table:table-cell>
          <table:table-cell office:value-type="string">
            <text:p>Traîner, vedger.</text:p>
          </table:table-cell>
          <table:table-cell office:value-type="string">
            <text:p>Faire la fête. <text:s/>Sortir en boite de nuit.</text:p>
          </table:table-cell>
          <table:table-cell office:value-type="string">
            <text:p>v</text:p>
          </table:table-cell>
          <table:table-cell office:value-type="string">
            <text:p>Maudit flanc-mou, arrête donc de foirer tout le temps!</text:p>
          </table:table-cell>
          <table:table-cell table:number-columns-repeated="2"/>
          <table:table-cell office:value-type="string">
            <text:p>fwé-ré</text:p>
          </table:table-cell>
          <table:table-cell office:value-type="string">
            <text:p>verbe</text:p>
          </table:table-cell>
          <table:table-cell table:number-columns-repeated="3"/>
          <table:table-cell office:value-type="float" office:value="1358534633">
            <text:p>1358534633</text:p>
          </table:table-cell>
          <table:table-cell office:value-type="float" office:value="1363029952">
            <text:p>1363029952</text:p>
          </table:table-cell>
          <table:table-cell office:value-type="float" office:value="1">
            <text:p>1</text:p>
          </table:table-cell>
          <table:table-cell table:number-columns-repeated="1009"/>
        </table:table-row>
        <table:table-row table:style-name="ro1">
          <table:table-cell office:value-type="string">
            <text:p>Boutte de la marde</text:p>
          </table:table-cell>
          <table:table-cell office:value-type="string">
            <text:p>Déformation de "bout de la merde" qui représente la goutte qui fait déborder le vase. Chance ou malchance exceptionnelle. C'est le pendant vulgaire de l'expression "boutte du boutte".</text:p>
          </table:table-cell>
          <table:table-cell/>
          <table:table-cell office:value-type="string">
            <text:p>e</text:p>
          </table:table-cell>
          <table:table-cell office:value-type="string">
            <text:p>Ben c'est le boutte de la marde !</text:p>
          </table:table-cell>
          <table:table-cell office:value-type="string">
            <text:p>C'est la goutte qui fait déborder le vase !</text:p>
          </table:table-cell>
          <table:table-cell table:number-columns-repeated="3"/>
          <table:table-cell office:value-type="string">
            <text:p>masculin</text:p>
          </table:table-cell>
          <table:table-cell/>
          <table:table-cell office:value-type="string">
            <text:p>Il est probable que "bout de la merde" soit une reformulation de "comble de malchance".</text:p>
          </table:table-cell>
          <table:table-cell office:value-type="float" office:value="1358705396">
            <text:p>1358705396</text:p>
          </table:table-cell>
          <table:table-cell office:value-type="float" office:value="1358705607">
            <text:p>1358705607</text:p>
          </table:table-cell>
          <table:table-cell office:value-type="float" office:value="3">
            <text:p>3</text:p>
          </table:table-cell>
          <table:table-cell table:number-columns-repeated="1009"/>
        </table:table-row>
        <table:table-row table:style-name="ro1">
          <table:table-cell office:value-type="string">
            <text:p>Chienne</text:p>
          </table:table-cell>
          <table:table-cell office:value-type="string">
            <text:p>Organe reproducteur masculin.</text:p>
          </table:table-cell>
          <table:table-cell/>
          <table:table-cell office:value-type="string">
            <text:p>e</text:p>
          </table:table-cell>
          <table:table-cell office:value-type="string">
            <text:p>Osti! Y s'é sorti la chienne devant moé!</text:p>
          </table:table-cell>
          <table:table-cell office:value-type="string">
            <text:p>Putain! il a sorti impunément son pénis de son pantalon!</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358742973">
            <text:p>1358742973</text:p>
          </table:table-cell>
          <table:table-cell office:value-type="float" office:value="1358744437">
            <text:p>1358744437</text:p>
          </table:table-cell>
          <table:table-cell office:value-type="float" office:value="0">
            <text:p>0</text:p>
          </table:table-cell>
          <table:table-cell table:number-columns-repeated="1009"/>
        </table:table-row>
        <table:table-row table:style-name="ro1">
          <table:table-cell office:value-type="string">
            <text:p>Noune</text:p>
          </table:table-cell>
          <table:table-cell office:value-type="string">
            <text:p>Sexe féminin.</text:p>
          </table:table-cell>
          <table:table-cell/>
          <table:table-cell office:value-type="string">
            <text:p>v</text:p>
          </table:table-cell>
          <table:table-cell table:number-columns-repeated="4"/>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359129559">
            <text:p>1359129559</text:p>
          </table:table-cell>
          <table:table-cell office:value-type="float" office:value="1422410066">
            <text:p>1422410066</text:p>
          </table:table-cell>
          <table:table-cell office:value-type="float" office:value="8">
            <text:p>8</text:p>
          </table:table-cell>
          <table:table-cell table:number-columns-repeated="1009"/>
        </table:table-row>
        <table:table-row table:style-name="ro1">
          <table:table-cell office:value-type="string">
            <text:p>Manger comme une salope</text:p>
          </table:table-cell>
          <table:table-cell office:value-type="string">
            <text:p>Trop manger, manger avec gourmandise, sans retenue</text:p>
          </table:table-cell>
          <table:table-cell/>
          <table:table-cell office:value-type="string">
            <text:p>v</text:p>
          </table:table-cell>
          <table:table-cell table:number-columns-repeated="4"/>
          <table:table-cell office:value-type="string">
            <text:p>autre</text:p>
          </table:table-cell>
          <table:table-cell office:value-type="string">
            <text:p>invariable</text:p>
          </table:table-cell>
          <table:table-cell office:value-type="string">
            <text:p>singulier</text:p>
          </table:table-cell>
          <table:table-cell/>
          <table:table-cell table:number-columns-repeated="2" office:value-type="float" office:value="1359502819">
            <text:p>1359502819</text:p>
          </table:table-cell>
          <table:table-cell office:value-type="float" office:value="2">
            <text:p>2</text:p>
          </table:table-cell>
          <table:table-cell table:number-columns-repeated="1009"/>
        </table:table-row>
        <table:table-row table:style-name="ro1">
          <table:table-cell office:value-type="string">
            <text:p>Scouiser (se)</text:p>
          </table:table-cell>
          <table:table-cell office:value-type="string">
            <text:p>Se serrer.</text:p>
          </table:table-cell>
          <table:table-cell office:value-type="string">
            <text:p>Scouisé = à l'étroit.</text:p>
          </table:table-cell>
          <table:table-cell office:value-type="string">
            <text:p>v</text:p>
          </table:table-cell>
          <table:table-cell office:value-type="string">
            <text:p>Va falloir se scouiser pour rentrer tous icitte.</text:p>
          </table:table-cell>
          <table:table-cell office:value-type="string">
            <text:p>Il va falloir se serrer pour tous rentrer ici.</text:p>
          </table:table-cell>
          <table:table-cell table:number-columns-repeated="2"/>
          <table:table-cell office:value-type="string">
            <text:p>verbe</text:p>
          </table:table-cell>
          <table:table-cell table:number-columns-repeated="2"/>
          <table:table-cell office:value-type="string">
            <text:p>De l'anglais "to squeeze" signifiant "serrer".</text:p>
          </table:table-cell>
          <table:table-cell office:value-type="float" office:value="1412041038">
            <text:p>1412041038</text:p>
          </table:table-cell>
          <table:table-cell office:value-type="float" office:value="1415964749">
            <text:p>1415964749</text:p>
          </table:table-cell>
          <table:table-cell office:value-type="float" office:value="0">
            <text:p>0</text:p>
          </table:table-cell>
          <table:table-cell table:number-columns-repeated="1009"/>
        </table:table-row>
        <table:table-row table:style-name="ro1">
          <table:table-cell office:value-type="string">
            <text:p>Ça va faire</text:p>
          </table:table-cell>
          <table:table-cell office:value-type="string">
            <text:p>Ça suffit! C'est assez. Ça ira.</text:p>
          </table:table-cell>
          <table:table-cell/>
          <table:table-cell office:value-type="string">
            <text:p>e</text:p>
          </table:table-cell>
          <table:table-cell office:value-type="string">
            <text:p>Ey men, ça va faire, rend lui don la balle au ti-cul.</text:p>
          </table:table-cell>
          <table:table-cell office:value-type="string">
            <text:p>Hé mec, ça suffit, rend lui la balle à ce môme.</text:p>
          </table:table-cell>
          <table:table-cell table:number-columns-repeated="6"/>
          <table:table-cell table:number-columns-repeated="2" office:value-type="float" office:value="1360635799">
            <text:p>1360635799</text:p>
          </table:table-cell>
          <table:table-cell office:value-type="float" office:value="0">
            <text:p>0</text:p>
          </table:table-cell>
          <table:table-cell table:number-columns-repeated="1009"/>
        </table:table-row>
        <table:table-row table:style-name="ro1">
          <table:table-cell office:value-type="string">
            <text:p>Calleux</text:p>
          </table:table-cell>
          <table:table-cell office:value-type="string">
            <text:p>Personne qui chante les instructions lors d'un set carré (danse folklorique québécoise).</text:p>
          </table:table-cell>
          <table:table-cell/>
          <table:table-cell office:value-type="string">
            <text:p>v</text:p>
          </table:table-cell>
          <table:table-cell table:number-columns-repeated="4"/>
          <table:table-cell office:value-type="string">
            <text:p>nom commun</text:p>
          </table:table-cell>
          <table:table-cell office:value-type="string">
            <text:p>masculin</text:p>
          </table:table-cell>
          <table:table-cell office:value-type="string">
            <text:p>singulier</text:p>
          </table:table-cell>
          <table:table-cell/>
          <table:table-cell table:number-columns-repeated="2" office:value-type="float" office:value="1361394592">
            <text:p>1361394592</text:p>
          </table:table-cell>
          <table:table-cell office:value-type="float" office:value="1">
            <text:p>1</text:p>
          </table:table-cell>
          <table:table-cell table:number-columns-repeated="1009"/>
        </table:table-row>
        <table:table-row table:style-name="ro1">
          <table:table-cell office:value-type="string">
            <text:p>C'est coulant</text:p>
          </table:table-cell>
          <table:table-cell office:value-type="string">
            <text:p>Glissant. On l'utilise pour parler des routes et du sol lorsqu'ils sont gêlés et que tout glisse.</text:p>
          </table:table-cell>
          <table:table-cell/>
          <table:table-cell office:value-type="string">
            <text:p>e</text:p>
          </table:table-cell>
          <table:table-cell office:value-type="string">
            <text:p>Tu feras attention dehors là, c'est coulant!</text:p>
          </table:table-cell>
          <table:table-cell office:value-type="string">
            <text:p>Fais attention de ne pas tomber, c'est glissant à l'extérieur.</text:p>
          </table:table-cell>
          <table:table-cell table:number-columns-repeated="6"/>
          <table:table-cell table:number-columns-repeated="2" office:value-type="float" office:value="1379791226">
            <text:p>1379791226</text:p>
          </table:table-cell>
          <table:table-cell office:value-type="float" office:value="0">
            <text:p>0</text:p>
          </table:table-cell>
          <table:table-cell table:number-columns-repeated="1009"/>
        </table:table-row>
        <table:table-row table:style-name="ro1">
          <table:table-cell office:value-type="string">
            <text:p>N'amour</text:p>
          </table:table-cell>
          <table:table-cell office:value-type="string">
            <text:p>Mon amour.</text:p>
          </table:table-cell>
          <table:table-cell/>
          <table:table-cell office:value-type="string">
            <text:p>v</text:p>
          </table:table-cell>
          <table:table-cell office:value-type="string">
            <text:p>Je t'aime, n'amour.</text:p>
          </table:table-cell>
          <table:table-cell office:value-type="string">
            <text:p>Je t'aime mon amour.</text:p>
          </table:table-cell>
          <table:table-cell table:number-columns-repeated="6"/>
          <table:table-cell office:value-type="float" office:value="1406495069">
            <text:p>1406495069</text:p>
          </table:table-cell>
          <table:table-cell office:value-type="float" office:value="1411281738">
            <text:p>1411281738</text:p>
          </table:table-cell>
          <table:table-cell office:value-type="float" office:value="0">
            <text:p>0</text:p>
          </table:table-cell>
          <table:table-cell table:number-columns-repeated="1009"/>
        </table:table-row>
        <table:table-row table:style-name="ro2">
          <table:table-cell office:value-type="string">
            <text:p>Oireux d'Amérique</text:p>
          </table:table-cell>
          <table:table-cell office:value-type="string">
            <text:p>Cette expression désigne les québécois ou nord-américains qui s'arrêtent inévitablement pour regarder une situation un peu plus exceptionnelle que la normale.</text:p>
            <text:p>Plus souvent utilisée pour désigner des automobilistes (camionneurs et motocyclistes également), cette expression est utilisée lorsque ces derniers, trop curieux, ralentissent le trafic sur la route.</text:p>
          </table:table-cell>
          <table:table-cell/>
          <table:table-cell office:value-type="string">
            <text:p>v</text:p>
          </table:table-cell>
          <table:table-cell office:value-type="string">
            <text:p>Y'a eu un p'tit accident sur l'autoroute 40 pis y'avait ben du trafic, tout ça juste à cause des maudits oireux (d'Amérique)!</text:p>
          </table:table-cell>
          <table:table-cell office:value-type="string">
            <text:p>Il y a eu un accident léger sur l'autoroute nationale 40 et le trafic était intense. Les automobilistes curieux en étaient la cause.</text:p>
          </table:table-cell>
          <table:table-cell/>
          <table:table-cell office:value-type="string">
            <text:p>Woéreu d'Amérique</text:p>
          </table:table-cell>
          <table:table-cell table:number-columns-repeated="3"/>
          <table:table-cell office:value-type="string">
            <text:p>Fusion de l'expression "Oiseaux d'Amérique" et d'un nom commun dérivé du verbe "Voir" pouvant être imaginé comme "Voireux".</text:p>
          </table:table-cell>
          <table:table-cell table:number-columns-repeated="2" office:value-type="float" office:value="1362623280">
            <text:p>1362623280</text:p>
          </table:table-cell>
          <table:table-cell office:value-type="float" office:value="2">
            <text:p>2</text:p>
          </table:table-cell>
          <table:table-cell table:number-columns-repeated="1009"/>
        </table:table-row>
        <table:table-row table:style-name="ro1">
          <table:table-cell office:value-type="string">
            <text:p>Ça pue l'torieux</text:p>
          </table:table-cell>
          <table:table-cell office:value-type="string">
            <text:p>Ça sent vraiment mauvais.</text:p>
          </table:table-cell>
          <table:table-cell/>
          <table:table-cell office:value-type="string">
            <text:p>e</text:p>
          </table:table-cell>
          <table:table-cell office:value-type="string">
            <text:p>Ostie, ça pue l'torieux icite!</text:p>
          </table:table-cell>
          <table:table-cell office:value-type="string">
            <text:p>Putain, ça sent mauvais ici!</text:p>
          </table:table-cell>
          <table:table-cell table:number-columns-repeated="6"/>
          <table:table-cell office:value-type="float" office:value="1362937150">
            <text:p>1362937150</text:p>
          </table:table-cell>
          <table:table-cell office:value-type="float" office:value="1373955703">
            <text:p>1373955703</text:p>
          </table:table-cell>
          <table:table-cell office:value-type="float" office:value="4">
            <text:p>4</text:p>
          </table:table-cell>
          <table:table-cell table:number-columns-repeated="1009"/>
        </table:table-row>
        <table:table-row table:style-name="ro1">
          <table:table-cell office:value-type="string">
            <text:p>Sainte-Viarge!</text:p>
          </table:table-cell>
          <table:table-cell office:value-type="string">
            <text:p>Merde!</text:p>
          </table:table-cell>
          <table:table-cell/>
          <table:table-cell office:value-type="string">
            <text:p>e</text:p>
          </table:table-cell>
          <table:table-cell office:value-type="string">
            <text:p>Sainte-Viarge que t'es lente à comprendre toé!</text:p>
          </table:table-cell>
          <table:table-cell office:value-type="string">
            <text:p>Merde que tu es lente à comprendre!</text:p>
          </table:table-cell>
          <table:table-cell table:number-columns-repeated="5"/>
          <table:table-cell office:value-type="string">
            <text:p>Surtout utilisé par les personnes du troisième âge. Traduction libre de Sainte Vierge. Utiliser en début de phrase.</text:p>
          </table:table-cell>
          <table:table-cell table:number-columns-repeated="2" office:value-type="float" office:value="1363800844">
            <text:p>1363800844</text:p>
          </table:table-cell>
          <table:table-cell office:value-type="float" office:value="0">
            <text:p>0</text:p>
          </table:table-cell>
          <table:table-cell table:number-columns-repeated="1009"/>
        </table:table-row>
        <table:table-row table:style-name="ro1">
          <table:table-cell office:value-type="string">
            <text:p>Osti !</text:p>
          </table:table-cell>
          <table:table-cell office:value-type="string">
            <text:p>Putain !</text:p>
          </table:table-cell>
          <table:table-cell/>
          <table:table-cell office:value-type="string">
            <text:p>s</text:p>
          </table:table-cell>
          <table:table-cell office:value-type="string">
            <text:p>Esti qu'y est chaud!</text:p>
          </table:table-cell>
          <table:table-cell office:value-type="string">
            <text:p>Il est complètement bourré!</text:p>
          </table:table-cell>
          <table:table-cell office:value-type="string">
            <text:p>esti, sti</text:p>
          </table:table-cell>
          <table:table-cell table:number-columns-repeated="5"/>
          <table:table-cell office:value-type="float" office:value="1373091853">
            <text:p>1373091853</text:p>
          </table:table-cell>
          <table:table-cell office:value-type="float" office:value="1416506251">
            <text:p>1416506251</text:p>
          </table:table-cell>
          <table:table-cell office:value-type="float" office:value="11">
            <text:p>11</text:p>
          </table:table-cell>
          <table:table-cell table:number-columns-repeated="1009"/>
        </table:table-row>
        <table:table-row table:style-name="ro1">
          <table:table-cell office:value-type="string">
            <text:p>Songé</text:p>
          </table:table-cell>
          <table:table-cell office:value-type="string">
            <text:p>Mûrement réfléchi, intelligent, ingénieux, astucieux.</text:p>
          </table:table-cell>
          <table:table-cell/>
          <table:table-cell office:value-type="string">
            <text:p>v</text:p>
          </table:table-cell>
          <table:table-cell office:value-type="string">
            <text:p>C'est songé, son affaire!</text:p>
          </table:table-cell>
          <table:table-cell office:value-type="string">
            <text:p>C'est bien vu/pensé, comme idée!</text:p>
          </table:table-cell>
          <table:table-cell table:number-columns-repeated="2"/>
          <table:table-cell office:value-type="string">
            <text:p>adjectif</text:p>
          </table:table-cell>
          <table:table-cell table:number-columns-repeated="2" office:value-type="string">
            <text:p>NA</text:p>
          </table:table-cell>
          <table:table-cell office:value-type="string">
            <text:p>Par extension du sens "réfléchir" du verbe "songer".</text:p>
          </table:table-cell>
          <table:table-cell table:number-columns-repeated="2" office:value-type="float" office:value="1366177512">
            <text:p>1366177512</text:p>
          </table:table-cell>
          <table:table-cell office:value-type="float" office:value="0">
            <text:p>0</text:p>
          </table:table-cell>
          <table:table-cell table:number-columns-repeated="1009"/>
        </table:table-row>
        <table:table-row table:style-name="ro1">
          <table:table-cell office:value-type="string">
            <text:p>pô</text:p>
          </table:table-cell>
          <table:table-cell office:value-type="string">
            <text:p>Adverbe de négation.</text:p>
          </table:table-cell>
          <table:table-cell/>
          <table:table-cell office:value-type="string">
            <text:p>d</text:p>
          </table:table-cell>
          <table:table-cell office:value-type="string">
            <text:p>J'viendrai pô.</text:p>
          </table:table-cell>
          <table:table-cell office:value-type="string">
            <text:p>Je ne viendrai pas.</text:p>
          </table:table-cell>
          <table:table-cell/>
          <table:table-cell office:value-type="string">
            <text:p>Comme ça s'écrit</text:p>
          </table:table-cell>
          <table:table-cell office:value-type="string">
            <text:p>adverbe</text:p>
          </table:table-cell>
          <table:table-cell table:number-columns-repeated="2" office:value-type="string">
            <text:p>NA</text:p>
          </table:table-cell>
          <table:table-cell office:value-type="string">
            <text:p>Déformation de "pas"</text:p>
          </table:table-cell>
          <table:table-cell office:value-type="float" office:value="1366178194">
            <text:p>1366178194</text:p>
          </table:table-cell>
          <table:table-cell office:value-type="float" office:value="1366179677">
            <text:p>1366179677</text:p>
          </table:table-cell>
          <table:table-cell office:value-type="float" office:value="0">
            <text:p>0</text:p>
          </table:table-cell>
          <table:table-cell table:number-columns-repeated="1009"/>
        </table:table-row>
        <table:table-row table:style-name="ro1">
          <table:table-cell office:value-type="string">
            <text:p>plotte de service</text:p>
          </table:table-cell>
          <table:table-cell office:value-type="string">
            <text:p>Belle fille, souvent pulpeuse et simple d'esprit, servant d'accessoire (sourtout dans les émissions de TV) pour présenter un gagnant, tourner des lettres, dévoiler un prix etc.</text:p>
          </table:table-cell>
          <table:table-cell/>
          <table:table-cell office:value-type="string">
            <text:p>v</text:p>
          </table:table-cell>
          <table:table-cell office:value-type="string">
            <text:p>Annie Pujol était la plotte de service aux débuts de l'émission "La roue de la fortune" en France. Aux USA, c'était Vanna White pendant longtemps, dans "Wheel of Fortune".</text:p>
          </table:table-cell>
          <table:table-cell table:number-columns-repeated="3"/>
          <table:table-cell office:value-type="string">
            <text:p>nom commun</text:p>
          </table:table-cell>
          <table:table-cell office:value-type="string">
            <text:p>féminin</text:p>
          </table:table-cell>
          <table:table-cell office:value-type="string">
            <text:p>singulier</text:p>
          </table:table-cell>
          <table:table-cell office:value-type="string">
            <text:p>Variation sur le nom commun "plotte" (voir définition de celui-ci)</text:p>
          </table:table-cell>
          <table:table-cell table:number-columns-repeated="2" office:value-type="float" office:value="1366581909">
            <text:p>1366581909</text:p>
          </table:table-cell>
          <table:table-cell office:value-type="float" office:value="2">
            <text:p>2</text:p>
          </table:table-cell>
          <table:table-cell table:number-columns-repeated="1009"/>
        </table:table-row>
        <table:table-row table:style-name="ro1">
          <table:table-cell office:value-type="string">
            <text:p>Crétasse</text:p>
          </table:table-cell>
          <table:table-cell office:value-type="string">
            <text:p>Personne stupide et impulsive.</text:p>
          </table:table-cell>
          <table:table-cell office:value-type="string">
            <text:p>Qui a une mentalité arriérée ou obtue. </text:p>
          </table:table-cell>
          <table:table-cell office:value-type="string">
            <text:p>v</text:p>
          </table:table-cell>
          <table:table-cell office:value-type="string">
            <text:p>Câlisse qu'ils sont crétasses, ces épais-là!</text:p>
          </table:table-cell>
          <table:table-cell office:value-type="string">
            <text:p>Putain qu'ils sont stupides, ces niais!</text:p>
          </table:table-cell>
          <table:table-cell/>
          <table:table-cell office:value-type="string">
            <text:p>krétass</text:p>
          </table:table-cell>
          <table:table-cell office:value-type="string">
            <text:p>nom commun</text:p>
          </table:table-cell>
          <table:table-cell table:number-columns-repeated="2"/>
          <table:table-cell office:value-type="string">
            <text:p>Mélange de crétin et de pétasse, ou encore d'une mentalité propre à un dinosaure de la période du crétacé. </text:p>
          </table:table-cell>
          <table:table-cell office:value-type="float" office:value="1366594242">
            <text:p>1366594242</text:p>
          </table:table-cell>
          <table:table-cell office:value-type="float" office:value="1366621284">
            <text:p>1366621284</text:p>
          </table:table-cell>
          <table:table-cell office:value-type="float" office:value="0">
            <text:p>0</text:p>
          </table:table-cell>
          <table:table-cell table:number-columns-repeated="1009"/>
        </table:table-row>
        <table:table-row table:style-name="ro1">
          <table:table-cell office:value-type="string">
            <text:p>bordée de neige</text:p>
          </table:table-cell>
          <table:table-cell office:value-type="string">
            <text:p>Averse abondante, en parlant de la neige. </text:p>
          </table:table-cell>
          <table:table-cell/>
          <table:table-cell office:value-type="string">
            <text:p>v</text:p>
          </table:table-cell>
          <table:table-cell office:value-type="string">
            <text:p>Y'a toute une bordée d'neige qui est tombée aujourd'hui! </text:p>
          </table:table-cell>
          <table:table-cell office:value-type="string">
            <text:p>Il y a eu une grosse averse de neige aujourd'hui!</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office:value-type="string">
            <text:p>Terme nautique signifiant une décharge simultanée de tous les canons du même bord d’un navire. Dans certains parlers de France, le terme en est venu à signifier une averse abondante de pluie. Au Québec, le sens s'est tout simplement adapté à la nature de l'environnement. C'est d'ailleurs pourquoi il y a spécification (bordée "de neige"). <text:s text:c="2"/></text:p>
          </table:table-cell>
          <table:table-cell office:value-type="float" office:value="1366600536">
            <text:p>1366600536</text:p>
          </table:table-cell>
          <table:table-cell office:value-type="float" office:value="1366622192">
            <text:p>1366622192</text:p>
          </table:table-cell>
          <table:table-cell office:value-type="float" office:value="0">
            <text:p>0</text:p>
          </table:table-cell>
          <table:table-cell table:number-columns-repeated="1009"/>
        </table:table-row>
        <table:table-row table:style-name="ro1">
          <table:table-cell office:value-type="string">
            <text:p>SAAQ</text:p>
          </table:table-cell>
          <table:table-cell office:value-type="string">
            <text:p>Société de l'Assurance Automobile du Québec.</text:p>
          </table:table-cell>
          <table:table-cell/>
          <table:table-cell office:value-type="string">
            <text:p>v</text:p>
          </table:table-cell>
          <table:table-cell table:number-columns-repeated="3"/>
          <table:table-cell office:value-type="string">
            <text:p>Prononcer chaque lettre séparément (S-A-A-Q) ou en 2 syllabes (SA-AQ)</text:p>
          </table:table-cell>
          <table:table-cell office:value-type="string">
            <text:p>acronyme</text:p>
          </table:table-cell>
          <table:table-cell office:value-type="string">
            <text:p>féminin</text:p>
          </table:table-cell>
          <table:table-cell office:value-type="string">
            <text:p>singulier</text:p>
          </table:table-cell>
          <table:table-cell/>
          <table:table-cell office:value-type="float" office:value="1366620671">
            <text:p>1366620671</text:p>
          </table:table-cell>
          <table:table-cell office:value-type="float" office:value="1373940683">
            <text:p>1373940683</text:p>
          </table:table-cell>
          <table:table-cell office:value-type="float" office:value="0">
            <text:p>0</text:p>
          </table:table-cell>
          <table:table-cell table:number-columns-repeated="1009"/>
        </table:table-row>
        <table:table-row table:style-name="ro1">
          <table:table-cell office:value-type="string">
            <text:p>À cause</text:p>
          </table:table-cell>
          <table:table-cell office:value-type="string">
            <text:p>Pourquoi.</text:p>
          </table:table-cell>
          <table:table-cell office:value-type="string">
            <text:p>Parce que, en raison de. </text:p>
          </table:table-cell>
          <table:table-cell office:value-type="string">
            <text:p>e</text:p>
          </table:table-cell>
          <table:table-cell office:value-type="string">
            <text:p>À cause t'es arrivé en retard? </text:p>
          </table:table-cell>
          <table:table-cell office:value-type="string">
            <text:p>Pourquoi t'es arrivé en retard?</text:p>
          </table:table-cell>
          <table:table-cell/>
          <table:table-cell office:value-type="string">
            <text:p>/a.koz/</text:p>
          </table:table-cell>
          <table:table-cell office:value-type="string">
            <text:p>conjonction</text:p>
          </table:table-cell>
          <table:table-cell table:number-columns-repeated="2"/>
          <table:table-cell office:value-type="string">
            <text:p>Surtout utilisé au: Lac-St-Jean</text:p>
          </table:table-cell>
          <table:table-cell office:value-type="float" office:value="1366635362">
            <text:p>1366635362</text:p>
          </table:table-cell>
          <table:table-cell office:value-type="float" office:value="1416895859">
            <text:p>1416895859</text:p>
          </table:table-cell>
          <table:table-cell office:value-type="float" office:value="22">
            <text:p>22</text:p>
          </table:table-cell>
          <table:table-cell table:number-columns-repeated="1009"/>
        </table:table-row>
        <table:table-row table:style-name="ro1">
          <table:table-cell office:value-type="string">
            <text:p>Perchaude</text:p>
          </table:table-cell>
          <table:table-cell office:value-type="string">
            <text:p>Poisson d'eau douce de la famille de la perche. </text:p>
          </table:table-cell>
          <table:table-cell/>
          <table:table-cell office:value-type="string">
            <text:p>v</text:p>
          </table:table-cell>
          <table:table-cell table:number-columns-repeated="4"/>
          <table:table-cell office:value-type="string">
            <text:p>nom commun</text:p>
          </table:table-cell>
          <table:table-cell office:value-type="string">
            <text:p>féminin</text:p>
          </table:table-cell>
          <table:table-cell office:value-type="string">
            <text:p>singulier</text:p>
          </table:table-cell>
          <table:table-cell/>
          <table:table-cell table:number-columns-repeated="2" office:value-type="float" office:value="1366672169">
            <text:p>1366672169</text:p>
          </table:table-cell>
          <table:table-cell office:value-type="float" office:value="0">
            <text:p>0</text:p>
          </table:table-cell>
          <table:table-cell table:number-columns-repeated="1009"/>
        </table:table-row>
        <table:table-row table:style-name="ro1">
          <table:table-cell office:value-type="string">
            <text:p>Déniaiser</text:p>
          </table:table-cell>
          <table:table-cell office:value-type="string">
            <text:p>Décoincer, dans le sens de rendre quelqu'un moins coincé.</text:p>
          </table:table-cell>
          <table:table-cell office:value-type="string">
            <text:p>Dépuceler.</text:p>
          </table:table-cell>
          <table:table-cell office:value-type="string">
            <text:p>e</text:p>
          </table:table-cell>
          <table:table-cell office:value-type="string">
            <text:p>Sa scolarité l'a pas mal déniaisé. </text:p>
          </table:table-cell>
          <table:table-cell office:value-type="string">
            <text:p>Sa scolarité l'a rendu moins coincé. </text:p>
          </table:table-cell>
          <table:table-cell table:number-columns-repeated="2"/>
          <table:table-cell office:value-type="string">
            <text:p>verbe</text:p>
          </table:table-cell>
          <table:table-cell table:number-columns-repeated="3"/>
          <table:table-cell office:value-type="float" office:value="1366682875">
            <text:p>1366682875</text:p>
          </table:table-cell>
          <table:table-cell office:value-type="float" office:value="1389786599">
            <text:p>1389786599</text:p>
          </table:table-cell>
          <table:table-cell office:value-type="float" office:value="0">
            <text:p>0</text:p>
          </table:table-cell>
          <table:table-cell table:number-columns-repeated="1009"/>
        </table:table-row>
        <table:table-row table:style-name="ro1">
          <table:table-cell office:value-type="string">
            <text:p>Sparages</text:p>
          </table:table-cell>
          <table:table-cell office:value-type="string">
            <text:p>Gestes excessifs, énervement, gesticulations ridicules. </text:p>
          </table:table-cell>
          <table:table-cell/>
          <table:table-cell office:value-type="string">
            <text:p>v</text:p>
          </table:table-cell>
          <table:table-cell office:value-type="string">
            <text:p>T'as-tu feni té grands sparages? </text:p>
          </table:table-cell>
          <table:table-cell office:value-type="string">
            <text:p>As-tu fini tes gesticulations? </text:p>
          </table:table-cell>
          <table:table-cell table:number-columns-repeated="2"/>
          <table:table-cell office:value-type="string">
            <text:p>nom commun</text:p>
          </table:table-cell>
          <table:table-cell office:value-type="string">
            <text:p>masculin</text:p>
          </table:table-cell>
          <table:table-cell office:value-type="string">
            <text:p>pluriel</text:p>
          </table:table-cell>
          <table:table-cell office:value-type="string">
            <text:p>Surement de l'anglais spar (s’entraîner à la boxe), lui-même issu du latin sparagus. </text:p>
          </table:table-cell>
          <table:table-cell table:number-columns-repeated="2" office:value-type="float" office:value="1366853247">
            <text:p>1366853247</text:p>
          </table:table-cell>
          <table:table-cell office:value-type="float" office:value="0">
            <text:p>0</text:p>
          </table:table-cell>
          <table:table-cell table:number-columns-repeated="1009"/>
        </table:table-row>
        <table:table-row table:style-name="ro1">
          <table:table-cell office:value-type="string">
            <text:p>asteur</text:p>
          </table:table-cell>
          <table:table-cell office:value-type="string">
            <text:p>Maintenant, à présent</text:p>
          </table:table-cell>
          <table:table-cell/>
          <table:table-cell office:value-type="string">
            <text:p>v</text:p>
          </table:table-cell>
          <table:table-cell office:value-type="string">
            <text:p>Asteur, criss moi patience.</text:p>
          </table:table-cell>
          <table:table-cell office:value-type="string">
            <text:p>Maintenant, laisse-moi tranquille</text:p>
          </table:table-cell>
          <table:table-cell/>
          <table:table-cell office:value-type="string">
            <text:p>Ass-teur</text:p>
          </table:table-cell>
          <table:table-cell office:value-type="string">
            <text:p>abréviation</text:p>
          </table:table-cell>
          <table:table-cell office:value-type="string">
            <text:p>invariable</text:p>
          </table:table-cell>
          <table:table-cell office:value-type="string">
            <text:p>NA</text:p>
          </table:table-cell>
          <table:table-cell office:value-type="string">
            <text:p>Semble être une contraction de "à cette heure"</text:p>
          </table:table-cell>
          <table:table-cell office:value-type="float" office:value="1368254225">
            <text:p>1368254225</text:p>
          </table:table-cell>
          <table:table-cell office:value-type="float" office:value="1368270596">
            <text:p>1368270596</text:p>
          </table:table-cell>
          <table:table-cell office:value-type="float" office:value="5">
            <text:p>5</text:p>
          </table:table-cell>
          <table:table-cell table:number-columns-repeated="1009"/>
        </table:table-row>
        <table:table-row table:style-name="ro1">
          <table:table-cell office:value-type="string">
            <text:p>Dormir sur la job</text:p>
          </table:table-cell>
          <table:table-cell office:value-type="string">
            <text:p>Ne pas être actif dans une tâche à réaliser.</text:p>
          </table:table-cell>
          <table:table-cell office:value-type="string">
            <text:p>Au sens propre, dormir au boulot.</text:p>
          </table:table-cell>
          <table:table-cell office:value-type="string">
            <text:p>e</text:p>
          </table:table-cell>
          <table:table-cell office:value-type="string">
            <text:p>Ton bébé dort sa job !</text:p>
          </table:table-cell>
          <table:table-cell office:value-type="string">
            <text:p>Ton bébé a arrêté de téter !</text:p>
          </table:table-cell>
          <table:table-cell office:value-type="string">
            <text:p>Dormir sur la switch</text:p>
          </table:table-cell>
          <table:table-cell office:value-type="string">
            <text:p>Dormir sa job</text:p>
          </table:table-cell>
          <table:table-cell table:number-columns-repeated="4"/>
          <table:table-cell table:number-columns-repeated="2" office:value-type="float" office:value="1368341540">
            <text:p>1368341540</text:p>
          </table:table-cell>
          <table:table-cell office:value-type="float" office:value="0">
            <text:p>0</text:p>
          </table:table-cell>
          <table:table-cell table:number-columns-repeated="1009"/>
        </table:table-row>
        <table:table-row table:style-name="ro1">
          <table:table-cell office:value-type="string">
            <text:p>Dequesser</text:p>
          </table:table-cell>
          <table:table-cell office:value-type="string">
            <text:p>De quoi, de quel sujet ?</text:p>
          </table:table-cell>
          <table:table-cell office:value-type="string">
            <text:p>Hein ?</text:p>
          </table:table-cell>
          <table:table-cell office:value-type="string">
            <text:p>e</text:p>
          </table:table-cell>
          <table:table-cell office:value-type="string">
            <text:p>Dequesser tu parles?</text:p>
          </table:table-cell>
          <table:table-cell office:value-type="string">
            <text:p>De quoi tu parles?</text:p>
          </table:table-cell>
          <table:table-cell table:number-columns-repeated="6"/>
          <table:table-cell office:value-type="float" office:value="1369007115">
            <text:p>1369007115</text:p>
          </table:table-cell>
          <table:table-cell office:value-type="float" office:value="1374657716">
            <text:p>1374657716</text:p>
          </table:table-cell>
          <table:table-cell office:value-type="float" office:value="4">
            <text:p>4</text:p>
          </table:table-cell>
          <table:table-cell table:number-columns-repeated="1009"/>
        </table:table-row>
        <table:table-row table:style-name="ro1">
          <table:table-cell office:value-type="string">
            <text:p>Mottel</text:p>
          </table:table-cell>
          <table:table-cell office:value-type="string">
            <text:p>déformation de "Je vais te"</text:p>
          </table:table-cell>
          <table:table-cell/>
          <table:table-cell office:value-type="string">
            <text:p>d</text:p>
          </table:table-cell>
          <table:table-cell office:value-type="string">
            <text:p>Mottel dire.</text:p>
          </table:table-cell>
          <table:table-cell office:value-type="string">
            <text:p>Je vais te le dire.</text:p>
          </table:table-cell>
          <table:table-cell/>
          <table:table-cell office:value-type="string">
            <text:p>motte tel</text:p>
          </table:table-cell>
          <table:table-cell table:number-columns-repeated="4"/>
          <table:table-cell table:number-columns-repeated="2" office:value-type="float" office:value="1369942471">
            <text:p>1369942471</text:p>
          </table:table-cell>
          <table:table-cell office:value-type="float" office:value="0">
            <text:p>0</text:p>
          </table:table-cell>
          <table:table-cell table:number-columns-repeated="1009"/>
        </table:table-row>
        <table:table-row table:style-name="ro1">
          <table:table-cell office:value-type="string">
            <text:p>Je te le fais pas dire</text:p>
          </table:table-cell>
          <table:table-cell office:value-type="string">
            <text:p>Je suis d'accord avec toi.</text:p>
          </table:table-cell>
          <table:table-cell/>
          <table:table-cell office:value-type="string">
            <text:p>e</text:p>
          </table:table-cell>
          <table:table-cell table:number-columns-repeated="8"/>
          <table:table-cell table:number-columns-repeated="2" office:value-type="float" office:value="1370835720">
            <text:p>1370835720</text:p>
          </table:table-cell>
          <table:table-cell office:value-type="float" office:value="0">
            <text:p>0</text:p>
          </table:table-cell>
          <table:table-cell table:number-columns-repeated="1009"/>
        </table:table-row>
        <table:table-row table:style-name="ro1">
          <table:table-cell office:value-type="string">
            <text:p>ploye</text:p>
          </table:table-cell>
          <table:table-cell office:value-type="string">
            <text:p>Cigarette</text:p>
          </table:table-cell>
          <table:table-cell office:value-type="string">
            <text:p>Hot-dog</text:p>
          </table:table-cell>
          <table:table-cell office:value-type="string">
            <text:p>v</text:p>
          </table:table-cell>
          <table:table-cell office:value-type="string">
            <text:p>M'as te prendre une ploye all-dress</text:p>
          </table:table-cell>
          <table:table-cell office:value-type="string">
            <text:p>Je vais prendre un hot-dog tout garni.</text:p>
          </table:table-cell>
          <table:table-cell/>
          <table:table-cell office:value-type="string">
            <text:p>ploye</text:p>
          </table:table-cell>
          <table:table-cell office:value-type="string">
            <text:p>nom commun</text:p>
          </table:table-cell>
          <table:table-cell office:value-type="string">
            <text:p>masculin</text:p>
          </table:table-cell>
          <table:table-cell office:value-type="string">
            <text:p>singulier</text:p>
          </table:table-cell>
          <table:table-cell/>
          <table:table-cell table:number-columns-repeated="2" office:value-type="float" office:value="1376073612">
            <text:p>1376073612</text:p>
          </table:table-cell>
          <table:table-cell office:value-type="float" office:value="0">
            <text:p>0</text:p>
          </table:table-cell>
          <table:table-cell table:number-columns-repeated="1009"/>
        </table:table-row>
        <table:table-row table:style-name="ro1">
          <table:table-cell office:value-type="string">
            <text:p>Grocerie</text:p>
          </table:table-cell>
          <table:table-cell office:value-type="string">
            <text:p>Courses (surtout utilisé pour référer à l'épicerie)</text:p>
          </table:table-cell>
          <table:table-cell/>
          <table:table-cell office:value-type="string">
            <text:p>v</text:p>
          </table:table-cell>
          <table:table-cell office:value-type="string">
            <text:p>J'ai pas une cenne pour faire les groceries!</text:p>
          </table:table-cell>
          <table:table-cell office:value-type="string">
            <text:p>Je n'ai pas d'argent pour aller faire les courses!</text:p>
          </table:table-cell>
          <table:table-cell office:value-type="string">
            <text:p>grocery, grosserie</text:p>
          </table:table-cell>
          <table:table-cell office:value-type="string">
            <text:p>Gross-ri</text:p>
          </table:table-cell>
          <table:table-cell office:value-type="string">
            <text:p>nom commun</text:p>
          </table:table-cell>
          <table:table-cell office:value-type="string">
            <text:p>féminin</text:p>
          </table:table-cell>
          <table:table-cell/>
          <table:table-cell office:value-type="string">
            <text:p>De l'anglais "grocery"</text:p>
          </table:table-cell>
          <table:table-cell office:value-type="float" office:value="1378058688">
            <text:p>1378058688</text:p>
          </table:table-cell>
          <table:table-cell office:value-type="float" office:value="1397277890">
            <text:p>1397277890</text:p>
          </table:table-cell>
          <table:table-cell office:value-type="float" office:value="0">
            <text:p>0</text:p>
          </table:table-cell>
          <table:table-cell table:number-columns-repeated="1009"/>
        </table:table-row>
        <table:table-row table:style-name="ro1">
          <table:table-cell office:value-type="string">
            <text:p>Toûter d'la horn</text:p>
          </table:table-cell>
          <table:table-cell office:value-type="string">
            <text:p>Klaxonner en voiture.</text:p>
          </table:table-cell>
          <table:table-cell/>
          <table:table-cell office:value-type="string">
            <text:p>e</text:p>
          </table:table-cell>
          <table:table-cell office:value-type="string">
            <text:p>La lumière était varte depuis même po deux secondes pis y m'toûtais déjà d'la horn!</text:p>
          </table:table-cell>
          <table:table-cell office:value-type="string">
            <text:p>Le feu était vert depuis à peine deux secondes et il me klaxonnait déjà!</text:p>
          </table:table-cell>
          <table:table-cell/>
          <table:table-cell office:value-type="string">
            <text:p>Touté d'la horn (on prononce </text:p>
          </table:table-cell>
          <table:table-cell table:number-columns-repeated="3"/>
          <table:table-cell office:value-type="string">
            <text:p>Le mot "horn" signifie klaxonne en anglais.</text:p>
          </table:table-cell>
          <table:table-cell office:value-type="float" office:value="1378060496">
            <text:p>1378060496</text:p>
          </table:table-cell>
          <table:table-cell office:value-type="float" office:value="1378148215">
            <text:p>1378148215</text:p>
          </table:table-cell>
          <table:table-cell office:value-type="float" office:value="0">
            <text:p>0</text:p>
          </table:table-cell>
          <table:table-cell table:number-columns-repeated="1009"/>
        </table:table-row>
        <table:table-row table:style-name="ro1">
          <table:table-cell office:value-type="string">
            <text:p>Down</text:p>
          </table:table-cell>
          <table:table-cell office:value-type="string">
            <text:p>Verbe - Être partant (pour quelque chose).</text:p>
          </table:table-cell>
          <table:table-cell office:value-type="string">
            <text:p>Verbe - Être démoralisé, déçu, dépressif, morose, fatigué.</text:p>
          </table:table-cell>
          <table:table-cell office:value-type="string">
            <text:p>v</text:p>
          </table:table-cell>
          <table:table-cell office:value-type="string">
            <text:p>J'suis down en crisse!</text:p>
          </table:table-cell>
          <table:table-cell office:value-type="string">
            <text:p>Je suis partant!</text:p>
          </table:table-cell>
          <table:table-cell/>
          <table:table-cell office:value-type="string">
            <text:p>Down (prononcé comme en anglais)</text:p>
          </table:table-cell>
          <table:table-cell table:number-columns-repeated="3"/>
          <table:table-cell office:value-type="string">
            <text:p>Directement emprunté de l'anglais.</text:p>
          </table:table-cell>
          <table:table-cell office:value-type="float" office:value="1378061986">
            <text:p>1378061986</text:p>
          </table:table-cell>
          <table:table-cell office:value-type="float" office:value="1378148382">
            <text:p>1378148382</text:p>
          </table:table-cell>
          <table:table-cell office:value-type="float" office:value="1">
            <text:p>1</text:p>
          </table:table-cell>
          <table:table-cell table:number-columns-repeated="1009"/>
        </table:table-row>
        <table:table-row table:style-name="ro1">
          <table:table-cell office:value-type="string">
            <text:p>champlure</text:p>
          </table:table-cell>
          <table:table-cell office:value-type="string">
            <text:p>Robinet.</text:p>
          </table:table-cell>
          <table:table-cell/>
          <table:table-cell office:value-type="string">
            <text:p>d</text:p>
          </table:table-cell>
          <table:table-cell office:value-type="string">
            <text:p>Ouvre la champlure pour te prendre un verre d'eau.</text:p>
          </table:table-cell>
          <table:table-cell table:number-columns-repeated="3"/>
          <table:table-cell office:value-type="string">
            <text:p>nom commun</text:p>
          </table:table-cell>
          <table:table-cell office:value-type="string">
            <text:p>féminin</text:p>
          </table:table-cell>
          <table:table-cell office:value-type="string">
            <text:p>singulier</text:p>
          </table:table-cell>
          <table:table-cell office:value-type="string">
            <text:p>Vient de "chantepleure", petit robinet pour tonneau.</text:p>
          </table:table-cell>
          <table:table-cell office:value-type="float" office:value="1378205533">
            <text:p>1378205533</text:p>
          </table:table-cell>
          <table:table-cell office:value-type="float" office:value="1380094582">
            <text:p>1380094582</text:p>
          </table:table-cell>
          <table:table-cell office:value-type="float" office:value="0">
            <text:p>0</text:p>
          </table:table-cell>
          <table:table-cell table:number-columns-repeated="1009"/>
        </table:table-row>
        <table:table-row table:style-name="ro1">
          <table:table-cell office:value-type="string">
            <text:p>plancher-do</text:p>
          </table:table-cell>
          <table:table-cell office:value-type="string">
            <text:p>Plafond.</text:p>
          </table:table-cell>
          <table:table-cell/>
          <table:table-cell office:value-type="string">
            <text:p>e</text:p>
          </table:table-cell>
          <table:table-cell office:value-type="string">
            <text:p>Au printemps et à l'automne, on lave le plancher-do.</text:p>
          </table:table-cell>
          <table:table-cell table:number-columns-repeated="3"/>
          <table:table-cell office:value-type="string">
            <text:p>nom commun</text:p>
          </table:table-cell>
          <table:table-cell office:value-type="string">
            <text:p>masculin</text:p>
          </table:table-cell>
          <table:table-cell office:value-type="string">
            <text:p>singulier</text:p>
          </table:table-cell>
          <table:table-cell office:value-type="string">
            <text:p>Déformation de "plancher d'en haut".</text:p>
          </table:table-cell>
          <table:table-cell office:value-type="float" office:value="1378205975">
            <text:p>1378205975</text:p>
          </table:table-cell>
          <table:table-cell office:value-type="float" office:value="1380094292">
            <text:p>1380094292</text:p>
          </table:table-cell>
          <table:table-cell office:value-type="float" office:value="0">
            <text:p>0</text:p>
          </table:table-cell>
          <table:table-cell table:number-columns-repeated="1009"/>
        </table:table-row>
        <table:table-row table:style-name="ro1">
          <table:table-cell office:value-type="string">
            <text:p>Être cash</text:p>
          </table:table-cell>
          <table:table-cell office:value-type="string">
            <text:p>Être franc, y aller franchement.</text:p>
          </table:table-cell>
          <table:table-cell/>
          <table:table-cell office:value-type="string">
            <text:p>e</text:p>
          </table:table-cell>
          <table:table-cell office:value-type="string">
            <text:p>Elle a été cash avec lui, elle lui a dit direct dans sa face.</text:p>
          </table:table-cell>
          <table:table-cell office:value-type="string">
            <text:p>Elle a été franche avec lui.</text:p>
          </table:table-cell>
          <table:table-cell office:value-type="string">
            <text:p>Y aller cash</text:p>
          </table:table-cell>
          <table:table-cell office:value-type="string">
            <text:p>cache</text:p>
          </table:table-cell>
          <table:table-cell table:number-columns-repeated="4"/>
          <table:table-cell office:value-type="float" office:value="1378572278">
            <text:p>1378572278</text:p>
          </table:table-cell>
          <table:table-cell office:value-type="float" office:value="1378572649">
            <text:p>1378572649</text:p>
          </table:table-cell>
          <table:table-cell office:value-type="float" office:value="0">
            <text:p>0</text:p>
          </table:table-cell>
          <table:table-cell table:number-columns-repeated="1009"/>
        </table:table-row>
        <table:table-row table:style-name="ro1">
          <table:table-cell office:value-type="string">
            <text:p>Dormir dur</text:p>
          </table:table-cell>
          <table:table-cell office:value-type="string">
            <text:p>Se dit de quelqu'un qui dort profondément ou de quelqu'un dont le sommeil est imperturbable. On dit parfois "dormir dur comme une roche".</text:p>
          </table:table-cell>
          <table:table-cell/>
          <table:table-cell office:value-type="string">
            <text:p>v</text:p>
          </table:table-cell>
          <table:table-cell office:value-type="string">
            <text:p>Esti qu'y dort dur! J'ai passé l'aspirateur partout dans maison pis y s'est même pas levé!</text:p>
          </table:table-cell>
          <table:table-cell office:value-type="string">
            <text:p>Putain qu'il dort profondément! J'ai passé l'aspirateur dans toute la maison et il ne s'est même pas réveillé!</text:p>
          </table:table-cell>
          <table:table-cell table:number-columns-repeated="6"/>
          <table:table-cell office:value-type="float" office:value="1378591807">
            <text:p>1378591807</text:p>
          </table:table-cell>
          <table:table-cell office:value-type="float" office:value="1393315636">
            <text:p>1393315636</text:p>
          </table:table-cell>
          <table:table-cell office:value-type="float" office:value="0">
            <text:p>0</text:p>
          </table:table-cell>
          <table:table-cell table:number-columns-repeated="1009"/>
        </table:table-row>
        <table:table-row table:style-name="ro1">
          <table:table-cell office:value-type="string">
            <text:p>Badrer</text:p>
          </table:table-cell>
          <table:table-cell office:value-type="string">
            <text:p>Déranger quelqu'un, l'ennuyer, généralement en essayant d'attirer son attention sur un sujet qui lui est déplaisant.</text:p>
          </table:table-cell>
          <table:table-cell/>
          <table:table-cell office:value-type="string">
            <text:p>v</text:p>
          </table:table-cell>
          <table:table-cell office:value-type="string">
            <text:p>Viens pas m'badrer avec ça.</text:p>
          </table:table-cell>
          <table:table-cell office:value-type="string">
            <text:p>Ne viens pas me déranger avec ça.</text:p>
          </table:table-cell>
          <table:table-cell/>
          <table:table-cell office:value-type="string">
            <text:p>Bas dré.</text:p>
          </table:table-cell>
          <table:table-cell table:number-columns-repeated="3"/>
          <table:table-cell office:value-type="string">
            <text:p>De l'anglais "bother", déranger.</text:p>
          </table:table-cell>
          <table:table-cell table:number-columns-repeated="2" office:value-type="float" office:value="1383054235">
            <text:p>1383054235</text:p>
          </table:table-cell>
          <table:table-cell office:value-type="float" office:value="2">
            <text:p>2</text:p>
          </table:table-cell>
          <table:table-cell table:number-columns-repeated="1009"/>
        </table:table-row>
        <table:table-row table:style-name="ro1">
          <table:table-cell office:value-type="string">
            <text:p>Forligne</text:p>
          </table:table-cell>
          <table:table-cell office:value-type="string">
            <text:p>Avance, dépêche, grouille. </text:p>
          </table:table-cell>
          <table:table-cell/>
          <table:table-cell office:value-type="string">
            <text:p>e</text:p>
          </table:table-cell>
          <table:table-cell office:value-type="string">
            <text:p>Awouaille forligne ! </text:p>
          </table:table-cell>
          <table:table-cell office:value-type="string">
            <text:p>Aller avance, aller fait quelque chose !</text:p>
          </table:table-cell>
          <table:table-cell/>
          <table:table-cell office:value-type="string">
            <text:p>Forligne</text:p>
          </table:table-cell>
          <table:table-cell table:number-columns-repeated="4"/>
          <table:table-cell office:value-type="float" office:value="1383430344">
            <text:p>1383430344</text:p>
          </table:table-cell>
          <table:table-cell office:value-type="float" office:value="1383491174">
            <text:p>1383491174</text:p>
          </table:table-cell>
          <table:table-cell office:value-type="float" office:value="0">
            <text:p>0</text:p>
          </table:table-cell>
          <table:table-cell table:number-columns-repeated="1009"/>
        </table:table-row>
        <table:table-row table:style-name="ro1">
          <table:table-cell office:value-type="string">
            <text:p>crisser son camp</text:p>
          </table:table-cell>
          <table:table-cell office:value-type="string">
            <text:p>Partir immédiatement.</text:p>
          </table:table-cell>
          <table:table-cell/>
          <table:table-cell office:value-type="string">
            <text:p>e</text:p>
          </table:table-cell>
          <table:table-cell office:value-type="string">
            <text:p>J'ai vraiment envie de crisser mon camp d'ici.</text:p>
          </table:table-cell>
          <table:table-cell office:value-type="string">
            <text:p>J'ai vraiment envie de partir immédiatement d'ici.</text:p>
          </table:table-cell>
          <table:table-cell table:number-columns-repeated="6"/>
          <table:table-cell office:value-type="float" office:value="1383506438">
            <text:p>1383506438</text:p>
          </table:table-cell>
          <table:table-cell office:value-type="float" office:value="1422409378">
            <text:p>1422409378</text:p>
          </table:table-cell>
          <table:table-cell office:value-type="float" office:value="0">
            <text:p>0</text:p>
          </table:table-cell>
          <table:table-cell table:number-columns-repeated="1009"/>
        </table:table-row>
        <table:table-row table:style-name="ro1">
          <table:table-cell office:value-type="string">
            <text:p>Étole</text:p>
          </table:table-cell>
          <table:table-cell office:value-type="string">
            <text:p>Sacre, du même genre que "tabarnak" ou "sacrament".</text:p>
          </table:table-cell>
          <table:table-cell/>
          <table:table-cell office:value-type="string">
            <text:p>s</text:p>
          </table:table-cell>
          <table:table-cell office:value-type="string">
            <text:p>Maudit étole!</text:p>
          </table:table-cell>
          <table:table-cell office:value-type="string">
            <text:p>Putain de merde!</text:p>
          </table:table-cell>
          <table:table-cell/>
          <table:table-cell office:value-type="string">
            <text:p>étoll</text:p>
          </table:table-cell>
          <table:table-cell table:number-columns-repeated="3"/>
          <table:table-cell office:value-type="string">
            <text:p>L'étole est la robe du curé.</text:p>
          </table:table-cell>
          <table:table-cell table:number-columns-repeated="2" office:value-type="float" office:value="1383600297">
            <text:p>1383600297</text:p>
          </table:table-cell>
          <table:table-cell office:value-type="float" office:value="0">
            <text:p>0</text:p>
          </table:table-cell>
          <table:table-cell table:number-columns-repeated="1009"/>
        </table:table-row>
        <table:table-row table:style-name="ro1">
          <table:table-cell office:value-type="string">
            <text:p>Bougresse</text:p>
          </table:table-cell>
          <table:table-cell office:value-type="string">
            <text:p>Méchante, maline.</text:p>
          </table:table-cell>
          <table:table-cell/>
          <table:table-cell office:value-type="string">
            <text:p>v</text:p>
          </table:table-cell>
          <table:table-cell office:value-type="string">
            <text:p>Heille, toé, mon espèce de p'tite bougresse!</text:p>
          </table:table-cell>
          <table:table-cell office:value-type="string">
            <text:p>Ah toi, ma vilaine!</text:p>
          </table:table-cell>
          <table:table-cell/>
          <table:table-cell office:value-type="string">
            <text:p>bougraéss</text:p>
          </table:table-cell>
          <table:table-cell office:value-type="string">
            <text:p>adjectif</text:p>
          </table:table-cell>
          <table:table-cell office:value-type="string">
            <text:p>féminin</text:p>
          </table:table-cell>
          <table:table-cell office:value-type="string">
            <text:p>singulier</text:p>
          </table:table-cell>
          <table:table-cell/>
          <table:table-cell office:value-type="float" office:value="1385047394">
            <text:p>1385047394</text:p>
          </table:table-cell>
          <table:table-cell office:value-type="float" office:value="1385463758">
            <text:p>1385463758</text:p>
          </table:table-cell>
          <table:table-cell office:value-type="float" office:value="0">
            <text:p>0</text:p>
          </table:table-cell>
          <table:table-cell table:number-columns-repeated="1009"/>
        </table:table-row>
        <table:table-row table:style-name="ro1">
          <table:table-cell office:value-type="string">
            <text:p>Plugger</text:p>
          </table:table-cell>
          <table:table-cell office:value-type="string">
            <text:p>Brancher</text:p>
          </table:table-cell>
          <table:table-cell/>
          <table:table-cell office:value-type="string">
            <text:p>v</text:p>
          </table:table-cell>
          <table:table-cell office:value-type="string">
            <text:p>Veux-tu ben plugger la tévé, ciboire!</text:p>
          </table:table-cell>
          <table:table-cell office:value-type="string">
            <text:p>Branche la télévision, merde!</text:p>
          </table:table-cell>
          <table:table-cell office:value-type="string">
            <text:p>ploguer</text:p>
          </table:table-cell>
          <table:table-cell office:value-type="string">
            <text:p>plogué</text:p>
          </table:table-cell>
          <table:table-cell office:value-type="string">
            <text:p>verbe</text:p>
          </table:table-cell>
          <table:table-cell table:number-columns-repeated="2"/>
          <table:table-cell office:value-type="string">
            <text:p>Vient de l'anglais "to plug", qui veut dire la même chose.</text:p>
          </table:table-cell>
          <table:table-cell table:number-columns-repeated="2" office:value-type="float" office:value="1383600996">
            <text:p>1383600996</text:p>
          </table:table-cell>
          <table:table-cell office:value-type="float" office:value="0">
            <text:p>0</text:p>
          </table:table-cell>
          <table:table-cell table:number-columns-repeated="1009"/>
        </table:table-row>
        <table:table-row table:style-name="ro1">
          <table:table-cell office:value-type="string">
            <text:p>sontaient</text:p>
          </table:table-cell>
          <table:table-cell office:value-type="string">
            <text:p>Variante erronée de "étaient".</text:p>
          </table:table-cell>
          <table:table-cell/>
          <table:table-cell office:value-type="string">
            <text:p>v</text:p>
          </table:table-cell>
          <table:table-cell office:value-type="string">
            <text:p>Sontaient vraiment caves le monde qui ont faite ça!</text:p>
          </table:table-cell>
          <table:table-cell office:value-type="string">
            <text:p>Les gens qui ont fait ça étaient vraiment stupides!</text:p>
          </table:table-cell>
          <table:table-cell/>
          <table:table-cell office:value-type="string">
            <text:p>sontè</text:p>
          </table:table-cell>
          <table:table-cell office:value-type="string">
            <text:p>verbe</text:p>
          </table:table-cell>
          <table:table-cell table:number-columns-repeated="3"/>
          <table:table-cell table:number-columns-repeated="2" office:value-type="float" office:value="1384046644">
            <text:p>1384046644</text:p>
          </table:table-cell>
          <table:table-cell office:value-type="float" office:value="1">
            <text:p>1</text:p>
          </table:table-cell>
          <table:table-cell table:number-columns-repeated="1009"/>
        </table:table-row>
        <table:table-row table:style-name="ro1">
          <table:table-cell office:value-type="string">
            <text:p>Slaquer</text:p>
          </table:table-cell>
          <table:table-cell office:value-type="string">
            <text:p>Mettre à la porte, licencier.</text:p>
          </table:table-cell>
          <table:table-cell office:value-type="string">
            <text:p>Relaxer.</text:p>
          </table:table-cell>
          <table:table-cell office:value-type="string">
            <text:p>v</text:p>
          </table:table-cell>
          <table:table-cell office:value-type="string">
            <text:p>Y s'est faite slaquer de sa job.</text:p>
          </table:table-cell>
          <table:table-cell office:value-type="string">
            <text:p>Il s'est fait virer de son boulot.</text:p>
          </table:table-cell>
          <table:table-cell table:number-columns-repeated="2"/>
          <table:table-cell office:value-type="string">
            <text:p>verbe</text:p>
          </table:table-cell>
          <table:table-cell table:number-columns-repeated="2"/>
          <table:table-cell office:value-type="string">
            <text:p>De l'anglais (to slack).</text:p>
          </table:table-cell>
          <table:table-cell office:value-type="float" office:value="1385834524">
            <text:p>1385834524</text:p>
          </table:table-cell>
          <table:table-cell office:value-type="float" office:value="1385834604">
            <text:p>1385834604</text:p>
          </table:table-cell>
          <table:table-cell office:value-type="float" office:value="0">
            <text:p>0</text:p>
          </table:table-cell>
          <table:table-cell table:number-columns-repeated="1009"/>
        </table:table-row>
        <table:table-row table:style-name="ro1">
          <table:table-cell office:value-type="string">
            <text:p>avoir son voyage</text:p>
          </table:table-cell>
          <table:table-cell office:value-type="string">
            <text:p>Être tanné, en avoir marre, être exaspéré.</text:p>
          </table:table-cell>
          <table:table-cell office:value-type="string">
            <text:p>Exprime la surprise, l'étonnement.</text:p>
          </table:table-cell>
          <table:table-cell office:value-type="string">
            <text:p>e</text:p>
          </table:table-cell>
          <table:table-cell office:value-type="string">
            <text:p>J'ai mon voyage de loft story.</text:p>
          </table:table-cell>
          <table:table-cell office:value-type="string">
            <text:p>J'en ai marre de loft story.</text:p>
          </table:table-cell>
          <table:table-cell table:number-columns-repeated="2"/>
          <table:table-cell office:value-type="string">
            <text:p>autre</text:p>
          </table:table-cell>
          <table:table-cell office:value-type="string">
            <text:p>NA</text:p>
          </table:table-cell>
          <table:table-cell office:value-type="string">
            <text:p>singulier</text:p>
          </table:table-cell>
          <table:table-cell/>
          <table:table-cell office:value-type="float" office:value="1385857472">
            <text:p>1385857472</text:p>
          </table:table-cell>
          <table:table-cell office:value-type="float" office:value="1385997227">
            <text:p>1385997227</text:p>
          </table:table-cell>
          <table:table-cell office:value-type="float" office:value="1">
            <text:p>1</text:p>
          </table:table-cell>
          <table:table-cell table:number-columns-repeated="1009"/>
        </table:table-row>
        <table:table-row table:style-name="ro1">
          <table:table-cell office:value-type="string">
            <text:p>Autant comme autant</text:p>
          </table:table-cell>
          <table:table-cell office:value-type="string">
            <text:p>Énormément, autant que possible.</text:p>
          </table:table-cell>
          <table:table-cell/>
          <table:table-cell office:value-type="string">
            <text:p>e</text:p>
          </table:table-cell>
          <table:table-cell office:value-type="string">
            <text:p>Elias et Selma ont pu jouer dehors autant comme autant.</text:p>
          </table:table-cell>
          <table:table-cell office:value-type="string">
            <text:p>Elias et Selma ont pu jouer dehors autant qu'ils l'ont voulu.</text:p>
          </table:table-cell>
          <table:table-cell table:number-columns-repeated="5"/>
          <table:table-cell office:value-type="string">
            <text:p>Vieille expression française. Cette formule est obsolète en français européen.</text:p>
          </table:table-cell>
          <table:table-cell table:number-columns-repeated="2" office:value-type="float" office:value="1394468883">
            <text:p>1394468883</text:p>
          </table:table-cell>
          <table:table-cell office:value-type="float" office:value="1">
            <text:p>1</text:p>
          </table:table-cell>
          <table:table-cell table:number-columns-repeated="1009"/>
        </table:table-row>
        <table:table-row table:style-name="ro1">
          <table:table-cell office:value-type="string">
            <text:p>escousse</text:p>
          </table:table-cell>
          <table:table-cell office:value-type="string">
            <text:p>Période de temps.</text:p>
          </table:table-cell>
          <table:table-cell/>
          <table:table-cell office:value-type="string">
            <text:p>v</text:p>
          </table:table-cell>
          <table:table-cell office:value-type="string">
            <text:p>J'l'ai pas vu pour une escousse.</text:p>
          </table:table-cell>
          <table:table-cell office:value-type="string">
            <text:p>Je ne l'ai pas vu depuis longtemps.</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386361539">
            <text:p>1386361539</text:p>
          </table:table-cell>
          <table:table-cell office:value-type="float" office:value="1386508060">
            <text:p>1386508060</text:p>
          </table:table-cell>
          <table:table-cell office:value-type="float" office:value="1">
            <text:p>1</text:p>
          </table:table-cell>
          <table:table-cell table:number-columns-repeated="1009"/>
        </table:table-row>
        <table:table-row table:style-name="ro1">
          <table:table-cell office:value-type="string">
            <text:p>Galle</text:p>
          </table:table-cell>
          <table:table-cell office:value-type="string">
            <text:p>Croûte (sur la peau).</text:p>
          </table:table-cell>
          <table:table-cell/>
          <table:table-cell office:value-type="string">
            <text:p>v</text:p>
          </table:table-cell>
          <table:table-cell table:number-columns-repeated="4"/>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386549186">
            <text:p>1386549186</text:p>
          </table:table-cell>
          <table:table-cell office:value-type="float" office:value="1386587860">
            <text:p>1386587860</text:p>
          </table:table-cell>
          <table:table-cell office:value-type="float" office:value="0">
            <text:p>0</text:p>
          </table:table-cell>
          <table:table-cell table:number-columns-repeated="1009"/>
        </table:table-row>
        <table:table-row table:style-name="ro1">
          <table:table-cell office:value-type="string">
            <text:p>Maganer</text:p>
          </table:table-cell>
          <table:table-cell office:value-type="string">
            <text:p>Abîmer</text:p>
          </table:table-cell>
          <table:table-cell/>
          <table:table-cell office:value-type="string">
            <text:p>v</text:p>
          </table:table-cell>
          <table:table-cell table:number-columns-repeated="8"/>
          <table:table-cell table:number-columns-repeated="2" office:value-type="float" office:value="1386549434">
            <text:p>1386549434</text:p>
          </table:table-cell>
          <table:table-cell office:value-type="float" office:value="0">
            <text:p>0</text:p>
          </table:table-cell>
          <table:table-cell table:number-columns-repeated="1009"/>
        </table:table-row>
        <table:table-row table:style-name="ro1">
          <table:table-cell office:value-type="string">
            <text:p>Nettoyeur</text:p>
          </table:table-cell>
          <table:table-cell office:value-type="string">
            <text:p>Pressing</text:p>
          </table:table-cell>
          <table:table-cell/>
          <table:table-cell office:value-type="string">
            <text:p>v</text:p>
          </table:table-cell>
          <table:table-cell table:number-columns-repeated="8"/>
          <table:table-cell table:number-columns-repeated="2" office:value-type="float" office:value="1386549690">
            <text:p>1386549690</text:p>
          </table:table-cell>
          <table:table-cell office:value-type="float" office:value="0">
            <text:p>0</text:p>
          </table:table-cell>
          <table:table-cell table:number-columns-repeated="1009"/>
        </table:table-row>
        <table:table-row table:style-name="ro1">
          <table:table-cell office:value-type="string">
            <text:p>Diachylon</text:p>
          </table:table-cell>
          <table:table-cell office:value-type="string">
            <text:p>Pansement</text:p>
          </table:table-cell>
          <table:table-cell/>
          <table:table-cell office:value-type="string">
            <text:p>v</text:p>
          </table:table-cell>
          <table:table-cell table:number-columns-repeated="8"/>
          <table:table-cell table:number-columns-repeated="2" office:value-type="float" office:value="1386549760">
            <text:p>1386549760</text:p>
          </table:table-cell>
          <table:table-cell office:value-type="float" office:value="0">
            <text:p>0</text:p>
          </table:table-cell>
          <table:table-cell table:number-columns-repeated="1009"/>
        </table:table-row>
        <table:table-row table:style-name="ro1">
          <table:table-cell office:value-type="string">
            <text:p>Avoir une crotte sur le cœur</text:p>
          </table:table-cell>
          <table:table-cell office:value-type="string">
            <text:p>Avoir de la rancœur </text:p>
          </table:table-cell>
          <table:table-cell/>
          <table:table-cell office:value-type="string">
            <text:p>v</text:p>
          </table:table-cell>
          <table:table-cell table:number-columns-repeated="8"/>
          <table:table-cell table:number-columns-repeated="2" office:value-type="float" office:value="1386549871">
            <text:p>1386549871</text:p>
          </table:table-cell>
          <table:table-cell office:value-type="float" office:value="0">
            <text:p>0</text:p>
          </table:table-cell>
          <table:table-cell table:number-columns-repeated="1009"/>
        </table:table-row>
        <table:table-row table:style-name="ro1">
          <table:table-cell office:value-type="string">
            <text:p>Patate chaude</text:p>
          </table:table-cell>
          <table:table-cell office:value-type="string">
            <text:p>Problème épineux.</text:p>
          </table:table-cell>
          <table:table-cell/>
          <table:table-cell office:value-type="string">
            <text:p>v</text:p>
          </table:table-cell>
          <table:table-cell table:number-columns-repeated="8"/>
          <table:table-cell office:value-type="float" office:value="1386550023">
            <text:p>1386550023</text:p>
          </table:table-cell>
          <table:table-cell office:value-type="float" office:value="1387529437">
            <text:p>1387529437</text:p>
          </table:table-cell>
          <table:table-cell office:value-type="float" office:value="0">
            <text:p>0</text:p>
          </table:table-cell>
          <table:table-cell table:number-columns-repeated="1009"/>
        </table:table-row>
        <table:table-row table:style-name="ro1">
          <table:table-cell office:value-type="string">
            <text:p>Bonhomme sept heures</text:p>
          </table:table-cell>
          <table:table-cell office:value-type="string">
            <text:p>Marchand de sable.</text:p>
          </table:table-cell>
          <table:table-cell/>
          <table:table-cell office:value-type="string">
            <text:p>v</text:p>
          </table:table-cell>
          <table:table-cell table:number-columns-repeated="8"/>
          <table:table-cell table:number-columns-repeated="2" office:value-type="float" office:value="1386550107">
            <text:p>1386550107</text:p>
          </table:table-cell>
          <table:table-cell office:value-type="float" office:value="1">
            <text:p>1</text:p>
          </table:table-cell>
          <table:table-cell table:number-columns-repeated="1009"/>
        </table:table-row>
        <table:table-row table:style-name="ro1">
          <table:table-cell office:value-type="string">
            <text:p>Banc de neige</text:p>
          </table:table-cell>
          <table:table-cell office:value-type="string">
            <text:p>Congère.</text:p>
          </table:table-cell>
          <table:table-cell/>
          <table:table-cell office:value-type="string">
            <text:p>v</text:p>
          </table:table-cell>
          <table:table-cell table:number-columns-repeated="8"/>
          <table:table-cell table:number-columns-repeated="2" office:value-type="float" office:value="1386551951">
            <text:p>1386551951</text:p>
          </table:table-cell>
          <table:table-cell office:value-type="float" office:value="1">
            <text:p>1</text:p>
          </table:table-cell>
          <table:table-cell table:number-columns-repeated="1009"/>
        </table:table-row>
        <table:table-row table:style-name="ro1">
          <table:table-cell office:value-type="string">
            <text:p>Entente</text:p>
          </table:table-cell>
          <table:table-cell office:value-type="string">
            <text:p>Accord</text:p>
          </table:table-cell>
          <table:table-cell/>
          <table:table-cell office:value-type="string">
            <text:p>v</text:p>
          </table:table-cell>
          <table:table-cell table:number-columns-repeated="8"/>
          <table:table-cell table:number-columns-repeated="2" office:value-type="float" office:value="1387117560">
            <text:p>1387117560</text:p>
          </table:table-cell>
          <table:table-cell office:value-type="float" office:value="0">
            <text:p>0</text:p>
          </table:table-cell>
          <table:table-cell table:number-columns-repeated="1009"/>
        </table:table-row>
        <table:table-row table:style-name="ro1">
          <table:table-cell office:value-type="string">
            <text:p>Motté(e)</text:p>
          </table:table-cell>
          <table:table-cell office:value-type="string">
            <text:p>Selon la culture policière, se dit d'un individu aux apparences criminelles.</text:p>
          </table:table-cell>
          <table:table-cell office:value-type="string">
            <text:p>Désigne une personne à l'allure négligée, qui ne paie pas de mine, qui semble (ou est) droguée, qui ne paraît pas entièrement présente d'esprit.</text:p>
          </table:table-cell>
          <table:table-cell office:value-type="string">
            <text:p>v</text:p>
          </table:table-cell>
          <table:table-cell office:value-type="string">
            <text:p>Elle se promene dans la rue avec son motté.</text:p>
          </table:table-cell>
          <table:table-cell office:value-type="string">
            <text:p>Elle se promene dans la rue avec son voyou.</text:p>
          </table:table-cell>
          <table:table-cell/>
          <table:table-cell office:value-type="string">
            <text:p>Motté</text:p>
          </table:table-cell>
          <table:table-cell office:value-type="string">
            <text:p>nom commun</text:p>
          </table:table-cell>
          <table:table-cell office:value-type="string">
            <text:p>NA</text:p>
          </table:table-cell>
          <table:table-cell office:value-type="string">
            <text:p>singulier</text:p>
          </table:table-cell>
          <table:table-cell/>
          <table:table-cell table:number-columns-repeated="2" office:value-type="float" office:value="1392220974">
            <text:p>1392220974</text:p>
          </table:table-cell>
          <table:table-cell office:value-type="float" office:value="1">
            <text:p>1</text:p>
          </table:table-cell>
          <table:table-cell table:number-columns-repeated="1009"/>
        </table:table-row>
        <table:table-row table:style-name="ro1">
          <table:table-cell office:value-type="string">
            <text:p>Polyvalente</text:p>
          </table:table-cell>
          <table:table-cell office:value-type="string">
            <text:p>Établissement d'enseignement secondaire multi-fonctionnel .</text:p>
          </table:table-cell>
          <table:table-cell/>
          <table:table-cell office:value-type="string">
            <text:p>v</text:p>
          </table:table-cell>
          <table:table-cell office:value-type="string">
            <text:p>J'ai fini d'aller à la polyvalente, maintenant je vais au CÉGEP.</text:p>
          </table:table-cell>
          <table:table-cell office:value-type="string">
            <text:p>J'ai fini le collège, maintenant je vais au lycée.</text:p>
          </table:table-cell>
          <table:table-cell office:value-type="string">
            <text:p>École polyvalente</text:p>
          </table:table-cell>
          <table:table-cell/>
          <table:table-cell office:value-type="string">
            <text:p>nom commun</text:p>
          </table:table-cell>
          <table:table-cell office:value-type="string">
            <text:p>féminin</text:p>
          </table:table-cell>
          <table:table-cell office:value-type="string">
            <text:p>singulier</text:p>
          </table:table-cell>
          <table:table-cell office:value-type="string">
            <text:p>Terme officiel du Ministère de l'éducation.</text:p>
          </table:table-cell>
          <table:table-cell office:value-type="float" office:value="1392294896">
            <text:p>1392294896</text:p>
          </table:table-cell>
          <table:table-cell office:value-type="float" office:value="1392297799">
            <text:p>1392297799</text:p>
          </table:table-cell>
          <table:table-cell office:value-type="float" office:value="0">
            <text:p>0</text:p>
          </table:table-cell>
          <table:table-cell table:number-columns-repeated="1009"/>
        </table:table-row>
        <table:table-row table:style-name="ro1">
          <table:table-cell office:value-type="string">
            <text:p>Vinier</text:p>
          </table:table-cell>
          <table:table-cell office:value-type="string">
            <text:p>Cubi (grand contenant pour le vin, habituellement sous forme d'un sac inséré dans une boîte en carton).</text:p>
          </table:table-cell>
          <table:table-cell/>
          <table:table-cell office:value-type="string">
            <text:p>v</text:p>
          </table:table-cell>
          <table:table-cell office:value-type="string">
            <text:p>On devrait se prendre un vinier pour le camping en fin de semaine.</text:p>
          </table:table-cell>
          <table:table-cell office:value-type="string">
            <text:p>On devrait apporter un cubi au camping ce week-end.</text:p>
          </table:table-cell>
          <table:table-cell/>
          <table:table-cell office:value-type="string">
            <text:p>vinié</text:p>
          </table:table-cell>
          <table:table-cell office:value-type="string">
            <text:p>nom commun</text:p>
          </table:table-cell>
          <table:table-cell office:value-type="string">
            <text:p>masculin</text:p>
          </table:table-cell>
          <table:table-cell table:number-columns-repeated="2"/>
          <table:table-cell table:number-columns-repeated="2" office:value-type="float" office:value="1393080030">
            <text:p>1393080030</text:p>
          </table:table-cell>
          <table:table-cell office:value-type="float" office:value="0">
            <text:p>0</text:p>
          </table:table-cell>
          <table:table-cell table:number-columns-repeated="1009"/>
        </table:table-row>
        <table:table-row table:style-name="ro1">
          <table:table-cell office:value-type="string">
            <text:p>Widiteur</text:p>
          </table:table-cell>
          <table:table-cell office:value-type="string">
            <text:p>Coupe-bordures.</text:p>
          </table:table-cell>
          <table:table-cell/>
          <table:table-cell office:value-type="string">
            <text:p>v</text:p>
          </table:table-cell>
          <table:table-cell table:number-columns-repeated="2"/>
          <table:table-cell office:value-type="string">
            <text:p>twititeur</text:p>
          </table:table-cell>
          <table:table-cell office:value-type="string">
            <text:p>Prononcer à l'anglaise</text:p>
          </table:table-cell>
          <table:table-cell office:value-type="string">
            <text:p>nom commun</text:p>
          </table:table-cell>
          <table:table-cell office:value-type="string">
            <text:p>masculin</text:p>
          </table:table-cell>
          <table:table-cell office:value-type="string">
            <text:p>singulier</text:p>
          </table:table-cell>
          <table:table-cell office:value-type="string">
            <text:p>De l'anglais (Weed Eater). Vient d'un nom de marque (comme frigidaire).</text:p>
          </table:table-cell>
          <table:table-cell table:number-columns-repeated="2" office:value-type="float" office:value="1394469153">
            <text:p>1394469153</text:p>
          </table:table-cell>
          <table:table-cell office:value-type="float" office:value="0">
            <text:p>0</text:p>
          </table:table-cell>
          <table:table-cell table:number-columns-repeated="1009"/>
        </table:table-row>
        <table:table-row table:style-name="ro1">
          <table:table-cell office:value-type="string">
            <text:p>Manger un char de marde</text:p>
          </table:table-cell>
          <table:table-cell office:value-type="string">
            <text:p>Se faire insulter ou engueuler sévèrement.</text:p>
          </table:table-cell>
          <table:table-cell/>
          <table:table-cell office:value-type="string">
            <text:p>e</text:p>
          </table:table-cell>
          <table:table-cell table:number-columns-repeated="8"/>
          <table:table-cell office:value-type="float" office:value="1405936322">
            <text:p>1405936322</text:p>
          </table:table-cell>
          <table:table-cell office:value-type="float" office:value="1405936358">
            <text:p>1405936358</text:p>
          </table:table-cell>
          <table:table-cell office:value-type="float" office:value="0">
            <text:p>0</text:p>
          </table:table-cell>
          <table:table-cell table:number-columns-repeated="1009"/>
        </table:table-row>
        <table:table-row table:style-name="ro1">
          <table:table-cell office:value-type="string">
            <text:p>Invitant</text:p>
          </table:table-cell>
          <table:table-cell office:value-type="string">
            <text:p>Accueillant.</text:p>
          </table:table-cell>
          <table:table-cell/>
          <table:table-cell office:value-type="string">
            <text:p>v</text:p>
          </table:table-cell>
          <table:table-cell office:value-type="string">
            <text:p>C'est invitant chez vous !</text:p>
          </table:table-cell>
          <table:table-cell office:value-type="string">
            <text:p>C'est accueillant chez toi !</text:p>
          </table:table-cell>
          <table:table-cell table:number-columns-repeated="2"/>
          <table:table-cell office:value-type="string">
            <text:p>adjectif</text:p>
          </table:table-cell>
          <table:table-cell office:value-type="string">
            <text:p>masculin</text:p>
          </table:table-cell>
          <table:table-cell office:value-type="string">
            <text:p>singulier</text:p>
          </table:table-cell>
          <table:table-cell/>
          <table:table-cell office:value-type="float" office:value="1406420249">
            <text:p>1406420249</text:p>
          </table:table-cell>
          <table:table-cell office:value-type="float" office:value="1406495388">
            <text:p>1406495388</text:p>
          </table:table-cell>
          <table:table-cell office:value-type="float" office:value="0">
            <text:p>0</text:p>
          </table:table-cell>
          <table:table-cell table:number-columns-repeated="1009"/>
        </table:table-row>
        <table:table-row table:style-name="ro1">
          <table:table-cell office:value-type="string">
            <text:p>Petit train va loin</text:p>
          </table:table-cell>
          <table:table-cell office:value-type="string">
            <text:p>Petit à petit.</text:p>
          </table:table-cell>
          <table:table-cell/>
          <table:table-cell office:value-type="string">
            <text:p>e</text:p>
          </table:table-cell>
          <table:table-cell office:value-type="string">
            <text:p>Petit train va loin.</text:p>
          </table:table-cell>
          <table:table-cell office:value-type="string">
            <text:p>Petit à petit, l'oiseau fait son nid.</text:p>
          </table:table-cell>
          <table:table-cell table:number-columns-repeated="6"/>
          <table:table-cell office:value-type="float" office:value="1397665924">
            <text:p>1397665924</text:p>
          </table:table-cell>
          <table:table-cell office:value-type="float" office:value="1405935622">
            <text:p>1405935622</text:p>
          </table:table-cell>
          <table:table-cell office:value-type="float" office:value="1">
            <text:p>1</text:p>
          </table:table-cell>
          <table:table-cell table:number-columns-repeated="1009"/>
        </table:table-row>
        <table:table-row table:style-name="ro1">
          <table:table-cell office:value-type="string">
            <text:p>Top-shape (Être)</text:p>
          </table:table-cell>
          <table:table-cell office:value-type="string">
            <text:p>Être très en forme.</text:p>
          </table:table-cell>
          <table:table-cell/>
          <table:table-cell office:value-type="string">
            <text:p>e</text:p>
          </table:table-cell>
          <table:table-cell office:value-type="string">
            <text:p>Chu Top-shape!</text:p>
          </table:table-cell>
          <table:table-cell office:value-type="string">
            <text:p>Je suis en très bonne forme.</text:p>
          </table:table-cell>
          <table:table-cell table:number-columns-repeated="6"/>
          <table:table-cell table:number-columns-repeated="2" office:value-type="float" office:value="1398618966">
            <text:p>1398618966</text:p>
          </table:table-cell>
          <table:table-cell office:value-type="float" office:value="0">
            <text:p>0</text:p>
          </table:table-cell>
          <table:table-cell table:number-columns-repeated="1009"/>
        </table:table-row>
        <table:table-row table:style-name="ro1">
          <table:table-cell office:value-type="string">
            <text:p>bicycler</text:p>
          </table:table-cell>
          <table:table-cell office:value-type="string">
            <text:p>Faire du vélo.</text:p>
          </table:table-cell>
          <table:table-cell/>
          <table:table-cell office:value-type="string">
            <text:p>v</text:p>
          </table:table-cell>
          <table:table-cell office:value-type="string">
            <text:p>Ma bicycler avec ma soeur.</text:p>
          </table:table-cell>
          <table:table-cell office:value-type="string">
            <text:p>Je vais faire du vélo avec ma soeur.</text:p>
          </table:table-cell>
          <table:table-cell table:number-columns-repeated="2"/>
          <table:table-cell office:value-type="string">
            <text:p>verbe</text:p>
          </table:table-cell>
          <table:table-cell table:number-columns-repeated="2"/>
          <table:table-cell office:value-type="string">
            <text:p>Vient du Nouveau Brunswick.</text:p>
          </table:table-cell>
          <table:table-cell office:value-type="float" office:value="1401640709">
            <text:p>1401640709</text:p>
          </table:table-cell>
          <table:table-cell office:value-type="float" office:value="1405935188">
            <text:p>1405935188</text:p>
          </table:table-cell>
          <table:table-cell office:value-type="float" office:value="0">
            <text:p>0</text:p>
          </table:table-cell>
          <table:table-cell table:number-columns-repeated="1009"/>
        </table:table-row>
        <table:table-row table:style-name="ro1">
          <table:table-cell office:value-type="string">
            <text:p>Thank you ben</text:p>
          </table:table-cell>
          <table:table-cell office:value-type="string">
            <text:p>Merci bien</text:p>
          </table:table-cell>
          <table:table-cell/>
          <table:table-cell office:value-type="string">
            <text:p>v</text:p>
          </table:table-cell>
          <table:table-cell table:number-columns-repeated="3"/>
          <table:table-cell office:value-type="string">
            <text:p>Tinkuiou bain</text:p>
          </table:table-cell>
          <table:table-cell table:number-columns-repeated="3"/>
          <table:table-cell office:value-type="string">
            <text:p>anglicisme </text:p>
          </table:table-cell>
          <table:table-cell table:number-columns-repeated="2" office:value-type="float" office:value="1402714885">
            <text:p>1402714885</text:p>
          </table:table-cell>
          <table:table-cell office:value-type="float" office:value="0">
            <text:p>0</text:p>
          </table:table-cell>
          <table:table-cell table:number-columns-repeated="1009"/>
        </table:table-row>
        <table:table-row table:style-name="ro1">
          <table:table-cell office:value-type="string">
            <text:p>au diable vert</text:p>
          </table:table-cell>
          <table:table-cell office:value-type="string">
            <text:p>Très loin.</text:p>
          </table:table-cell>
          <table:table-cell/>
          <table:table-cell office:value-type="string">
            <text:p>v</text:p>
          </table:table-cell>
          <table:table-cell office:value-type="string">
            <text:p>Yé parti au diabel vert.</text:p>
          </table:table-cell>
          <table:table-cell office:value-type="string">
            <text:p>Il est parti à Pétaouchnok.</text:p>
          </table:table-cell>
          <table:table-cell table:number-columns-repeated="6"/>
          <table:table-cell office:value-type="float" office:value="1402715992">
            <text:p>1402715992</text:p>
          </table:table-cell>
          <table:table-cell office:value-type="float" office:value="1405934806">
            <text:p>1405934806</text:p>
          </table:table-cell>
          <table:table-cell office:value-type="float" office:value="0">
            <text:p>0</text:p>
          </table:table-cell>
          <table:table-cell table:number-columns-repeated="1009"/>
        </table:table-row>
        <table:table-row table:style-name="ro1">
          <table:table-cell office:value-type="string">
            <text:p>Dans le tapis</text:p>
          </table:table-cell>
          <table:table-cell office:value-type="string">
            <text:p>À fond.</text:p>
          </table:table-cell>
          <table:table-cell/>
          <table:table-cell office:value-type="string">
            <text:p>e</text:p>
          </table:table-cell>
          <table:table-cell office:value-type="string">
            <text:p>On est en retard, mets le gaz dans le tapis!</text:p>
          </table:table-cell>
          <table:table-cell office:value-type="string">
            <text:p>Nous sommes en retard, va à fond la caisse!</text:p>
          </table:table-cell>
          <table:table-cell/>
          <table:table-cell office:value-type="string">
            <text:p>Dans l'tapis</text:p>
          </table:table-cell>
          <table:table-cell table:number-columns-repeated="3"/>
          <table:table-cell office:value-type="string">
            <text:p>Vient du fait que lorsqu'on met l'accélérateur à fond dans une voiture, la pédale s'encastre dans le tapis.</text:p>
          </table:table-cell>
          <table:table-cell office:value-type="float" office:value="1403289483">
            <text:p>1403289483</text:p>
          </table:table-cell>
          <table:table-cell office:value-type="float" office:value="1405934685">
            <text:p>1405934685</text:p>
          </table:table-cell>
          <table:table-cell office:value-type="float" office:value="0">
            <text:p>0</text:p>
          </table:table-cell>
          <table:table-cell table:number-columns-repeated="1009"/>
        </table:table-row>
        <table:table-row table:style-name="ro1">
          <table:table-cell office:value-type="string">
            <text:p>acroire, acrère</text:p>
          </table:table-cell>
          <table:table-cell office:value-type="string">
            <text:p>Croire.</text:p>
          </table:table-cell>
          <table:table-cell/>
          <table:table-cell office:value-type="string">
            <text:p>v</text:p>
          </table:table-cell>
          <table:table-cell office:value-type="string">
            <text:p>Tu vas pas m'faire acroire ça!</text:p>
          </table:table-cell>
          <table:table-cell office:value-type="string">
            <text:p>Tu vas pas me faire croire ça!</text:p>
          </table:table-cell>
          <table:table-cell table:number-columns-repeated="6"/>
          <table:table-cell office:value-type="float" office:value="1403348473">
            <text:p>1403348473</text:p>
          </table:table-cell>
          <table:table-cell office:value-type="float" office:value="1405934553">
            <text:p>1405934553</text:p>
          </table:table-cell>
          <table:table-cell office:value-type="float" office:value="0">
            <text:p>0</text:p>
          </table:table-cell>
          <table:table-cell table:number-columns-repeated="1009"/>
        </table:table-row>
        <table:table-row table:style-name="ro1">
          <table:table-cell office:value-type="string">
            <text:p>Ruer dans le bacul</text:p>
          </table:table-cell>
          <table:table-cell office:value-type="string">
            <text:p>S'emporter, mal réagir avant d'entendre toute l'explication.</text:p>
          </table:table-cell>
          <table:table-cell/>
          <table:table-cell office:value-type="string">
            <text:p>v</text:p>
          </table:table-cell>
          <table:table-cell office:value-type="string">
            <text:p>Y a rué dans le bacul quand sa mère lui a dit de ramasser les roches.</text:p>
          </table:table-cell>
          <table:table-cell office:value-type="string">
            <text:p>Il s'est emporté quand sa mère lui a demander de ramasser les pierres.</text:p>
          </table:table-cell>
          <table:table-cell table:number-columns-repeated="2"/>
          <table:table-cell office:value-type="string">
            <text:p>verbe</text:p>
          </table:table-cell>
          <table:table-cell table:number-columns-repeated="3"/>
          <table:table-cell office:value-type="float" office:value="1403705687">
            <text:p>1403705687</text:p>
          </table:table-cell>
          <table:table-cell office:value-type="float" office:value="1405934344">
            <text:p>1405934344</text:p>
          </table:table-cell>
          <table:table-cell office:value-type="float" office:value="0">
            <text:p>0</text:p>
          </table:table-cell>
          <table:table-cell table:number-columns-repeated="1009"/>
        </table:table-row>
        <table:table-row table:style-name="ro1">
          <table:table-cell office:value-type="string">
            <text:p>bonbon collé dans vitrine (avoir le)</text:p>
          </table:table-cell>
          <table:table-cell office:value-type="string">
            <text:p>Avoir la petite culotte inconfortable (s'utilise uniquement pour les femmes).</text:p>
          </table:table-cell>
          <table:table-cell/>
          <table:table-cell office:value-type="string">
            <text:p>e</text:p>
          </table:table-cell>
          <table:table-cell office:value-type="string">
            <text:p>Scuse moi faut j'replace mes bobettes j'ai le bonbon collé dans vitrine.</text:p>
          </table:table-cell>
          <table:table-cell office:value-type="string">
            <text:p>Excuse-moi je dois replacer ma culotte, elle est inconfortable.</text:p>
          </table:table-cell>
          <table:table-cell table:number-columns-repeated="5"/>
          <table:table-cell office:value-type="string">
            <text:p>Littéralement une traduction vulgaire de : avoir la petite culotte collée sur les parties génitales.</text:p>
          </table:table-cell>
          <table:table-cell office:value-type="float" office:value="1403830711">
            <text:p>1403830711</text:p>
          </table:table-cell>
          <table:table-cell office:value-type="float" office:value="1405933259">
            <text:p>1405933259</text:p>
          </table:table-cell>
          <table:table-cell office:value-type="float" office:value="1">
            <text:p>1</text:p>
          </table:table-cell>
          <table:table-cell table:number-columns-repeated="1009"/>
        </table:table-row>
        <table:table-row table:style-name="ro1">
          <table:table-cell office:value-type="string">
            <text:p>Aller au vue</text:p>
          </table:table-cell>
          <table:table-cell office:value-type="string">
            <text:p>Aller regarder un film au cinéma.</text:p>
          </table:table-cell>
          <table:table-cell/>
          <table:table-cell office:value-type="string">
            <text:p>e</text:p>
          </table:table-cell>
          <table:table-cell table:number-columns-repeated="8"/>
          <table:table-cell table:number-columns-repeated="2" office:value-type="float" office:value="1405932421">
            <text:p>1405932421</text:p>
          </table:table-cell>
          <table:table-cell office:value-type="float" office:value="0">
            <text:p>0</text:p>
          </table:table-cell>
          <table:table-cell table:number-columns-repeated="1009"/>
        </table:table-row>
        <table:table-row table:style-name="ro1">
          <table:table-cell office:value-type="string">
            <text:p>Plein comme un boudin (être)</text:p>
          </table:table-cell>
          <table:table-cell office:value-type="string">
            <text:p>Avoir trop mangé.</text:p>
          </table:table-cell>
          <table:table-cell/>
          <table:table-cell office:value-type="string">
            <text:p>e</text:p>
          </table:table-cell>
          <table:table-cell office:value-type="string">
            <text:p>Cibole, je suis plein comme un boudin!</text:p>
          </table:table-cell>
          <table:table-cell office:value-type="string">
            <text:p>Putain, j'ai trop mangé!</text:p>
          </table:table-cell>
          <table:table-cell table:number-columns-repeated="6"/>
          <table:table-cell office:value-type="float" office:value="1404581628">
            <text:p>1404581628</text:p>
          </table:table-cell>
          <table:table-cell office:value-type="float" office:value="1405932024">
            <text:p>1405932024</text:p>
          </table:table-cell>
          <table:table-cell office:value-type="float" office:value="0">
            <text:p>0</text:p>
          </table:table-cell>
          <table:table-cell table:number-columns-repeated="1009"/>
        </table:table-row>
        <table:table-row table:style-name="ro1">
          <table:table-cell office:value-type="string">
            <text:p>Ster</text:p>
          </table:table-cell>
          <table:table-cell office:value-type="string">
            <text:p>Tu sais</text:p>
          </table:table-cell>
          <table:table-cell/>
          <table:table-cell office:value-type="string">
            <text:p>v</text:p>
          </table:table-cell>
          <table:table-cell office:value-type="string">
            <text:p>Ster la fille au bar était vraiment belle !</text:p>
          </table:table-cell>
          <table:table-cell office:value-type="string">
            <text:p>Tu sais, la fille qu'on a croisé au bar était belle.</text:p>
          </table:table-cell>
          <table:table-cell table:number-columns-repeated="6"/>
          <table:table-cell table:number-columns-repeated="2" office:value-type="float" office:value="1408223568">
            <text:p>1408223568</text:p>
          </table:table-cell>
          <table:table-cell office:value-type="float" office:value="1">
            <text:p>1</text:p>
          </table:table-cell>
          <table:table-cell table:number-columns-repeated="1009"/>
        </table:table-row>
        <table:table-row table:style-name="ro1">
          <table:table-cell office:value-type="string">
            <text:p>Faire enfirouaper (se)</text:p>
          </table:table-cell>
          <table:table-cell office:value-type="string">
            <text:p>Se faire avoir, se faire arnaquer.</text:p>
          </table:table-cell>
          <table:table-cell/>
          <table:table-cell office:value-type="string">
            <text:p>v</text:p>
          </table:table-cell>
          <table:table-cell table:number-columns-repeated="4"/>
          <table:table-cell office:value-type="string">
            <text:p>verbe</text:p>
          </table:table-cell>
          <table:table-cell table:number-columns-repeated="2"/>
          <table:table-cell office:value-type="string">
            <text:p>Vient de l'anglais "in fur wrapped" qui veut dire "enveloppé dans de la fourrure". Date de la prohibition aux E-U, quand on passait de l'alcool en douce à la frontière en venant du Canada. Les contrebandiers enveloppaient les bouteilles dans des fourrures, et les douaniers étaient alors enfirouapés.</text:p>
          </table:table-cell>
          <table:table-cell table:number-columns-repeated="2" office:value-type="float" office:value="1411398666">
            <text:p>1411398666</text:p>
          </table:table-cell>
          <table:table-cell office:value-type="float" office:value="0">
            <text:p>0</text:p>
          </table:table-cell>
          <table:table-cell table:number-columns-repeated="1009"/>
        </table:table-row>
        <table:table-row table:style-name="ro1">
          <table:table-cell office:value-type="string">
            <text:p>Fencé</text:p>
          </table:table-cell>
          <table:table-cell office:value-type="string">
            <text:p>Extraordinaire</text:p>
          </table:table-cell>
          <table:table-cell/>
          <table:table-cell office:value-type="string">
            <text:p>v</text:p>
          </table:table-cell>
          <table:table-cell office:value-type="string">
            <text:p>Je fais jamais rien de fencé</text:p>
          </table:table-cell>
          <table:table-cell office:value-type="string">
            <text:p>Je ne fais jamais rien d'extraordinaire</text:p>
          </table:table-cell>
          <table:table-cell table:number-columns-repeated="6"/>
          <table:table-cell table:number-columns-repeated="2" office:value-type="float" office:value="1408720242">
            <text:p>1408720242</text:p>
          </table:table-cell>
          <table:table-cell office:value-type="float" office:value="0">
            <text:p>0</text:p>
          </table:table-cell>
          <table:table-cell table:number-columns-repeated="1009"/>
        </table:table-row>
        <table:table-row table:style-name="ro1">
          <table:table-cell office:value-type="string">
            <text:p>Y m'a lancé un char de bêtises!</text:p>
          </table:table-cell>
          <table:table-cell office:value-type="string">
            <text:p>Il m'a lancé des multiples injures. </text:p>
          </table:table-cell>
          <table:table-cell/>
          <table:table-cell office:value-type="string">
            <text:p>e</text:p>
          </table:table-cell>
          <table:table-cell table:number-columns-repeated="8"/>
          <table:table-cell table:number-columns-repeated="2" office:value-type="float" office:value="1409610581">
            <text:p>1409610581</text:p>
          </table:table-cell>
          <table:table-cell office:value-type="float" office:value="0">
            <text:p>0</text:p>
          </table:table-cell>
          <table:table-cell table:number-columns-repeated="1009"/>
        </table:table-row>
        <table:table-row table:style-name="ro1">
          <table:table-cell office:value-type="string">
            <text:p>Jouer dans l'autre équipe</text:p>
          </table:table-cell>
          <table:table-cell office:value-type="string">
            <text:p>Être homosexuel(le).</text:p>
          </table:table-cell>
          <table:table-cell/>
          <table:table-cell office:value-type="string">
            <text:p>e</text:p>
          </table:table-cell>
          <table:table-cell office:value-type="string">
            <text:p>Il joue dans l'autre équipe!</text:p>
          </table:table-cell>
          <table:table-cell office:value-type="string">
            <text:p>Il est homosexuel!</text:p>
          </table:table-cell>
          <table:table-cell table:number-columns-repeated="6"/>
          <table:table-cell office:value-type="float" office:value="1412375386">
            <text:p>1412375386</text:p>
          </table:table-cell>
          <table:table-cell office:value-type="float" office:value="1415965554">
            <text:p>1415965554</text:p>
          </table:table-cell>
          <table:table-cell office:value-type="float" office:value="0">
            <text:p>0</text:p>
          </table:table-cell>
          <table:table-cell table:number-columns-repeated="1009"/>
        </table:table-row>
        <table:table-row table:style-name="ro1">
          <table:table-cell office:value-type="string">
            <text:p>crampé (être)</text:p>
          </table:table-cell>
          <table:table-cell office:value-type="string">
            <text:p>Être mort de rire.</text:p>
          </table:table-cell>
          <table:table-cell/>
          <table:table-cell office:value-type="string">
            <text:p>e</text:p>
          </table:table-cell>
          <table:table-cell table:number-columns-repeated="4"/>
          <table:table-cell office:value-type="string">
            <text:p>verbe</text:p>
          </table:table-cell>
          <table:table-cell table:number-columns-repeated="3"/>
          <table:table-cell office:value-type="float" office:value="1413600159">
            <text:p>1413600159</text:p>
          </table:table-cell>
          <table:table-cell office:value-type="float" office:value="1415966075">
            <text:p>1415966075</text:p>
          </table:table-cell>
          <table:table-cell office:value-type="float" office:value="0">
            <text:p>0</text:p>
          </table:table-cell>
          <table:table-cell table:number-columns-repeated="1009"/>
        </table:table-row>
        <table:table-row table:style-name="ro1">
          <table:table-cell office:value-type="string">
            <text:p>gizmoute</text:p>
          </table:table-cell>
          <table:table-cell office:value-type="string">
            <text:p>Truc, machin, bidule.</text:p>
          </table:table-cell>
          <table:table-cell/>
          <table:table-cell office:value-type="string">
            <text:p>v</text:p>
          </table:table-cell>
          <table:table-cell office:value-type="string">
            <text:p>Pis, ta gizmoute était-tu bonne?</text:p>
          </table:table-cell>
          <table:table-cell office:value-type="string">
            <text:p>Alors, ton sandwich était bon ?</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416722255">
            <text:p>1416722255</text:p>
          </table:table-cell>
          <table:table-cell office:value-type="float" office:value="1416908384">
            <text:p>1416908384</text:p>
          </table:table-cell>
          <table:table-cell office:value-type="float" office:value="0">
            <text:p>0</text:p>
          </table:table-cell>
          <table:table-cell table:number-columns-repeated="1009"/>
        </table:table-row>
        <table:table-row table:style-name="ro1">
          <table:table-cell office:value-type="string">
            <text:p>Guidi</text:p>
          </table:table-cell>
          <table:table-cell office:value-type="string">
            <text:p>Désigne une personne qui fait un mauvais travail ou, plus généralement, qui est mauvais dans son travail.</text:p>
          </table:table-cell>
          <table:table-cell/>
          <table:table-cell office:value-type="string">
            <text:p>v</text:p>
          </table:table-cell>
          <table:table-cell office:value-type="string">
            <text:p>Check moi le guidi avec sa pelle.</text:p>
          </table:table-cell>
          <table:table-cell office:value-type="string">
            <text:p>Regarde comme il se débrouille mal avec sa pelle.</text:p>
          </table:table-cell>
          <table:table-cell/>
          <table:table-cell office:value-type="string">
            <text:p>Guidi</text:p>
          </table:table-cell>
          <table:table-cell office:value-type="string">
            <text:p>nom commun</text:p>
          </table:table-cell>
          <table:table-cell office:value-type="string">
            <text:p>masculin</text:p>
          </table:table-cell>
          <table:table-cell office:value-type="string">
            <text:p>NA</text:p>
          </table:table-cell>
          <table:table-cell/>
          <table:table-cell office:value-type="float" office:value="1416723825">
            <text:p>1416723825</text:p>
          </table:table-cell>
          <table:table-cell office:value-type="float" office:value="1416908075">
            <text:p>1416908075</text:p>
          </table:table-cell>
          <table:table-cell office:value-type="float" office:value="0">
            <text:p>0</text:p>
          </table:table-cell>
          <table:table-cell table:number-columns-repeated="1009"/>
        </table:table-row>
        <table:table-row table:style-name="ro1">
          <table:table-cell office:value-type="string">
            <text:p>Gommette</text:p>
          </table:table-cell>
          <table:table-cell office:value-type="string">
            <text:p>Autocollant.</text:p>
          </table:table-cell>
          <table:table-cell/>
          <table:table-cell office:value-type="string">
            <text:p>v</text:p>
          </table:table-cell>
          <table:table-cell office:value-type="string">
            <text:p>J'ai eu une gommette en maths.</text:p>
          </table:table-cell>
          <table:table-cell office:value-type="string">
            <text:p>J'ai eu un autocollant sur mon cahier de maths.</text:p>
          </table:table-cell>
          <table:table-cell table:number-columns-repeated="2"/>
          <table:table-cell office:value-type="string">
            <text:p>nom commun</text:p>
          </table:table-cell>
          <table:table-cell office:value-type="string">
            <text:p>féminin</text:p>
          </table:table-cell>
          <table:table-cell office:value-type="string">
            <text:p>singulier</text:p>
          </table:table-cell>
          <table:table-cell/>
          <table:table-cell office:value-type="float" office:value="1417558611">
            <text:p>1417558611</text:p>
          </table:table-cell>
          <table:table-cell office:value-type="float" office:value="1422395441">
            <text:p>1422395441</text:p>
          </table:table-cell>
          <table:table-cell office:value-type="float" office:value="0">
            <text:p>0</text:p>
          </table:table-cell>
          <table:table-cell table:number-columns-repeated="1009"/>
        </table:table-row>
        <table:table-row table:style-name="ro1">
          <table:table-cell office:value-type="string">
            <text:p>pomme de route</text:p>
          </table:table-cell>
          <table:table-cell office:value-type="string">
            <text:p>Une pomme de route est une pomme qui, en murrissant, perd en dimension, se ratatine, sèche et devient brune. Lorsque nous l'écrasons, une poussière brune en sort.</text:p>
          </table:table-cell>
          <table:table-cell/>
          <table:table-cell office:value-type="string">
            <text:p>d</text:p>
          </table:table-cell>
          <table:table-cell office:value-type="string">
            <text:p>Tiens, une pomme de route.</text:p>
          </table:table-cell>
          <table:table-cell table:number-columns-repeated="7"/>
          <table:table-cell office:value-type="float" office:value="1418003427">
            <text:p>1418003427</text:p>
          </table:table-cell>
          <table:table-cell office:value-type="float" office:value="1422395834">
            <text:p>1422395834</text:p>
          </table:table-cell>
          <table:table-cell office:value-type="float" office:value="0">
            <text:p>0</text:p>
          </table:table-cell>
          <table:table-cell table:number-columns-repeated="1009"/>
        </table:table-row>
        <table:table-row table:style-name="ro3">
          <table:table-cell office:value-type="string">
            <text:p>Avoir du pain sur la planche</text:p>
          </table:table-cell>
          <table:table-cell office:value-type="string">
            <text:p>Avoir en perspective beaucoup de tâches fastidieuses à accomplir.</text:p>
          </table:table-cell>
          <table:table-cell/>
          <table:table-cell office:value-type="string">
            <text:p>e</text:p>
          </table:table-cell>
          <table:table-cell table:number-columns-repeated="7"/>
          <table:table-cell office:value-type="string">
            <text:p>Le sens de cette expression était bien différent à la fin du XIXe siècle. Cela signifiait que l’on avait assez de réserves pour affronter l’avenir. Effectivement, à cette époque, les paysans préparaient de grandes quantités de pain qu’ils conservaient sur une planche de bois fixée au plafond. Par la suite, l’expression a pris le sens "d’avoir de quoi vivre sans devoir travailler". Le sens actuel "avoir du travail en réserve" semble n’être apparu qu’au début du XXe siècle. </text:p>
            <text:p>Une autre explication également plausible a déjà été formulée quant à l’origine de cette expression. Au XIXe siècle, le tribunal distribuait les rations de pain aux accusés qui devaient s’acquitter de longues peines de travaux forcés. C’est de là que viendraient les idées de longueur et de pénibilité formulées dans cette expression. </text:p>
            <text:p>Une autre hypothèse se base sur le fait que l'expression ait été "du pin sur la planche" et fasse référence au menuisier travaillant une planche de pin.</text:p>
          </table:table-cell>
          <table:table-cell office:value-type="float" office:value="1418051351">
            <text:p>1418051351</text:p>
          </table:table-cell>
          <table:table-cell office:value-type="float" office:value="1422396391">
            <text:p>1422396391</text:p>
          </table:table-cell>
          <table:table-cell office:value-type="float" office:value="0">
            <text:p>0</text:p>
          </table:table-cell>
          <table:table-cell table:number-columns-repeated="1009"/>
        </table:table-row>
        <table:table-row table:style-name="ro1">
          <table:table-cell office:value-type="string">
            <text:p>Avoir la couche au fesse</text:p>
          </table:table-cell>
          <table:table-cell office:value-type="string">
            <text:p>Être jeunes</text:p>
          </table:table-cell>
          <table:table-cell/>
          <table:table-cell office:value-type="string">
            <text:p>e</text:p>
          </table:table-cell>
          <table:table-cell office:value-type="string">
            <text:p>Eille mon grand, j'en ai vécu plus que toé... t'as encore la couche aux fesses.</text:p>
          </table:table-cell>
          <table:table-cell office:value-type="string">
            <text:p>Tu m'apprendra rien, t'es encore jeune</text:p>
          </table:table-cell>
          <table:table-cell table:number-columns-repeated="5"/>
          <table:table-cell office:value-type="string">
            <text:p>On porte une couche quand on est bébé</text:p>
          </table:table-cell>
          <table:table-cell table:number-columns-repeated="2" office:value-type="float" office:value="1428704698">
            <text:p>1428704698</text:p>
          </table:table-cell>
          <table:table-cell office:value-type="float" office:value="0">
            <text:p>0</text:p>
          </table:table-cell>
          <table:table-cell table:number-columns-repeated="1009"/>
        </table:table-row>
        <table:table-row table:style-name="ro1">
          <table:table-cell office:value-type="string">
            <text:p>boterlo</text:p>
          </table:table-cell>
          <table:table-cell office:value-type="string">
            <text:p>Très grosses bottes de travail.</text:p>
          </table:table-cell>
          <table:table-cell/>
          <table:table-cell office:value-type="string">
            <text:p>v</text:p>
          </table:table-cell>
          <table:table-cell table:number-columns-repeated="4"/>
          <table:table-cell office:value-type="string">
            <text:p>nom commun</text:p>
          </table:table-cell>
          <table:table-cell office:value-type="string">
            <text:p>féminin</text:p>
          </table:table-cell>
          <table:table-cell office:value-type="string">
            <text:p>pluriel</text:p>
          </table:table-cell>
          <table:table-cell/>
          <table:table-cell office:value-type="float" office:value="1420730301">
            <text:p>1420730301</text:p>
          </table:table-cell>
          <table:table-cell office:value-type="float" office:value="1422408846">
            <text:p>1422408846</text:p>
          </table:table-cell>
          <table:table-cell office:value-type="float" office:value="0">
            <text:p>0</text:p>
          </table:table-cell>
          <table:table-cell table:number-columns-repeated="1009"/>
        </table:table-row>
        <table:table-row table:style-name="ro1">
          <table:table-cell office:value-type="string">
            <text:p>youce</text:p>
          </table:table-cell>
          <table:table-cell office:value-type="string">
            <text:p>Ou est-ce</text:p>
          </table:table-cell>
          <table:table-cell/>
          <table:table-cell office:value-type="string">
            <text:p>d</text:p>
          </table:table-cell>
          <table:table-cell office:value-type="string">
            <text:p>Youce j'ai mis mes lunettes</text:p>
          </table:table-cell>
          <table:table-cell office:value-type="string">
            <text:p>Where</text:p>
          </table:table-cell>
          <table:table-cell table:number-columns-repeated="6"/>
          <table:table-cell table:number-columns-repeated="2" office:value-type="float" office:value="1429097432">
            <text:p>1429097432</text:p>
          </table:table-cell>
          <table:table-cell office:value-type="float" office:value="0">
            <text:p>0</text:p>
          </table:table-cell>
          <table:table-cell table:number-columns-repeated="1009"/>
        </table:table-row>
        <table:table-row table:style-name="ro1">
          <table:table-cell office:value-type="string">
            <text:p>Déchargé</text:p>
          </table:table-cell>
          <table:table-cell office:value-type="string">
            <text:p>Éjaculer.</text:p>
          </table:table-cell>
          <table:table-cell/>
          <table:table-cell office:value-type="string">
            <text:p>v</text:p>
          </table:table-cell>
          <table:table-cell table:number-columns-repeated="4"/>
          <table:table-cell office:value-type="string">
            <text:p>verbe</text:p>
          </table:table-cell>
          <table:table-cell table:number-columns-repeated="2" office:value-type="string">
            <text:p>NA</text:p>
          </table:table-cell>
          <table:table-cell/>
          <table:table-cell office:value-type="float" office:value="1418829048">
            <text:p>1418829048</text:p>
          </table:table-cell>
          <table:table-cell office:value-type="float" office:value="1422407367">
            <text:p>1422407367</text:p>
          </table:table-cell>
          <table:table-cell office:value-type="float" office:value="0">
            <text:p>0</text:p>
          </table:table-cell>
          <table:table-cell table:number-columns-repeated="1009"/>
        </table:table-row>
        <table:table-row table:style-name="ro2">
          <table:table-cell office:value-type="string">
            <text:p>Su'a Coche</text:p>
          </table:table-cell>
          <table:table-cell office:value-type="string">
            <text:p>Vraiment bon, merveilleux, au top.</text:p>
          </table:table-cell>
          <table:table-cell/>
          <table:table-cell office:value-type="string">
            <text:p>v</text:p>
          </table:table-cell>
          <table:table-cell office:value-type="string">
            <text:p>Ton char est vraiment sua coche!</text:p>
            <text:p/>
          </table:table-cell>
          <table:table-cell office:value-type="string">
            <text:p>Ta voiture est vraiment super!</text:p>
          </table:table-cell>
          <table:table-cell/>
          <table:table-cell office:value-type="string">
            <text:p>sa coche</text:p>
          </table:table-cell>
          <table:table-cell office:value-type="string">
            <text:p>adjectif</text:p>
          </table:table-cell>
          <table:table-cell office:value-type="string">
            <text:p>invariable</text:p>
          </table:table-cell>
          <table:table-cell office:value-type="string">
            <text:p>NA</text:p>
          </table:table-cell>
          <table:table-cell/>
          <table:table-cell office:value-type="float" office:value="1418839929">
            <text:p>1418839929</text:p>
          </table:table-cell>
          <table:table-cell office:value-type="float" office:value="1422407596">
            <text:p>1422407596</text:p>
          </table:table-cell>
          <table:table-cell office:value-type="float" office:value="0">
            <text:p>0</text:p>
          </table:table-cell>
          <table:table-cell table:number-columns-repeated="1009"/>
        </table:table-row>
        <table:table-row table:style-name="ro1">
          <table:table-cell office:value-type="string">
            <text:p>Loafeur</text:p>
          </table:table-cell>
          <table:table-cell office:value-type="string">
            <text:p>Joueur (sports d'équipe) qui n'effectue pas de repli défensif et qui attend l'occasion de marquer en zone offensive.</text:p>
          </table:table-cell>
          <table:table-cell/>
          <table:table-cell office:value-type="string">
            <text:p>v</text:p>
          </table:table-cell>
          <table:table-cell office:value-type="string">
            <text:p>Lui yé bon, mais c'est un maudit loafeur!</text:p>
          </table:table-cell>
          <table:table-cell office:value-type="string">
            <text:p>Il est bon, mais il ne fait qu'attendre une occasion de marquer.</text:p>
          </table:table-cell>
          <table:table-cell/>
          <table:table-cell office:value-type="string">
            <text:p>Lôfeur</text:p>
          </table:table-cell>
          <table:table-cell office:value-type="string">
            <text:p>nom commun</text:p>
          </table:table-cell>
          <table:table-cell office:value-type="string">
            <text:p>masculin</text:p>
          </table:table-cell>
          <table:table-cell table:number-columns-repeated="2"/>
          <table:table-cell office:value-type="float" office:value="1419361358">
            <text:p>1419361358</text:p>
          </table:table-cell>
          <table:table-cell office:value-type="float" office:value="1422407838">
            <text:p>1422407838</text:p>
          </table:table-cell>
          <table:table-cell office:value-type="float" office:value="0">
            <text:p>0</text:p>
          </table:table-cell>
          <table:table-cell table:number-columns-repeated="1009"/>
        </table:table-row>
        <table:table-row table:style-name="ro1">
          <table:table-cell office:value-type="string">
            <text:p>pantré</text:p>
          </table:table-cell>
          <table:table-cell office:value-type="string">
            <text:p>Comptoir de cuisine.</text:p>
          </table:table-cell>
          <table:table-cell/>
          <table:table-cell office:value-type="string">
            <text:p>d</text:p>
          </table:table-cell>
          <table:table-cell office:value-type="string">
            <text:p>Mets ça sul pantré!</text:p>
          </table:table-cell>
          <table:table-cell office:value-type="string">
            <text:p>Mets cela sur le comptoir!</text:p>
          </table:table-cell>
          <table:table-cell table:number-columns-repeated="5"/>
          <table:table-cell office:value-type="string">
            <text:p>"Pantry" est le terme anglais pour désigner l'endroit où l'on met la vaisselle, la nourriture.</text:p>
          </table:table-cell>
          <table:table-cell office:value-type="float" office:value="1419736177">
            <text:p>1419736177</text:p>
          </table:table-cell>
          <table:table-cell office:value-type="float" office:value="1422407919">
            <text:p>1422407919</text:p>
          </table:table-cell>
          <table:table-cell office:value-type="float" office:value="0">
            <text:p>0</text:p>
          </table:table-cell>
          <table:table-cell table:number-columns-repeated="100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5">15/04/2015</text:date>, <text:time>15:53: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15T15:53:06.09</dc:date>
    <meta:document-statistic meta:table-count="1" meta:cell-count="10047" meta:object-count="0"/>
    <meta:generator>OpenOffice/4.1.0$Win32 OpenOffice.org_project/410m18$Build-9764</meta:generator>
  </office:meta>
</office:document-meta>
</file>